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cepts" style:family="table">
      <style:table-properties style:width="7.5in" table:align="margins"/>
    </style:style>
    <style:style style:name="Concepts.A" style:family="table-column">
      <style:table-column-properties style:column-width="1.875in" style:rel-column-width="16383*"/>
    </style:style>
    <style:style style:name="Concepts.D" style:family="table-column">
      <style:table-column-properties style:column-width="1.875in" style:rel-column-width="16386*"/>
    </style:style>
    <style:style style:name="Concepts.A1" style:family="table-cell">
      <style:table-cell-properties fo:padding="0.0382in" fo:border-left="0.0007in solid #000000" fo:border-right="none" fo:border-top="0.0007in solid #000000" fo:border-bottom="0.0007in solid #000000"/>
    </style:style>
    <style:style style:name="Concepts.D1" style:family="table-cell">
      <style:table-cell-properties fo:padding="0.0382in" fo:border="0.0007in solid #000000"/>
    </style:style>
    <style:style style:name="Concepts.A2" style:family="table-cell">
      <style:table-cell-properties fo:padding="0.0382in" fo:border-left="0.0007in solid #000000" fo:border-right="none" fo:border-top="none" fo:border-bottom="0.0007in solid #000000"/>
    </style:style>
    <style:style style:name="Concepts.D2" style:family="table-cell">
      <style:table-cell-properties fo:padding="0.0382in" fo:border-left="0.0007in solid #000000" fo:border-right="0.0007in solid #000000" fo:border-top="none" fo:border-bottom="0.0007in solid #000000"/>
    </style:style>
    <style:style style:name="Table1" style:family="table">
      <style:table-properties style:width="7.0868in" table:align="left"/>
    </style:style>
    <style:style style:name="Table1.A" style:family="table-column">
      <style:table-column-properties style:column-width="0.3028in"/>
    </style:style>
    <style:style style:name="Table1.B" style:family="table-column">
      <style:table-column-properties style:column-width="6.784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Table2" style:family="table">
      <style:table-properties style:width="7.0868in" table:align="left"/>
    </style:style>
    <style:style style:name="Table2.A" style:family="table-column">
      <style:table-column-properties style:column-width="0.3229in"/>
    </style:style>
    <style:style style:name="Table2.B" style:family="table-column">
      <style:table-column-properties style:column-width="6.7639in"/>
    </style:style>
    <style:style style:name="Table2.A1" style:family="table-cell">
      <style:table-cell-properties style:vertical-align="middle" fo:padding="0.0194in" fo:border="none"/>
    </style:style>
    <style:style style:name="Table2.B1" style:family="table-cell">
      <style:table-cell-properties fo:padding="0.0194in" fo:border="none"/>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00%" fo:text-align="start" style:justify-single-word="false"/>
      <style:text-properties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12" style:family="paragraph" style:parent-style-name="Standard">
      <style:paragraph-properties style:text-autospace="none"/>
      <style:text-properties style:font-name="TimesNewRomanPSMT" fo:font-size="16pt" style:font-name-asian="TimesNewRomanPSMT" style:font-size-asian="16pt" style:font-name-complex="TimesNewRomanPSMT" style:font-size-complex="16pt"/>
    </style:style>
    <style:style style:name="P13" style:family="paragraph" style:parent-style-name="Standard">
      <style:paragraph-properties fo:text-align="start" style:justify-single-word="false"/>
      <style:text-properties style:font-name="TimesNewRomanPSMT" fo:font-size="16pt" fo:font-weight="normal" style:font-name-asian="TimesNewRomanPSMT" style:font-size-asian="16pt" style:font-weight-asian="normal" style:font-name-complex="TimesNewRomanPSMT" style:font-size-complex="16pt" style:font-weight-complex="normal"/>
    </style:style>
    <style:style style:name="P14" style:family="paragraph" style:parent-style-name="Standard">
      <style:paragraph-properties fo:line-height="200%" fo:text-align="start" style:justify-single-word="false" fo:break-before="page"/>
      <style:text-propertie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6" style:family="paragraph" style:parent-style-name="Table_20_Contents">
      <style:paragraph-properties fo:text-align="start" style:justify-single-word="false"/>
      <style:text-properties fo:font-size="12pt" style:font-size-asian="12pt" style:font-size-complex="12pt"/>
    </style:style>
    <style:style style:name="P1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line-height="100%"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21" style:family="paragraph" style:parent-style-name="Standard">
      <style:paragraph-properties fo:line-height="200%" fo:text-align="start" style:justify-single-word="false"/>
    </style:style>
    <style:style style:name="P22" style:family="paragraph" style:parent-style-name="Standard">
      <style:paragraph-properties fo:line-height="100%" fo:text-align="start" style:justify-single-word="false"/>
    </style:style>
    <style:style style:name="P23" style:family="paragraph" style:parent-style-name="Standard">
      <style:paragraph-properties fo:line-height="100%" fo:text-align="start" style:justify-single-word="false"/>
      <style:text-properties fo:font-size="10pt" fo:font-weight="normal" style:font-size-asian="10pt" style:font-weight-asian="normal" style:font-size-complex="10pt" style:font-weight-complex="normal"/>
    </style:style>
    <style:style style:name="P24"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25" style:family="paragraph" style:parent-style-name="Table_20_Contents">
      <style:paragraph-properties fo:text-align="start"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2pt" style:text-underline-style="none" style:font-size-asian="12pt" style:font-size-complex="12pt"/>
    </style:style>
    <style:style style:name="P27" style:family="paragraph" style:parent-style-name="Table_20_Contents">
      <style:text-properties fo:font-size="2pt" style:font-size-asian="2pt" style:font-size-complex="2pt"/>
    </style:style>
    <style:style style:name="P28" style:family="paragraph" style:parent-style-name="Table_20_Contents">
      <style:paragraph-properties fo:padding="0in" fo:border="none"/>
      <style:text-properties fo:color="#969896" style:font-name="Consolas" fo:font-size="9pt"/>
    </style:style>
    <style:style style:name="P29" style:family="paragraph" style:parent-style-name="Table_20_Contents">
      <style:paragraph-properties fo:padding="0in" fo:border="none"/>
      <style:text-properties fo:color="#333333" style:font-name="Consolas" fo:font-size="9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text-position="super 58%"/>
    </style:style>
    <style:style style:name="T3" style:family="text">
      <style:text-properties fo:color="#a71d5d"/>
    </style:style>
    <style:style style:name="T4" style:family="text">
      <style:text-properties fo:color="#183691"/>
    </style:style>
    <style:style style:name="T5" style:family="text">
      <style:text-properties fo:color="#969896"/>
    </style:style>
    <style:style style:name="T6" style:family="text">
      <style:text-properties fo:color="#795da3"/>
    </style:style>
    <style:style style:name="T7" style:family="text">
      <style:text-properties fo:color="#0086b3"/>
    </style:style>
    <style:style style:name="T8" style:family="text">
      <style:text-properties fo:color="#f8f8f8" fo:background-color="#b52a1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Project 1</text:p>
      <text:p text:style-name="P4">&lt;Sudoku&g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IS-17A 48983<text:tab/><text:tab/></text:p>
      <text:p text:style-name="P5"><text:tab/><text:tab/>Branden Hitt<text:tab/><text:tab/></text:p>
      <text:p text:style-name="P5">Date: 10/25/2015 <text:s text:c="6"/></text:p>
      <text:p text:style-name="P15"><text:tab/>Table of Contents</text:p>
      <text:p text:style-name="P13">1.Introduction..............................................................................................................3</text:p>
      <text:p text:style-name="P13"/>
      <text:p text:style-name="P11">2.Summary..................................................................................................................6</text:p>
      <text:p text:style-name="P11"/>
      <text:p text:style-name="P11">3.Future Improvements...............................................................................................8</text:p>
      <text:p text:style-name="P11"/>
      <text:p text:style-name="P11">4.Simple Program Function Overview........................................................................8</text:p>
      <text:p text:style-name="P11"/>
      <text:p text:style-name="P11">7.PsuedoCode............................................................................................................10</text:p>
      <text:p text:style-name="P11"/>
      <text:p text:style-name="P11">8.Concepts from the Book........................................................................................14</text:p>
      <text:p text:style-name="P11"/>
      <text:p text:style-name="P11">9.References..............................................................................................................15</text:p>
      <text:p text:style-name="P11"/>
      <text:p text:style-name="P11">10.FlowCharts...........................................................................................................15</text:p>
      <text:p text:style-name="P11"/>
      <text:p text:style-name="P12">11.Program Code......................................................................................................15</text:p>
      <text:p text:style-name="P14"><text:tab/></text:p>
      <text:p text:style-name="P6">Introduction</text:p>
      <text:p text:style-name="P8">Title: Sudoku</text:p>
      <text:p text:style-name="P8">This is a small program that lets a user play a game of Sudoku.</text:p>
      <text:p text:style-name="P8"><text:tab/>At the beginning of the program, the user is greeted by a message saying “Welcome to Sudoku”. The user is then asked if they are a new player or not. If they are, it loads their save. Otherwise, it creates a file for them. The user is then sent to a main menu where they have 5 choices on where to proceed. Those choices are to 1)Display the instructions on how to play, 2)Display the high score records from previous players, 3)Show the current user's stats, 4)Start a new game, or 5)Exit the program. After completing their choice, the user is then sent back to the menu where they can decide again until they exit the program.</text:p>
      <text:p text:style-name="P21"><text:span text:style-name="T1"><text:tab/>1)Instructions: “There is only one simple rule: Fill in the spaces so that each of the nine rows, each of the nine columns, and each of the nine 3x3 sections contain all the numbers from 1 to 9. There are 3 difficulties to choose from, and the only way to lose is to reach a total of 5 errors on the able before winning. During the game you will be prompted for the index of the row first, followed by the column, and then you input the number you believe to be correct. Good Luck”</text:span></text:p>
      <text:p text:style-name="P21"><text:span text:style-name="T1"><text:tab/>Example Solved Sudoku Puzzle:</text:span></text:p>
      <text:p text:style-name="P21"><text:span text:style-name="T1"><text:tab/><text:tab/><text:tab/>ABC <text:s text:c="2"/>DEF <text:s text:c="2"/>GHI <text:s text:c="4"/>← index for input</text:span></text:p>
      <text:p text:style-name="P22"><text:span text:style-name="T1"><text:tab/><text:tab/>a<text:tab/>4 3 5 <text:s text:c="2"/>2 6 9 <text:s text:c="2"/>7 8 1</text:span></text:p>
      <text:p text:style-name="P22"><text:span text:style-name="T1"><text:tab/><text:tab/>b<text:tab/>6 8 2 <text:s text:c="2"/>5 7 1 <text:s text:c="2"/>4 9 3</text:span></text:p>
      <text:p text:style-name="P22"><text:span text:style-name="T1"><text:tab/><text:tab/>c<text:tab/>1 9 7 <text:s text:c="2"/>8 3 4 <text:s text:c="2"/>5 6 2</text:span></text:p>
      <text:p text:style-name="P22"><text:span text:style-name="T1"/></text:p>
      <text:p text:style-name="P22"><text:span text:style-name="T1"><text:tab/><text:tab/>d<text:tab/>8 2 6 <text:s text:c="2"/>1 9 5 <text:s text:c="2"/>3 4 7</text:span></text:p>
      <text:p text:style-name="P22"><text:span text:style-name="T1"><text:tab/><text:tab/>e<text:tab/>3 7 4 <text:s text:c="2"/>6 8 2 <text:s text:c="2"/>9 1 5 <text:s text:c="13"/>← actual puzzle (numbers in grid pattern) </text:span></text:p>
      <text:p text:style-name="P22"><text:span text:style-name="T1"><text:tab/><text:tab/>f<text:tab/>9 5 1 <text:s text:c="2"/>7 4 3 <text:s text:c="2"/>6 2 8</text:span></text:p>
      <text:p text:style-name="P22"><text:span text:style-name="T1"/></text:p>
      <text:p text:style-name="P22"><text:span text:style-name="T1"><text:tab/><text:tab/>g<text:tab/>5 1 9 <text:s text:c="2"/>3 2 6 <text:s text:c="2"/>8 7 4</text:span></text:p>
      <text:p text:style-name="P22"><text:span text:style-name="T1"><text:tab/><text:tab/>h<text:tab/>2 4 8 <text:s text:c="2"/>9 5 7 <text:s text:c="2"/>1 3 6</text:span></text:p>
      <text:p text:style-name="P22"><text:span text:style-name="T1"><text:tab/><text:tab/>i<text:tab/>7 6 3 <text:s text:c="2"/>4 1 8 <text:s text:c="2"/>2 5 9</text:span></text:p>
      <text:p text:style-name="P22"><text:span text:style-name="T1"><text:tab/></text:span></text:p>
      <text:p text:style-name="P22"><text:span text:style-name="T1"><text:tab/><text:tab/>^ index for input</text:span></text:p>
      <text:p text:style-name="P22"><text:span text:style-name="T1"/></text:p>
      <text:p text:style-name="P21"><text:soft-page-break/><text:span text:style-name="T1"><text:tab/>2)High Score Display: This choice in the menu directs the player to a list that is displayed to them. The list is read from an included file. Each member of the list is shown with these values:</text:span></text:p>
      <text:p text:style-name="P21"><text:span text:style-name="T1"><text:tab/>Sample high score:</text:span></text:p>
      <text:p text:style-name="P21"><text:span text:style-name="T1"><text:tab/><text:tab/>Name <text:s text:c="24"/>: Lou Costello</text:span></text:p>
      <text:p text:style-name="P21"><text:span text:style-name="T1"><text:tab/><text:tab/>Total Games Played <text:s/>: 20</text:span></text:p>
      <text:p text:style-name="P21"><text:span text:style-name="T1"><text:tab/><text:tab/>Easy Games Won <text:s text:c="5"/>: 5</text:span></text:p>
      <text:p text:style-name="P21"><text:span text:style-name="T1"><text:tab/><text:tab/>Medium Games Won : 5</text:span></text:p>
      <text:p text:style-name="P21"><text:span text:style-name="T1"><text:tab/><text:tab/>Hard Games Won <text:s text:c="5"/>: 0</text:span></text:p>
      <text:p text:style-name="P21"><text:span text:style-name="T1"><text:tab/><text:tab/>Win Rate <text:s text:c="18"/>: 50.00% </text:span></text:p>
      <text:p text:style-name="P21"><text:span text:style-name="T1"><text:tab/>3)Current User's Record: This choice in the menu directs the player to a prompt where they input the file location of their stats. The file is then loaded and displayed:</text:span></text:p>
      <text:p text:style-name="P21"><text:span text:style-name="T1"><text:tab/>Example of display:</text:span></text:p>
      <text:p text:style-name="P21"><text:span text:style-name="T1"><text:tab/><text:tab/>Name <text:s text:c="24"/>: Branden Hitt</text:span></text:p>
      <text:p text:style-name="P21"><text:span text:style-name="T1"><text:tab/><text:tab/>Total Games Played <text:s/>: 20</text:span></text:p>
      <text:p text:style-name="P21"><text:span text:style-name="T1"><text:tab/><text:tab/>Easy Games Won <text:s text:c="5"/>: 5</text:span></text:p>
      <text:p text:style-name="P21"><text:span text:style-name="T1"><text:tab/><text:tab/>Medium Games Won : 5</text:span></text:p>
      <text:p text:style-name="P21"><text:span text:style-name="T1"><text:tab/><text:tab/>Hard Games Won <text:s text:c="5"/>: 10</text:span></text:p>
      <text:p text:style-name="P21"><text:span text:style-name="T1"><text:tab/><text:tab/>Win Rate <text:s text:c="18"/>: 100.00%</text:span></text:p>
      <text:p text:style-name="P21"><text:span text:style-name="T1"><text:tab/>4)New Game: This choice in the menu begins a new game for the player. The first action in the game is a prompt to decide what difficulty they want to play. The choices are Easy, Medium, and Hard. The difference between the difficulty levels is the amount of “Givens” on the board and how they are spread out. (A given is the numbers that are already on the Sudoku Puzzle from the start.) More givens = easier game.</text:span></text:p>
      <text:p text:style-name="P21"><text:span text:style-name="T1"><text:tab/></text:span></text:p>
      <text:p text:style-name="P21"><text:span text:style-name="T1"/></text:p>
      <text:p text:style-name="P21"><text:span text:style-name="T1"/></text:p>
      <text:p text:style-name="P21"><text:soft-page-break/><text:span text:style-name="T1"><text:tab/>Sample Easy Puzzle: </text:span></text:p>
      <text:p text:style-name="P21"><text:span text:style-name="T1"><text:tab/><text:tab/><text:tab/>ABC <text:s text:c="2"/>DEF <text:s text:c="2"/>GHI <text:s text:c="4"/></text:span></text:p>
      <text:p text:style-name="P22"><text:span text:style-name="T1"><text:tab/><text:tab/>a<text:tab/>_ _ _ <text:s text:c="2"/>2 6 _ <text:s text:c="2"/>7 _ 1</text:span></text:p>
      <text:p text:style-name="P22"><text:span text:style-name="T1"><text:tab/><text:tab/>b<text:tab/>6 8 _ <text:s text:c="2"/>_ 7 _ <text:s text:c="2"/>_ 9 _</text:span></text:p>
      <text:p text:style-name="P22"><text:span text:style-name="T1"><text:tab/><text:tab/>c<text:tab/>1 9 _ <text:s text:c="2"/>_ _ 4 <text:s text:c="2"/>5 _ _</text:span></text:p>
      <text:p text:style-name="P22"><text:span text:style-name="T1"/></text:p>
      <text:p text:style-name="P22"><text:span text:style-name="T1"><text:tab/><text:tab/>d<text:tab/>8 2 _ <text:s text:c="2"/>1 _ _ <text:s text:c="2"/>_ 4 _</text:span></text:p>
      <text:p text:style-name="P22"><text:span text:style-name="T1"><text:tab/><text:tab/>e<text:tab/>_ _ 4 <text:s text:c="2"/>6 _ 2 <text:s text:c="2"/>9 _ _ <text:s text:c="13"/></text:span></text:p>
      <text:p text:style-name="P22"><text:span text:style-name="T1"><text:tab/><text:tab/>f<text:tab/>_ 5 _ <text:s text:c="2"/>_ _ 3 <text:s text:c="2"/>_ 2 8</text:span></text:p>
      <text:p text:style-name="P22"><text:span text:style-name="T1"/></text:p>
      <text:p text:style-name="P22"><text:span text:style-name="T1"><text:tab/><text:tab/>g<text:tab/>_ _ 9 <text:s text:c="2"/>3 _ _ <text:s text:c="2"/>_ 7 4</text:span></text:p>
      <text:p text:style-name="P22"><text:span text:style-name="T1"><text:tab/><text:tab/>h<text:tab/>_ 4 _ <text:s text:c="2"/>_ 5 _ <text:s text:c="2"/>_ 3 6</text:span></text:p>
      <text:p text:style-name="P22"><text:span text:style-name="T1"><text:tab/><text:tab/>i<text:tab/>7 _ 3 <text:s text:c="2"/>_ 1 8 <text:s text:c="2"/>_ _ _</text:span></text:p>
      <text:p text:style-name="P22"><text:span text:style-name="T1"><text:tab/></text:span></text:p>
      <text:p text:style-name="P22"><text:span text:style-name="T1"><text:tab/><text:tab/></text:span></text:p>
      <text:p text:style-name="P22"><text:span text:style-name="T1"/></text:p>
      <text:p text:style-name="P21"><text:span text:style-name="T1"/></text:p>
      <text:p text:style-name="P21"><text:span text:style-name="T1"><text:tab/>→ The puzzle completed:</text:span></text:p>
      <text:p text:style-name="P21"><text:span text:style-name="T1"><text:tab/><text:tab/><text:tab/>ABC <text:s text:c="2"/>DEF <text:s text:c="2"/>GHI <text:s text:c="4"/></text:span></text:p>
      <text:p text:style-name="P22"><text:span text:style-name="T1"><text:tab/><text:tab/>a<text:tab/>4 3 5 <text:s text:c="2"/>2 6 9 <text:s text:c="2"/>7 8 1</text:span></text:p>
      <text:p text:style-name="P22"><text:span text:style-name="T1"><text:tab/><text:tab/>b<text:tab/>6 8 2 <text:s text:c="2"/>5 7 1 <text:s text:c="2"/>4 9 3</text:span></text:p>
      <text:p text:style-name="P22"><text:span text:style-name="T1"><text:tab/><text:tab/>c<text:tab/>1 9 7 <text:s text:c="2"/>8 3 4 <text:s text:c="2"/>5 6 2</text:span></text:p>
      <text:p text:style-name="P22"><text:span text:style-name="T1"/></text:p>
      <text:p text:style-name="P22"><text:span text:style-name="T1"><text:tab/><text:tab/>d<text:tab/>8 2 6 <text:s text:c="2"/>1 9 5 <text:s text:c="2"/>3 4 7</text:span></text:p>
      <text:p text:style-name="P22"><text:span text:style-name="T1"><text:tab/><text:tab/>e<text:tab/>3 7 4 <text:s text:c="2"/>6 8 2 <text:s text:c="2"/>9 1 5 <text:s text:c="13"/></text:span></text:p>
      <text:p text:style-name="P22"><text:span text:style-name="T1"><text:tab/><text:tab/>f<text:tab/>9 5 1 <text:s text:c="2"/>7 4 3 <text:s text:c="2"/>6 2 8</text:span></text:p>
      <text:p text:style-name="P22"><text:span text:style-name="T1"/></text:p>
      <text:p text:style-name="P22"><text:span text:style-name="T1"><text:tab/><text:tab/>g<text:tab/>5 1 9 <text:s text:c="2"/>3 2 6 <text:s text:c="2"/>8 7 4</text:span></text:p>
      <text:p text:style-name="P22"><text:span text:style-name="T1"><text:tab/><text:tab/>h<text:tab/>2 4 8 <text:s text:c="2"/>9 5 7 <text:s text:c="2"/>1 3 6</text:span></text:p>
      <text:p text:style-name="P22"><text:span text:style-name="T1"><text:tab/><text:tab/>i<text:tab/>7 6 3 <text:s text:c="2"/>4 1 8 <text:s text:c="2"/>2 5 9</text:span></text:p>
      <text:p text:style-name="P22"><text:span text:style-name="T1"/></text:p>
      <text:p text:style-name="P22"><text:span text:style-name="T1"><text:tab/>5)Exit the Program: This choice is exactly what it states. The user is exited out of the program.</text:span></text:p>
      <text:p text:style-name="P22"><text:span text:style-name="T1"/></text:p>
      <text:p text:style-name="P14">Summary</text:p>
      <text:p text:style-name="P8">Project size: 1101 lines (with comments)</text:p>
      <text:p text:style-name="P8">Number of Variables: ~94</text:p>
      <text:p text:style-name="P8">Number of Functions: 22 (+1 for main)</text:p>
      <text:p text:style-name="P8"><text:tab/>For this project I decided to devise a program that could play games of Sudoku. Throughout the years, I have played many games of Sudoku myself and was curious on how I could make a C++ version of it. In the last C++ class, I chose to make a program for Texas Holdem which turned out to be much more difficult than I had expected, so for this project I was hoping to pick something simpler. Sudoku turned out to be much simpler and in fact may have been too simple to incorporate the new concepts we had covered in class. This forced me to be creative and come up with ways to add them in (such as structures of player details).</text:p>
      <text:p text:style-name="P8"><text:tab/>The “gameplay” itself is just a simple 2D array that holds numbers and allows the user to input numbers to complete it. The 2D array is compared to another 2D array that holds the completed puzzle. If the user attempted to overwrite one of the original numbers (or givens) then they are stopped and forced to pick another space to edit. The game also keeps track of errors on the board and if the user reaches 5 total errors written on board then they lose. All said and done, the coding behind that did not take me long and the only real problem I ran into was formatting the game to be readable enough to play. Unfortunately, I do not have any experience in GUI's yet so it looks a bit archaic, but I am still happy with how it turned out.</text:p>
      <text:p text:style-name="P8"><text:tab/>My use of the other concepts we learned in class was mostly implemented in keeping high scores and saving input. For example, the high scores for players and the user are part of structures that are input and output from binary files. In addition, I kept the high scores in an array of structures as practice for use in sending them to functions and utilizing pointers to the array of structures.</text:p>
      <text:p text:style-name="P8"><text:tab/>Major Concept: Memory allocation:</text:p>
      <text:p text:style-name="P8"><text:tab/><text:tab/> I utilized memory allocation to hold a 2D dynamic array. The array itself held numbers for the givens in a puzzle. A seperate function swept through the table to find the position of the givens and then input that into a 2D array. The reason it had to be dynamic is because different puzzles have different amounts of <text:soft-page-break/>givens. The array was then used to check and make sure the givens weren't being edited by the user. After the puzzle is finished, the array is de-allocated.</text:p>
      <text:p text:style-name="P8"><text:tab/>Major Concept: Functions with structures as input/output:</text:p>
      <text:p text:style-name="P8"><text:tab/><text:tab/>Structures came in handy for holding player data and high scores of previous players. The functions would output a structure when first creating it. A separate function would use a structure as input to display its current contents. My biggest obstacle here was realizing that structures are not automatically passed by reference. That was a simple fact I overlooked that ended up costing me a lot of time.</text:p>
      <text:p text:style-name="P8"><text:tab/>Major Concept: Pointers with arrays and arrays of structures:</text:p>
      <text:p text:style-name="P8"><text:tab/><text:tab/>The biggest problem I had with this project may have been trying to understand how to utilize a pointer to an array of structures since I wanted to use the pointer as a function argument. It was as if I tried to run a marathon before learning how to crawl. Of course, I could not find specifically where in the book it would help me achieve this so it was a great deal of trial and error. It would have been easy to just pass in one of the structures in the array at a time, however I wanted to be sure to know how to just pass in the whole array of structures and access its members from there. Eventually I was able to figure out a way for it to work (as far as I understand) which allowed me to send in the whole array of structures into a function. Most of what I did with pointers throughout this project ended up not being necessary, however I learned a lot about how to use them if I need.</text:p>
      <text:p text:style-name="P8"><text:tab/>Major Concept: Use of character arrays as well as string objects:</text:p>
      <text:p text:style-name="P8"><text:tab/><text:tab/>Character arrays were mostly used in my program to hold data in structures however I also utilized them in other instances, such as the beginning greeting sign. Although the player may not see the logic behind what happens to the greeting, I still was able to learn a lot from just testing out the different uses for char arrays. For instance, I learned how to concatenate two of the arrays together, as well as set the first letter of the character array to uppercase. Again, it was difficult to always find a use for things but I was able to learn a good amount of how the different concepts function. As far as strings go, I had already used them a lot in previous programs so I mostly just tried to work with character arrays. I probably could have found more uses for strings <text:soft-page-break/>and tested out the extra concepts that the chapter detailed at the end though. Still, I feel that I understand the two much better now than before.</text:p>
      <text:p text:style-name="P8"><text:tab/>Major Concept: Reading and writing to binary files:</text:p>
      <text:p text:style-name="P8"><text:tab/><text:tab/>This concept ended up being the one that I probably learned the most from and had the most fun with even though it was a pain at times. My biggest struggle with this was deciding that I wanted to pass whole structures into binary files since that would probably be the best way to do it. This meant that I had to understand how binary output works along with outputting a structure in general. My biggest pitfall here was of course not realizing that structures passed into functions need to be pass-by-reference if I was to change them. I spent a lot of time reading in a structure from binary only to read it into a structure that disappeared before I used it for anything else (such as display). Once I got passed this I was able to use the concept correctly and store data into included files. This is something I'm more than certain will come in handy over time.</text:p>
      <text:p text:style-name="P6">Future Improvements</text:p>
      <text:p text:style-name="P8"><text:tab/>Most of what I would want to improve would be display wise. Once I have knowledge in GUIs I might revisit this program and make it more visually appealing. Other than that I might add in an undo button since I never got around to that. That small improvement would get rid of some of the annoyance in the program. Lastly, I would add more puzzles into the program since currently I only included one for each difficulty level.</text:p>
      <text:p text:style-name="P6">Simple Program Function Overview</text:p>
      <text:p text:style-name="P8">main(</text:p>
      <text:p text:style-name="P8"><text:tab/>gEdit(); ← edit the greeting's message (practice with c-string's and concepts such as toUpper)</text:p>
      <text:p text:style-name="P8"><text:tab/>entRec(); ← fill structure for a new player</text:p>
      <text:p text:style-name="P8"><text:tab/>writrec(); ← create a file for a new player containing structure</text:p>
      <text:p text:style-name="P8"><text:tab/>readRec(); ← read in record for existing player</text:p>
      <text:p text:style-name="P8"><text:tab/>menu(); ← menu that contains choices for the user</text:p>
      <text:p text:style-name="P8">)</text:p>
      <text:p text:style-name="P8"><text:soft-page-break/>menu(</text:p>
      <text:p text:style-name="P8"><text:tab/>instruc(); ← displays instruction on how to play the game</text:p>
      <text:p text:style-name="P8"><text:tab/>showStr(); ← displays the high scores (an array of structures)</text:p>
      <text:p text:style-name="P8"><text:tab/>showRec(); ← displays the player's record</text:p>
      <text:p text:style-name="P8"><text:tab/>newGame(); ← starts a new game</text:p>
      <text:p text:style-name="P8"><text:tab/>writRec(); ← update file for player stats</text:p>
      <text:p text:style-name="P8">)</text:p>
      <text:p text:style-name="P8">newGame(</text:p>
      <text:p text:style-name="P8"><text:tab/>filTbl(); ← fills the table (2D array) with the correct Sudoku puzzle to be solved</text:p>
      <text:p text:style-name="P8"><text:tab/>filKey(); ← fills the key table (another 2D array) with the correct key</text:p>
      <text:p text:style-name="P8"><text:tab/>findGiv(); ← finds the givens in a puzzle and sets them in a dynamic array</text:p>
      <text:p text:style-name="P8"><text:tab/>//loop until finished</text:p>
      <text:p text:style-name="P8"><text:tab/><text:tab/>prntTbl(); ← displays the table</text:p>
      <text:p text:style-name="P8"><text:tab/><text:tab/>entNum(); ← allows user to input a number to the puzzle</text:p>
      <text:p text:style-name="P8"><text:tab/><text:tab/>check(); ← check the puzzle for errors or win</text:p>
      <text:p text:style-name="P8"><text:tab/>//end loop</text:p>
      <text:p text:style-name="P8"><text:tab/>destGiv(); ← de-allocates dynamic array used to hold givens</text:p>
      <text:p text:style-name="P8">)</text:p>
      <text:p text:style-name="P8"/>
      <text:p text:style-name="P8">entNum(</text:p>
      <text:p text:style-name="P8"><text:tab/>assign(); <text:s/>← assigns a number to the letter input (translation)</text:p>
      <text:p text:style-name="P8"><text:tab/>isGiven(); ← check to see if the position is a given or not</text:p>
      <text:p text:style-name="P8">)</text:p>
      <text:p text:style-name="P8"/>
      <text:p text:style-name="P8"/>
      <text:p text:style-name="P6"><text:soft-page-break/>Psuedocode</text:p>
      <text:p text:style-name="P10"/>
      <table:table table:name="Table2" table:style-name="Table2">
        <table:table-column table:style-name="Table2.A"/>
        <table:table-column table:style-name="Table2.B"/>
        <table:table-row>
          <table:table-cell table:style-name="Table2.A1" office:value-type="string">
            <text:p text:style-name="P28"><text:bookmark text:name="LC1101"/><text:bookmark text:name="LC1100"/>/* <text:bookmark text:name="L2101"/><text:bookmark text:name="L2100"/></text:p>
          </table:table-cell>
          <table:table-cell table:style-name="Table2.B1" office:value-type="string">
            <text:p text:style-name="P27"/>
          </table:table-cell>
        </table:table-row>
        <table:table-row>
          <table:table-cell table:style-name="Table2.A1" office:value-type="string">
            <text:p text:style-name="P27"><text:bookmark text:name="LC2101"/><text:bookmark text:name="LC2100"/></text:p>
          </table:table-cell>
          <table:table-cell table:style-name="Table2.A1" office:value-type="string">
            <text:p text:style-name="P28">* File: main.cpp<text:bookmark text:name="L3101"/><text:bookmark text:name="L3100"/></text:p>
          </table:table-cell>
        </table:table-row>
        <table:table-row>
          <table:table-cell table:style-name="Table2.A1" office:value-type="string">
            <text:p text:style-name="P27"><text:bookmark text:name="LC3101"/><text:bookmark text:name="LC3100"/></text:p>
          </table:table-cell>
          <table:table-cell table:style-name="Table2.A1" office:value-type="string">
            <text:p text:style-name="P28">* Author: Branden Hitt<text:bookmark text:name="L4101"/><text:bookmark text:name="L4100"/></text:p>
          </table:table-cell>
        </table:table-row>
        <table:table-row>
          <table:table-cell table:style-name="Table2.A1" office:value-type="string">
            <text:p text:style-name="P27"><text:bookmark text:name="LC4101"/><text:bookmark text:name="LC4100"/></text:p>
          </table:table-cell>
          <table:table-cell table:style-name="Table2.A1" office:value-type="string">
            <text:p text:style-name="P28">* Created on Oct 13th, 2015, 12:38 PM<text:bookmark text:name="L511"/><text:bookmark text:name="L510"/></text:p>
          </table:table-cell>
        </table:table-row>
        <table:table-row>
          <table:table-cell table:style-name="Table2.A1" office:value-type="string">
            <text:p text:style-name="P27"><text:bookmark text:name="LC511"/><text:bookmark text:name="LC510"/></text:p>
          </table:table-cell>
          <table:table-cell table:style-name="Table2.A1" office:value-type="string">
            <text:p text:style-name="P28">* Last edited: Oct 25,2015, 9:00 PM<text:bookmark text:name="L611"/><text:bookmark text:name="L610"/></text:p>
          </table:table-cell>
        </table:table-row>
        <table:table-row>
          <table:table-cell table:style-name="Table2.A1" office:value-type="string">
            <text:p text:style-name="P27"><text:bookmark text:name="LC611"/><text:bookmark text:name="LC610"/></text:p>
          </table:table-cell>
          <table:table-cell table:style-name="Table2.A1" office:value-type="string">
            <text:p text:style-name="P28">* Purpose: Create a game of Sudoku<text:bookmark text:name="L711"/><text:bookmark text:name="L710"/></text:p>
          </table:table-cell>
        </table:table-row>
        <table:table-row>
          <table:table-cell table:style-name="Table2.A1" office:value-type="string">
            <text:p text:style-name="P27"><text:bookmark text:name="LC711"/><text:bookmark text:name="LC710"/></text:p>
          </table:table-cell>
          <table:table-cell table:style-name="Table2.A1" office:value-type="string">
            <text:p text:style-name="P28">*/<text:bookmark text:name="L811"/><text:bookmark text:name="L810"/></text:p>
          </table:table-cell>
        </table:table-row>
        <table:table-row>
          <table:table-cell table:style-name="Table2.A1" office:value-type="string">
            <text:p text:style-name="P27"><text:bookmark text:name="LC811"/><text:bookmark text:name="LC810"/></text:p>
          </table:table-cell>
          <table:table-cell table:style-name="Table2.A1" office:value-type="string">
            <text:p text:style-name="P27"><text:bookmark text:name="L911"/><text:bookmark text:name="L910"/></text:p>
          </table:table-cell>
        </table:table-row>
        <table:table-row>
          <table:table-cell table:style-name="Table2.A1" office:value-type="string">
            <text:p text:style-name="P27"><text:bookmark text:name="LC911"/><text:bookmark text:name="LC910"/></text:p>
          </table:table-cell>
          <table:table-cell table:style-name="Table2.A1" office:value-type="string">
            <text:p text:style-name="P28">//System Libraries<text:bookmark text:name="L1011"/><text:bookmark text:name="L1010"/></text:p>
          </table:table-cell>
        </table:table-row>
        <table:table-row>
          <table:table-cell table:style-name="Table2.A1" office:value-type="string">
            <text:p text:style-name="P27"><text:bookmark text:name="LC1011"/><text:bookmark text:name="LC1010"/></text:p>
          </table:table-cell>
          <table:table-cell table:style-name="Table2.A1" office:value-type="string">
            <text:p text:style-name="P29"><text:span text:style-name="T5"><text:s/>//I/O standard</text:span><text:bookmark text:name="L1111"/><text:bookmark text:name="L1110"/></text:p>
          </table:table-cell>
        </table:table-row>
        <table:table-row>
          <table:table-cell table:style-name="Table2.A1" office:value-type="string">
            <text:p text:style-name="P27"><text:bookmark text:name="LC1111"/><text:bookmark text:name="LC1110"/></text:p>
          </table:table-cell>
          <table:table-cell table:style-name="Table2.A1" office:value-type="string">
            <text:p text:style-name="P29"><text:span text:style-name="T5"><text:s/>// string usage</text:span></text:p>
          </table:table-cell>
        </table:table-row>
        <table:table-row>
          <table:table-cell table:style-name="Table2.A1" office:value-type="string">
            <text:p text:style-name="P27"><text:bookmark text:name="LC1211"/><text:bookmark text:name="LC1210"/></text:p>
          </table:table-cell>
          <table:table-cell table:style-name="Table2.A1" office:value-type="string">
            <text:p text:style-name="P29"><text:span text:style-name="T5"><text:s/>// string length and string cat</text:span><text:bookmark text:name="L1311"/><text:bookmark text:name="L1310"/></text:p>
          </table:table-cell>
        </table:table-row>
        <table:table-row>
          <table:table-cell table:style-name="Table2.A1" office:value-type="string">
            <text:p text:style-name="P27"><text:bookmark text:name="LC1311"/><text:bookmark text:name="LC1310"/></text:p>
          </table:table-cell>
          <table:table-cell table:style-name="Table2.A1" office:value-type="string">
            <text:p text:style-name="P29"><text:span text:style-name="T5"><text:s/>// file I/O</text:span><text:bookmark text:name="L1411"/><text:bookmark text:name="L1410"/></text:p>
          </table:table-cell>
        </table:table-row>
        <table:table-row>
          <table:table-cell table:style-name="Table2.A1" office:value-type="string">
            <text:p text:style-name="P27"><text:bookmark text:name="LC1411"/><text:bookmark text:name="LC1410"/></text:p>
          </table:table-cell>
          <table:table-cell table:style-name="Table2.A1" office:value-type="string">
            <text:p text:style-name="P29"><text:bookmark text:name="L1511"/><text:bookmark text:name="L1510"/><text:span text:style-name="T3"/></text:p>
          </table:table-cell>
        </table:table-row>
        <table:table-row>
          <table:table-cell table:style-name="Table2.A1" office:value-type="string">
            <text:p text:style-name="P27"><text:bookmark text:name="LC1511"/><text:bookmark text:name="LC1510"/></text:p>
          </table:table-cell>
          <table:table-cell table:style-name="Table2.A1" office:value-type="string">
            <text:p text:style-name="P27"><text:bookmark text:name="L1611"/><text:bookmark text:name="L1610"/></text:p>
          </table:table-cell>
        </table:table-row>
        <table:table-row>
          <table:table-cell table:style-name="Table2.A1" office:value-type="string">
            <text:p text:style-name="P27"><text:bookmark text:name="LC1611"/><text:bookmark text:name="LC1610"/></text:p>
          </table:table-cell>
          <table:table-cell table:style-name="Table2.A1" office:value-type="string">
            <text:p text:style-name="P28">//User Libraries<text:bookmark text:name="L1711"/><text:bookmark text:name="L1710"/></text:p>
          </table:table-cell>
        </table:table-row>
        <table:table-row>
          <table:table-cell table:style-name="Table2.A1" office:value-type="string">
            <text:p text:style-name="P27"><text:bookmark text:name="LC1711"/><text:bookmark text:name="LC1710"/></text:p>
          </table:table-cell>
          <table:table-cell table:style-name="Table2.A1" office:value-type="string">
            <text:p text:style-name="P29"><text:span text:style-name="T4"><text:s/></text:span><text:span text:style-name="T5">//holds structure </text:span><text:bookmark text:name="L1811"/><text:bookmark text:name="L1810"/></text:p>
          </table:table-cell>
        </table:table-row>
        <table:table-row>
          <table:table-cell table:style-name="Table2.A1" office:value-type="string">
            <text:p text:style-name="P27"><text:bookmark text:name="LC1811"/><text:bookmark text:name="LC1810"/></text:p>
          </table:table-cell>
          <table:table-cell table:style-name="Table2.A1" office:value-type="string">
            <text:p text:style-name="P28">//Global Constants<text:bookmark text:name="L1911"/><text:bookmark text:name="L1910"/></text:p>
          </table:table-cell>
        </table:table-row>
        <table:table-row>
          <table:table-cell table:style-name="Table2.A1" office:value-type="string">
            <text:p text:style-name="P27"><text:bookmark text:name="LC1911"/><text:bookmark text:name="LC1910"/></text:p>
          </table:table-cell>
          <table:table-cell table:style-name="Table2.A1" office:value-type="string">
            <text:p text:style-name="P27"><text:bookmark text:name="L2011"/><text:bookmark text:name="L2010"/></text:p>
          </table:table-cell>
        </table:table-row>
        <table:table-row>
          <table:table-cell table:style-name="Table2.A1" office:value-type="string">
            <text:p text:style-name="P27"><text:bookmark text:name="LC2011"/><text:bookmark text:name="LC2010"/></text:p>
          </table:table-cell>
          <table:table-cell table:style-name="Table2.A1" office:value-type="string">
            <text:p text:style-name="P28">//Function Prototypes<text:bookmark text:name="L2111"/><text:bookmark text:name="L2110"/></text:p>
          </table:table-cell>
        </table:table-row>
        <table:table-row>
          <table:table-cell table:style-name="Table2.A1" office:value-type="string">
            <text:p text:style-name="P27"><text:bookmark text:name="LC2111"/><text:bookmark text:name="LC2110"/></text:p>
          </table:table-cell>
          <table:table-cell table:style-name="Table2.A1" office:value-type="string">
            <text:p text:style-name="P29"><text:span text:style-name="T3"><text:s/></text:span><text:span text:style-name="T5">//menu for player</text:span><text:bookmark text:name="L2211"/><text:bookmark text:name="L2210"/></text:p>
          </table:table-cell>
        </table:table-row>
        <table:table-row>
          <table:table-cell table:style-name="Table2.A1" office:value-type="string">
            <text:p text:style-name="P27"><text:bookmark text:name="LC2211"/><text:bookmark text:name="LC2210"/></text:p>
          </table:table-cell>
          <table:table-cell table:style-name="Table2.A1" office:value-type="string">
            <text:p text:style-name="P29"><text:span text:style-name="T5"><text:s/>//instructions on how to play</text:span><text:bookmark text:name="L2311"/><text:bookmark text:name="L2310"/></text:p>
          </table:table-cell>
        </table:table-row>
        <table:table-row>
          <table:table-cell table:style-name="Table2.A1" office:value-type="string">
            <text:p text:style-name="P27"><text:bookmark text:name="LC2311"/><text:bookmark text:name="LC2310"/></text:p>
          </table:table-cell>
          <table:table-cell table:style-name="Table2.A1" office:value-type="string">
            <text:p text:style-name="P29"><text:span text:style-name="T5"><text:s/>//show the record of player on file</text:span><text:bookmark text:name="L2411"/><text:bookmark text:name="L2410"/></text:p>
          </table:table-cell>
        </table:table-row>
        <table:table-row>
          <table:table-cell table:style-name="Table2.A1" office:value-type="string">
            <text:p text:style-name="P27"><text:bookmark text:name="LC2411"/><text:bookmark text:name="LC2410"/></text:p>
          </table:table-cell>
          <table:table-cell table:style-name="Table2.A1" office:value-type="string">
            <text:p text:style-name="P29"><text:span text:style-name="T5"><text:s/>//enter the record of player into a structure</text:span><text:bookmark text:name="L2511"/><text:bookmark text:name="L2510"/></text:p>
          </table:table-cell>
        </table:table-row>
        <table:table-row>
          <table:table-cell table:style-name="Table2.A1" office:value-type="string">
            <text:p text:style-name="P27"><text:bookmark text:name="LC2511"/><text:bookmark text:name="LC2510"/></text:p>
          </table:table-cell>
          <table:table-cell table:style-name="Table2.A1" office:value-type="string">
            <text:p text:style-name="P29"><text:span text:style-name="T5"><text:s/>//read the record of a player from a file</text:span><text:bookmark text:name="L2611"/><text:bookmark text:name="L2610"/></text:p>
          </table:table-cell>
        </table:table-row>
        <table:table-row>
          <table:table-cell table:style-name="Table2.A1" office:value-type="string">
            <text:p text:style-name="P27"><text:bookmark text:name="LC2611"/><text:bookmark text:name="LC2610"/></text:p>
          </table:table-cell>
          <table:table-cell table:style-name="Table2.A1" office:value-type="string">
            <text:p text:style-name="P29"><text:span text:style-name="T5"><text:s/>//write the record of a player to a file</text:span><text:bookmark text:name="L2711"/><text:bookmark text:name="L2710"/></text:p>
          </table:table-cell>
        </table:table-row>
        <table:table-row>
          <table:table-cell table:style-name="Table2.A1" office:value-type="string">
            <text:p text:style-name="P27"><text:bookmark text:name="LC2711"/><text:bookmark text:name="LC2710"/></text:p>
          </table:table-cell>
          <table:table-cell table:style-name="Table2.A1" office:value-type="string">
            <text:p text:style-name="P29"><text:span text:style-name="T5"><text:s/>//display the high scores</text:span><text:bookmark text:name="L2811"/><text:bookmark text:name="L2810"/></text:p>
          </table:table-cell>
        </table:table-row>
        <table:table-row>
          <table:table-cell table:style-name="Table2.A1" office:value-type="string">
            <text:p text:style-name="P27"><text:bookmark text:name="LC2811"/><text:bookmark text:name="LC2810"/></text:p>
          </table:table-cell>
          <table:table-cell table:style-name="Table2.A1" office:value-type="string">
            <text:p text:style-name="P29"><text:span text:style-name="T5"><text:s/>//start a new game</text:span></text:p>
          </table:table-cell>
        </table:table-row>
        <table:table-row>
          <table:table-cell table:style-name="Table2.A1" office:value-type="string">
            <text:p text:style-name="P27"><text:bookmark text:name="LC2911"/><text:bookmark text:name="LC2910"/></text:p>
          </table:table-cell>
          <table:table-cell table:style-name="Table2.A1" office:value-type="string">
            <text:p text:style-name="P29"><text:span text:style-name="T5"><text:s/>//fill the table with the correct puzzle</text:span><text:bookmark text:name="L3011"/><text:bookmark text:name="L3010"/></text:p>
          </table:table-cell>
        </table:table-row>
        <table:table-row>
          <table:table-cell table:style-name="Table2.A1" office:value-type="string">
            <text:p text:style-name="P27"><text:bookmark text:name="LC3011"/><text:bookmark text:name="LC3010"/></text:p>
          </table:table-cell>
          <table:table-cell table:style-name="Table2.A1" office:value-type="string">
            <text:p text:style-name="P29"><text:span text:style-name="T5"><text:s/>//fill the key with the correct key</text:span><text:bookmark text:name="L3111"/><text:bookmark text:name="L3110"/></text:p>
          </table:table-cell>
        </table:table-row>
        <table:table-row>
          <table:table-cell table:style-name="Table2.A1" office:value-type="string">
            <text:p text:style-name="P27"><text:bookmark text:name="LC3111"/><text:bookmark text:name="LC3110"/></text:p>
          </table:table-cell>
          <table:table-cell table:style-name="Table2.A1" office:value-type="string">
            <text:p text:style-name="P29"><text:span text:style-name="T5"><text:s/>//print sudoku table</text:span><text:bookmark text:name="L3211"/><text:bookmark text:name="L3210"/></text:p>
          </table:table-cell>
        </table:table-row>
        <table:table-row>
          <table:table-cell table:style-name="Table2.A1" office:value-type="string">
            <text:p text:style-name="P27"><text:bookmark text:name="LC3211"/><text:bookmark text:name="LC3210"/></text:p>
          </table:table-cell>
          <table:table-cell table:style-name="Table2.A1" office:value-type="string">
            <text:p text:style-name="P29"><text:span text:style-name="T5"><text:s/>//enter a number into table</text:span><text:bookmark text:name="L3311"/><text:bookmark text:name="L3310"/></text:p>
          </table:table-cell>
        </table:table-row>
        <table:table-row>
          <table:table-cell table:style-name="Table2.A1" office:value-type="string">
            <text:p text:style-name="P27"><text:bookmark text:name="LC3311"/><text:bookmark text:name="LC3310"/></text:p>
          </table:table-cell>
          <table:table-cell table:style-name="Table2.A1" office:value-type="string">
            <text:p text:style-name="P29"><text:span text:style-name="T5"><text:s/>//assign a number to a char input</text:span><text:bookmark text:name="L3411"/><text:bookmark text:name="L3410"/></text:p>
          </table:table-cell>
        </table:table-row>
        <table:table-row>
          <table:table-cell table:style-name="Table2.A1" office:value-type="string">
            <text:p text:style-name="P27"><text:bookmark text:name="LC3411"/><text:bookmark text:name="LC3410"/></text:p>
          </table:table-cell>
          <table:table-cell table:style-name="Table2.A1" office:value-type="string">
            <text:p text:style-name="P29"><text:span text:style-name="T5"><text:s/>//check table for win or errors</text:span><text:bookmark text:name="L3511"/><text:bookmark text:name="L3510"/></text:p>
          </table:table-cell>
        </table:table-row>
        <table:table-row>
          <table:table-cell table:style-name="Table2.A1" office:value-type="string">
            <text:p text:style-name="P27"><text:bookmark text:name="LC3511"/><text:bookmark text:name="LC3510"/></text:p>
          </table:table-cell>
          <table:table-cell table:style-name="Table2.A1" office:value-type="string">
            <text:p text:style-name="P29"><text:span text:style-name="T5"><text:s/>//greetings edit</text:span><text:bookmark text:name="L3611"/><text:bookmark text:name="L3610"/></text:p>
          </table:table-cell>
        </table:table-row>
        <table:table-row>
          <table:table-cell table:style-name="Table2.A1" office:value-type="string">
            <text:p text:style-name="P27"><text:bookmark text:name="LC3611"/><text:bookmark text:name="LC3610"/></text:p>
          </table:table-cell>
          <table:table-cell table:style-name="Table2.A1" office:value-type="string">
            <text:p text:style-name="P29"><text:span text:style-name="T5"><text:s/>//find the givens of the current puzzle</text:span><text:bookmark text:name="L3711"/><text:bookmark text:name="L3710"/></text:p>
          </table:table-cell>
        </table:table-row>
        <table:table-row>
          <table:table-cell table:style-name="Table2.A1" office:value-type="string">
            <text:p text:style-name="P27"><text:bookmark text:name="LC3711"/><text:bookmark text:name="LC3710"/></text:p>
          </table:table-cell>
          <table:table-cell table:style-name="Table2.A1" office:value-type="string">
            <text:p text:style-name="P29"><text:span text:style-name="T5"><text:s/>//prevent editing givens</text:span><text:bookmark text:name="L3811"/><text:bookmark text:name="L3810"/></text:p>
          </table:table-cell>
        </table:table-row>
        <table:table-row>
          <table:table-cell table:style-name="Table2.A1" office:value-type="string">
            <text:p text:style-name="P27"><text:bookmark text:name="LC3811"/><text:bookmark text:name="LC3810"/></text:p>
          </table:table-cell>
          <table:table-cell table:style-name="Table2.A1" office:value-type="string">
            <text:p text:style-name="P29"><text:span text:style-name="T5"><text:s/>//de-allocate the array for givens</text:span><text:bookmark text:name="L3911"/><text:bookmark text:name="L3910"/></text:p>
          </table:table-cell>
        </table:table-row>
        <table:table-row>
          <table:table-cell table:style-name="Table2.A1" office:value-type="string">
            <text:p text:style-name="P27"><text:bookmark text:name="LC3911"/><text:bookmark text:name="LC3910"/></text:p>
          </table:table-cell>
          <table:table-cell table:style-name="Table2.A1" office:value-type="string">
            <text:p text:style-name="P28">//Execution Begins Here<text:bookmark text:name="L4011"/><text:bookmark text:name="L4010"/>!</text:p>
          </table:table-cell>
        </table:table-row>
        <table:table-row>
          <table:table-cell table:style-name="Table2.A1" office:value-type="string">
            <text:p text:style-name="P27"><text:bookmark text:name="LC4011"/><text:bookmark text:name="LC4010"/></text:p>
          </table:table-cell>
          <table:table-cell table:style-name="Table2.A1" office:value-type="string">
            <text:p text:style-name="P29"><text:bookmark text:name="L4111"/><text:bookmark text:name="L4110"/></text:p>
          </table:table-cell>
        </table:table-row>
        <table:table-row>
          <table:table-cell table:style-name="Table2.A1" office:value-type="string">
            <text:p text:style-name="P27"><text:bookmark text:name="LC4111"/><text:bookmark text:name="LC4110"/></text:p>
          </table:table-cell>
          <table:table-cell table:style-name="Table2.A1" office:value-type="string">
            <text:p text:style-name="P28">//Declare Variables<text:bookmark text:name="L4211"/><text:bookmark text:name="L4210"/></text:p>
          </table:table-cell>
        </table:table-row>
        <table:table-row>
          <table:table-cell table:style-name="Table2.A1" office:value-type="string">
            <text:p text:style-name="P27"><text:bookmark text:name="LC4211"/><text:bookmark text:name="LC4210"/></text:p>
          </table:table-cell>
          <table:table-cell table:style-name="Table2.A1" office:value-type="string">
            <text:p text:style-name="P29"><text:span text:style-name="T5">//greeting array length</text:span><text:bookmark text:name="L4311"/><text:bookmark text:name="L4310"/></text:p>
          </table:table-cell>
        </table:table-row>
        <table:table-row>
          <table:table-cell table:style-name="Table2.A1" office:value-type="string">
            <text:p text:style-name="P27"><text:bookmark text:name="LC4311"/><text:bookmark text:name="LC4310"/></text:p>
          </table:table-cell>
          <table:table-cell table:style-name="Table2.A1" office:value-type="string">
            <text:p text:style-name="P29"><text:span text:style-name="T5">//second part to be added</text:span><text:bookmark text:name="L4411"/><text:bookmark text:name="L4410"/></text:p>
          </table:table-cell>
        </table:table-row>
        <table:table-row>
          <table:table-cell table:style-name="Table2.A1" office:value-type="string">
            <text:p text:style-name="P27"><text:bookmark text:name="LC4411"/><text:bookmark text:name="LC4410"/></text:p>
          </table:table-cell>
          <table:table-cell table:style-name="Table2.A1" office:value-type="string">
            <text:p text:style-name="P29"><text:span text:style-name="T5">//greeting message</text:span><text:bookmark text:name="L4511"/><text:bookmark text:name="L4510"/></text:p>
          </table:table-cell>
        </table:table-row>
        <table:table-row>
          <table:table-cell table:style-name="Table2.A1" office:value-type="string">
            <text:p text:style-name="P27"><text:bookmark text:name="LC4511"/><text:bookmark text:name="LC4510"/></text:p>
          </table:table-cell>
          <table:table-cell table:style-name="Table2.A1" office:value-type="string">
            <text:p text:style-name="P29"><text:bookmark text:name="L4611"/><text:bookmark text:name="L4610"/></text:p>
          </table:table-cell>
        </table:table-row>
        <table:table-row>
          <table:table-cell table:style-name="Table2.A1" office:value-type="string">
            <text:p text:style-name="P27"><text:bookmark text:name="LC4711"/><text:bookmark text:name="LC4710"/></text:p>
          </table:table-cell>
          <table:table-cell table:style-name="Table2.A1" office:value-type="string">
            <text:p text:style-name="P29"><text:span text:style-name="T5">//is the player new or returning</text:span><text:bookmark text:name="L4811"/><text:bookmark text:name="L4810"/></text:p>
          </table:table-cell>
        </table:table-row>
        <table:table-row>
          <table:table-cell table:style-name="Table2.A1" office:value-type="string">
            <text:p text:style-name="P27"><text:bookmark text:name="LC4811"/><text:bookmark text:name="LC4810"/></text:p>
          </table:table-cell>
          <table:table-cell table:style-name="Table2.A1" office:value-type="string">
            <text:p text:style-name="P29"><text:span text:style-name="T5">//prompt to be passed</text:span><text:bookmark text:name="L4911"/><text:bookmark text:name="L4910"/></text:p>
          </table:table-cell>
        </table:table-row>
        <table:table-row>
          <table:table-cell table:style-name="Table2.A1" office:value-type="string">
            <text:p text:style-name="P27"><text:bookmark text:name="LC4911"/><text:bookmark text:name="LC4910"/></text:p>
          </table:table-cell>
          <table:table-cell table:style-name="Table2.A1" office:value-type="string">
            <text:p text:style-name="P29"><text:span text:style-name="T5">//structure of user data initialization</text:span><text:bookmark text:name="L5011"/><text:bookmark text:name="L5010"/></text:p>
          </table:table-cell>
        </table:table-row>
        <table:table-row>
          <table:table-cell table:style-name="Table2.A1" office:value-type="string">
            <text:p text:style-name="P27"><text:bookmark text:name="LC5011"/><text:bookmark text:name="LC5010"/></text:p>
          </table:table-cell>
          <table:table-cell table:style-name="Table2.A1" office:value-type="string">
            <text:p text:style-name="P28">//Greet the user and pull data<text:bookmark text:name="L513"/><text:bookmark text:name="L512"/></text:p>
          </table:table-cell>
        </table:table-row>
        <text:soft-page-break/>
        <table:table-row>
          <table:table-cell table:style-name="Table2.A1" office:value-type="string">
            <text:p text:style-name="P27"><text:bookmark text:name="LC513"/><text:bookmark text:name="LC512"/></text:p>
          </table:table-cell>
          <table:table-cell table:style-name="Table2.A1" office:value-type="string">
            <text:p text:style-name="P29"><text:span text:style-name="T5">//edit the greeting</text:span><text:bookmark text:name="L522"/><text:bookmark text:name="L521"/></text:p>
          </table:table-cell>
        </table:table-row>
        <table:table-row>
          <table:table-cell table:style-name="Table2.A1" office:value-type="string">
            <text:p text:style-name="P27"><text:bookmark text:name="LC522"/><text:bookmark text:name="LC521"/></text:p>
          </table:table-cell>
          <table:table-cell table:style-name="Table2.A1" office:value-type="string">
            <text:p text:style-name="P29"><text:span text:style-name="T5">//loop and output greeting</text:span><text:bookmark text:name="L532"/><text:bookmark text:name="L531"/></text:p>
          </table:table-cell>
        </table:table-row>
        <table:table-row>
          <table:table-cell table:style-name="Table2.A1" office:value-type="string">
            <text:p text:style-name="P27"><text:bookmark text:name="LC532"/><text:bookmark text:name="LC531"/></text:p>
          </table:table-cell>
          <table:table-cell table:style-name="Table2.A1" office:value-type="string">
            <text:p text:style-name="P29"><text:bookmark text:name="L542"/><text:bookmark text:name="L541"/></text:p>
          </table:table-cell>
        </table:table-row>
        <table:table-row>
          <table:table-cell table:style-name="Table2.A1" office:value-type="string">
            <text:p text:style-name="P27"><text:bookmark text:name="LC562"/><text:bookmark text:name="LC561"/></text:p>
          </table:table-cell>
          <table:table-cell table:style-name="Table2.A1" office:value-type="string">
            <text:p text:style-name="P28">//set up player file<text:bookmark text:name="L572"/><text:bookmark text:name="L571"/></text:p>
          </table:table-cell>
        </table:table-row>
        <table:table-row>
          <table:table-cell table:style-name="Table2.A1" office:value-type="string">
            <text:p text:style-name="P27"><text:bookmark text:name="LC592"/><text:bookmark text:name="LC591"/></text:p>
          </table:table-cell>
          <table:table-cell table:style-name="Table2.A1" office:value-type="string">
            <text:p text:style-name="P29"><text:bookmark text:name="L602"/><text:bookmark text:name="L601"/></text:p>
          </table:table-cell>
        </table:table-row>
        <table:table-row>
          <table:table-cell table:style-name="Table2.A1" office:value-type="string">
            <text:p text:style-name="P27"><text:bookmark text:name="LC602"/><text:bookmark text:name="LC601"/></text:p>
          </table:table-cell>
          <table:table-cell table:style-name="Table2.A1" office:value-type="string">
            <text:p text:style-name="P29"><text:span text:style-name="T5">//ask if the player is new</text:span><text:bookmark text:name="L613"/><text:bookmark text:name="L612"/></text:p>
          </table:table-cell>
        </table:table-row>
        <table:table-row>
          <table:table-cell table:style-name="Table2.A1" office:value-type="string">
            <text:p text:style-name="P27"><text:bookmark text:name="LC613"/><text:bookmark text:name="LC612"/></text:p>
          </table:table-cell>
          <table:table-cell table:style-name="Table2.A1" office:value-type="string">
            <text:p text:style-name="P29"><text:bookmark text:name="L622"/><text:bookmark text:name="L621"/></text:p>
          </table:table-cell>
        </table:table-row>
        <table:table-row>
          <table:table-cell table:style-name="Table2.A1" office:value-type="string">
            <text:p text:style-name="P27"><text:bookmark text:name="LC622"/><text:bookmark text:name="LC621"/></text:p>
          </table:table-cell>
          <table:table-cell table:style-name="Table2.A1" office:value-type="string">
            <text:p text:style-name="P29"><text:bookmark text:name="L632"/><text:bookmark text:name="L631"/></text:p>
          </table:table-cell>
        </table:table-row>
        <table:table-row>
          <table:table-cell table:style-name="Table2.A1" office:value-type="string">
            <text:p text:style-name="P27"><text:bookmark text:name="LC632"/><text:bookmark text:name="LC631"/></text:p>
          </table:table-cell>
          <table:table-cell table:style-name="Table2.A1" office:value-type="string">
            <text:p text:style-name="P29"><text:span text:style-name="T5">// if the player is new, fill the structure</text:span><text:bookmark text:name="L642"/><text:bookmark text:name="L641"/></text:p>
          </table:table-cell>
        </table:table-row>
        <table:table-row>
          <table:table-cell table:style-name="Table2.A1" office:value-type="string">
            <text:p text:style-name="P27"><text:bookmark text:name="LC642"/><text:bookmark text:name="LC641"/></text:p>
          </table:table-cell>
          <table:table-cell table:style-name="Table2.A1" office:value-type="string">
            <text:p text:style-name="P29"><text:span text:style-name="T5">//create the file</text:span><text:bookmark text:name="L652"/><text:bookmark text:name="L651"/></text:p>
          </table:table-cell>
        </table:table-row>
        <table:table-row>
          <table:table-cell table:style-name="Table2.A1" office:value-type="string">
            <text:p text:style-name="P27"><text:bookmark text:name="LC682"/><text:bookmark text:name="LC681"/></text:p>
          </table:table-cell>
          <table:table-cell table:style-name="Table2.A1" office:value-type="string">
            <text:p text:style-name="P29"><text:span text:style-name="T5"><text:s text:c="2"/>//if a returning player, check for file</text:span><text:bookmark text:name="L692"/><text:bookmark text:name="L691"/></text:p>
          </table:table-cell>
        </table:table-row>
        <table:table-row>
          <table:table-cell table:style-name="Table2.A1" office:value-type="string">
            <text:p text:style-name="P27"><text:bookmark text:name="LC692"/><text:bookmark text:name="LC691"/></text:p>
          </table:table-cell>
          <table:table-cell table:style-name="Table2.A1" office:value-type="string">
            <text:p text:style-name="P29"><text:bookmark text:name="L702"/><text:bookmark text:name="L701"/></text:p>
          </table:table-cell>
        </table:table-row>
        <table:table-row>
          <table:table-cell table:style-name="Table2.A1" office:value-type="string">
            <text:p text:style-name="P27"><text:bookmark text:name="LC722"/><text:bookmark text:name="LC721"/></text:p>
          </table:table-cell>
          <table:table-cell table:style-name="Table2.A1" office:value-type="string">
            <text:p text:style-name="P29"><text:span text:style-name="T5"><text:s text:c="2"/>//if no file exists, then create one</text:span><text:bookmark text:name="L732"/><text:bookmark text:name="L731"/></text:p>
          </table:table-cell>
        </table:table-row>
        <table:table-row>
          <table:table-cell table:style-name="Table2.A1" office:value-type="string">
            <text:p text:style-name="P27"><text:bookmark text:name="LC732"/><text:bookmark text:name="LC731"/></text:p>
          </table:table-cell>
          <table:table-cell table:style-name="Table2.A1" office:value-type="string">
            <text:p text:style-name="P29"><text:bookmark text:name="L742"/><text:bookmark text:name="L741"/></text:p>
          </table:table-cell>
        </table:table-row>
        <table:table-row>
          <table:table-cell table:style-name="Table2.A1" office:value-type="string">
            <text:p text:style-name="P27"><text:bookmark text:name="LC762"/><text:bookmark text:name="LC761"/></text:p>
          </table:table-cell>
          <table:table-cell table:style-name="Table2.A1" office:value-type="string">
            <text:p text:style-name="P29"><text:span text:style-name="T5"><text:s text:c="2"/>//if a file exists, fill structure with files contents</text:span><text:bookmark text:name="L772"/><text:bookmark text:name="L771"/></text:p>
          </table:table-cell>
        </table:table-row>
        <table:table-row>
          <table:table-cell table:style-name="Table2.A1" office:value-type="string">
            <text:p text:style-name="P27"><text:bookmark text:name="LC772"/><text:bookmark text:name="LC771"/></text:p>
          </table:table-cell>
          <table:table-cell table:style-name="Table2.A1" office:value-type="string">
            <text:p text:style-name="P29"><text:bookmark text:name="L782"/><text:bookmark text:name="L781"/></text:p>
          </table:table-cell>
        </table:table-row>
        <table:table-row>
          <table:table-cell table:style-name="Table2.A1" office:value-type="string">
            <text:p text:style-name="P27"><text:bookmark text:name="LC782"/><text:bookmark text:name="LC781"/></text:p>
          </table:table-cell>
          <table:table-cell table:style-name="Table2.A1" office:value-type="string">
            <text:p text:style-name="P29"><text:bookmark text:name="L792"/><text:bookmark text:name="L791"/></text:p>
          </table:table-cell>
        </table:table-row>
        <table:table-row>
          <table:table-cell table:style-name="Table2.A1" office:value-type="string">
            <text:p text:style-name="P27"><text:bookmark text:name="LC792"/><text:bookmark text:name="LC791"/></text:p>
          </table:table-cell>
          <table:table-cell table:style-name="Table2.A1" office:value-type="string">
            <text:p text:style-name="P28"><text:s text:c="2"/>//send the player to the main menu<text:bookmark text:name="L802"/><text:bookmark text:name="L801"/></text:p>
          </table:table-cell>
        </table:table-row>
        <table:table-row>
          <table:table-cell table:style-name="Table2.A1" office:value-type="string">
            <text:p text:style-name="P27"><text:bookmark text:name="LC802"/><text:bookmark text:name="LC801"/></text:p>
          </table:table-cell>
          <table:table-cell table:style-name="Table2.A1" office:value-type="string">
            <text:p text:style-name="P29"><text:bookmark text:name="L813"/><text:bookmark text:name="L812"/></text:p>
          </table:table-cell>
        </table:table-row>
        <table:table-row>
          <table:table-cell table:style-name="Table2.A1" office:value-type="string">
            <text:p text:style-name="P27"><text:bookmark text:name="LC813"/><text:bookmark text:name="LC812"/></text:p>
          </table:table-cell>
          <table:table-cell table:style-name="Table2.A1" office:value-type="string">
            <text:p text:style-name="P29"><text:bookmark text:name="L822"/><text:bookmark text:name="L821"/></text:p>
          </table:table-cell>
        </table:table-row>
        <table:table-row>
          <table:table-cell table:style-name="Table2.A1" office:value-type="string">
            <text:p text:style-name="P27"><text:bookmark text:name="LC822"/><text:bookmark text:name="LC821"/></text:p>
          </table:table-cell>
          <table:table-cell table:style-name="Table2.A1" office:value-type="string">
            <text:p text:style-name="P28">//Exit stage right<text:bookmark text:name="L832"/><text:bookmark text:name="L831"/></text:p>
          </table:table-cell>
        </table:table-row>
        <table:table-row>
          <table:table-cell table:style-name="Table2.A1" office:value-type="string">
            <text:p text:style-name="P27"><text:bookmark text:name="LC832"/><text:bookmark text:name="LC831"/></text:p>
          </table:table-cell>
          <table:table-cell table:style-name="Table2.A1" office:value-type="string">
            <text:p text:style-name="P29"><text:bookmark text:name="L842"/><text:bookmark text:name="L841"/></text:p>
          </table:table-cell>
        </table:table-row>
        <table:table-row>
          <table:table-cell table:style-name="Table2.A1" office:value-type="string">
            <text:p text:style-name="P27"><text:bookmark text:name="LC842"/><text:bookmark text:name="LC841"/></text:p>
          </table:table-cell>
          <table:table-cell table:style-name="Table2.A1" office:value-type="string">
            <text:p text:style-name="P29"><text:bookmark text:name="L852"/><text:bookmark text:name="L851"/></text:p>
          </table:table-cell>
        </table:table-row>
        <table:table-row>
          <table:table-cell table:style-name="Table2.A1" office:value-type="string">
            <text:p text:style-name="P27"><text:bookmark text:name="LC852"/><text:bookmark text:name="LC851"/></text:p>
          </table:table-cell>
          <table:table-cell table:style-name="Table2.A1" office:value-type="string">
            <text:p text:style-name="P28">//*******menu*******//<text:bookmark text:name="L862"/><text:bookmark text:name="L861"/></text:p>
          </table:table-cell>
        </table:table-row>
        <table:table-row>
          <table:table-cell table:style-name="Table2.A1" office:value-type="string">
            <text:p text:style-name="P27"><text:bookmark text:name="LC862"/><text:bookmark text:name="LC861"/></text:p>
          </table:table-cell>
          <table:table-cell table:style-name="Table2.A1" office:value-type="string">
            <text:p text:style-name="P29"><text:bookmark text:name="L872"/><text:bookmark text:name="L871"/></text:p>
          </table:table-cell>
        </table:table-row>
        <table:table-row>
          <table:table-cell table:style-name="Table2.A1" office:value-type="string">
            <text:p text:style-name="P27"><text:bookmark text:name="LC872"/><text:bookmark text:name="LC871"/></text:p>
          </table:table-cell>
          <table:table-cell table:style-name="Table2.A1" office:value-type="string">
            <text:p text:style-name="P28"><text:s/>//declare variables<text:bookmark text:name="L882"/><text:bookmark text:name="L881"/></text:p>
          </table:table-cell>
        </table:table-row>
        <table:table-row>
          <table:table-cell table:style-name="Table2.A1" office:value-type="string">
            <text:p text:style-name="P27"><text:bookmark text:name="LC882"/><text:bookmark text:name="LC881"/></text:p>
          </table:table-cell>
          <table:table-cell table:style-name="Table2.A1" office:value-type="string">
            <text:p text:style-name="P29"><text:span text:style-name="T5"><text:s/>//choice and repeat</text:span><text:bookmark text:name="L892"/><text:bookmark text:name="L891"/></text:p>
          </table:table-cell>
        </table:table-row>
        <table:table-row>
          <table:table-cell table:style-name="Table2.A1" office:value-type="string">
            <text:p text:style-name="P27"><text:bookmark text:name="LC892"/><text:bookmark text:name="LC891"/></text:p>
          </table:table-cell>
          <table:table-cell table:style-name="Table2.A1" office:value-type="string">
            <text:p text:style-name="P29"><text:span text:style-name="T5"><text:s/>//boolean for menu skipping</text:span><text:bookmark text:name="L902"/><text:bookmark text:name="L901"/></text:p>
          </table:table-cell>
        </table:table-row>
        <table:table-row>
          <table:table-cell table:style-name="Table2.A1" office:value-type="string">
            <text:p text:style-name="P27"><text:bookmark text:name="LC902"/><text:bookmark text:name="LC901"/></text:p>
          </table:table-cell>
          <table:table-cell table:style-name="Table2.A1" office:value-type="string">
            <text:p text:style-name="P29"><text:span text:style-name="T5"><text:s/>//size of high score array</text:span><text:bookmark text:name="L913"/><text:bookmark text:name="L912"/></text:p>
          </table:table-cell>
        </table:table-row>
        <table:table-row>
          <table:table-cell table:style-name="Table2.A1" office:value-type="string">
            <text:p text:style-name="P27"><text:bookmark text:name="LC913"/><text:bookmark text:name="LC912"/></text:p>
          </table:table-cell>
          <table:table-cell table:style-name="Table2.A1" office:value-type="string">
            <text:p text:style-name="P28"><text:s/>//create an array of structures<text:bookmark text:name="L922"/><text:bookmark text:name="L921"/></text:p>
          </table:table-cell>
        </table:table-row>
        <table:table-row>
          <table:table-cell table:style-name="Table2.A1" office:value-type="string">
            <text:p text:style-name="P27"><text:bookmark text:name="LC922"/><text:bookmark text:name="LC921"/></text:p>
          </table:table-cell>
          <table:table-cell table:style-name="Table2.A1" office:value-type="string">
            <text:p text:style-name="P29"><text:bookmark text:name="L932"/><text:bookmark text:name="L931"/></text:p>
          </table:table-cell>
        </table:table-row>
        <table:table-row>
          <table:table-cell table:style-name="Table2.A1" office:value-type="string">
            <text:p text:style-name="P27"><text:bookmark text:name="LC982"/><text:bookmark text:name="LC981"/></text:p>
          </table:table-cell>
          <table:table-cell table:style-name="Table2.A1" office:value-type="string">
            <text:p text:style-name="P28"><text:s/>//prompt for menu<text:bookmark text:name="L992"/><text:bookmark text:name="L991"/></text:p>
          </table:table-cell>
        </table:table-row>
        <table:table-row>
          <table:table-cell table:style-name="Table2.A1" office:value-type="string">
            <text:p text:style-name="P27"><text:bookmark text:name="LC992"/><text:bookmark text:name="LC991"/></text:p>
          </table:table-cell>
          <table:table-cell table:style-name="Table2.A1" office:value-type="string">
            <text:p text:style-name="P29"><text:bookmark text:name="L1002"/><text:bookmark text:name="L1001"/></text:p>
          </table:table-cell>
        </table:table-row>
        <table:table-row>
          <table:table-cell table:style-name="Table2.A1" office:value-type="string">
            <text:p text:style-name="P27"><text:bookmark text:name="LC1082"/><text:bookmark text:name="LC1081"/></text:p>
          </table:table-cell>
          <table:table-cell table:style-name="Table2.A1" office:value-type="string">
            <text:p text:style-name="P28"><text:s text:c="5"/>//menu<text:bookmark text:name="L1092"/><text:bookmark text:name="L1091"/></text:p>
          </table:table-cell>
        </table:table-row>
        <table:table-row>
          <table:table-cell table:style-name="Table2.A1" office:value-type="string">
            <text:p text:style-name="P27"><text:bookmark text:name="LC1092"/><text:bookmark text:name="LC1091"/></text:p>
          </table:table-cell>
          <table:table-cell table:style-name="Table2.A1" office:value-type="string">
            <text:p text:style-name="P29"><text:bookmark text:name="L1102"/><text:bookmark text:name="L1101"/></text:p>
          </table:table-cell>
        </table:table-row>
        <table:table-row>
          <table:table-cell table:style-name="Table2.A1" office:value-type="string">
            <text:p text:style-name="P27"><text:bookmark text:name="LC1113"/><text:bookmark text:name="LC1112"/></text:p>
          </table:table-cell>
          <table:table-cell table:style-name="Table2.A1" office:value-type="string">
            <text:p text:style-name="P29"><text:span text:style-name="T5"><text:s text:c="9"/>//game instructions</text:span><text:bookmark text:name="L1122"/><text:bookmark text:name="L1121"/></text:p>
          </table:table-cell>
        </table:table-row>
        <table:table-row>
          <table:table-cell table:style-name="Table2.A1" office:value-type="string">
            <text:p text:style-name="P27"><text:bookmark text:name="LC1122"/><text:bookmark text:name="LC1121"/></text:p>
          </table:table-cell>
          <table:table-cell table:style-name="Table2.A1" office:value-type="string">
            <text:p text:style-name="P29"><text:bookmark text:name="L1132"/><text:bookmark text:name="L1131"/></text:p>
          </table:table-cell>
        </table:table-row>
        <table:table-row>
          <table:table-cell table:style-name="Table2.A1" office:value-type="string">
            <text:p text:style-name="P27"><text:bookmark text:name="LC1152"/><text:bookmark text:name="LC1151"/></text:p>
          </table:table-cell>
          <table:table-cell table:style-name="Table2.A1" office:value-type="string">
            <text:p text:style-name="P28"><text:s text:c="9"/>//display the high scores<text:bookmark text:name="L1162"/><text:bookmark text:name="L1161"/></text:p>
          </table:table-cell>
        </table:table-row>
        <table:table-row>
          <table:table-cell table:style-name="Table2.A1" office:value-type="string">
            <text:p text:style-name="P27"><text:bookmark text:name="LC1162"/><text:bookmark text:name="LC1161"/></text:p>
          </table:table-cell>
          <table:table-cell table:style-name="Table2.A1" office:value-type="string">
            <text:p text:style-name="P29"><text:bookmark text:name="L1172"/><text:bookmark text:name="L1171"/></text:p>
          </table:table-cell>
        </table:table-row>
        <table:table-row>
          <table:table-cell table:style-name="Table2.A1" office:value-type="string">
            <text:p text:style-name="P27"><text:bookmark text:name="LC1202"/><text:bookmark text:name="LC1201"/></text:p>
          </table:table-cell>
          <table:table-cell table:style-name="Table2.A1" office:value-type="string">
            <text:p text:style-name="P29"><text:span text:style-name="T7"><text:s text:c="8"/></text:span><text:span text:style-name="T5">//show player stat</text:span><text:bookmark text:name="L1213"/><text:bookmark text:name="L1212"/><text:span text:style-name="T5">s</text:span></text:p>
          </table:table-cell>
        </table:table-row>
        <table:table-row>
          <table:table-cell table:style-name="Table2.A1" office:value-type="string">
            <text:p text:style-name="P27"><text:bookmark text:name="LC1213"/><text:bookmark text:name="LC1212"/></text:p>
          </table:table-cell>
          <table:table-cell table:style-name="Table2.A1" office:value-type="string">
            <text:p text:style-name="P29"><text:bookmark text:name="L1222"/><text:bookmark text:name="L1221"/></text:p>
          </table:table-cell>
        </table:table-row>
        <table:table-row>
          <table:table-cell table:style-name="Table2.A1" office:value-type="string">
            <text:p text:style-name="P27"><text:bookmark text:name="LC1252"/><text:bookmark text:name="LC1251"/></text:p>
          </table:table-cell>
          <table:table-cell table:style-name="Table2.A1" office:value-type="string">
            <text:p text:style-name="P28"><text:s text:c="8"/>//start a new game<text:bookmark text:name="L1262"/><text:bookmark text:name="L1261"/></text:p>
          </table:table-cell>
        </table:table-row>
        <table:table-row>
          <table:table-cell table:style-name="Table2.A1" office:value-type="string">
            <text:p text:style-name="P27"><text:bookmark text:name="LC1282"/><text:bookmark text:name="LC1281"/></text:p>
          </table:table-cell>
          <table:table-cell table:style-name="Table2.A1" office:value-type="string">
            <text:p text:style-name="P28"><text:s text:c="11"/>//record stats<text:bookmark text:name="L1292"/><text:bookmark text:name="L1291"/></text:p>
          </table:table-cell>
        </table:table-row>
        <table:table-row>
          <table:table-cell table:style-name="Table2.A1" office:value-type="string">
            <text:p text:style-name="P27"><text:bookmark text:name="LC1322"/><text:bookmark text:name="LC1321"/></text:p>
          </table:table-cell>
          <table:table-cell table:style-name="Table2.A1" office:value-type="string">
            <text:p text:style-name="P28"><text:s text:c="11"/>//write stats to file<text:bookmark text:name="L1332"/><text:bookmark text:name="L1331"/></text:p>
          </table:table-cell>
        </table:table-row>
        <table:table-row>
          <table:table-cell table:style-name="Table2.A1" office:value-type="string">
            <text:p text:style-name="P27"><text:bookmark text:name="LC1332"/><text:bookmark text:name="LC1331"/></text:p>
          </table:table-cell>
          <table:table-cell table:style-name="Table2.A1" office:value-type="string">
            <text:p text:style-name="P29"><text:bookmark text:name="L1342"/><text:bookmark text:name="L1341"/></text:p>
          </table:table-cell>
        </table:table-row>
        <table:table-row>
          <table:table-cell table:style-name="Table2.A1" office:value-type="string">
            <text:p text:style-name="P27"><text:bookmark text:name="LC1372"/><text:bookmark text:name="LC1371"/></text:p>
          </table:table-cell>
          <table:table-cell table:style-name="Table2.A1" office:value-type="string">
            <text:p text:style-name="P29"><text:span text:style-name="T5"><text:s text:c="11"/>//set to skip to end</text:span><text:bookmark text:name="L1382"/><text:bookmark text:name="L1381"/></text:p>
          </table:table-cell>
        </table:table-row>
        <table:table-row>
          <table:table-cell table:style-name="Table2.A1" office:value-type="string">
            <text:p text:style-name="P27"><text:bookmark text:name="LC1413"/><text:bookmark text:name="LC1412"/><text:s text:c="2"/></text:p>
          </table:table-cell>
          <table:table-cell table:style-name="Table2.A1" office:value-type="string">
            <text:p text:style-name="P29"><text:span text:style-name="T3"><text:s text:c="8"/></text:span><text:span text:style-name="T5">//account for default entry</text:span><text:bookmark text:name="L1422"/><text:bookmark text:name="L1421"/></text:p>
          </table:table-cell>
        </table:table-row>
        <table:table-row>
          <table:table-cell table:style-name="Table2.A1" office:value-type="string">
            <text:p text:style-name="P27"><text:bookmark text:name="LC1482"/><text:bookmark text:name="LC1481"/></text:p>
          </table:table-cell>
          <table:table-cell table:style-name="Table2.A1" office:value-type="string">
            <text:p text:style-name="P28"><text:s text:c="2"/>//prompt for repeat<text:bookmark text:name="L1492"/><text:bookmark text:name="L1491"/></text:p>
          </table:table-cell>
        </table:table-row>
        <table:table-row>
          <table:table-cell table:style-name="Table2.A1" office:value-type="string">
            <text:p text:style-name="P27"><text:bookmark text:name="LC1572"/><text:bookmark text:name="LC1571"/></text:p>
          </table:table-cell>
          <table:table-cell table:style-name="Table2.A1" office:value-type="string">
            <text:p text:style-name="P28"><text:s text:c="2"/>//exit the program<text:bookmark text:name="L1582"/><text:bookmark text:name="L1581"/></text:p>
          </table:table-cell>
        </table:table-row>
        <table:table-row>
          <table:table-cell table:style-name="Table2.A1" office:value-type="string">
            <text:p text:style-name="P27"><text:bookmark text:name="LC1582"/><text:bookmark text:name="LC1581"/></text:p>
          </table:table-cell>
          <table:table-cell table:style-name="Table2.A1" office:value-type="string">
            <text:p text:style-name="P29">}<text:bookmark text:name="L1592"/><text:bookmark text:name="L1591"/></text:p>
          </table:table-cell>
        </table:table-row>
        <table:table-row>
          <table:table-cell table:style-name="Table2.A1" office:value-type="string">
            <text:p text:style-name="P27"><text:bookmark text:name="LC1592"/><text:bookmark text:name="LC1591"/></text:p>
          </table:table-cell>
          <table:table-cell table:style-name="Table2.A1" office:value-type="string">
            <text:p text:style-name="P28">//**********how to play***********************//<text:bookmark text:name="L1602"/><text:bookmark text:name="L1601"/></text:p>
          </table:table-cell>
        </table:table-row>
        <text:soft-page-break/>
        <table:table-row>
          <table:table-cell table:style-name="Table2.A1" office:value-type="string">
            <text:p text:style-name="P27"><text:bookmark text:name="LC1602"/><text:bookmark text:name="LC1601"/></text:p>
          </table:table-cell>
          <table:table-cell table:style-name="Table2.A1" office:value-type="string">
            <text:p text:style-name="P29"><text:bookmark text:name="L1613"/><text:bookmark text:name="L1612"/><text:span text:style-name="T3"/></text:p>
          </table:table-cell>
        </table:table-row>
        <table:table-row>
          <table:table-cell table:style-name="Table2.A1" office:value-type="string">
            <text:p text:style-name="P27"><text:bookmark text:name="LC1613"/><text:bookmark text:name="LC1612"/></text:p>
          </table:table-cell>
          <table:table-cell table:style-name="Table2.A1" office:value-type="string">
            <text:p text:style-name="P28"><text:s text:c="4"/>//explain the rules<text:bookmark text:name="L1622"/><text:bookmark text:name="L1621"/></text:p>
          </table:table-cell>
        </table:table-row>
        <table:table-row>
          <table:table-cell table:style-name="Table2.A1" office:value-type="string">
            <text:p text:style-name="P27"><text:bookmark text:name="LC1752"/><text:bookmark text:name="LC1751"/></text:p>
          </table:table-cell>
          <table:table-cell table:style-name="Table2.A1" office:value-type="string">
            <text:p text:style-name="P28">//************display the structure*******//<text:bookmark text:name="L1762"/><text:bookmark text:name="L1761"/></text:p>
          </table:table-cell>
        </table:table-row>
        <table:table-row>
          <table:table-cell table:style-name="Table2.A1" office:value-type="string">
            <text:p text:style-name="P27"><text:bookmark text:name="LC1772"/><text:bookmark text:name="LC1771"/></text:p>
          </table:table-cell>
          <table:table-cell table:style-name="Table2.A1" office:value-type="string">
            <text:p text:style-name="P29"><text:span text:style-name="T5"><text:s text:c="3"/>//pause variable</text:span><text:bookmark text:name="L1782"/><text:bookmark text:name="L1781"/></text:p>
          </table:table-cell>
        </table:table-row>
        <table:table-row>
          <table:table-cell table:style-name="Table2.A1" office:value-type="string">
            <text:p text:style-name="P27"><text:bookmark text:name="LC1782"/><text:bookmark text:name="LC1781"/></text:p>
          </table:table-cell>
          <table:table-cell table:style-name="Table2.A1" office:value-type="string">
            <text:p text:style-name="P29"><text:bookmark text:name="L1792"/><text:bookmark text:name="L1791"/></text:p>
          </table:table-cell>
        </table:table-row>
        <table:table-row>
          <table:table-cell table:style-name="Table2.A1" office:value-type="string">
            <text:p text:style-name="P27"><text:bookmark text:name="LC1792"/><text:bookmark text:name="LC1791"/></text:p>
          </table:table-cell>
          <table:table-cell table:style-name="Table2.A1" office:value-type="string">
            <text:p text:style-name="P29"><text:span text:style-name="T5"><text:s text:c="3"/>//loop through array of structures</text:span><text:bookmark text:name="L1802"/><text:bookmark text:name="L1801"/></text:p>
          </table:table-cell>
        </table:table-row>
        <table:table-row>
          <table:table-cell table:style-name="Table2.A1" office:value-type="string">
            <text:p text:style-name="P27"><text:bookmark text:name="LC1802"/><text:bookmark text:name="LC1801"/></text:p>
          </table:table-cell>
          <table:table-cell table:style-name="Table2.A1" office:value-type="string">
            <text:p text:style-name="P29"><text:span text:style-name="T5"><text:s text:c="8"/>//display current structure</text:span><text:bookmark text:name="L1813"/><text:bookmark text:name="L1812"/></text:p>
          </table:table-cell>
        </table:table-row>
        <table:table-row>
          <table:table-cell table:style-name="Table2.A1" office:value-type="string">
            <text:p text:style-name="P27"><text:bookmark text:name="LC1882"/><text:bookmark text:name="LC1881"/></text:p>
          </table:table-cell>
          <table:table-cell table:style-name="Table2.A1" office:value-type="string">
            <text:p text:style-name="P28"><text:s text:c="3"/>//pause<text:bookmark text:name="L1892"/><text:bookmark text:name="L1891"/></text:p>
          </table:table-cell>
        </table:table-row>
        <table:table-row>
          <table:table-cell table:style-name="Table2.A1" office:value-type="string">
            <text:p text:style-name="P27"><text:bookmark text:name="LC1942"/><text:bookmark text:name="LC1941"/></text:p>
          </table:table-cell>
          <table:table-cell table:style-name="Table2.A1" office:value-type="string">
            <text:p text:style-name="P28">//*******new Game*******//<text:bookmark text:name="L1952"/><text:bookmark text:name="L1951"/></text:p>
          </table:table-cell>
        </table:table-row>
        <table:table-row>
          <table:table-cell table:style-name="Table2.A1" office:value-type="string">
            <text:p text:style-name="P27"><text:bookmark text:name="LC1962"/><text:bookmark text:name="LC1961"/></text:p>
          </table:table-cell>
          <table:table-cell table:style-name="Table2.A1" office:value-type="string">
            <text:p text:style-name="P28"><text:s/>//Declare Variables<text:bookmark text:name="L1972"/><text:bookmark text:name="L1971"/></text:p>
          </table:table-cell>
        </table:table-row>
        <table:table-row>
          <table:table-cell table:style-name="Table2.A1" office:value-type="string">
            <text:p text:style-name="P27"><text:bookmark text:name="LC1972"/><text:bookmark text:name="LC1971"/></text:p>
          </table:table-cell>
          <table:table-cell table:style-name="Table2.A1" office:value-type="string">
            <text:p text:style-name="P29"><text:span text:style-name="T5"><text:s/>//table dimensions</text:span><text:bookmark text:name="L1982"/><text:bookmark text:name="L1981"/></text:p>
          </table:table-cell>
        </table:table-row>
        <table:table-row>
          <table:table-cell table:style-name="Table2.A1" office:value-type="string">
            <text:p text:style-name="P27"><text:bookmark text:name="LC1982"/><text:bookmark text:name="LC1981"/></text:p>
          </table:table-cell>
          <table:table-cell table:style-name="Table2.A1" office:value-type="string">
            <text:p text:style-name="P29"><text:span text:style-name="T5"><text:s/>//counter for errors in puzzle</text:span><text:bookmark text:name="L1992"/><text:bookmark text:name="L1991"/></text:p>
          </table:table-cell>
        </table:table-row>
        <table:table-row>
          <table:table-cell table:style-name="Table2.A1" office:value-type="string">
            <text:p text:style-name="P27"><text:bookmark text:name="LC1992"/><text:bookmark text:name="LC1991"/></text:p>
          </table:table-cell>
          <table:table-cell table:style-name="Table2.A1" office:value-type="string">
            <text:p text:style-name="P29"><text:span text:style-name="T5"><text:s/>//win condition to exit loop</text:span><text:bookmark text:name="L2002"/><text:bookmark text:name="L2001"/></text:p>
          </table:table-cell>
        </table:table-row>
        <table:table-row>
          <table:table-cell table:style-name="Table2.A1" office:value-type="string">
            <text:p text:style-name="P27"><text:bookmark text:name="LC2002"/><text:bookmark text:name="LC2001"/></text:p>
          </table:table-cell>
          <table:table-cell table:style-name="Table2.A1" office:value-type="string">
            <text:p text:style-name="P29"><text:span text:style-name="T5"><text:s/>//difficulty level</text:span><text:bookmark text:name="L2013"/><text:bookmark text:name="L2012"/></text:p>
          </table:table-cell>
        </table:table-row>
        <table:table-row>
          <table:table-cell table:style-name="Table2.A1" office:value-type="string">
            <text:p text:style-name="P27"><text:bookmark text:name="LC2013"/><text:bookmark text:name="LC2012"/></text:p>
          </table:table-cell>
          <table:table-cell table:style-name="Table2.A1" office:value-type="string">
            <text:p text:style-name="P29"><text:span text:style-name="T5"><text:s/>//counter for givens</text:span><text:bookmark text:name="L2022"/><text:bookmark text:name="L2021"/></text:p>
          </table:table-cell>
        </table:table-row>
        <table:table-row>
          <table:table-cell table:style-name="Table2.A1" office:value-type="string">
            <text:p text:style-name="P27"><text:bookmark text:name="LC2022"/><text:bookmark text:name="LC2021"/></text:p>
          </table:table-cell>
          <table:table-cell table:style-name="Table2.A1" office:value-type="string">
            <text:p text:style-name="P29"><text:span text:style-name="T5"><text:s/>//determined outcome for stats</text:span><text:bookmark text:name="L2032"/><text:bookmark text:name="L2031"/></text:p>
          </table:table-cell>
        </table:table-row>
        <table:table-row>
          <table:table-cell table:style-name="Table2.A1" office:value-type="string">
            <text:p text:style-name="P27"><text:bookmark text:name="LC2032"/><text:bookmark text:name="LC2031"/></text:p>
          </table:table-cell>
          <table:table-cell table:style-name="Table2.A1" office:value-type="string">
            <text:p text:style-name="P28"><text:s/>//create 2D array for table<text:bookmark text:name="L2042"/><text:bookmark text:name="L2041"/></text:p>
          </table:table-cell>
        </table:table-row>
        <table:table-row>
          <table:table-cell table:style-name="Table2.A1" office:value-type="string">
            <text:p text:style-name="P27"><text:bookmark text:name="LC2062"/><text:bookmark text:name="LC2061"/></text:p>
          </table:table-cell>
          <table:table-cell table:style-name="Table2.A1" office:value-type="string">
            <text:p text:style-name="P28"><text:s/>//find difficulty level<text:bookmark text:name="L2072"/><text:bookmark text:name="L2071"/></text:p>
          </table:table-cell>
        </table:table-row>
        <table:table-row>
          <table:table-cell table:style-name="Table2.A1" office:value-type="string">
            <text:p text:style-name="P27"><text:bookmark text:name="LC2113"/><text:bookmark text:name="LC2112"/></text:p>
          </table:table-cell>
          <table:table-cell table:style-name="Table2.A1" office:value-type="string">
            <text:p text:style-name="P28"><text:s/>//Create Table to be solved<text:bookmark text:name="L2122"/><text:bookmark text:name="L2121"/></text:p>
          </table:table-cell>
        </table:table-row>
        <table:table-row>
          <table:table-cell table:style-name="Table2.A1" office:value-type="string">
            <text:p text:style-name="P27"><text:bookmark text:name="LC2132"/><text:bookmark text:name="LC2131"/></text:p>
          </table:table-cell>
          <table:table-cell table:style-name="Table2.A1" office:value-type="string">
            <text:p text:style-name="P28"><text:s/>//create key<text:bookmark text:name="L2142"/><text:bookmark text:name="L2141"/></text:p>
          </table:table-cell>
        </table:table-row>
        <table:table-row>
          <table:table-cell table:style-name="Table2.A1" office:value-type="string">
            <text:p text:style-name="P27"><text:bookmark text:name="LC2152"/><text:bookmark text:name="LC2151"/></text:p>
          </table:table-cell>
          <table:table-cell table:style-name="Table2.A1" office:value-type="string">
            <text:p text:style-name="P28"><text:s/>//find the givens<text:bookmark text:name="L2162"/><text:bookmark text:name="L2161"/></text:p>
          </table:table-cell>
        </table:table-row>
        <table:table-row>
          <table:table-cell table:style-name="Table2.A1" office:value-type="string">
            <text:p text:style-name="P27"><text:bookmark text:name="LC2172"/><text:bookmark text:name="LC2171"/></text:p>
          </table:table-cell>
          <table:table-cell table:style-name="Table2.A1" office:value-type="string">
            <text:p text:style-name="P28"><text:s/>//Output<text:bookmark text:name="L2182"/><text:bookmark text:name="L2181"/></text:p>
          </table:table-cell>
        </table:table-row>
        <table:table-row>
          <table:table-cell table:style-name="Table2.A1" office:value-type="string">
            <text:p text:style-name="P27"><text:bookmark text:name="LC2202"/><text:bookmark text:name="LC2201"/></text:p>
          </table:table-cell>
          <table:table-cell table:style-name="Table2.A1" office:value-type="string">
            <text:p text:style-name="P28"><text:s/>//user enters in number<text:bookmark text:name="L2213"/><text:bookmark text:name="L2212"/></text:p>
          </table:table-cell>
        </table:table-row>
        <table:table-row>
          <table:table-cell table:style-name="Table2.A1" office:value-type="string">
            <text:p text:style-name="P27"><text:bookmark text:name="LC2222"/><text:bookmark text:name="LC2221"/></text:p>
          </table:table-cell>
          <table:table-cell table:style-name="Table2.A1" office:value-type="string">
            <text:p text:style-name="P28"><text:s/>//check for errors or win<text:bookmark text:name="L2232"/><text:bookmark text:name="L2231"/></text:p>
          </table:table-cell>
        </table:table-row>
        <table:table-row>
          <table:table-cell table:style-name="Table2.A1" office:value-type="string">
            <text:p text:style-name="P27"><text:bookmark text:name="LC2262"/><text:bookmark text:name="LC2261"/></text:p>
          </table:table-cell>
          <table:table-cell table:style-name="Table2.A1" office:value-type="string">
            <text:p text:style-name="P28"><text:s/>//after exiting current game<text:bookmark text:name="L2272"/><text:bookmark text:name="L2271"/></text:p>
          </table:table-cell>
        </table:table-row>
        <table:table-row>
          <table:table-cell table:style-name="Table2.A1" office:value-type="string">
            <text:p text:style-name="P27"><text:bookmark text:name="LC2272"/><text:bookmark text:name="LC2271"/></text:p>
          </table:table-cell>
          <table:table-cell table:style-name="Table2.A1" office:value-type="string">
            <text:p text:style-name="P29"><text:span text:style-name="T5"><text:s text:c="4"/>//if win</text:span><text:bookmark text:name="L2282"/><text:bookmark text:name="L2281"/></text:p>
          </table:table-cell>
        </table:table-row>
        <table:table-row>
          <table:table-cell table:style-name="Table2.A1" office:value-type="string">
            <text:p text:style-name="P27"><text:bookmark text:name="LC2282"/><text:bookmark text:name="LC2281"/></text:p>
          </table:table-cell>
          <table:table-cell table:style-name="Table2.A1" office:value-type="string">
            <text:p text:style-name="P29"><text:span text:style-name="T5"><text:s text:c="4"/>//tally which level diff is won</text:span><text:bookmark text:name="L2292"/><text:bookmark text:name="L2291"/></text:p>
          </table:table-cell>
        </table:table-row>
        <table:table-row>
          <table:table-cell table:style-name="Table2.A1" office:value-type="string">
            <text:p text:style-name="P27"><text:bookmark text:name="LC2332"/><text:bookmark text:name="LC2331"/></text:p>
          </table:table-cell>
          <table:table-cell table:style-name="Table2.A1" office:value-type="string">
            <text:p text:style-name="P29"><text:span text:style-name="T5"><text:s text:c="4"/>//give congrats message</text:span><text:bookmark text:name="L2342"/><text:bookmark text:name="L2341"/></text:p>
          </table:table-cell>
        </table:table-row>
        <table:table-row>
          <table:table-cell table:style-name="Table2.A1" office:value-type="string">
            <text:p text:style-name="P27"><text:bookmark text:name="LC2382"/><text:bookmark text:name="LC2381"/></text:p>
          </table:table-cell>
          <table:table-cell table:style-name="Table2.A1" office:value-type="string">
            <text:p text:style-name="P29"><text:span text:style-name="T5"><text:s/>//if loss, record loss</text:span><text:bookmark text:name="L2392"/><text:bookmark text:name="L2391"/></text:p>
          </table:table-cell>
        </table:table-row>
        <table:table-row>
          <table:table-cell table:style-name="Table2.A1" office:value-type="string">
            <text:p text:style-name="P27"><text:bookmark text:name="LC2392"/><text:bookmark text:name="LC2391"/></text:p>
          </table:table-cell>
          <table:table-cell table:style-name="Table2.A1" office:value-type="string">
            <text:p text:style-name="P29"><text:bookmark text:name="L2402"/><text:bookmark text:name="L2401"/></text:p>
          </table:table-cell>
        </table:table-row>
        <table:table-row>
          <table:table-cell table:style-name="Table2.A1" office:value-type="string">
            <text:p text:style-name="P27"><text:bookmark text:name="LC2402"/><text:bookmark text:name="LC2401"/></text:p>
          </table:table-cell>
          <table:table-cell table:style-name="Table2.A1" office:value-type="string">
            <text:p text:style-name="P28">//de-allocate the givens array<text:bookmark text:name="L2413"/><text:bookmark text:name="L2412"/></text:p>
          </table:table-cell>
        </table:table-row>
        <table:table-row>
          <table:table-cell table:style-name="Table2.A1" office:value-type="string">
            <text:p text:style-name="P27"><text:bookmark text:name="LC2422"/><text:bookmark text:name="LC2421"/></text:p>
          </table:table-cell>
          <table:table-cell table:style-name="Table2.A1" office:value-type="string">
            <text:p text:style-name="P28">//Exit stage right<text:bookmark text:name="L2432"/><text:bookmark text:name="L2431"/></text:p>
          </table:table-cell>
        </table:table-row>
        <table:table-row>
          <table:table-cell table:style-name="Table2.A1" office:value-type="string">
            <text:p text:style-name="P27"><text:bookmark text:name="LC2452"/><text:bookmark text:name="LC2451"/></text:p>
          </table:table-cell>
          <table:table-cell table:style-name="Table2.A1" office:value-type="string">
            <text:p text:style-name="P28">//*******fill the table*******//<text:bookmark text:name="L2462"/><text:bookmark text:name="L2461"/></text:p>
          </table:table-cell>
        </table:table-row>
        <table:table-row>
          <table:table-cell table:style-name="Table2.A1" office:value-type="string">
            <text:p text:style-name="P27"><text:bookmark text:name="LC2472"/><text:bookmark text:name="LC2471"/></text:p>
          </table:table-cell>
          <table:table-cell table:style-name="Table2.A1" office:value-type="string">
            <text:p text:style-name="P28"><text:s/>//declare variables<text:bookmark text:name="L2482"/><text:bookmark text:name="L2481"/></text:p>
          </table:table-cell>
        </table:table-row>
        <table:table-row>
          <table:table-cell table:style-name="Table2.A1" office:value-type="string">
            <text:p text:style-name="P27"><text:bookmark text:name="LC2492"/><text:bookmark text:name="LC2491"/></text:p>
          </table:table-cell>
          <table:table-cell table:style-name="Table2.A1" office:value-type="string">
            <text:p text:style-name="P28"><text:s/>//open file according to difficulty level<text:bookmark text:name="L2502"/><text:bookmark text:name="L2501"/></text:p>
          </table:table-cell>
        </table:table-row>
        <table:table-row>
          <table:table-cell table:style-name="Table2.A1" office:value-type="string">
            <text:p text:style-name="P27"><text:bookmark text:name="LC2532"/><text:bookmark text:name="LC2531"/></text:p>
          </table:table-cell>
          <table:table-cell table:style-name="Table2.A1" office:value-type="string">
            <text:p text:style-name="P28"><text:s/>//fill table with files contents<text:bookmark text:name="L2542"/><text:bookmark text:name="L2541"/></text:p>
          </table:table-cell>
        </table:table-row>
        <table:table-row>
          <table:table-cell table:style-name="Table2.A1" office:value-type="string">
            <text:p text:style-name="P27"><text:bookmark text:name="LC2582"/><text:bookmark text:name="LC2581"/></text:p>
          </table:table-cell>
          <table:table-cell table:style-name="Table2.A1" office:value-type="string">
            <text:p text:style-name="P29"><text:bookmark text:name="L2592"/><text:bookmark text:name="L2591"/></text:p>
          </table:table-cell>
        </table:table-row>
        <table:table-row>
          <table:table-cell table:style-name="Table2.A1" office:value-type="string">
            <text:p text:style-name="P27"><text:bookmark text:name="LC2592"/><text:bookmark text:name="LC2591"/></text:p>
          </table:table-cell>
          <table:table-cell table:style-name="Table2.A1" office:value-type="string">
            <text:p text:style-name="P28"><text:s/>//close file<text:bookmark text:name="L2602"/><text:bookmark text:name="L2601"/></text:p>
          </table:table-cell>
        </table:table-row>
        <table:table-row>
          <table:table-cell table:style-name="Table2.A1" office:value-type="string">
            <text:p text:style-name="P27"><text:bookmark text:name="LC2622"/><text:bookmark text:name="LC2621"/></text:p>
          </table:table-cell>
          <table:table-cell table:style-name="Table2.A1" office:value-type="string">
            <text:p text:style-name="P28">//*******fill the key*******//<text:bookmark text:name="L2632"/><text:bookmark text:name="L2631"/></text:p>
          </table:table-cell>
        </table:table-row>
        <table:table-row>
          <table:table-cell table:style-name="Table2.A1" office:value-type="string">
            <text:p text:style-name="P27"><text:bookmark text:name="LC2642"/><text:bookmark text:name="LC2641"/></text:p>
          </table:table-cell>
          <table:table-cell table:style-name="Table2.A1" office:value-type="string">
            <text:p text:style-name="P28"><text:s/>//declare variables<text:bookmark text:name="L2652"/><text:bookmark text:name="L2651"/></text:p>
          </table:table-cell>
        </table:table-row>
        <table:table-row>
          <table:table-cell table:style-name="Table2.A1" office:value-type="string">
            <text:p text:style-name="P27"><text:bookmark text:name="LC2652"/><text:bookmark text:name="LC2651"/></text:p>
          </table:table-cell>
          <table:table-cell table:style-name="Table2.A1" office:value-type="string">
            <text:p text:style-name="P29"><text:span text:style-name="T5"><text:s/>//file input</text:span><text:bookmark text:name="L2662"/><text:bookmark text:name="L2661"/></text:p>
          </table:table-cell>
        </table:table-row>
        <table:table-row>
          <table:table-cell table:style-name="Table2.A1" office:value-type="string">
            <text:p text:style-name="P27"><text:bookmark text:name="LC2662"/><text:bookmark text:name="LC2661"/></text:p>
          </table:table-cell>
          <table:table-cell table:style-name="Table2.A1" office:value-type="string">
            <text:p text:style-name="P28"><text:s/>//open file according to difficulty level<text:bookmark text:name="L2672"/><text:bookmark text:name="L2671"/></text:p>
          </table:table-cell>
        </table:table-row>
        <table:table-row>
          <table:table-cell table:style-name="Table2.A1" office:value-type="string">
            <text:p text:style-name="P27"><text:bookmark text:name="LC2702"/><text:bookmark text:name="LC2701"/></text:p>
          </table:table-cell>
          <table:table-cell table:style-name="Table2.A1" office:value-type="string">
            <text:p text:style-name="P28"><text:s/>//fill table with files contents<text:bookmark text:name="L2713"/><text:bookmark text:name="L2712"/></text:p>
          </table:table-cell>
        </table:table-row>
        <table:table-row>
          <table:table-cell table:style-name="Table2.A1" office:value-type="string">
            <text:p text:style-name="P27"><text:bookmark text:name="LC2762"/><text:bookmark text:name="LC2761"/></text:p>
          </table:table-cell>
          <table:table-cell table:style-name="Table2.A1" office:value-type="string">
            <text:p text:style-name="P28"><text:s/>//close file<text:bookmark text:name="L2772"/><text:bookmark text:name="L2771"/></text:p>
          </table:table-cell>
        </table:table-row>
        <table:table-row>
          <table:table-cell table:style-name="Table2.A1" office:value-type="string">
            <text:p text:style-name="P27"><text:bookmark text:name="LC2792"/><text:bookmark text:name="LC2791"/></text:p>
          </table:table-cell>
          <table:table-cell table:style-name="Table2.A1" office:value-type="string">
            <text:p text:style-name="P28">//*******print the table*******//<text:bookmark text:name="L2802"/><text:bookmark text:name="L2801"/></text:p>
          </table:table-cell>
        </table:table-row>
        <table:table-row>
          <table:table-cell table:style-name="Table2.A1" office:value-type="string">
            <text:p text:style-name="P27"><text:bookmark text:name="LC2813"/><text:bookmark text:name="LC2812"/></text:p>
          </table:table-cell>
          <table:table-cell table:style-name="Table2.A1" office:value-type="string">
            <text:p text:style-name="P29"><text:span text:style-name="T5"><text:s/>//format </text:span><text:bookmark text:name="L2822"/><text:bookmark text:name="L2821"/></text:p>
          </table:table-cell>
        </table:table-row>
        <table:table-row>
          <table:table-cell table:style-name="Table2.A1" office:value-type="string">
            <text:p text:style-name="P27"><text:bookmark text:name="LC2862"/><text:bookmark text:name="LC2861"/></text:p>
          </table:table-cell>
          <table:table-cell table:style-name="Table2.A1" office:value-type="string">
            <text:p text:style-name="P29"><text:span text:style-name="T5"><text:s/>//loop for format and display table</text:span><text:bookmark text:name="L2872"/><text:bookmark text:name="L2871"/></text:p>
          </table:table-cell>
        </table:table-row>
        <table:table-row>
          <table:table-cell table:style-name="Table2.A1" office:value-type="string">
            <text:p text:style-name="P27"><text:bookmark text:name="LC3062"/><text:bookmark text:name="LC3061"/></text:p>
          </table:table-cell>
          <table:table-cell table:style-name="Table2.A1" office:value-type="string">
            <text:p text:style-name="P29"><text:span text:style-name="T5"><text:s/>//keep track of errors on table</text:span><text:bookmark text:name="L3072"/><text:bookmark text:name="L3071"/></text:p>
          </table:table-cell>
        </table:table-row>
        <table:table-row>
          <table:table-cell table:style-name="Table2.A1" office:value-type="string">
            <text:p text:style-name="P27"><text:bookmark text:name="LC3072"/><text:bookmark text:name="LC3071"/></text:p>
          </table:table-cell>
          <table:table-cell table:style-name="Table2.A1" office:value-type="string">
            <text:p text:style-name="P29"><text:bookmark text:name="L3082"/><text:bookmark text:name="L3081"/></text:p>
          </table:table-cell>
        </table:table-row>
        <table:table-row>
          <table:table-cell table:style-name="Table2.A1" office:value-type="string">
            <text:p text:style-name="P27"><text:bookmark text:name="LC3082"/><text:bookmark text:name="LC3081"/></text:p>
          </table:table-cell>
          <table:table-cell table:style-name="Table2.A1" office:value-type="string">
            <text:p text:style-name="P28">//*******enter a number into a table*******//<text:bookmark text:name="L3092"/><text:bookmark text:name="L3091"/></text:p>
          </table:table-cell>
        </table:table-row>
        <table:table-row>
          <table:table-cell table:style-name="Table2.A1" office:value-type="string">
            <text:p text:style-name="P27"><text:bookmark text:name="LC3103"/><text:bookmark text:name="LC3102"/></text:p>
          </table:table-cell>
          <table:table-cell table:style-name="Table2.A1" office:value-type="string">
            <text:p text:style-name="P28"><text:s/>//declare variables<text:bookmark text:name="L3113"/><text:bookmark text:name="L3112"/></text:p>
          </table:table-cell>
        </table:table-row>
        <text:soft-page-break/>
        <table:table-row>
          <table:table-cell table:style-name="Table2.A1" office:value-type="string">
            <text:p text:style-name="P27"><text:bookmark text:name="LC3113"/><text:bookmark text:name="LC3112"/></text:p>
          </table:table-cell>
          <table:table-cell table:style-name="Table2.A1" office:value-type="string">
            <text:p text:style-name="P29"><text:span text:style-name="T5"><text:s/>//variables to hold selection</text:span><text:bookmark text:name="L3122"/><text:bookmark text:name="L3121"/></text:p>
          </table:table-cell>
        </table:table-row>
        <table:table-row>
          <table:table-cell table:style-name="Table2.A1" office:value-type="string">
            <text:p text:style-name="P27"><text:bookmark text:name="LC3122"/><text:bookmark text:name="LC3121"/></text:p>
          </table:table-cell>
          <table:table-cell table:style-name="Table2.A1" office:value-type="string">
            <text:p text:style-name="P29"><text:span text:style-name="T5"><text:s/>//variables to hold translated selection</text:span><text:bookmark text:name="L3132"/><text:bookmark text:name="L3131"/></text:p>
          </table:table-cell>
        </table:table-row>
        <table:table-row>
          <table:table-cell table:style-name="Table2.A1" office:value-type="string">
            <text:p text:style-name="P27"><text:bookmark text:name="LC3132"/><text:bookmark text:name="LC3131"/></text:p>
          </table:table-cell>
          <table:table-cell table:style-name="Table2.A1" office:value-type="string">
            <text:p text:style-name="P29"><text:span text:style-name="T5"><text:s/>//boolean for isGiven</text:span><text:bookmark text:name="L3142"/><text:bookmark text:name="L3141"/></text:p>
          </table:table-cell>
        </table:table-row>
        <table:table-row>
          <table:table-cell table:style-name="Table2.A1" office:value-type="string">
            <text:p text:style-name="P27"><text:bookmark text:name="LC3152"/><text:bookmark text:name="LC3151"/></text:p>
          </table:table-cell>
          <table:table-cell table:style-name="Table2.A1" office:value-type="string">
            <text:p text:style-name="P28"><text:s text:c="2"/>//input row<text:bookmark text:name="L3162"/><text:bookmark text:name="L3161"/></text:p>
          </table:table-cell>
        </table:table-row>
        <table:table-row>
          <table:table-cell table:style-name="Table2.A1" office:value-type="string">
            <text:p text:style-name="P27"><text:bookmark text:name="LC3182"/><text:bookmark text:name="LC3181"/></text:p>
          </table:table-cell>
          <table:table-cell table:style-name="Table2.A1" office:value-type="string">
            <text:p text:style-name="P29"><text:span text:style-name="T5"><text:s text:c="2"/>//select row (ex: a)</text:span></text:p>
          </table:table-cell>
        </table:table-row>
        <table:table-row>
          <table:table-cell table:style-name="Table2.A1" office:value-type="string">
            <text:p text:style-name="P27"><text:bookmark text:name="LC3192"/><text:bookmark text:name="LC3191"/></text:p>
          </table:table-cell>
          <table:table-cell table:style-name="Table2.A1" office:value-type="string">
            <text:p text:style-name="P29"><text:span text:style-name="T3"><text:s text:c="2"/></text:span><text:span text:style-name="T5">//input validation</text:span><text:bookmark text:name="L3202"/><text:bookmark text:name="L3201"/></text:p>
          </table:table-cell>
        </table:table-row>
        <table:table-row>
          <table:table-cell table:style-name="Table2.A1" office:value-type="string">
            <text:p text:style-name="P27"><text:bookmark text:name="LC3202"/><text:bookmark text:name="LC3201"/></text:p>
          </table:table-cell>
          <table:table-cell table:style-name="Table2.A1" office:value-type="string">
            <text:p text:style-name="P29"><text:span text:style-name="T5"><text:s text:c="2"/>//assign number to choice (ex: a=0)</text:span><text:bookmark text:name="L3213"/><text:bookmark text:name="L3212"/></text:p>
          </table:table-cell>
        </table:table-row>
        <table:table-row>
          <table:table-cell table:style-name="Table2.A1" office:value-type="string">
            <text:p text:style-name="P27"><text:bookmark text:name="LC3232"/><text:bookmark text:name="LC3231"/></text:p>
          </table:table-cell>
          <table:table-cell table:style-name="Table2.A1" office:value-type="string">
            <text:p text:style-name="P28"><text:s text:c="2"/>//input col<text:bookmark text:name="L3242"/><text:bookmark text:name="L3241"/></text:p>
          </table:table-cell>
        </table:table-row>
        <table:table-row>
          <table:table-cell table:style-name="Table2.A1" office:value-type="string">
            <text:p text:style-name="P27"><text:bookmark text:name="LC3262"/><text:bookmark text:name="LC3261"/></text:p>
          </table:table-cell>
          <table:table-cell table:style-name="Table2.A1" office:value-type="string">
            <text:p text:style-name="P29"><text:span text:style-name="T5"><text:s text:c="2"/>//select col (ex: A)</text:span><text:bookmark text:name="L3272"/><text:bookmark text:name="L3271"/></text:p>
          </table:table-cell>
        </table:table-row>
        <table:table-row>
          <table:table-cell table:style-name="Table2.A1" office:value-type="string">
            <text:p text:style-name="P27"><text:bookmark text:name="LC3272"/><text:bookmark text:name="LC3271"/></text:p>
          </table:table-cell>
          <table:table-cell table:style-name="Table2.A1" office:value-type="string">
            <text:p text:style-name="P29"><text:span text:style-name="T3"><text:s text:c="2"/></text:span><text:span text:style-name="T5">//input validation</text:span><text:bookmark text:name="L3282"/><text:bookmark text:name="L3281"/></text:p>
          </table:table-cell>
        </table:table-row>
        <table:table-row>
          <table:table-cell table:style-name="Table2.A1" office:value-type="string">
            <text:p text:style-name="P27"><text:bookmark text:name="LC3282"/><text:bookmark text:name="LC3281"/></text:p>
          </table:table-cell>
          <table:table-cell table:style-name="Table2.A1" office:value-type="string">
            <text:p text:style-name="P29"><text:span text:style-name="T5"><text:s text:c="2"/>//assign a number to choice (ex: A=0)</text:span><text:bookmark text:name="L3292"/><text:bookmark text:name="L3291"/></text:p>
          </table:table-cell>
        </table:table-row>
        <table:table-row>
          <table:table-cell table:style-name="Table2.A1" office:value-type="string">
            <text:p text:style-name="P27"><text:bookmark text:name="LC3313"/><text:bookmark text:name="LC3312"/></text:p>
          </table:table-cell>
          <table:table-cell table:style-name="Table2.A1" office:value-type="string">
            <text:p text:style-name="P29"><text:span text:style-name="T5"><text:s text:c="7"/>//check to make sure its not a given</text:span><text:bookmark text:name="L3322"/><text:bookmark text:name="L3321"/></text:p>
          </table:table-cell>
        </table:table-row>
        <table:table-row>
          <table:table-cell table:style-name="Table2.A1" office:value-type="string">
            <text:p text:style-name="P27"><text:bookmark text:name="LC3372"/><text:bookmark text:name="LC3371"/></text:p>
          </table:table-cell>
          <table:table-cell table:style-name="Table2.A1" office:value-type="string">
            <text:p text:style-name="P28"><text:s text:c="3"/>//enter in the number to table<text:bookmark text:name="L3382"/><text:bookmark text:name="L3381"/></text:p>
          </table:table-cell>
        </table:table-row>
        <table:table-row>
          <table:table-cell table:style-name="Table2.A1" office:value-type="string">
            <text:p text:style-name="P27"><text:bookmark text:name="LC3402"/><text:bookmark text:name="LC3401"/></text:p>
          </table:table-cell>
          <table:table-cell table:style-name="Table2.A1" office:value-type="string">
            <text:p text:style-name="P29"><text:span text:style-name="T5"><text:s text:c="2"/>//enter in guess</text:span><text:bookmark text:name="L3413"/><text:bookmark text:name="L3412"/></text:p>
          </table:table-cell>
        </table:table-row>
        <table:table-row>
          <table:table-cell table:style-name="Table2.A1" office:value-type="string">
            <text:p text:style-name="P27"><text:bookmark text:name="LC3413"/><text:bookmark text:name="LC3412"/></text:p>
          </table:table-cell>
          <table:table-cell table:style-name="Table2.A1" office:value-type="string">
            <text:p text:style-name="P29"><text:span text:style-name="T3"><text:s text:c="2"/></text:span><text:span text:style-name="T5">//input validation</text:span><text:bookmark text:name="L3422"/><text:bookmark text:name="L3421"/></text:p>
          </table:table-cell>
        </table:table-row>
        <table:table-row>
          <table:table-cell table:style-name="Table2.A1" office:value-type="string">
            <text:p text:style-name="P27"><text:bookmark text:name="LC3432"/><text:bookmark text:name="LC3431"/></text:p>
          </table:table-cell>
          <table:table-cell table:style-name="Table2.A1" office:value-type="string">
            <text:p text:style-name="P29"><text:span text:style-name="T5"><text:s text:c="2"/>//enter in guess into table</text:span><text:bookmark text:name="L3442"/><text:bookmark text:name="L3441"/></text:p>
          </table:table-cell>
        </table:table-row>
        <table:table-row>
          <table:table-cell table:style-name="Table2.A1" office:value-type="string">
            <text:p text:style-name="P27"><text:bookmark text:name="LC3442"/><text:bookmark text:name="LC3441"/></text:p>
          </table:table-cell>
          <table:table-cell table:style-name="Table2.A1" office:value-type="string">
            <text:p text:style-name="P29"><text:bookmark text:name="L3452"/><text:bookmark text:name="L3451"/></text:p>
          </table:table-cell>
        </table:table-row>
        <table:table-row>
          <table:table-cell table:style-name="Table2.A1" office:value-type="string">
            <text:p text:style-name="P27"><text:bookmark text:name="LC3452"/><text:bookmark text:name="LC3451"/></text:p>
          </table:table-cell>
          <table:table-cell table:style-name="Table2.A1" office:value-type="string">
            <text:p text:style-name="P28">//*******assign a number to a char*******//<text:bookmark text:name="L3462"/><text:bookmark text:name="L3461"/></text:p>
          </table:table-cell>
        </table:table-row>
        <table:table-row>
          <table:table-cell table:style-name="Table2.A1" office:value-type="string">
            <text:p text:style-name="P27"><text:bookmark text:name="LC3472"/><text:bookmark text:name="LC3471"/></text:p>
          </table:table-cell>
          <table:table-cell table:style-name="Table2.A1" office:value-type="string">
            <text:p text:style-name="P29"><text:span text:style-name="T3"><text:s text:c="3"/></text:span><text:span text:style-name="T5">//'A' returns 0 and so on...</text:span><text:bookmark text:name="L3482"/><text:bookmark text:name="L3481"/></text:p>
          </table:table-cell>
        </table:table-row>
        <table:table-row>
          <table:table-cell table:style-name="Table2.A1" office:value-type="string">
            <text:p text:style-name="P27"><text:bookmark text:name="LC3562"/><text:bookmark text:name="LC3561"/></text:p>
          </table:table-cell>
          <table:table-cell table:style-name="Table2.A1" office:value-type="string">
            <text:p text:style-name="P29"><text:span text:style-name="T3"><text:s text:c="3"/></text:span><text:span text:style-name="T5">//default case for incorrect input</text:span><text:bookmark text:name="L3572"/><text:bookmark text:name="L3571"/></text:p>
          </table:table-cell>
        </table:table-row>
        <table:table-row>
          <table:table-cell table:style-name="Table2.A1" office:value-type="string">
            <text:p text:style-name="P27"><text:bookmark text:name="LC3572"/><text:bookmark text:name="LC3571"/></text:p>
          </table:table-cell>
          <table:table-cell table:style-name="Table2.A1" office:value-type="string">
            <text:p text:style-name="P29"><text:bookmark text:name="L3582"/><text:bookmark text:name="L3581"/></text:p>
          </table:table-cell>
        </table:table-row>
        <table:table-row>
          <table:table-cell table:style-name="Table2.A1" office:value-type="string">
            <text:p text:style-name="P27"><text:bookmark text:name="LC3582"/><text:bookmark text:name="LC3581"/></text:p>
          </table:table-cell>
          <table:table-cell table:style-name="Table2.A1" office:value-type="string">
            <text:p text:style-name="P28">//*******check the table for win or errors*******//<text:bookmark text:name="L3592"/><text:bookmark text:name="L3591"/></text:p>
          </table:table-cell>
        </table:table-row>
        <table:table-row>
          <table:table-cell table:style-name="Table2.A1" office:value-type="string">
            <text:p text:style-name="P27"><text:bookmark text:name="LC3602"/><text:bookmark text:name="LC3601"/></text:p>
          </table:table-cell>
          <table:table-cell table:style-name="Table2.A1" office:value-type="string">
            <text:p text:style-name="P29"><text:span text:style-name="T3"><text:s text:c="2"/></text:span><text:span text:style-name="T5">//total errors counter</text:span><text:bookmark text:name="L3613"/><text:bookmark text:name="L3612"/></text:p>
          </table:table-cell>
        </table:table-row>
        <table:table-row>
          <table:table-cell table:style-name="Table2.A1" office:value-type="string">
            <text:p text:style-name="P27"><text:bookmark text:name="LC3613"/><text:bookmark text:name="LC3612"/></text:p>
          </table:table-cell>
          <table:table-cell table:style-name="Table2.A1" office:value-type="string">
            <text:p text:style-name="P29"><text:span text:style-name="T3"><text:s text:c="2"/></text:span><text:span text:style-name="T5">//win counter</text:span><text:bookmark text:name="L3622"/><text:bookmark text:name="L3621"/></text:p>
          </table:table-cell>
        </table:table-row>
        <table:table-row>
          <table:table-cell table:style-name="Table2.A1" office:value-type="string">
            <text:p text:style-name="P27"><text:bookmark text:name="LC3622"/><text:bookmark text:name="LC3621"/></text:p>
          </table:table-cell>
          <table:table-cell table:style-name="Table2.A1" office:value-type="string">
            <text:p text:style-name="P28"><text:s/>//loop to find errors<text:bookmark text:name="L3632"/><text:bookmark text:name="L3631"/></text:p>
          </table:table-cell>
        </table:table-row>
        <table:table-row>
          <table:table-cell table:style-name="Table2.A1" office:value-type="string">
            <text:p text:style-name="P27"><text:bookmark text:name="LC3662"/><text:bookmark text:name="LC3661"/></text:p>
          </table:table-cell>
          <table:table-cell table:style-name="Table2.A1" office:value-type="string">
            <text:p text:style-name="P29"><text:span text:style-name="T3"><text:s text:c="9"/></text:span><text:span text:style-name="T5">//if error is found, increment error</text:span><text:bookmark text:name="L3672"/><text:bookmark text:name="L3671"/></text:p>
          </table:table-cell>
        </table:table-row>
        <table:table-row>
          <table:table-cell table:style-name="Table2.A1" office:value-type="string">
            <text:p text:style-name="P27"><text:bookmark text:name="LC3702"/><text:bookmark text:name="LC3701"/></text:p>
          </table:table-cell>
          <table:table-cell table:style-name="Table2.A1" office:value-type="string">
            <text:p text:style-name="P29"><text:span text:style-name="T5"><text:s/>//set reference variable = current errors</text:span><text:bookmark text:name="L3713"/><text:bookmark text:name="L3712"/></text:p>
          </table:table-cell>
        </table:table-row>
        <table:table-row>
          <table:table-cell table:style-name="Table2.A1" office:value-type="string">
            <text:p text:style-name="P27"><text:bookmark text:name="LC3713"/><text:bookmark text:name="LC3712"/></text:p>
          </table:table-cell>
          <table:table-cell table:style-name="Table2.A1" office:value-type="string">
            <text:p text:style-name="P29"><text:span text:style-name="T3"><text:s/></text:span><text:span text:style-name="T5">//if no errors</text:span><text:bookmark text:name="L3722"/><text:bookmark text:name="L3721"/></text:p>
          </table:table-cell>
        </table:table-row>
        <table:table-row>
          <table:table-cell table:style-name="Table2.A1" office:value-type="string">
            <text:p text:style-name="P27"><text:bookmark text:name="LC3722"/><text:bookmark text:name="LC3721"/></text:p>
          </table:table-cell>
          <table:table-cell table:style-name="Table2.A1" office:value-type="string">
            <text:p text:style-name="P28"><text:s/>//loop and check for win<text:bookmark text:name="L3732"/><text:bookmark text:name="L3731"/></text:p>
          </table:table-cell>
        </table:table-row>
        <table:table-row>
          <table:table-cell table:style-name="Table2.A1" office:value-type="string">
            <text:p text:style-name="P27"><text:bookmark text:name="LC3752"/><text:bookmark text:name="LC3751"/></text:p>
          </table:table-cell>
          <table:table-cell table:style-name="Table2.A1" office:value-type="string">
            <text:p text:style-name="P29"><text:span text:style-name="T3"><text:s text:c="4"/></text:span><text:span text:style-name="T5">//counter for correct answers</text:span><text:bookmark text:name="L3762"/><text:bookmark text:name="L3761"/></text:p>
          </table:table-cell>
        </table:table-row>
        <table:table-row>
          <table:table-cell table:style-name="Table2.A1" office:value-type="string">
            <text:p text:style-name="P27"><text:bookmark text:name="LC3782"/><text:bookmark text:name="LC3781"/></text:p>
          </table:table-cell>
          <table:table-cell table:style-name="Table2.A1" office:value-type="string">
            <text:p text:style-name="P29"><text:span text:style-name="T3"><text:s text:c="2"/></text:span><text:span text:style-name="T5">//if all correct, return true</text:span><text:bookmark text:name="L3792"/><text:bookmark text:name="L3791"/></text:p>
          </table:table-cell>
        </table:table-row>
        <table:table-row>
          <table:table-cell table:style-name="Table2.A1" office:value-type="string">
            <text:p text:style-name="P27"><text:bookmark text:name="LC3792"/><text:bookmark text:name="LC3791"/></text:p>
          </table:table-cell>
          <table:table-cell table:style-name="Table2.A1" office:value-type="string">
            <text:p text:style-name="P29"><text:bookmark text:name="L3802"/><text:bookmark text:name="L3801"/></text:p>
          </table:table-cell>
        </table:table-row>
        <table:table-row>
          <table:table-cell table:style-name="Table2.A1" office:value-type="string">
            <text:p text:style-name="P27"><text:bookmark text:name="LC3802"/><text:bookmark text:name="LC3801"/></text:p>
          </table:table-cell>
          <table:table-cell table:style-name="Table2.A1" office:value-type="string">
            <text:p text:style-name="P29"><text:span text:style-name="T3"><text:s text:c="2"/></text:span><text:span text:style-name="T5">//if not finished, return false</text:span><text:bookmark text:name="L3813"/><text:bookmark text:name="L3812"/></text:p>
          </table:table-cell>
        </table:table-row>
        <table:table-row>
          <table:table-cell table:style-name="Table2.A1" office:value-type="string">
            <text:p text:style-name="P27"><text:bookmark text:name="LC3813"/><text:bookmark text:name="LC3812"/></text:p>
          </table:table-cell>
          <table:table-cell table:style-name="Table2.A1" office:value-type="string">
            <text:p text:style-name="P29"><text:bookmark text:name="L3822"/><text:bookmark text:name="L3821"/></text:p>
          </table:table-cell>
        </table:table-row>
        <table:table-row>
          <table:table-cell table:style-name="Table2.A1" office:value-type="string">
            <text:p text:style-name="P27"><text:bookmark text:name="LC3822"/><text:bookmark text:name="LC3821"/></text:p>
          </table:table-cell>
          <table:table-cell table:style-name="Table2.A1" office:value-type="string">
            <text:p text:style-name="P28">//*******greeting's editor*******//<text:bookmark text:name="L3832"/><text:bookmark text:name="L3831"/></text:p>
          </table:table-cell>
        </table:table-row>
        <table:table-row>
          <table:table-cell table:style-name="Table2.A1" office:value-type="string">
            <text:p text:style-name="P27"><text:bookmark text:name="LC3842"/><text:bookmark text:name="LC3841"/></text:p>
          </table:table-cell>
          <table:table-cell table:style-name="Table2.A1" office:value-type="string">
            <text:p text:style-name="P28"><text:s text:c="2"/>//put both strings together<text:bookmark text:name="L3852"/><text:bookmark text:name="L3851"/></text:p>
          </table:table-cell>
        </table:table-row>
        <table:table-row>
          <table:table-cell table:style-name="Table2.A1" office:value-type="string">
            <text:p text:style-name="P27"><text:bookmark text:name="LC3902"/><text:bookmark text:name="LC3901"/></text:p>
          </table:table-cell>
          <table:table-cell table:style-name="Table2.A1" office:value-type="string">
            <text:p text:style-name="P28"><text:s text:c="2"/>//set the first letter to uppercase<text:bookmark text:name="L3913"/><text:bookmark text:name="L3912"/></text:p>
          </table:table-cell>
        </table:table-row>
        <table:table-row>
          <table:table-cell table:style-name="Table2.A1" office:value-type="string">
            <text:p text:style-name="P27"><text:bookmark text:name="LC3992"/><text:bookmark text:name="LC3991"/></text:p>
          </table:table-cell>
          <table:table-cell table:style-name="Table2.A1" office:value-type="string">
            <text:p text:style-name="P28">//*******find the givens of the current puzzle*******//<text:bookmark text:name="L4002"/><text:bookmark text:name="L4001"/></text:p>
          </table:table-cell>
        </table:table-row>
        <table:table-row>
          <table:table-cell table:style-name="Table2.A1" office:value-type="string">
            <text:p text:style-name="P27"><text:bookmark text:name="LC4013"/><text:bookmark text:name="LC4012"/></text:p>
          </table:table-cell>
          <table:table-cell table:style-name="Table2.A1" office:value-type="string">
            <text:p text:style-name="P28"><text:s text:c="2"/>//declare variables<text:bookmark text:name="L4022"/><text:bookmark text:name="L4021"/></text:p>
          </table:table-cell>
        </table:table-row>
        <table:table-row>
          <table:table-cell table:style-name="Table2.A1" office:value-type="string">
            <text:p text:style-name="P27"><text:bookmark text:name="LC4032"/><text:bookmark text:name="LC4031"/></text:p>
          </table:table-cell>
          <table:table-cell table:style-name="Table2.A1" office:value-type="string">
            <text:p text:style-name="P28">//find how many givens<text:bookmark text:name="L4042"/><text:bookmark text:name="L4041"/></text:p>
          </table:table-cell>
        </table:table-row>
        <table:table-row>
          <table:table-cell table:style-name="Table2.A1" office:value-type="string">
            <text:p text:style-name="P27"><text:bookmark text:name="LC4062"/><text:bookmark text:name="LC4061"/></text:p>
          </table:table-cell>
          <table:table-cell table:style-name="Table2.A1" office:value-type="string">
            <text:p text:style-name="P29"><text:span text:style-name="T5"><text:s text:c="7"/>//rows = number of givens</text:span><text:bookmark text:name="L4072"/><text:bookmark text:name="L4071"/></text:p>
          </table:table-cell>
        </table:table-row>
        <table:table-row>
          <table:table-cell table:style-name="Table2.A1" office:value-type="string">
            <text:p text:style-name="P27"><text:bookmark text:name="LC4113"/><text:bookmark text:name="LC4112"/></text:p>
          </table:table-cell>
          <table:table-cell table:style-name="Table2.A1" office:value-type="string">
            <text:p text:style-name="P28"><text:s text:c="3"/>//create the number of rows<text:bookmark text:name="L4122"/><text:bookmark text:name="L4121"/></text:p>
          </table:table-cell>
        </table:table-row>
        <table:table-row>
          <table:table-cell table:style-name="Table2.A1" office:value-type="string">
            <text:p text:style-name="P27"><text:bookmark text:name="LC4132"/><text:bookmark text:name="LC4131"/></text:p>
          </table:table-cell>
          <table:table-cell table:style-name="Table2.A1" office:value-type="string">
            <text:p text:style-name="P28"><text:s/>//loop and create the columns<text:bookmark text:name="L4142"/><text:bookmark text:name="L4141"/></text:p>
          </table:table-cell>
        </table:table-row>
        <table:table-row>
          <table:table-cell table:style-name="Table2.A1" office:value-type="string">
            <text:p text:style-name="P27"><text:bookmark text:name="LC4172"/><text:bookmark text:name="LC4171"/></text:p>
          </table:table-cell>
          <table:table-cell table:style-name="Table2.A1" office:value-type="string">
            <text:p text:style-name="P28"><text:s text:c="7"/>//fill the array with givens positions<text:bookmark text:name="L4182"/><text:bookmark text:name="L4181"/></text:p>
          </table:table-cell>
        </table:table-row>
        <table:table-row>
          <table:table-cell table:style-name="Table2.A1" office:value-type="string">
            <text:p text:style-name="P27"><text:bookmark text:name="LC4292"/><text:bookmark text:name="LC4291"/></text:p>
          </table:table-cell>
          <table:table-cell table:style-name="Table2.A1" office:value-type="string">
            <text:p text:style-name="P28"><text:s/>//return the array<text:bookmark text:name="L4302"/><text:bookmark text:name="L4301"/></text:p>
          </table:table-cell>
        </table:table-row>
        <table:table-row>
          <table:table-cell table:style-name="Table2.A1" office:value-type="string">
            <text:p text:style-name="P27"><text:bookmark text:name="LC4362"/><text:bookmark text:name="LC4361"/></text:p>
          </table:table-cell>
          <table:table-cell table:style-name="Table2.A1" office:value-type="string">
            <text:p text:style-name="P28">//*******check to make sure player isn't editing givens*******//<text:bookmark text:name="L4372"/><text:bookmark text:name="L4371"/></text:p>
          </table:table-cell>
        </table:table-row>
        <table:table-row>
          <table:table-cell table:style-name="Table2.A1" office:value-type="string">
            <text:p text:style-name="P27"><text:bookmark text:name="LC4382"/><text:bookmark text:name="LC4381"/></text:p>
          </table:table-cell>
          <table:table-cell table:style-name="Table2.A1" office:value-type="string">
            <text:p text:style-name="P28"><text:s text:c="2"/>//declare variables<text:bookmark text:name="L4392"/><text:bookmark text:name="L4391"/></text:p>
          </table:table-cell>
        </table:table-row>
        <table:table-row>
          <table:table-cell table:style-name="Table2.A1" office:value-type="string">
            <text:p text:style-name="P27"><text:bookmark text:name="LC4402"/><text:bookmark text:name="LC4401"/></text:p>
          </table:table-cell>
          <table:table-cell table:style-name="Table2.A1" office:value-type="string">
            <text:p text:style-name="P28"><text:s text:c="2"/>//loop to check givens<text:bookmark text:name="L4413"/><text:bookmark text:name="L4412"/></text:p>
          </table:table-cell>
        </table:table-row>
        <table:table-row>
          <table:table-cell table:style-name="Table2.A1" office:value-type="string">
            <text:p text:style-name="P27"><text:bookmark text:name="LC4442"/><text:bookmark text:name="LC4441"/></text:p>
          </table:table-cell>
          <table:table-cell table:style-name="Table2.A1" office:value-type="string">
            <text:p text:style-name="P28"><text:s text:c="2"/>//return the boolean<text:bookmark text:name="L4452"/><text:bookmark text:name="L4451"/></text:p>
          </table:table-cell>
        </table:table-row>
        <table:table-row>
          <table:table-cell table:style-name="Table2.A1" office:value-type="string">
            <text:p text:style-name="P27"><text:bookmark text:name="LC4472"/><text:bookmark text:name="LC4471"/></text:p>
          </table:table-cell>
          <table:table-cell table:style-name="Table2.A1" office:value-type="string">
            <text:p text:style-name="P28">//*******de-allocate the array for givens*******//<text:bookmark text:name="L4482"/><text:bookmark text:name="L4481"/></text:p>
          </table:table-cell>
        </table:table-row>
        <table:table-row>
          <table:table-cell table:style-name="Table2.A1" office:value-type="string">
            <text:p text:style-name="P27"><text:bookmark text:name="LC4492"/><text:bookmark text:name="LC4491"/></text:p>
          </table:table-cell>
          <table:table-cell table:style-name="Table2.A1" office:value-type="string">
            <text:p text:style-name="P28"><text:s/>//Loop and destroy the columns<text:bookmark text:name="L4502"/><text:bookmark text:name="L4501"/></text:p>
          </table:table-cell>
        </table:table-row>
        <text:soft-page-break/>
        <table:table-row>
          <table:table-cell table:style-name="Table2.A1" office:value-type="string">
            <text:p text:style-name="P27"><text:bookmark text:name="LC4532"/><text:bookmark text:name="LC4531"/></text:p>
          </table:table-cell>
          <table:table-cell table:style-name="Table2.A1" office:value-type="string">
            <text:p text:style-name="P28"><text:s/>//Destroy the rows<text:bookmark text:name="L4542"/><text:bookmark text:name="L4541"/></text:p>
          </table:table-cell>
        </table:table-row>
        <table:table-row>
          <table:table-cell table:style-name="Table2.A1" office:value-type="string">
            <text:p text:style-name="P27"><text:bookmark text:name="LC4562"/><text:bookmark text:name="LC4561"/></text:p>
          </table:table-cell>
          <table:table-cell table:style-name="Table2.A1" office:value-type="string">
            <text:p text:style-name="P28">//******enter player record*********//<text:bookmark text:name="L4572"/><text:bookmark text:name="L4571"/></text:p>
          </table:table-cell>
        </table:table-row>
        <table:table-row>
          <table:table-cell table:style-name="Table2.A1" office:value-type="string">
            <text:p text:style-name="P27"><text:bookmark text:name="LC4582"/><text:bookmark text:name="LC4581"/></text:p>
          </table:table-cell>
          <table:table-cell table:style-name="Table2.A1" office:value-type="string">
            <text:p text:style-name="P28"><text:s/>//declare struct<text:bookmark text:name="L4592"/><text:bookmark text:name="L4591"/></text:p>
          </table:table-cell>
        </table:table-row>
        <table:table-row>
          <table:table-cell table:style-name="Table2.A1" office:value-type="string">
            <text:p text:style-name="P27"><text:bookmark text:name="LC4602"/><text:bookmark text:name="LC4601"/></text:p>
          </table:table-cell>
          <table:table-cell table:style-name="Table2.A1" office:value-type="string">
            <text:p text:style-name="P29"><text:span text:style-name="T5"><text:s/>//prompt for name in record</text:span><text:bookmark text:name="L4613"/><text:bookmark text:name="L4612"/></text:p>
          </table:table-cell>
        </table:table-row>
        <table:table-row>
          <table:table-cell table:style-name="Table2.A1" office:value-type="string">
            <text:p text:style-name="P27"><text:bookmark text:name="LC4632"/><text:bookmark text:name="LC4631"/></text:p>
          </table:table-cell>
          <table:table-cell table:style-name="Table2.A1" office:value-type="string">
            <text:p text:style-name="P29"><text:span text:style-name="T5"><text:s/>//set all other values to zer0</text:span><text:bookmark text:name="L4642"/><text:bookmark text:name="L4641"/></text:p>
          </table:table-cell>
        </table:table-row>
        <table:table-row>
          <table:table-cell table:style-name="Table2.A1" office:value-type="string">
            <text:p text:style-name="P27"><text:bookmark text:name="LC4682"/><text:bookmark text:name="LC4681"/></text:p>
          </table:table-cell>
          <table:table-cell table:style-name="Table2.A1" office:value-type="string">
            <text:p text:style-name="P28"><text:s/>//return struct<text:bookmark text:name="L4692"/><text:bookmark text:name="L4691"/></text:p>
          </table:table-cell>
        </table:table-row>
        <table:table-row>
          <table:table-cell table:style-name="Table2.A1" office:value-type="string">
            <text:p text:style-name="P27"><text:bookmark text:name="LC4713"/><text:bookmark text:name="LC4712"/></text:p>
          </table:table-cell>
          <table:table-cell table:style-name="Table2.A1" office:value-type="string">
            <text:p text:style-name="P28">//******write player record to a file******//<text:bookmark text:name="L4722"/><text:bookmark text:name="L4721"/></text:p>
          </table:table-cell>
        </table:table-row>
        <table:table-row>
          <table:table-cell table:style-name="Table2.A1" office:value-type="string">
            <text:p text:style-name="P27"><text:bookmark text:name="LC4732"/><text:bookmark text:name="LC4731"/></text:p>
          </table:table-cell>
          <table:table-cell table:style-name="Table2.A1" office:value-type="string">
            <text:p text:style-name="P28"><text:s/>//open file<text:bookmark text:name="L4742"/><text:bookmark text:name="L4741"/></text:p>
          </table:table-cell>
        </table:table-row>
        <table:table-row>
          <table:table-cell table:style-name="Table2.A1" office:value-type="string">
            <text:p text:style-name="P27"><text:bookmark text:name="LC4762"/><text:bookmark text:name="LC4761"/></text:p>
          </table:table-cell>
          <table:table-cell table:style-name="Table2.A1" office:value-type="string">
            <text:p text:style-name="P28"><text:s/>//write to file<text:bookmark text:name="L4772"/><text:bookmark text:name="L4771"/></text:p>
          </table:table-cell>
        </table:table-row>
        <table:table-row>
          <table:table-cell table:style-name="Table2.A1" office:value-type="string">
            <text:p text:style-name="P27"><text:bookmark text:name="LC4782"/><text:bookmark text:name="LC4781"/></text:p>
          </table:table-cell>
          <table:table-cell table:style-name="Table2.A1" office:value-type="string">
            <text:p text:style-name="P28"><text:s/>//close file<text:bookmark text:name="L4792"/><text:bookmark text:name="L4791"/></text:p>
          </table:table-cell>
        </table:table-row>
        <table:table-row>
          <table:table-cell table:style-name="Table2.A1" office:value-type="string">
            <text:p text:style-name="P27"><text:bookmark text:name="LC4813"/><text:bookmark text:name="LC4812"/></text:p>
          </table:table-cell>
          <table:table-cell table:style-name="Table2.A1" office:value-type="string">
            <text:p text:style-name="P28">//*******read player record from file*******//<text:bookmark text:name="L4822"/><text:bookmark text:name="L4821"/></text:p>
          </table:table-cell>
        </table:table-row>
        <table:table-row>
          <table:table-cell table:style-name="Table2.A1" office:value-type="string">
            <text:p text:style-name="P27"><text:bookmark text:name="LC4832"/><text:bookmark text:name="LC4831"/></text:p>
          </table:table-cell>
          <table:table-cell table:style-name="Table2.A1" office:value-type="string">
            <text:p text:style-name="P28"><text:s text:c="2"/>//create structure<text:bookmark text:name="L4842"/><text:bookmark text:name="L4841"/></text:p>
          </table:table-cell>
        </table:table-row>
        <table:table-row>
          <table:table-cell table:style-name="Table2.A1" office:value-type="string">
            <text:p text:style-name="P27"><text:bookmark text:name="LC4852"/><text:bookmark text:name="LC4851"/></text:p>
          </table:table-cell>
          <table:table-cell table:style-name="Table2.A1" office:value-type="string">
            <text:p text:style-name="P28"><text:s text:c="2"/>//open file<text:bookmark text:name="L4862"/><text:bookmark text:name="L4861"/></text:p>
          </table:table-cell>
        </table:table-row>
        <table:table-row>
          <table:table-cell table:style-name="Table2.A1" office:value-type="string">
            <text:p text:style-name="P27"><text:bookmark text:name="LC4882"/><text:bookmark text:name="LC4881"/></text:p>
          </table:table-cell>
          <table:table-cell table:style-name="Table2.A1" office:value-type="string">
            <text:p text:style-name="P28"><text:s text:c="2"/>//read file into structure<text:bookmark text:name="L4892"/><text:bookmark text:name="L4891"/></text:p>
          </table:table-cell>
        </table:table-row>
        <table:table-row>
          <table:table-cell table:style-name="Table2.A1" office:value-type="string">
            <text:p text:style-name="P27"><text:bookmark text:name="LC4902"/><text:bookmark text:name="LC4901"/></text:p>
          </table:table-cell>
          <table:table-cell table:style-name="Table2.A1" office:value-type="string">
            <text:p text:style-name="P28"><text:s text:c="2"/>//close file<text:bookmark text:name="L4913"/><text:bookmark text:name="L4912"/></text:p>
          </table:table-cell>
        </table:table-row>
        <table:table-row>
          <table:table-cell table:style-name="Table2.A1" office:value-type="string">
            <text:p text:style-name="P27"><text:bookmark text:name="LC4922"/><text:bookmark text:name="LC4921"/></text:p>
          </table:table-cell>
          <table:table-cell table:style-name="Table2.A1" office:value-type="string">
            <text:p text:style-name="P28"><text:s text:c="2"/>//return struct<text:bookmark text:name="L4932"/><text:bookmark text:name="L4931"/></text:p>
          </table:table-cell>
        </table:table-row>
        <table:table-row>
          <table:table-cell table:style-name="Table2.A1" office:value-type="string">
            <text:p text:style-name="P27"><text:bookmark text:name="LC4952"/><text:bookmark text:name="LC4951"/></text:p>
          </table:table-cell>
          <table:table-cell table:style-name="Table2.A1" office:value-type="string">
            <text:p text:style-name="P28">//*********show player record*********//<text:bookmark text:name="L4962"/><text:bookmark text:name="L4961"/></text:p>
          </table:table-cell>
        </table:table-row>
        <table:table-row>
          <table:table-cell table:style-name="Table2.A1" office:value-type="string">
            <text:p text:style-name="P27"><text:bookmark text:name="LC4972"/><text:bookmark text:name="LC4971"/></text:p>
          </table:table-cell>
          <table:table-cell table:style-name="Table2.A1" office:value-type="string">
            <text:p text:style-name="P28"><text:s text:c="2"/>//calculate win rate<text:bookmark text:name="L4982"/><text:bookmark text:name="L4981"/></text:p>
          </table:table-cell>
        </table:table-row>
        <table:table-row>
          <table:table-cell table:style-name="Table2.A1" office:value-type="string">
            <text:p text:style-name="P27"><text:bookmark text:name="LC5013"/><text:bookmark text:name="LC5012"/></text:p>
          </table:table-cell>
          <table:table-cell table:style-name="Table2.A1" office:value-type="string">
            <text:p text:style-name="P28"><text:s text:c="2"/>//output all of structure<text:bookmark text:name="L5022"/><text:bookmark text:name="L5021"/></text:p>
          </table:table-cell>
        </table:table-row>
      </table:table>
      <text:p text:style-name="P10"/>
      <text:p text:style-name="P7">Concepts from the Book (Savitch 9<text:span text:style-name="T2">th</text:span> Ed)</text:p>
      <text:p text:style-name="P7"/>
      <table:table table:name="Concepts" table:style-name="Concepts">
        <table:table-column table:style-name="Concepts.A" table:number-columns-repeated="3"/>
        <table:table-column table:style-name="Concepts.D"/>
        <table:table-row>
          <table:table-cell table:style-name="Concepts.A1" office:value-type="string">
            <text:p text:style-name="P17">Chapter</text:p>
          </table:table-cell>
          <table:table-cell table:style-name="Concepts.A1" office:value-type="string">
            <text:p text:style-name="P17">Concept</text:p>
          </table:table-cell>
          <table:table-cell table:style-name="Concepts.A1" office:value-type="string">
            <text:p text:style-name="P17">Description</text:p>
          </table:table-cell>
          <table:table-cell table:style-name="Concepts.D1" office:value-type="string">
            <text:p text:style-name="P17">Location</text:p>
          </table:table-cell>
        </table:table-row>
        <table:table-row>
          <table:table-cell table:style-name="Concepts.A2" office:value-type="string">
            <text:p text:style-name="P16">9. Pointers</text:p>
          </table:table-cell>
          <table:table-cell table:style-name="Concepts.A2" office:value-type="string">
            <text:p text:style-name="P16">Records *a</text:p>
          </table:table-cell>
          <table:table-cell table:style-name="Concepts.A2" office:value-type="string">
            <text:p text:style-name="P16">Pointer to structure of arrays</text:p>
          </table:table-cell>
          <table:table-cell table:style-name="Concepts.D2" office:value-type="string">
            <text:p text:style-name="P16">Line 176</text:p>
          </table:table-cell>
        </table:table-row>
        <table:table-row>
          <table:table-cell table:style-name="Concepts.A2" office:value-type="string">
            <text:p text:style-name="P16"/>
          </table:table-cell>
          <table:table-cell table:style-name="Concepts.A2" office:value-type="string">
            <text:p text:style-name="P16">int **arrayG</text:p>
          </table:table-cell>
          <table:table-cell table:style-name="Concepts.A2" office:value-type="string">
            <text:p text:style-name="P16">Initializing a dynamic array</text:p>
          </table:table-cell>
          <table:table-cell table:style-name="Concepts.D2" office:value-type="string">
            <text:p text:style-name="P16">Line 216</text:p>
          </table:table-cell>
        </table:table-row>
        <table:table-row>
          <table:table-cell table:style-name="Concepts.A2" office:value-type="string">
            <text:p text:style-name="P16"/>
          </table:table-cell>
          <table:table-cell table:style-name="Concepts.A2" office:value-type="string">
            <text:p text:style-name="P16">int **a</text:p>
          </table:table-cell>
          <table:table-cell table:style-name="Concepts.A2" office:value-type="string">
            <text:p text:style-name="P16">Pointer to dynamic array</text:p>
          </table:table-cell>
          <table:table-cell table:style-name="Concepts.D2" office:value-type="string">
            <text:p text:style-name="P16">Line 412</text:p>
          </table:table-cell>
        </table:table-row>
        <table:table-row>
          <table:table-cell table:style-name="Concepts.A2" office:value-type="string">
            <text:p text:style-name="P16"/>
          </table:table-cell>
          <table:table-cell table:style-name="Concepts.A2" office:value-type="string">
            <text:p text:style-name="P16">delete [] a[i]</text:p>
          </table:table-cell>
          <table:table-cell table:style-name="Concepts.A2" office:value-type="string">
            <text:p text:style-name="P16">De-allocation of columns in an array</text:p>
          </table:table-cell>
          <table:table-cell table:style-name="Concepts.D2" office:value-type="string">
            <text:p text:style-name="P16">Line 451</text:p>
          </table:table-cell>
        </table:table-row>
        <table:table-row>
          <table:table-cell table:style-name="Concepts.A2" office:value-type="string">
            <text:p text:style-name="P16"/>
          </table:table-cell>
          <table:table-cell table:style-name="Concepts.A2" office:value-type="string">
            <text:p text:style-name="P16">Delete []a</text:p>
          </table:table-cell>
          <table:table-cell table:style-name="Concepts.A2" office:value-type="string">
            <text:p text:style-name="P16">De-allocation of rows in an array</text:p>
          </table:table-cell>
          <table:table-cell table:style-name="Concepts.D2" office:value-type="string">
            <text:p text:style-name="P16">Line 454</text:p>
          </table:table-cell>
        </table:table-row>
        <table:table-row>
          <table:table-cell table:style-name="Concepts.A2" office:value-type="string">
            <text:p text:style-name="P16">10. Characters, C-Strings, string class</text:p>
          </table:table-cell>
          <table:table-cell table:style-name="Concepts.A2" office:value-type="string">
            <text:p text:style-name="P16">isalpha(rowIn)</text:p>
          </table:table-cell>
          <table:table-cell table:style-name="Concepts.A2" office:value-type="string">
            <text:p text:style-name="P16">Check to see if the char is alphabetical</text:p>
          </table:table-cell>
          <table:table-cell table:style-name="Concepts.D2" office:value-type="string">
            <text:p text:style-name="P16">Line 319</text:p>
          </table:table-cell>
        </table:table-row>
        <table:table-row>
          <table:table-cell table:style-name="Concepts.A2" office:value-type="string">
            <text:p text:style-name="P16"/>
          </table:table-cell>
          <table:table-cell table:style-name="Concepts.A2" office:value-type="string">
            <text:p text:style-name="P16">islower(a[0])</text:p>
          </table:table-cell>
          <table:table-cell table:style-name="Concepts.A2" office:value-type="string">
            <text:p text:style-name="P16">Check to see if the char is lowercase</text:p>
          </table:table-cell>
          <table:table-cell table:style-name="Concepts.D2" office:value-type="string">
            <text:p text:style-name="P16">Line 391</text:p>
          </table:table-cell>
        </table:table-row>
        <table:table-row>
          <table:table-cell table:style-name="Concepts.A2" office:value-type="string">
            <text:p text:style-name="P16"/>
          </table:table-cell>
          <table:table-cell table:style-name="Concepts.A2" office:value-type="string">
            <text:p text:style-name="P16">isupper(a[0])</text:p>
          </table:table-cell>
          <table:table-cell table:style-name="Concepts.A2" office:value-type="string">
            <text:p text:style-name="P16">Check to see if the char is uppercase</text:p>
          </table:table-cell>
          <table:table-cell table:style-name="Concepts.D2" office:value-type="string">
            <text:p text:style-name="P16">Line 393</text:p>
          </table:table-cell>
        </table:table-row>
        <table:table-row>
          <table:table-cell table:style-name="Concepts.A2" office:value-type="string">
            <text:p text:style-name="P16"/>
          </table:table-cell>
          <table:table-cell table:style-name="Concepts.A2" office:value-type="string">
            <text:p text:style-name="P16">toupper(a[0])</text:p>
          </table:table-cell>
          <table:table-cell table:style-name="Concepts.A2" office:value-type="string">
            <text:p text:style-name="P16">Set the char to uppercase</text:p>
          </table:table-cell>
          <table:table-cell table:style-name="Concepts.D2" office:value-type="string">
            <text:p text:style-name="P16">Line 392</text:p>
          </table:table-cell>
        </table:table-row>
        <table:table-row>
          <table:table-cell table:style-name="Concepts.A2" office:value-type="string">
            <text:p text:style-name="P16"/>
          </table:table-cell>
          <table:table-cell table:style-name="Concepts.A2" office:value-type="string">
            <text:p text:style-name="P26">char greet[GLENGTH] </text:p>
          </table:table-cell>
          <table:table-cell table:style-name="Concepts.A2" office:value-type="string">
            <text:p text:style-name="P16">A string held in a char array (C-string)</text:p>
          </table:table-cell>
          <table:table-cell table:style-name="Concepts.D2" office:value-type="string">
            <text:p text:style-name="P16">Line 44</text:p>
          </table:table-cell>
        </table:table-row>
        <table:table-row>
          <table:table-cell table:style-name="Concepts.A2" office:value-type="string">
            <text:p text:style-name="P16"/>
          </table:table-cell>
          <table:table-cell table:style-name="Concepts.A2" office:value-type="string">
            <text:p text:style-name="P16">strlen(a)</text:p>
          </table:table-cell>
          <table:table-cell table:style-name="Concepts.A2" office:value-type="string">
            <text:p text:style-name="P16">Gives length of c-string</text:p>
          </table:table-cell>
          <table:table-cell table:style-name="Concepts.D2" office:value-type="string">
            <text:p text:style-name="P16">Line 385</text:p>
          </table:table-cell>
        </table:table-row>
        <table:table-row>
          <table:table-cell table:style-name="Concepts.A2" office:value-type="string">
            <text:p text:style-name="P16"/>
          </table:table-cell>
          <table:table-cell table:style-name="Concepts.A2" office:value-type="string">
            <text:p text:style-name="P16">strcat(a,b)</text:p>
          </table:table-cell>
          <table:table-cell table:style-name="Concepts.A2" office:value-type="string">
            <text:p text:style-name="P16">Concatenates one c-string to another</text:p>
          </table:table-cell>
          <table:table-cell table:style-name="Concepts.D2" office:value-type="string">
            <text:p text:style-name="P16">Line 386</text:p>
          </table:table-cell>
        </table:table-row>
        <text:soft-page-break/>
        <table:table-row>
          <table:table-cell table:style-name="Concepts.A2" office:value-type="string">
            <text:p text:style-name="P16"/>
          </table:table-cell>
          <table:table-cell table:style-name="Concepts.A2" office:value-type="string">
            <text:p text:style-name="P16">String prompt</text:p>
          </table:table-cell>
          <table:table-cell table:style-name="Concepts.A2" office:value-type="string">
            <text:p text:style-name="P16">A string object</text:p>
          </table:table-cell>
          <table:table-cell table:style-name="Concepts.D2" office:value-type="string">
            <text:p text:style-name="P16">Line 48</text:p>
          </table:table-cell>
        </table:table-row>
        <table:table-row>
          <table:table-cell table:style-name="Concepts.A2" office:value-type="string">
            <text:p text:style-name="P16">11.Structured Data</text:p>
          </table:table-cell>
          <table:table-cell table:style-name="Concepts.A2" office:value-type="string">
            <text:p text:style-name="P16">struct Records</text:p>
          </table:table-cell>
          <table:table-cell table:style-name="Concepts.A2" office:value-type="string">
            <text:p text:style-name="P16">Structure initialization</text:p>
          </table:table-cell>
          <table:table-cell table:style-name="Concepts.D2" office:value-type="string">
            <text:p text:style-name="P16">Line 12</text:p>
            <text:p text:style-name="P16">“PlayerData.h”</text:p>
          </table:table-cell>
        </table:table-row>
        <table:table-row>
          <table:table-cell table:style-name="Concepts.A2" office:value-type="string">
            <text:p text:style-name="P16"/>
          </table:table-cell>
          <table:table-cell table:style-name="Concepts.A2" office:value-type="string">
            <text:p text:style-name="P16">Records temp</text:p>
          </table:table-cell>
          <table:table-cell table:style-name="Concepts.A2" office:value-type="string">
            <text:p text:style-name="P16">Structure Variable</text:p>
          </table:table-cell>
          <table:table-cell table:style-name="Concepts.D2" office:value-type="string">
            <text:p text:style-name="P16">Line 459</text:p>
          </table:table-cell>
        </table:table-row>
        <table:table-row>
          <table:table-cell table:style-name="Concepts.A2" office:value-type="string">
            <text:p text:style-name="P16"/>
          </table:table-cell>
          <table:table-cell table:style-name="Concepts.A2" office:value-type="string">
            <text:p text:style-name="P16">Records hiScore[CHAMPS]</text:p>
          </table:table-cell>
          <table:table-cell table:style-name="Concepts.A2" office:value-type="string">
            <text:p text:style-name="P16">Array of structures initialization</text:p>
          </table:table-cell>
          <table:table-cell table:style-name="Concepts.D2" office:value-type="string">
            <text:p text:style-name="P16">Line 92</text:p>
          </table:table-cell>
        </table:table-row>
        <table:table-row>
          <table:table-cell table:style-name="Concepts.A2" office:value-type="string">
            <text:p text:style-name="P16"/>
          </table:table-cell>
          <table:table-cell table:style-name="Concepts.A2" office:value-type="string">
            <text:p text:style-name="P16">showStr(hiScore,CHAMPS)</text:p>
          </table:table-cell>
          <table:table-cell table:style-name="Concepts.A2" office:value-type="string">
            <text:p text:style-name="P16">Array of structures as a function argument</text:p>
          </table:table-cell>
          <table:table-cell table:style-name="Concepts.D2" office:value-type="string">
            <text:p text:style-name="P16">Line 116</text:p>
          </table:table-cell>
        </table:table-row>
        <table:table-row>
          <table:table-cell table:style-name="Concepts.A2" office:value-type="string">
            <text:p text:style-name="P16"/>
          </table:table-cell>
          <table:table-cell table:style-name="Concepts.A2" office:value-type="string">
            <text:p text:style-name="P16">return temp</text:p>
          </table:table-cell>
          <table:table-cell table:style-name="Concepts.A2" office:value-type="string">
            <text:p text:style-name="P16">returning a structure</text:p>
          </table:table-cell>
          <table:table-cell table:style-name="Concepts.D2" office:value-type="string">
            <text:p text:style-name="P16">Line 469</text:p>
          </table:table-cell>
        </table:table-row>
        <table:table-row>
          <table:table-cell table:style-name="Concepts.A2" office:value-type="string">
            <text:p text:style-name="P16"/>
          </table:table-cell>
          <table:table-cell table:style-name="Concepts.A2" office:value-type="string">
            <text:p text:style-name="P16">Records *a</text:p>
          </table:table-cell>
          <table:table-cell table:style-name="Concepts.A2" office:value-type="string">
            <text:p text:style-name="P16">Pointer to an array of structures</text:p>
          </table:table-cell>
          <table:table-cell table:style-name="Concepts.D2" office:value-type="string">
            <text:p text:style-name="P16">Line 176</text:p>
          </table:table-cell>
        </table:table-row>
        <table:table-row>
          <table:table-cell table:style-name="Concepts.A2" office:value-type="string">
            <text:p text:style-name="P16">12. Advanced File Operations</text:p>
          </table:table-cell>
          <table:table-cell table:style-name="Concepts.A2" office:value-type="string">
            <text:p text:style-name="P16">fstream fin</text:p>
          </table:table-cell>
          <table:table-cell table:style-name="Concepts.A2" office:value-type="string">
            <text:p text:style-name="P16">File stream object</text:p>
          </table:table-cell>
          <table:table-cell table:style-name="Concepts.D2" office:value-type="string">
            <text:p text:style-name="P16">Line 486</text:p>
          </table:table-cell>
        </table:table-row>
        <table:table-row>
          <table:table-cell table:style-name="Concepts.A2" office:value-type="string">
            <text:p text:style-name="P16"/>
          </table:table-cell>
          <table:table-cell table:style-name="Concepts.A2" office:value-type="string">
            <text:p text:style-name="P16">ifstream fin</text:p>
          </table:table-cell>
          <table:table-cell table:style-name="Concepts.A2" office:value-type="string">
            <text:p text:style-name="P16">Input file stream object</text:p>
          </table:table-cell>
          <table:table-cell table:style-name="Concepts.D2" office:value-type="string">
            <text:p text:style-name="P16">Line 265</text:p>
          </table:table-cell>
        </table:table-row>
        <table:table-row>
          <table:table-cell table:style-name="Concepts.A2" office:value-type="string">
            <text:p text:style-name="P16"/>
          </table:table-cell>
          <table:table-cell table:style-name="Concepts.A2" office:value-type="string">
            <text:p text:style-name="P16">ios::in</text:p>
          </table:table-cell>
          <table:table-cell table:style-name="Concepts.A2" office:value-type="string">
            <text:p text:style-name="P16">Input mode</text:p>
          </table:table-cell>
          <table:table-cell table:style-name="Concepts.D2" office:value-type="string">
            <text:p text:style-name="P16">Line 487</text:p>
          </table:table-cell>
        </table:table-row>
        <table:table-row>
          <table:table-cell table:style-name="Concepts.A2" office:value-type="string">
            <text:p text:style-name="P16"/>
          </table:table-cell>
          <table:table-cell table:style-name="Concepts.A2" office:value-type="string">
            <text:p text:style-name="P16">ios::out</text:p>
          </table:table-cell>
          <table:table-cell table:style-name="Concepts.A2" office:value-type="string">
            <text:p text:style-name="P16">Output mode</text:p>
          </table:table-cell>
          <table:table-cell table:style-name="Concepts.D2" office:value-type="string">
            <text:p text:style-name="P16">Line 475</text:p>
          </table:table-cell>
        </table:table-row>
        <table:table-row>
          <table:table-cell table:style-name="Concepts.A2" office:value-type="string">
            <text:p text:style-name="P16"/>
          </table:table-cell>
          <table:table-cell table:style-name="Concepts.A2" office:value-type="string">
            <text:p text:style-name="P16">ios::binary</text:p>
          </table:table-cell>
          <table:table-cell table:style-name="Concepts.A2" office:value-type="string">
            <text:p text:style-name="P16">Binary mode</text:p>
          </table:table-cell>
          <table:table-cell table:style-name="Concepts.D2" office:value-type="string">
            <text:p text:style-name="P16">Line 475</text:p>
          </table:table-cell>
        </table:table-row>
        <table:table-row>
          <table:table-cell table:style-name="Concepts.A2" office:value-type="string">
            <text:p text:style-name="P16"/>
          </table:table-cell>
          <table:table-cell table:style-name="Concepts.A2" office:value-type="string">
            <text:p text:style-name="P16">“user.dat”</text:p>
          </table:table-cell>
          <table:table-cell table:style-name="Concepts.A2" office:value-type="string">
            <text:p text:style-name="P16">Binary File</text:p>
          </table:table-cell>
          <table:table-cell table:style-name="Concepts.D2" office:value-type="string">
            <text:p text:style-name="P16">Line 475</text:p>
          </table:table-cell>
        </table:table-row>
        <table:table-row>
          <table:table-cell table:style-name="Concepts.A2" office:value-type="string">
            <text:p text:style-name="P16"/>
          </table:table-cell>
          <table:table-cell table:style-name="Concepts.A2" office:value-type="string">
            <text:p text:style-name="P16">fin.read</text:p>
          </table:table-cell>
          <table:table-cell table:style-name="Concepts.A2" office:value-type="string">
            <text:p text:style-name="P16">Reads in binary input from a file</text:p>
          </table:table-cell>
          <table:table-cell table:style-name="Concepts.D2" office:value-type="string">
            <text:p text:style-name="P16">Line 489</text:p>
          </table:table-cell>
        </table:table-row>
        <table:table-row>
          <table:table-cell table:style-name="Concepts.A2" office:value-type="string">
            <text:p text:style-name="P16"/>
          </table:table-cell>
          <table:table-cell table:style-name="Concepts.A2" office:value-type="string">
            <text:p text:style-name="P16">fout.write</text:p>
          </table:table-cell>
          <table:table-cell table:style-name="Concepts.A2" office:value-type="string">
            <text:p text:style-name="P16">Writes out binary input to a file</text:p>
          </table:table-cell>
          <table:table-cell table:style-name="Concepts.D2" office:value-type="string">
            <text:p text:style-name="P16">Line 477</text:p>
          </table:table-cell>
        </table:table-row>
        <table:table-row>
          <table:table-cell table:style-name="Concepts.A2" office:value-type="string">
            <text:p text:style-name="P16"/>
          </table:table-cell>
          <table:table-cell table:style-name="Concepts.A2" office:value-type="string">
            <text:p text:style-name="P16">reinterpret_cast&lt;char *&gt;(&amp;p),sizeof(p)</text:p>
          </table:table-cell>
          <table:table-cell table:style-name="Concepts.A2" office:value-type="string">
            <text:p text:style-name="P16">Converts a pointer to one of a char *</text:p>
          </table:table-cell>
          <table:table-cell table:style-name="Concepts.D2" office:value-type="string">
            <text:p text:style-name="P16">Line 477</text:p>
          </table:table-cell>
        </table:table-row>
        <table:table-row>
          <table:table-cell table:style-name="Concepts.A2" office:value-type="string">
            <text:p text:style-name="P16"/>
          </table:table-cell>
          <table:table-cell table:style-name="Concepts.A2" office:value-type="string">
            <text:p text:style-name="P16">fout.fail();</text:p>
          </table:table-cell>
          <table:table-cell table:style-name="Concepts.A2" office:value-type="string">
            <text:p text:style-name="P16">Checks to see if file exists</text:p>
          </table:table-cell>
          <table:table-cell table:style-name="Concepts.D2" office:value-type="string">
            <text:p text:style-name="P16">Line 68</text:p>
          </table:table-cell>
        </table:table-row>
        <table:table-row>
          <table:table-cell table:style-name="Concepts.A2" office:value-type="string">
            <text:p text:style-name="P16"/>
          </table:table-cell>
          <table:table-cell table:style-name="Concepts.A2" office:value-type="string">
            <text:p text:style-name="P16"/>
          </table:table-cell>
          <table:table-cell table:style-name="Concepts.A2" office:value-type="string">
            <text:p text:style-name="P16"/>
          </table:table-cell>
          <table:table-cell table:style-name="Concepts.D2" office:value-type="string">
            <text:p text:style-name="P16"/>
          </table:table-cell>
        </table:table-row>
      </table:table>
      <text:p text:style-name="P7">References</text:p>
      <text:p text:style-name="P9">1.Textbook – Starting out with C++ (Gaddis, 7<text:span text:style-name="T2">th</text:span> Edition)</text:p>
      <text:list xml:id="list6480316934134573025" text:style-name="L1">
        <text:list-item>
          <text:p text:style-name="P18">Sudoku Challenge – Uncle John's Bathroom Reader</text:p>
        </text:list-item>
      </text:list>
      <text:p text:style-name="P7">Flowcharts</text:p>
      <text:p text:style-name="P9">Flowcharts can be found in the Flowcharts folder</text:p>
      <text:p text:style-name="P7">Program Code</text:p>
      <text:p text:style-name="P10"/>
      <text:p text:style-name="P10"/>
      <table:table table:name="Table1" table:style-name="Table1">
        <table:table-column table:style-name="Table1.A"/>
        <table:table-column table:style-name="Table1.B"/>
        <table:table-row>
          <table:table-cell table:style-name="Table1.A1" office:value-type="string">
            <text:p text:style-name="P28"><text:bookmark text:name="LC1"/>/* <text:bookmark text:name="L2"/></text:p>
          </table:table-cell>
          <table:table-cell table:style-name="Table1.B1" office:value-type="string">
            <text:p text:style-name="P27"/>
          </table:table-cell>
        </table:table-row>
        <table:table-row>
          <table:table-cell table:style-name="Table1.A1" office:value-type="string">
            <text:p text:style-name="P27"><text:bookmark text:name="LC2"/></text:p>
          </table:table-cell>
          <table:table-cell table:style-name="Table1.A1" office:value-type="string">
            <text:p text:style-name="P28">* File: main.cpp<text:bookmark text:name="L3"/></text:p>
          </table:table-cell>
        </table:table-row>
        <table:table-row>
          <table:table-cell table:style-name="Table1.A1" office:value-type="string">
            <text:p text:style-name="P27"><text:bookmark text:name="LC3"/></text:p>
          </table:table-cell>
          <table:table-cell table:style-name="Table1.A1" office:value-type="string">
            <text:p text:style-name="P28">* Author: Branden Hitt<text:bookmark text:name="L4"/></text:p>
          </table:table-cell>
        </table:table-row>
        <table:table-row>
          <table:table-cell table:style-name="Table1.A1" office:value-type="string">
            <text:p text:style-name="P27"><text:bookmark text:name="LC4"/></text:p>
          </table:table-cell>
          <table:table-cell table:style-name="Table1.A1" office:value-type="string">
            <text:p text:style-name="P28">* Created on Oct 13th, 2015, 12:38 PM<text:bookmark text:name="L5"/></text:p>
          </table:table-cell>
        </table:table-row>
        <table:table-row>
          <table:table-cell table:style-name="Table1.A1" office:value-type="string">
            <text:p text:style-name="P27"><text:bookmark text:name="LC5"/></text:p>
          </table:table-cell>
          <table:table-cell table:style-name="Table1.A1" office:value-type="string">
            <text:p text:style-name="P28">* Last edited: Oct 25,2015, 9:00 PM<text:bookmark text:name="L6"/></text:p>
          </table:table-cell>
        </table:table-row>
        <table:table-row>
          <table:table-cell table:style-name="Table1.A1" office:value-type="string">
            <text:p text:style-name="P27"><text:bookmark text:name="LC6"/></text:p>
          </table:table-cell>
          <table:table-cell table:style-name="Table1.A1" office:value-type="string">
            <text:p text:style-name="P28">* Purpose: Create a game of Sudoku<text:bookmark text:name="L7"/></text:p>
          </table:table-cell>
        </table:table-row>
        <table:table-row>
          <table:table-cell table:style-name="Table1.A1" office:value-type="string">
            <text:p text:style-name="P27"><text:bookmark text:name="LC7"/></text:p>
          </table:table-cell>
          <table:table-cell table:style-name="Table1.A1" office:value-type="string">
            <text:p text:style-name="P28">*/<text:bookmark text:name="L8"/></text:p>
          </table:table-cell>
        </table:table-row>
        <table:table-row>
          <table:table-cell table:style-name="Table1.A1" office:value-type="string">
            <text:p text:style-name="P27"><text:bookmark text:name="LC8"/></text:p>
          </table:table-cell>
          <table:table-cell table:style-name="Table1.A1" office:value-type="string">
            <text:p text:style-name="P27"><text:bookmark text:name="L9"/></text:p>
          </table:table-cell>
        </table:table-row>
        <table:table-row>
          <table:table-cell table:style-name="Table1.A1" office:value-type="string">
            <text:p text:style-name="P27"><text:bookmark text:name="LC9"/></text:p>
          </table:table-cell>
          <table:table-cell table:style-name="Table1.A1" office:value-type="string">
            <text:p text:style-name="P28">//System Libraries<text:bookmark text:name="L10"/></text:p>
          </table:table-cell>
        </table:table-row>
        <text:soft-page-break/>
        <table:table-row>
          <table:table-cell table:style-name="Table1.A1" office:value-type="string">
            <text:p text:style-name="P27"><text:bookmark text:name="LC10"/></text:p>
          </table:table-cell>
          <table:table-cell table:style-name="Table1.A1" office:value-type="string">
            <text:p text:style-name="P29">#<text:span text:style-name="T3">include</text:span> <text:span text:style-name="T4">&lt;iostream&gt;</text:span><text:span text:style-name="T5">//I/O standard</text:span><text:bookmark text:name="L11"/></text:p>
          </table:table-cell>
        </table:table-row>
        <table:table-row>
          <table:table-cell table:style-name="Table1.A1" office:value-type="string">
            <text:p text:style-name="P27"><text:bookmark text:name="LC11"/></text:p>
          </table:table-cell>
          <table:table-cell table:style-name="Table1.A1" office:value-type="string">
            <text:p text:style-name="P29">#<text:span text:style-name="T3">include</text:span> <text:span text:style-name="T4">&lt;string&gt;</text:span><text:span text:style-name="T5">// string usage</text:span><text:bookmark text:name="L12"/></text:p>
          </table:table-cell>
        </table:table-row>
        <table:table-row>
          <table:table-cell table:style-name="Table1.A1" office:value-type="string">
            <text:p text:style-name="P27"><text:bookmark text:name="LC12"/></text:p>
          </table:table-cell>
          <table:table-cell table:style-name="Table1.A1" office:value-type="string">
            <text:p text:style-name="P29">#<text:span text:style-name="T3">include</text:span> <text:span text:style-name="T4">&lt;cstring&gt;</text:span><text:span text:style-name="T5">// string length and string cat</text:span><text:bookmark text:name="L13"/></text:p>
          </table:table-cell>
        </table:table-row>
        <table:table-row>
          <table:table-cell table:style-name="Table1.A1" office:value-type="string">
            <text:p text:style-name="P27"><text:bookmark text:name="LC13"/></text:p>
          </table:table-cell>
          <table:table-cell table:style-name="Table1.A1" office:value-type="string">
            <text:p text:style-name="P29">#<text:span text:style-name="T3">include</text:span> <text:span text:style-name="T4">&lt;fstream&gt;</text:span><text:span text:style-name="T5">// file I/O</text:span><text:bookmark text:name="L14"/></text:p>
          </table:table-cell>
        </table:table-row>
        <table:table-row>
          <table:table-cell table:style-name="Table1.A1" office:value-type="string">
            <text:p text:style-name="P27"><text:bookmark text:name="LC14"/></text:p>
          </table:table-cell>
          <table:table-cell table:style-name="Table1.A1" office:value-type="string">
            <text:p text:style-name="P29"><text:span text:style-name="T3">using</text:span> <text:span text:style-name="T3">namespace</text:span> <text:span text:style-name="T6">std</text:span><text:span text:style-name="T3">;</text:span><text:bookmark text:name="L15"/></text:p>
          </table:table-cell>
        </table:table-row>
        <table:table-row>
          <table:table-cell table:style-name="Table1.A1" office:value-type="string">
            <text:p text:style-name="P27"><text:bookmark text:name="LC15"/></text:p>
          </table:table-cell>
          <table:table-cell table:style-name="Table1.A1" office:value-type="string">
            <text:p text:style-name="P27"><text:bookmark text:name="L16"/></text:p>
          </table:table-cell>
        </table:table-row>
        <table:table-row>
          <table:table-cell table:style-name="Table1.A1" office:value-type="string">
            <text:p text:style-name="P27"><text:bookmark text:name="LC16"/></text:p>
          </table:table-cell>
          <table:table-cell table:style-name="Table1.A1" office:value-type="string">
            <text:p text:style-name="P28">//User Libraries<text:bookmark text:name="L17"/></text:p>
          </table:table-cell>
        </table:table-row>
        <table:table-row>
          <table:table-cell table:style-name="Table1.A1" office:value-type="string">
            <text:p text:style-name="P27"><text:bookmark text:name="LC17"/></text:p>
          </table:table-cell>
          <table:table-cell table:style-name="Table1.A1" office:value-type="string">
            <text:p text:style-name="P29">#<text:span text:style-name="T3">include</text:span> <text:span text:style-name="T4">"PlayerData.h"</text:span><text:span text:style-name="T5">//holds structure </text:span><text:bookmark text:name="L18"/></text:p>
          </table:table-cell>
        </table:table-row>
        <table:table-row>
          <table:table-cell table:style-name="Table1.A1" office:value-type="string">
            <text:p text:style-name="P27"><text:bookmark text:name="LC18"/></text:p>
          </table:table-cell>
          <table:table-cell table:style-name="Table1.A1" office:value-type="string">
            <text:p text:style-name="P28">//Global Constants<text:bookmark text:name="L19"/></text:p>
          </table:table-cell>
        </table:table-row>
        <table:table-row>
          <table:table-cell table:style-name="Table1.A1" office:value-type="string">
            <text:p text:style-name="P27"><text:bookmark text:name="LC19"/></text:p>
          </table:table-cell>
          <table:table-cell table:style-name="Table1.A1" office:value-type="string">
            <text:p text:style-name="P27"><text:bookmark text:name="L20"/></text:p>
          </table:table-cell>
        </table:table-row>
        <table:table-row>
          <table:table-cell table:style-name="Table1.A1" office:value-type="string">
            <text:p text:style-name="P27"><text:bookmark text:name="LC20"/></text:p>
          </table:table-cell>
          <table:table-cell table:style-name="Table1.A1" office:value-type="string">
            <text:p text:style-name="P28">//Function Prototypes<text:bookmark text:name="L21"/></text:p>
          </table:table-cell>
        </table:table-row>
        <table:table-row>
          <table:table-cell table:style-name="Table1.A1" office:value-type="string">
            <text:p text:style-name="P27"><text:bookmark text:name="LC21"/></text:p>
          </table:table-cell>
          <table:table-cell table:style-name="Table1.A1" office:value-type="string">
            <text:p text:style-name="P29"><text:span text:style-name="T3">void</text:span> <text:span text:style-name="T6">menu</text:span>(Records &amp;);<text:span text:style-name="T5">//menu for player</text:span><text:bookmark text:name="L22"/></text:p>
          </table:table-cell>
        </table:table-row>
        <table:table-row>
          <table:table-cell table:style-name="Table1.A1" office:value-type="string">
            <text:p text:style-name="P27"><text:bookmark text:name="LC22"/></text:p>
          </table:table-cell>
          <table:table-cell table:style-name="Table1.A1" office:value-type="string">
            <text:p text:style-name="P29"><text:span text:style-name="T3">void</text:span> <text:span text:style-name="T6">instruc</text:span>();<text:span text:style-name="T5">//instructions on how to play</text:span><text:bookmark text:name="L23"/></text:p>
          </table:table-cell>
        </table:table-row>
        <table:table-row>
          <table:table-cell table:style-name="Table1.A1" office:value-type="string">
            <text:p text:style-name="P27"><text:bookmark text:name="LC23"/></text:p>
          </table:table-cell>
          <table:table-cell table:style-name="Table1.A1" office:value-type="string">
            <text:p text:style-name="P29"><text:span text:style-name="T3">void</text:span> <text:span text:style-name="T6">showRec</text:span>(Records);<text:span text:style-name="T5">//show the record of player on file</text:span><text:bookmark text:name="L24"/></text:p>
          </table:table-cell>
        </table:table-row>
        <table:table-row>
          <table:table-cell table:style-name="Table1.A1" office:value-type="string">
            <text:p text:style-name="P27"><text:bookmark text:name="LC24"/></text:p>
          </table:table-cell>
          <table:table-cell table:style-name="Table1.A1" office:value-type="string">
            <text:p text:style-name="P29">Records <text:span text:style-name="T6">entRec</text:span>(string);<text:span text:style-name="T5">//enter the record of player into a structure</text:span><text:bookmark text:name="L25"/></text:p>
          </table:table-cell>
        </table:table-row>
        <table:table-row>
          <table:table-cell table:style-name="Table1.A1" office:value-type="string">
            <text:p text:style-name="P27"><text:bookmark text:name="LC25"/></text:p>
          </table:table-cell>
          <table:table-cell table:style-name="Table1.A1" office:value-type="string">
            <text:p text:style-name="P29">Records <text:span text:style-name="T6">readRec</text:span>();<text:span text:style-name="T5">//read the record of a player from a file</text:span><text:bookmark text:name="L26"/></text:p>
          </table:table-cell>
        </table:table-row>
        <table:table-row>
          <table:table-cell table:style-name="Table1.A1" office:value-type="string">
            <text:p text:style-name="P27"><text:bookmark text:name="LC26"/></text:p>
          </table:table-cell>
          <table:table-cell table:style-name="Table1.A1" office:value-type="string">
            <text:p text:style-name="P29"><text:span text:style-name="T3">void</text:span> <text:span text:style-name="T6">writRec</text:span>(Records);<text:span text:style-name="T5">//write the record of a player to a file</text:span><text:bookmark text:name="L27"/></text:p>
          </table:table-cell>
        </table:table-row>
        <table:table-row>
          <table:table-cell table:style-name="Table1.A1" office:value-type="string">
            <text:p text:style-name="P27"><text:bookmark text:name="LC27"/></text:p>
          </table:table-cell>
          <table:table-cell table:style-name="Table1.A1" office:value-type="string">
            <text:p text:style-name="P29"><text:span text:style-name="T3">void</text:span> <text:span text:style-name="T6">showStr</text:span>(Records *,<text:span text:style-name="T3">int</text:span>);<text:span text:style-name="T5">//display the high scores</text:span><text:bookmark text:name="L28"/></text:p>
          </table:table-cell>
        </table:table-row>
        <table:table-row>
          <table:table-cell table:style-name="Table1.A1" office:value-type="string">
            <text:p text:style-name="P27"><text:bookmark text:name="LC28"/></text:p>
          </table:table-cell>
          <table:table-cell table:style-name="Table1.A1" office:value-type="string">
            <text:p text:style-name="P29"><text:span text:style-name="T3">short</text:span> <text:span text:style-name="T6">newGame</text:span>();<text:span text:style-name="T5">//start a new game</text:span><text:bookmark text:name="L29"/></text:p>
          </table:table-cell>
        </table:table-row>
        <table:table-row>
          <table:table-cell table:style-name="Table1.A1" office:value-type="string">
            <text:p text:style-name="P27"><text:bookmark text:name="LC29"/></text:p>
          </table:table-cell>
          <table:table-cell table:style-name="Table1.A1" office:value-type="string">
            <text:p text:style-name="P29"><text:span text:style-name="T3">void</text:span> <text:span text:style-name="T6">filTbl</text:span>(<text:span text:style-name="T3">int</text:span> [][<text:span text:style-name="T7">9</text:span>], <text:span text:style-name="T3">int</text:span>, <text:span text:style-name="T3">short</text:span>);<text:span text:style-name="T5">//fill the table with the correct puzzle</text:span><text:bookmark text:name="L30"/></text:p>
          </table:table-cell>
        </table:table-row>
        <table:table-row>
          <table:table-cell table:style-name="Table1.A1" office:value-type="string">
            <text:p text:style-name="P27"><text:bookmark text:name="LC30"/></text:p>
          </table:table-cell>
          <table:table-cell table:style-name="Table1.A1" office:value-type="string">
            <text:p text:style-name="P29"><text:span text:style-name="T3">void</text:span> <text:span text:style-name="T6">filKey</text:span>(<text:span text:style-name="T3">int</text:span> [][<text:span text:style-name="T7">9</text:span>], <text:span text:style-name="T3">int</text:span>, <text:span text:style-name="T3">short</text:span>);<text:span text:style-name="T5">//fill the key with the correct key</text:span><text:bookmark text:name="L31"/></text:p>
          </table:table-cell>
        </table:table-row>
        <table:table-row>
          <table:table-cell table:style-name="Table1.A1" office:value-type="string">
            <text:p text:style-name="P27"><text:bookmark text:name="LC31"/></text:p>
          </table:table-cell>
          <table:table-cell table:style-name="Table1.A1" office:value-type="string">
            <text:p text:style-name="P29"><text:span text:style-name="T3">void</text:span> <text:span text:style-name="T6">prntTbl</text:span>(<text:span text:style-name="T3">int</text:span> [][<text:span text:style-name="T7">9</text:span>], <text:span text:style-name="T3">int</text:span>, <text:span text:style-name="T3">int</text:span> &amp;);<text:span text:style-name="T5">//print sudoku table</text:span><text:bookmark text:name="L32"/></text:p>
          </table:table-cell>
        </table:table-row>
        <table:table-row>
          <table:table-cell table:style-name="Table1.A1" office:value-type="string">
            <text:p text:style-name="P27"><text:bookmark text:name="LC32"/></text:p>
          </table:table-cell>
          <table:table-cell table:style-name="Table1.A1" office:value-type="string">
            <text:p text:style-name="P29"><text:span text:style-name="T3">void</text:span> <text:span text:style-name="T6">entNum</text:span>(<text:span text:style-name="T3">int</text:span> [][<text:span text:style-name="T7">9</text:span>],<text:span text:style-name="T3">int</text:span> **,<text:span text:style-name="T3">int</text:span>);<text:span text:style-name="T5">//enter a number into table</text:span><text:bookmark text:name="L33"/></text:p>
          </table:table-cell>
        </table:table-row>
        <table:table-row>
          <table:table-cell table:style-name="Table1.A1" office:value-type="string">
            <text:p text:style-name="P27"><text:bookmark text:name="LC33"/></text:p>
          </table:table-cell>
          <table:table-cell table:style-name="Table1.A1" office:value-type="string">
            <text:p text:style-name="P29"><text:span text:style-name="T3">short</text:span> <text:span text:style-name="T6">assign</text:span>(<text:span text:style-name="T3">char</text:span>);<text:span text:style-name="T5">//assign a number to a char input</text:span><text:bookmark text:name="L34"/></text:p>
          </table:table-cell>
        </table:table-row>
        <table:table-row>
          <table:table-cell table:style-name="Table1.A1" office:value-type="string">
            <text:p text:style-name="P27"><text:bookmark text:name="LC34"/></text:p>
          </table:table-cell>
          <table:table-cell table:style-name="Table1.A1" office:value-type="string">
            <text:p text:style-name="P29"><text:span text:style-name="T3">bool</text:span> <text:span text:style-name="T6">check</text:span>(<text:span text:style-name="T3">int</text:span> [][<text:span text:style-name="T7">9</text:span>],<text:span text:style-name="T3">int</text:span> [][<text:span text:style-name="T7">9</text:span>],<text:span text:style-name="T3">int</text:span>,<text:span text:style-name="T3">int</text:span> &amp;);<text:span text:style-name="T5">//check table for win or errors</text:span><text:bookmark text:name="L35"/></text:p>
          </table:table-cell>
        </table:table-row>
        <table:table-row>
          <table:table-cell table:style-name="Table1.A1" office:value-type="string">
            <text:p text:style-name="P27"><text:bookmark text:name="LC35"/></text:p>
          </table:table-cell>
          <table:table-cell table:style-name="Table1.A1" office:value-type="string">
            <text:p text:style-name="P29"><text:span text:style-name="T3">void</text:span> <text:span text:style-name="T6">gEdit</text:span>(<text:span text:style-name="T3">char</text:span> [],<text:span text:style-name="T3">char</text:span> [],<text:span text:style-name="T3">int</text:span>);<text:span text:style-name="T5">//greetings edit</text:span><text:bookmark text:name="L36"/></text:p>
          </table:table-cell>
        </table:table-row>
        <table:table-row>
          <table:table-cell table:style-name="Table1.A1" office:value-type="string">
            <text:p text:style-name="P27"><text:bookmark text:name="LC36"/></text:p>
          </table:table-cell>
          <table:table-cell table:style-name="Table1.A1" office:value-type="string">
            <text:p text:style-name="P29"><text:span text:style-name="T3">int</text:span> **<text:span text:style-name="T6">findGiv</text:span>(<text:span text:style-name="T3">int</text:span> [][<text:span text:style-name="T7">9</text:span>], <text:span text:style-name="T3">int</text:span> &amp;);<text:span text:style-name="T5">//find the givens of the current puzzle</text:span><text:bookmark text:name="L37"/></text:p>
          </table:table-cell>
        </table:table-row>
        <table:table-row>
          <table:table-cell table:style-name="Table1.A1" office:value-type="string">
            <text:p text:style-name="P27"><text:bookmark text:name="LC37"/></text:p>
          </table:table-cell>
          <table:table-cell table:style-name="Table1.A1" office:value-type="string">
            <text:p text:style-name="P29"><text:span text:style-name="T3">bool</text:span> <text:span text:style-name="T6">isGiven</text:span>(<text:span text:style-name="T3">int</text:span> **,<text:span text:style-name="T3">int</text:span>, <text:span text:style-name="T3">int</text:span>, <text:span text:style-name="T3">int</text:span>);<text:span text:style-name="T5">//prevent editing givens</text:span><text:bookmark text:name="L38"/></text:p>
          </table:table-cell>
        </table:table-row>
        <table:table-row>
          <table:table-cell table:style-name="Table1.A1" office:value-type="string">
            <text:p text:style-name="P27"><text:bookmark text:name="LC38"/></text:p>
          </table:table-cell>
          <table:table-cell table:style-name="Table1.A1" office:value-type="string">
            <text:p text:style-name="P29"><text:span text:style-name="T3">void</text:span> <text:span text:style-name="T6">destGiv</text:span>(<text:span text:style-name="T3">int</text:span> **,<text:span text:style-name="T3">int</text:span>);<text:span text:style-name="T5">//de-allocate the array for givens</text:span><text:bookmark text:name="L39"/></text:p>
          </table:table-cell>
        </table:table-row>
        <table:table-row>
          <table:table-cell table:style-name="Table1.A1" office:value-type="string">
            <text:p text:style-name="P27"><text:bookmark text:name="LC39"/></text:p>
          </table:table-cell>
          <table:table-cell table:style-name="Table1.A1" office:value-type="string">
            <text:p text:style-name="P28">//Execution Begins Here!<text:bookmark text:name="L40"/></text:p>
          </table:table-cell>
        </table:table-row>
        <table:table-row>
          <table:table-cell table:style-name="Table1.A1" office:value-type="string">
            <text:p text:style-name="P27"><text:bookmark text:name="LC40"/></text:p>
          </table:table-cell>
          <table:table-cell table:style-name="Table1.A1" office:value-type="string">
            <text:p text:style-name="P29"><text:span text:style-name="T3">int</text:span> <text:span text:style-name="T6">main</text:span>(<text:span text:style-name="T3">int</text:span> argc, <text:span text:style-name="T3">char</text:span>** argv) {<text:bookmark text:name="L41"/></text:p>
          </table:table-cell>
        </table:table-row>
        <table:table-row>
          <table:table-cell table:style-name="Table1.A1" office:value-type="string">
            <text:p text:style-name="P27"><text:bookmark text:name="LC41"/></text:p>
          </table:table-cell>
          <table:table-cell table:style-name="Table1.A1" office:value-type="string">
            <text:p text:style-name="P28">//Declare Variables<text:bookmark text:name="L42"/></text:p>
          </table:table-cell>
        </table:table-row>
        <table:table-row>
          <table:table-cell table:style-name="Table1.A1" office:value-type="string">
            <text:p text:style-name="P27"><text:bookmark text:name="LC42"/></text:p>
          </table:table-cell>
          <table:table-cell table:style-name="Table1.A1" office:value-type="string">
            <text:p text:style-name="P29"><text:span text:style-name="T3">const</text:span> <text:span text:style-name="T3">int</text:span> GLENGTH=<text:span text:style-name="T7">25</text:span>;<text:span text:style-name="T5">//greeting array length</text:span><text:bookmark text:name="L43"/></text:p>
          </table:table-cell>
        </table:table-row>
        <table:table-row>
          <table:table-cell table:style-name="Table1.A1" office:value-type="string">
            <text:p text:style-name="P27"><text:bookmark text:name="LC43"/></text:p>
          </table:table-cell>
          <table:table-cell table:style-name="Table1.A1" office:value-type="string">
            <text:p text:style-name="P29"><text:span text:style-name="T3">const</text:span> <text:span text:style-name="T3">int</text:span> ILENGTH=<text:span text:style-name="T7">9</text:span>;<text:span text:style-name="T5">//second part to be added</text:span><text:bookmark text:name="L44"/></text:p>
          </table:table-cell>
        </table:table-row>
        <table:table-row>
          <table:table-cell table:style-name="Table1.A1" office:value-type="string">
            <text:p text:style-name="P27"><text:bookmark text:name="LC44"/></text:p>
          </table:table-cell>
          <table:table-cell table:style-name="Table1.A1" office:value-type="string">
            <text:p text:style-name="P29"><text:span text:style-name="T3">char</text:span> greet[GLENGTH]={<text:span text:style-name="T4">'w'</text:span>,<text:span text:style-name="T4">'E'</text:span>,<text:span text:style-name="T4">'L'</text:span>,<text:span text:style-name="T4">'C'</text:span>,<text:span text:style-name="T4">'O'</text:span>,<text:span text:style-name="T4">'M'</text:span>,<text:span text:style-name="T4">'E'</text:span>,<text:span text:style-name="T4">' '</text:span>,<text:span text:style-name="T4">'T'</text:span>,<text:span text:style-name="T4">'O'</text:span>,<text:span text:style-name="T4">' '</text:span>};<text:span text:style-name="T5">//greeting message</text:span><text:bookmark text:name="L45"/></text:p>
          </table:table-cell>
        </table:table-row>
        <table:table-row>
          <table:table-cell table:style-name="Table1.A1" office:value-type="string">
            <text:p text:style-name="P27"><text:bookmark text:name="LC45"/></text:p>
          </table:table-cell>
          <table:table-cell table:style-name="Table1.A1" office:value-type="string">
            <text:p text:style-name="P29"><text:span text:style-name="T3">char</text:span> ing[ILENGTH]={<text:span text:style-name="T4">'S'</text:span>,<text:span text:style-name="T4">'U'</text:span>,<text:span text:style-name="T4">'D'</text:span>,<text:span text:style-name="T4">'O'</text:span>,<text:span text:style-name="T4">'K'</text:span>,<text:span text:style-name="T4">'U'</text:span>};<text:bookmark text:name="L46"/></text:p>
          </table:table-cell>
        </table:table-row>
        <table:table-row>
          <table:table-cell table:style-name="Table1.A1" office:value-type="string">
            <text:p text:style-name="P27"><text:bookmark text:name="LC46"/></text:p>
          </table:table-cell>
          <table:table-cell table:style-name="Table1.A1" office:value-type="string">
            <text:p text:style-name="P29">cout&lt;&lt;<text:span text:style-name="T4">"********************************"</text:span>&lt;&lt;endl;<text:bookmark text:name="L47"/></text:p>
          </table:table-cell>
        </table:table-row>
        <table:table-row>
          <table:table-cell table:style-name="Table1.A1" office:value-type="string">
            <text:p text:style-name="P27"><text:bookmark text:name="LC47"/></text:p>
          </table:table-cell>
          <table:table-cell table:style-name="Table1.A1" office:value-type="string">
            <text:p text:style-name="P29"><text:span text:style-name="T3">char</text:span> prompt1=<text:span text:style-name="T4">'X'</text:span>;<text:span text:style-name="T5">//is the player new or returning</text:span><text:bookmark text:name="L48"/></text:p>
          </table:table-cell>
        </table:table-row>
        <table:table-row>
          <table:table-cell table:style-name="Table1.A1" office:value-type="string">
            <text:p text:style-name="P27"><text:bookmark text:name="LC48"/></text:p>
          </table:table-cell>
          <table:table-cell table:style-name="Table1.A1" office:value-type="string">
            <text:p text:style-name="P29">string prompt=<text:span text:style-name="T4">"What is your name?"</text:span>;<text:span text:style-name="T5">//prompt to be passed</text:span><text:bookmark text:name="L49"/></text:p>
          </table:table-cell>
        </table:table-row>
        <table:table-row>
          <table:table-cell table:style-name="Table1.A1" office:value-type="string">
            <text:p text:style-name="P27"><text:bookmark text:name="LC49"/></text:p>
          </table:table-cell>
          <table:table-cell table:style-name="Table1.A1" office:value-type="string">
            <text:p text:style-name="P29">Records user;<text:span text:style-name="T5">//structure of user data initialization</text:span><text:bookmark text:name="L50"/></text:p>
          </table:table-cell>
        </table:table-row>
        <table:table-row>
          <table:table-cell table:style-name="Table1.A1" office:value-type="string">
            <text:p text:style-name="P27"><text:bookmark text:name="LC50"/></text:p>
          </table:table-cell>
          <table:table-cell table:style-name="Table1.A1" office:value-type="string">
            <text:p text:style-name="P28">//Greet the user and pull data<text:bookmark text:name="L51"/></text:p>
          </table:table-cell>
        </table:table-row>
        <table:table-row>
          <table:table-cell table:style-name="Table1.A1" office:value-type="string">
            <text:p text:style-name="P27"><text:bookmark text:name="LC51"/></text:p>
          </table:table-cell>
          <table:table-cell table:style-name="Table1.A1" office:value-type="string">
            <text:p text:style-name="P29"><text:span text:style-name="T7">gEdit</text:span>(greet,ing,GLENGTH);<text:span text:style-name="T5">//edit the greeting</text:span><text:bookmark text:name="L52"/></text:p>
          </table:table-cell>
        </table:table-row>
        <table:table-row>
          <table:table-cell table:style-name="Table1.A1" office:value-type="string">
            <text:p text:style-name="P27"><text:bookmark text:name="LC52"/></text:p>
          </table:table-cell>
          <table:table-cell table:style-name="Table1.A1" office:value-type="string">
            <text:p text:style-name="P29"><text:span text:style-name="T3">for</text:span>(<text:span text:style-name="T3">int</text:span> i=<text:span text:style-name="T7">0</text:span>;i&lt;GLENGTH;i++){<text:span text:style-name="T5">//loop and output greeting</text:span><text:bookmark text:name="L53"/></text:p>
          </table:table-cell>
        </table:table-row>
        <table:table-row>
          <table:table-cell table:style-name="Table1.A1" office:value-type="string">
            <text:p text:style-name="P27"><text:bookmark text:name="LC53"/></text:p>
          </table:table-cell>
          <table:table-cell table:style-name="Table1.A1" office:value-type="string">
            <text:p text:style-name="P29">cout&lt;&lt;greet[i];<text:bookmark text:name="L54"/></text:p>
          </table:table-cell>
        </table:table-row>
        <table:table-row>
          <table:table-cell table:style-name="Table1.A1" office:value-type="string">
            <text:p text:style-name="P27"><text:bookmark text:name="LC54"/></text:p>
          </table:table-cell>
          <table:table-cell table:style-name="Table1.A1" office:value-type="string">
            <text:p text:style-name="P29">}<text:bookmark text:name="L55"/></text:p>
          </table:table-cell>
        </table:table-row>
        <table:table-row>
          <table:table-cell table:style-name="Table1.A1" office:value-type="string">
            <text:p text:style-name="P27"><text:bookmark text:name="LC55"/></text:p>
          </table:table-cell>
          <table:table-cell table:style-name="Table1.A1" office:value-type="string">
            <text:p text:style-name="P29">cout&lt;&lt;endl;<text:bookmark text:name="L56"/></text:p>
          </table:table-cell>
        </table:table-row>
        <table:table-row>
          <table:table-cell table:style-name="Table1.A1" office:value-type="string">
            <text:p text:style-name="P27"><text:bookmark text:name="LC56"/></text:p>
          </table:table-cell>
          <table:table-cell table:style-name="Table1.A1" office:value-type="string">
            <text:p text:style-name="P28">//set up player file<text:bookmark text:name="L57"/></text:p>
          </table:table-cell>
        </table:table-row>
        <table:table-row>
          <table:table-cell table:style-name="Table1.A1" office:value-type="string">
            <text:p text:style-name="P27"><text:bookmark text:name="LC57"/></text:p>
          </table:table-cell>
          <table:table-cell table:style-name="Table1.A1" office:value-type="string">
            <text:p text:style-name="P29"><text:span text:style-name="T3">do</text:span>{<text:bookmark text:name="L58"/></text:p>
          </table:table-cell>
        </table:table-row>
        <table:table-row>
          <table:table-cell table:style-name="Table1.A1" office:value-type="string">
            <text:p text:style-name="P27"><text:bookmark text:name="LC58"/></text:p>
          </table:table-cell>
          <table:table-cell table:style-name="Table1.A1" office:value-type="string">
            <text:p text:style-name="P29">cout&lt;&lt;<text:span text:style-name="T4">"Before we begin, are you a new player?"</text:span>&lt;&lt;endl;<text:bookmark text:name="L59"/></text:p>
          </table:table-cell>
        </table:table-row>
        <table:table-row>
          <table:table-cell table:style-name="Table1.A1" office:value-type="string">
            <text:p text:style-name="P27"><text:bookmark text:name="LC59"/></text:p>
          </table:table-cell>
          <table:table-cell table:style-name="Table1.A1" office:value-type="string">
            <text:p text:style-name="P29">cout&lt;&lt;<text:span text:style-name="T4">"Enter in Y for yes or N for no:"</text:span>&lt;&lt;endl;<text:bookmark text:name="L60"/></text:p>
          </table:table-cell>
        </table:table-row>
        <table:table-row>
          <table:table-cell table:style-name="Table1.A1" office:value-type="string">
            <text:p text:style-name="P27"><text:bookmark text:name="LC60"/></text:p>
          </table:table-cell>
          <table:table-cell table:style-name="Table1.A1" office:value-type="string">
            <text:p text:style-name="P29">cin&gt;&gt;prompt1;<text:span text:style-name="T5">//ask if the player is new</text:span><text:bookmark text:name="L61"/></text:p>
          </table:table-cell>
        </table:table-row>
        <table:table-row>
          <table:table-cell table:style-name="Table1.A1" office:value-type="string">
            <text:p text:style-name="P27"><text:bookmark text:name="LC61"/></text:p>
          </table:table-cell>
          <table:table-cell table:style-name="Table1.A1" office:value-type="string">
            <text:p text:style-name="P29">}<text:span text:style-name="T3">while</text:span>((prompt1!=<text:span text:style-name="T4">'Y'</text:span>)&amp;&amp;(prompt1!=<text:span text:style-name="T4">'y'</text:span>)&amp;&amp;(prompt1!=<text:span text:style-name="T4">'N'</text:span>)&amp;&amp;(prompt1!=<text:span text:style-name="T4">'n'</text:span>));<text:bookmark text:name="L62"/></text:p>
          </table:table-cell>
        </table:table-row>
        <table:table-row>
          <table:table-cell table:style-name="Table1.A1" office:value-type="string">
            <text:p text:style-name="P27"><text:bookmark text:name="LC62"/></text:p>
          </table:table-cell>
          <table:table-cell table:style-name="Table1.A1" office:value-type="string">
            <text:p text:style-name="P29"><text:span text:style-name="T3">if</text:span>(prompt1==<text:span text:style-name="T4">'Y'</text:span>||prompt1==<text:span text:style-name="T4">'y'</text:span>){<text:bookmark text:name="L63"/></text:p>
          </table:table-cell>
        </table:table-row>
        <text:soft-page-break/>
        <table:table-row>
          <table:table-cell table:style-name="Table1.A1" office:value-type="string">
            <text:p text:style-name="P27"><text:bookmark text:name="LC63"/></text:p>
          </table:table-cell>
          <table:table-cell table:style-name="Table1.A1" office:value-type="string">
            <text:p text:style-name="P29">user=<text:span text:style-name="T7">entRec</text:span>(prompt);<text:span text:style-name="T5">// if the player is new, fill the structure</text:span><text:bookmark text:name="L64"/></text:p>
          </table:table-cell>
        </table:table-row>
        <table:table-row>
          <table:table-cell table:style-name="Table1.A1" office:value-type="string">
            <text:p text:style-name="P27"><text:bookmark text:name="LC64"/></text:p>
          </table:table-cell>
          <table:table-cell table:style-name="Table1.A1" office:value-type="string">
            <text:p text:style-name="P29"><text:span text:style-name="T7">writRec</text:span>(user);<text:span text:style-name="T5">//create the file</text:span><text:bookmark text:name="L65"/></text:p>
          </table:table-cell>
        </table:table-row>
        <table:table-row>
          <table:table-cell table:style-name="Table1.A1" office:value-type="string">
            <text:p text:style-name="P27"><text:bookmark text:name="LC65"/></text:p>
          </table:table-cell>
          <table:table-cell table:style-name="Table1.A1" office:value-type="string">
            <text:p text:style-name="P29">}<text:span text:style-name="T3">else</text:span>{<text:bookmark text:name="L66"/></text:p>
          </table:table-cell>
        </table:table-row>
        <table:table-row>
          <table:table-cell table:style-name="Table1.A1" office:value-type="string">
            <text:p text:style-name="P27"><text:bookmark text:name="LC66"/></text:p>
          </table:table-cell>
          <table:table-cell table:style-name="Table1.A1" office:value-type="string">
            <text:p text:style-name="P29">ofstream fout;<text:bookmark text:name="L67"/></text:p>
          </table:table-cell>
        </table:table-row>
        <table:table-row>
          <table:table-cell table:style-name="Table1.A1" office:value-type="string">
            <text:p text:style-name="P27"><text:bookmark text:name="LC67"/></text:p>
          </table:table-cell>
          <table:table-cell table:style-name="Table1.A1" office:value-type="string">
            <text:p text:style-name="P29">fout.<text:span text:style-name="T7">open</text:span>(<text:span text:style-name="T4">"user.dat"</text:span>, ios::in);<text:bookmark text:name="L68"/></text:p>
          </table:table-cell>
        </table:table-row>
        <table:table-row>
          <table:table-cell table:style-name="Table1.A1" office:value-type="string">
            <text:p text:style-name="P27"><text:bookmark text:name="LC68"/></text:p>
          </table:table-cell>
          <table:table-cell table:style-name="Table1.A1" office:value-type="string">
            <text:p text:style-name="P29"><text:span text:style-name="T3">if</text:span>(fout.<text:span text:style-name="T7">fail</text:span>()){<text:span text:style-name="T5">//if a returning player, check for file</text:span><text:bookmark text:name="L69"/></text:p>
          </table:table-cell>
        </table:table-row>
        <table:table-row>
          <table:table-cell table:style-name="Table1.A1" office:value-type="string">
            <text:p text:style-name="P27"><text:bookmark text:name="LC69"/></text:p>
          </table:table-cell>
          <table:table-cell table:style-name="Table1.A1" office:value-type="string">
            <text:p text:style-name="P29">fout.<text:span text:style-name="T7">close</text:span>();<text:bookmark text:name="L70"/></text:p>
          </table:table-cell>
        </table:table-row>
        <table:table-row>
          <table:table-cell table:style-name="Table1.A1" office:value-type="string">
            <text:p text:style-name="P27"><text:bookmark text:name="LC70"/></text:p>
          </table:table-cell>
          <table:table-cell table:style-name="Table1.A1" office:value-type="string">
            <text:p text:style-name="P29">cout&lt;&lt;<text:span text:style-name="T4">"No previous user file exists."</text:span>&lt;&lt;endl;<text:bookmark text:name="L71"/></text:p>
          </table:table-cell>
        </table:table-row>
        <table:table-row>
          <table:table-cell table:style-name="Table1.A1" office:value-type="string">
            <text:p text:style-name="P27"><text:bookmark text:name="LC71"/></text:p>
          </table:table-cell>
          <table:table-cell table:style-name="Table1.A1" office:value-type="string">
            <text:p text:style-name="P29">cout&lt;&lt;<text:span text:style-name="T4">"Creating a new file now...."</text:span>&lt;&lt;endl;<text:bookmark text:name="L72"/></text:p>
          </table:table-cell>
        </table:table-row>
        <table:table-row>
          <table:table-cell table:style-name="Table1.A1" office:value-type="string">
            <text:p text:style-name="P27"><text:bookmark text:name="LC72"/></text:p>
          </table:table-cell>
          <table:table-cell table:style-name="Table1.A1" office:value-type="string">
            <text:p text:style-name="P29">user=<text:span text:style-name="T7">entRec</text:span>(prompt);<text:span text:style-name="T5">//if no file exists, then create one</text:span><text:bookmark text:name="L73"/></text:p>
          </table:table-cell>
        </table:table-row>
        <table:table-row>
          <table:table-cell table:style-name="Table1.A1" office:value-type="string">
            <text:p text:style-name="P27"><text:bookmark text:name="LC73"/></text:p>
          </table:table-cell>
          <table:table-cell table:style-name="Table1.A1" office:value-type="string">
            <text:p text:style-name="P29"><text:span text:style-name="T7">writRec</text:span>(user);<text:bookmark text:name="L74"/></text:p>
          </table:table-cell>
        </table:table-row>
        <table:table-row>
          <table:table-cell table:style-name="Table1.A1" office:value-type="string">
            <text:p text:style-name="P27"><text:bookmark text:name="LC74"/></text:p>
          </table:table-cell>
          <table:table-cell table:style-name="Table1.A1" office:value-type="string">
            <text:p text:style-name="P29">}<text:span text:style-name="T3">else</text:span>{<text:bookmark text:name="L75"/></text:p>
          </table:table-cell>
        </table:table-row>
        <table:table-row>
          <table:table-cell table:style-name="Table1.A1" office:value-type="string">
            <text:p text:style-name="P27"><text:bookmark text:name="LC75"/></text:p>
          </table:table-cell>
          <table:table-cell table:style-name="Table1.A1" office:value-type="string">
            <text:p text:style-name="P29">fout.<text:span text:style-name="T7">close</text:span>();<text:bookmark text:name="L76"/></text:p>
          </table:table-cell>
        </table:table-row>
        <table:table-row>
          <table:table-cell table:style-name="Table1.A1" office:value-type="string">
            <text:p text:style-name="P27"><text:bookmark text:name="LC76"/></text:p>
          </table:table-cell>
          <table:table-cell table:style-name="Table1.A1" office:value-type="string">
            <text:p text:style-name="P29">user=<text:span text:style-name="T7">readRec</text:span>();<text:span text:style-name="T5">//if a file exists, fill structure with files contents</text:span><text:bookmark text:name="L77"/></text:p>
          </table:table-cell>
        </table:table-row>
        <table:table-row>
          <table:table-cell table:style-name="Table1.A1" office:value-type="string">
            <text:p text:style-name="P27"><text:bookmark text:name="LC77"/></text:p>
          </table:table-cell>
          <table:table-cell table:style-name="Table1.A1" office:value-type="string">
            <text:p text:style-name="P29">}<text:bookmark text:name="L78"/></text:p>
          </table:table-cell>
        </table:table-row>
        <table:table-row>
          <table:table-cell table:style-name="Table1.A1" office:value-type="string">
            <text:p text:style-name="P27"><text:bookmark text:name="LC78"/></text:p>
          </table:table-cell>
          <table:table-cell table:style-name="Table1.A1" office:value-type="string">
            <text:p text:style-name="P29">}<text:bookmark text:name="L79"/></text:p>
          </table:table-cell>
        </table:table-row>
        <table:table-row>
          <table:table-cell table:style-name="Table1.A1" office:value-type="string">
            <text:p text:style-name="P27"><text:bookmark text:name="LC79"/></text:p>
          </table:table-cell>
          <table:table-cell table:style-name="Table1.A1" office:value-type="string">
            <text:p text:style-name="P28">//send the player to the main menu<text:bookmark text:name="L80"/></text:p>
          </table:table-cell>
        </table:table-row>
        <table:table-row>
          <table:table-cell table:style-name="Table1.A1" office:value-type="string">
            <text:p text:style-name="P27"><text:bookmark text:name="LC80"/></text:p>
          </table:table-cell>
          <table:table-cell table:style-name="Table1.A1" office:value-type="string">
            <text:p text:style-name="P29">cout&lt;&lt;<text:span text:style-name="T4">"********************************"</text:span>&lt;&lt;endl;<text:bookmark text:name="L81"/></text:p>
          </table:table-cell>
        </table:table-row>
        <table:table-row>
          <table:table-cell table:style-name="Table1.A1" office:value-type="string">
            <text:p text:style-name="P27"><text:bookmark text:name="LC81"/></text:p>
          </table:table-cell>
          <table:table-cell table:style-name="Table1.A1" office:value-type="string">
            <text:p text:style-name="P29"><text:span text:style-name="T7">menu</text:span>(user);<text:bookmark text:name="L82"/></text:p>
          </table:table-cell>
        </table:table-row>
        <table:table-row>
          <table:table-cell table:style-name="Table1.A1" office:value-type="string">
            <text:p text:style-name="P27"><text:bookmark text:name="LC82"/></text:p>
          </table:table-cell>
          <table:table-cell table:style-name="Table1.A1" office:value-type="string">
            <text:p text:style-name="P28">//Exit stage right<text:bookmark text:name="L83"/></text:p>
          </table:table-cell>
        </table:table-row>
        <table:table-row>
          <table:table-cell table:style-name="Table1.A1" office:value-type="string">
            <text:p text:style-name="P27"><text:bookmark text:name="LC83"/></text:p>
          </table:table-cell>
          <table:table-cell table:style-name="Table1.A1" office:value-type="string">
            <text:p text:style-name="P29"><text:span text:style-name="T3">return</text:span> <text:span text:style-name="T7">0</text:span>;<text:bookmark text:name="L84"/></text:p>
          </table:table-cell>
        </table:table-row>
        <table:table-row>
          <table:table-cell table:style-name="Table1.A1" office:value-type="string">
            <text:p text:style-name="P27"><text:bookmark text:name="LC84"/></text:p>
          </table:table-cell>
          <table:table-cell table:style-name="Table1.A1" office:value-type="string">
            <text:p text:style-name="P29">}<text:bookmark text:name="L85"/></text:p>
          </table:table-cell>
        </table:table-row>
        <table:table-row>
          <table:table-cell table:style-name="Table1.A1" office:value-type="string">
            <text:p text:style-name="P27"><text:bookmark text:name="LC85"/></text:p>
          </table:table-cell>
          <table:table-cell table:style-name="Table1.A1" office:value-type="string">
            <text:p text:style-name="P28">//*******menu*******//<text:bookmark text:name="L86"/></text:p>
          </table:table-cell>
        </table:table-row>
        <table:table-row>
          <table:table-cell table:style-name="Table1.A1" office:value-type="string">
            <text:p text:style-name="P27"><text:bookmark text:name="LC86"/></text:p>
          </table:table-cell>
          <table:table-cell table:style-name="Table1.A1" office:value-type="string">
            <text:p text:style-name="P29"><text:span text:style-name="T3">void</text:span> <text:span text:style-name="T6">menu</text:span>(Records &amp;user){<text:bookmark text:name="L87"/></text:p>
          </table:table-cell>
        </table:table-row>
        <table:table-row>
          <table:table-cell table:style-name="Table1.A1" office:value-type="string">
            <text:p text:style-name="P27"><text:bookmark text:name="LC87"/></text:p>
          </table:table-cell>
          <table:table-cell table:style-name="Table1.A1" office:value-type="string">
            <text:p text:style-name="P28">//declare variables<text:bookmark text:name="L88"/></text:p>
          </table:table-cell>
        </table:table-row>
        <table:table-row>
          <table:table-cell table:style-name="Table1.A1" office:value-type="string">
            <text:p text:style-name="P27"><text:bookmark text:name="LC88"/></text:p>
          </table:table-cell>
          <table:table-cell table:style-name="Table1.A1" office:value-type="string">
            <text:p text:style-name="P29"><text:span text:style-name="T3">char</text:span> cho,repeat;<text:span text:style-name="T5">//choice and repeat</text:span><text:bookmark text:name="L89"/></text:p>
          </table:table-cell>
        </table:table-row>
        <table:table-row>
          <table:table-cell table:style-name="Table1.A1" office:value-type="string">
            <text:p text:style-name="P27"><text:bookmark text:name="LC89"/></text:p>
          </table:table-cell>
          <table:table-cell table:style-name="Table1.A1" office:value-type="string">
            <text:p text:style-name="P29"><text:span text:style-name="T3">bool</text:span> skip=<text:span text:style-name="T7">false</text:span>;<text:span text:style-name="T5">//boolean for menu skipping</text:span><text:bookmark text:name="L90"/></text:p>
          </table:table-cell>
        </table:table-row>
        <table:table-row>
          <table:table-cell table:style-name="Table1.A1" office:value-type="string">
            <text:p text:style-name="P27"><text:bookmark text:name="LC90"/></text:p>
          </table:table-cell>
          <table:table-cell table:style-name="Table1.A1" office:value-type="string">
            <text:p text:style-name="P29"><text:span text:style-name="T3">const</text:span> <text:span text:style-name="T3">int</text:span> CHAMPS=<text:span text:style-name="T7">5</text:span>;<text:span text:style-name="T5">//size of high score array</text:span><text:bookmark text:name="L91"/></text:p>
          </table:table-cell>
        </table:table-row>
        <table:table-row>
          <table:table-cell table:style-name="Table1.A1" office:value-type="string">
            <text:p text:style-name="P27"><text:bookmark text:name="LC91"/></text:p>
          </table:table-cell>
          <table:table-cell table:style-name="Table1.A1" office:value-type="string">
            <text:p text:style-name="P28">//create an array of structures<text:bookmark text:name="L92"/></text:p>
          </table:table-cell>
        </table:table-row>
        <table:table-row>
          <table:table-cell table:style-name="Table1.A1" office:value-type="string">
            <text:p text:style-name="P27"><text:bookmark text:name="LC92"/></text:p>
          </table:table-cell>
          <table:table-cell table:style-name="Table1.A1" office:value-type="string">
            <text:p text:style-name="P29">Records hiScore[CHAMPS]={{{<text:span text:style-name="T4">'B'</text:span>,<text:span text:style-name="T4">'r'</text:span>,<text:span text:style-name="T4">'a'</text:span>,<text:span text:style-name="T4">'n'</text:span>,<text:span text:style-name="T4">'d'</text:span>,<text:span text:style-name="T4">'e'</text:span>,<text:span text:style-name="T4">'n'</text:span>,<text:span text:style-name="T4">' '</text:span>,<text:span text:style-name="T4">'H'</text:span>,<text:span text:style-name="T4">'i'</text:span>,<text:span text:style-name="T4">'t'</text:span>,<text:span text:style-name="T4">'t'</text:span>},<text:span text:style-name="T7">20</text:span>,<text:span text:style-name="T7">5</text:span>,<text:span text:style-name="T7">5</text:span>,<text:span text:style-name="T7">10</text:span>,<text:span text:style-name="T7">100.00</text:span>},<text:bookmark text:name="L93"/></text:p>
          </table:table-cell>
        </table:table-row>
        <table:table-row>
          <table:table-cell table:style-name="Table1.A1" office:value-type="string">
            <text:p text:style-name="P27"><text:bookmark text:name="LC93"/></text:p>
          </table:table-cell>
          <table:table-cell table:style-name="Table1.A1" office:value-type="string">
            <text:p text:style-name="P29">{{<text:span text:style-name="T4">'D'</text:span>,<text:span text:style-name="T4">'o'</text:span>,<text:span text:style-name="T4">'n'</text:span>,<text:span text:style-name="T4">'n'</text:span>,<text:span text:style-name="T4">'i'</text:span>,<text:span text:style-name="T4">'e'</text:span>,<text:span text:style-name="T4">' '</text:span>,<text:span text:style-name="T4">'D'</text:span>,<text:span text:style-name="T4">'a'</text:span>,<text:span text:style-name="T4">'r'</text:span>,<text:span text:style-name="T4">'k'</text:span>,<text:span text:style-name="T4">'o'</text:span>},<text:span text:style-name="T7">20</text:span>,<text:span text:style-name="T7">5</text:span>,<text:span text:style-name="T7">5</text:span>,<text:span text:style-name="T7">9</text:span>,<text:span text:style-name="T7">95.00</text:span>},<text:bookmark text:name="L94"/></text:p>
          </table:table-cell>
        </table:table-row>
        <table:table-row>
          <table:table-cell table:style-name="Table1.A1" office:value-type="string">
            <text:p text:style-name="P27"><text:bookmark text:name="LC94"/></text:p>
          </table:table-cell>
          <table:table-cell table:style-name="Table1.A1" office:value-type="string">
            <text:p text:style-name="P29">{{<text:span text:style-name="T4">'A'</text:span>,<text:span text:style-name="T4">'m'</text:span>,<text:span text:style-name="T4">'e'</text:span>,<text:span text:style-name="T4">'l'</text:span>,<text:span text:style-name="T4">'i'</text:span>,<text:span text:style-name="T4">'e'</text:span>,<text:span text:style-name="T4">' '</text:span>,<text:span text:style-name="T4">'P'</text:span>,<text:span text:style-name="T4">'o'</text:span>,<text:span text:style-name="T4">'u'</text:span>,<text:span text:style-name="T4">'l'</text:span>,<text:span text:style-name="T4">'a'</text:span>,<text:span text:style-name="T4">'i'</text:span>,<text:span text:style-name="T4">'n'</text:span>},<text:span text:style-name="T7">20</text:span>,<text:span text:style-name="T7">5</text:span>,<text:span text:style-name="T7">5</text:span>,<text:span text:style-name="T7">8</text:span>,<text:span text:style-name="T7">90.00</text:span>},<text:bookmark text:name="L95"/></text:p>
          </table:table-cell>
        </table:table-row>
        <table:table-row>
          <table:table-cell table:style-name="Table1.A1" office:value-type="string">
            <text:p text:style-name="P27"><text:bookmark text:name="LC95"/></text:p>
          </table:table-cell>
          <table:table-cell table:style-name="Table1.A1" office:value-type="string">
            <text:p text:style-name="P29">{{<text:span text:style-name="T4">'A'</text:span>,<text:span text:style-name="T4">'n'</text:span>,<text:span text:style-name="T4">'d'</text:span>,<text:span text:style-name="T4">'r'</text:span>,<text:span text:style-name="T4">'e'</text:span>,<text:span text:style-name="T4">'w'</text:span>,<text:span text:style-name="T4">' '</text:span>,<text:span text:style-name="T4">'R'</text:span>,<text:span text:style-name="T4">'y'</text:span>,<text:span text:style-name="T4">'a'</text:span>,<text:span text:style-name="T4">'n'</text:span>},<text:span text:style-name="T7">20</text:span>,<text:span text:style-name="T7">5</text:span>,<text:span text:style-name="T7">5</text:span>,<text:span text:style-name="T7">7</text:span>,<text:span text:style-name="T7">85.00</text:span>},<text:bookmark text:name="L96"/></text:p>
          </table:table-cell>
        </table:table-row>
        <table:table-row>
          <table:table-cell table:style-name="Table1.A1" office:value-type="string">
            <text:p text:style-name="P27"><text:bookmark text:name="LC96"/></text:p>
          </table:table-cell>
          <table:table-cell table:style-name="Table1.A1" office:value-type="string">
            <text:p text:style-name="P29">{{<text:span text:style-name="T4">'L'</text:span>,<text:span text:style-name="T4">'o'</text:span>,<text:span text:style-name="T4">'u'</text:span>,<text:span text:style-name="T4">' '</text:span>,<text:span text:style-name="T4">'C'</text:span>,<text:span text:style-name="T4">'o'</text:span>,<text:span text:style-name="T4">'s'</text:span>,<text:span text:style-name="T4">'t'</text:span>,<text:span text:style-name="T4">'e'</text:span>,<text:span text:style-name="T4">'l'</text:span>,<text:span text:style-name="T4">'l'</text:span>,<text:span text:style-name="T4">'o'</text:span>},<text:span text:style-name="T7">20</text:span>,<text:span text:style-name="T7">5</text:span>,<text:span text:style-name="T7">5</text:span>,<text:span text:style-name="T7">0</text:span>,<text:span text:style-name="T7">50.00</text:span>}<text:bookmark text:name="L97"/></text:p>
          </table:table-cell>
        </table:table-row>
        <table:table-row>
          <table:table-cell table:style-name="Table1.A1" office:value-type="string">
            <text:p text:style-name="P27"><text:bookmark text:name="LC97"/></text:p>
          </table:table-cell>
          <table:table-cell table:style-name="Table1.A1" office:value-type="string">
            <text:p text:style-name="P29">};<text:bookmark text:name="L98"/></text:p>
          </table:table-cell>
        </table:table-row>
        <table:table-row>
          <table:table-cell table:style-name="Table1.A1" office:value-type="string">
            <text:p text:style-name="P27"><text:bookmark text:name="LC98"/></text:p>
          </table:table-cell>
          <table:table-cell table:style-name="Table1.A1" office:value-type="string">
            <text:p text:style-name="P28">//prompt for menu<text:bookmark text:name="L99"/></text:p>
          </table:table-cell>
        </table:table-row>
        <table:table-row>
          <table:table-cell table:style-name="Table1.A1" office:value-type="string">
            <text:p text:style-name="P27"><text:bookmark text:name="LC99"/></text:p>
          </table:table-cell>
          <table:table-cell table:style-name="Table1.A1" office:value-type="string">
            <text:p text:style-name="P29"><text:span text:style-name="T3">do</text:span>{<text:bookmark text:name="L100"/></text:p>
          </table:table-cell>
        </table:table-row>
        <table:table-row>
          <table:table-cell table:style-name="Table1.A1" office:value-type="string">
            <text:p text:style-name="P27"><text:bookmark text:name="LC100"/></text:p>
          </table:table-cell>
          <table:table-cell table:style-name="Table1.A1" office:value-type="string">
            <text:p text:style-name="P29">cout&lt;&lt;<text:span text:style-name="T4">"MAIN MENU"</text:span>&lt;&lt;endl;<text:bookmark text:name="L101"/></text:p>
          </table:table-cell>
        </table:table-row>
        <table:table-row>
          <table:table-cell table:style-name="Table1.A1" office:value-type="string">
            <text:p text:style-name="P27"><text:bookmark text:name="LC101"/></text:p>
          </table:table-cell>
          <table:table-cell table:style-name="Table1.A1" office:value-type="string">
            <text:p text:style-name="P29">cout&lt;&lt;<text:span text:style-name="T4">"Enter 1: Instructions on how to play"</text:span>&lt;&lt;endl;<text:bookmark text:name="L102"/></text:p>
          </table:table-cell>
        </table:table-row>
        <table:table-row>
          <table:table-cell table:style-name="Table1.A1" office:value-type="string">
            <text:p text:style-name="P27"><text:bookmark text:name="LC102"/></text:p>
          </table:table-cell>
          <table:table-cell table:style-name="Table1.A1" office:value-type="string">
            <text:p text:style-name="P29">cout&lt;&lt;<text:span text:style-name="T4">" 2: View High Scores"</text:span>&lt;&lt;endl;<text:bookmark text:name="L103"/></text:p>
          </table:table-cell>
        </table:table-row>
        <table:table-row>
          <table:table-cell table:style-name="Table1.A1" office:value-type="string">
            <text:p text:style-name="P27"><text:bookmark text:name="LC103"/></text:p>
          </table:table-cell>
          <table:table-cell table:style-name="Table1.A1" office:value-type="string">
            <text:p text:style-name="P29">cout&lt;&lt;<text:span text:style-name="T4">" 3: View Player Stats"</text:span>&lt;&lt;endl;<text:bookmark text:name="L104"/></text:p>
          </table:table-cell>
        </table:table-row>
        <table:table-row>
          <table:table-cell table:style-name="Table1.A1" office:value-type="string">
            <text:p text:style-name="P27"><text:bookmark text:name="LC104"/></text:p>
          </table:table-cell>
          <table:table-cell table:style-name="Table1.A1" office:value-type="string">
            <text:p text:style-name="P29">cout&lt;&lt;<text:span text:style-name="T4">" 4: Start a game"</text:span>&lt;&lt;endl;<text:bookmark text:name="L105"/></text:p>
          </table:table-cell>
        </table:table-row>
        <table:table-row>
          <table:table-cell table:style-name="Table1.A1" office:value-type="string">
            <text:p text:style-name="P27"><text:bookmark text:name="LC105"/></text:p>
          </table:table-cell>
          <table:table-cell table:style-name="Table1.A1" office:value-type="string">
            <text:p text:style-name="P29">cout&lt;&lt;<text:span text:style-name="T4">" 5: Exit the program"</text:span>&lt;&lt;endl;<text:bookmark text:name="L106"/></text:p>
          </table:table-cell>
        </table:table-row>
        <table:table-row>
          <table:table-cell table:style-name="Table1.A1" office:value-type="string">
            <text:p text:style-name="P27"><text:bookmark text:name="LC106"/></text:p>
          </table:table-cell>
          <table:table-cell table:style-name="Table1.A1" office:value-type="string">
            <text:p text:style-name="P29">cin&gt;&gt;cho;<text:bookmark text:name="L107"/></text:p>
          </table:table-cell>
        </table:table-row>
        <table:table-row>
          <table:table-cell table:style-name="Table1.A1" office:value-type="string">
            <text:p text:style-name="P27"><text:bookmark text:name="LC107"/></text:p>
          </table:table-cell>
          <table:table-cell table:style-name="Table1.A1" office:value-type="string">
            <text:p text:style-name="P29">cout&lt;&lt;<text:span text:style-name="T4">"********************************"</text:span>&lt;&lt;endl;<text:bookmark text:name="L108"/></text:p>
          </table:table-cell>
        </table:table-row>
        <table:table-row>
          <table:table-cell table:style-name="Table1.A1" office:value-type="string">
            <text:p text:style-name="P27"><text:bookmark text:name="LC108"/></text:p>
          </table:table-cell>
          <table:table-cell table:style-name="Table1.A1" office:value-type="string">
            <text:p text:style-name="P28">//menu<text:bookmark text:name="L109"/></text:p>
          </table:table-cell>
        </table:table-row>
        <table:table-row>
          <table:table-cell table:style-name="Table1.A1" office:value-type="string">
            <text:p text:style-name="P27"><text:bookmark text:name="LC109"/></text:p>
          </table:table-cell>
          <table:table-cell table:style-name="Table1.A1" office:value-type="string">
            <text:p text:style-name="P29"><text:span text:style-name="T3">switch</text:span>(cho){<text:bookmark text:name="L110"/></text:p>
          </table:table-cell>
        </table:table-row>
        <table:table-row>
          <table:table-cell table:style-name="Table1.A1" office:value-type="string">
            <text:p text:style-name="P27"><text:bookmark text:name="LC110"/></text:p>
          </table:table-cell>
          <table:table-cell table:style-name="Table1.A1" office:value-type="string">
            <text:p text:style-name="P29"><text:span text:style-name="T3">case</text:span> <text:span text:style-name="T4">'1'</text:span>:{<text:bookmark text:name="L111"/></text:p>
          </table:table-cell>
        </table:table-row>
        <table:table-row>
          <table:table-cell table:style-name="Table1.A1" office:value-type="string">
            <text:p text:style-name="P27"><text:bookmark text:name="LC111"/></text:p>
          </table:table-cell>
          <table:table-cell table:style-name="Table1.A1" office:value-type="string">
            <text:p text:style-name="P29"><text:span text:style-name="T7">instruc</text:span>();<text:span text:style-name="T5">//game instructions</text:span><text:bookmark text:name="L112"/></text:p>
          </table:table-cell>
        </table:table-row>
        <table:table-row>
          <table:table-cell table:style-name="Table1.A1" office:value-type="string">
            <text:p text:style-name="P27"><text:bookmark text:name="LC112"/></text:p>
          </table:table-cell>
          <table:table-cell table:style-name="Table1.A1" office:value-type="string">
            <text:p text:style-name="P29"><text:span text:style-name="T3">break</text:span>;<text:bookmark text:name="L113"/></text:p>
          </table:table-cell>
        </table:table-row>
        <table:table-row>
          <table:table-cell table:style-name="Table1.A1" office:value-type="string">
            <text:p text:style-name="P27"><text:bookmark text:name="LC113"/></text:p>
          </table:table-cell>
          <table:table-cell table:style-name="Table1.A1" office:value-type="string">
            <text:p text:style-name="P29">}<text:bookmark text:name="L114"/></text:p>
          </table:table-cell>
        </table:table-row>
        <text:soft-page-break/>
        <table:table-row>
          <table:table-cell table:style-name="Table1.A1" office:value-type="string">
            <text:p text:style-name="P27"><text:bookmark text:name="LC114"/></text:p>
          </table:table-cell>
          <table:table-cell table:style-name="Table1.A1" office:value-type="string">
            <text:p text:style-name="P29"><text:span text:style-name="T3">case</text:span> <text:span text:style-name="T4">'2'</text:span>:{<text:bookmark text:name="L115"/></text:p>
          </table:table-cell>
        </table:table-row>
        <table:table-row>
          <table:table-cell table:style-name="Table1.A1" office:value-type="string">
            <text:p text:style-name="P27"><text:bookmark text:name="LC115"/></text:p>
          </table:table-cell>
          <table:table-cell table:style-name="Table1.A1" office:value-type="string">
            <text:p text:style-name="P28">//display the high scores<text:bookmark text:name="L116"/></text:p>
          </table:table-cell>
        </table:table-row>
        <table:table-row>
          <table:table-cell table:style-name="Table1.A1" office:value-type="string">
            <text:p text:style-name="P27"><text:bookmark text:name="LC116"/></text:p>
          </table:table-cell>
          <table:table-cell table:style-name="Table1.A1" office:value-type="string">
            <text:p text:style-name="P29"><text:span text:style-name="T7">showStr</text:span>(hiScore,CHAMPS);<text:bookmark text:name="L117"/></text:p>
          </table:table-cell>
        </table:table-row>
        <table:table-row>
          <table:table-cell table:style-name="Table1.A1" office:value-type="string">
            <text:p text:style-name="P27"><text:bookmark text:name="LC117"/></text:p>
          </table:table-cell>
          <table:table-cell table:style-name="Table1.A1" office:value-type="string">
            <text:p text:style-name="P29"><text:span text:style-name="T3">break</text:span>;<text:bookmark text:name="L118"/></text:p>
          </table:table-cell>
        </table:table-row>
        <table:table-row>
          <table:table-cell table:style-name="Table1.A1" office:value-type="string">
            <text:p text:style-name="P27"><text:bookmark text:name="LC118"/></text:p>
          </table:table-cell>
          <table:table-cell table:style-name="Table1.A1" office:value-type="string">
            <text:p text:style-name="P29">}<text:bookmark text:name="L119"/></text:p>
          </table:table-cell>
        </table:table-row>
        <table:table-row>
          <table:table-cell table:style-name="Table1.A1" office:value-type="string">
            <text:p text:style-name="P27"><text:bookmark text:name="LC119"/></text:p>
          </table:table-cell>
          <table:table-cell table:style-name="Table1.A1" office:value-type="string">
            <text:p text:style-name="P29"><text:span text:style-name="T3">case</text:span> <text:span text:style-name="T4">'3'</text:span>:{<text:bookmark text:name="L120"/></text:p>
          </table:table-cell>
        </table:table-row>
        <table:table-row>
          <table:table-cell table:style-name="Table1.A1" office:value-type="string">
            <text:p text:style-name="P27"><text:bookmark text:name="LC120"/></text:p>
          </table:table-cell>
          <table:table-cell table:style-name="Table1.A1" office:value-type="string">
            <text:p text:style-name="P29"><text:span text:style-name="T7">showRec</text:span>(user);<text:span text:style-name="T5">//show player stats</text:span><text:bookmark text:name="L121"/></text:p>
          </table:table-cell>
        </table:table-row>
        <table:table-row>
          <table:table-cell table:style-name="Table1.A1" office:value-type="string">
            <text:p text:style-name="P27"><text:bookmark text:name="LC121"/></text:p>
          </table:table-cell>
          <table:table-cell table:style-name="Table1.A1" office:value-type="string">
            <text:p text:style-name="P29"><text:span text:style-name="T3">break</text:span>;<text:bookmark text:name="L122"/></text:p>
          </table:table-cell>
        </table:table-row>
        <table:table-row>
          <table:table-cell table:style-name="Table1.A1" office:value-type="string">
            <text:p text:style-name="P27"><text:bookmark text:name="LC122"/></text:p>
          </table:table-cell>
          <table:table-cell table:style-name="Table1.A1" office:value-type="string">
            <text:p text:style-name="P29">}<text:bookmark text:name="L123"/></text:p>
          </table:table-cell>
        </table:table-row>
        <table:table-row>
          <table:table-cell table:style-name="Table1.A1" office:value-type="string">
            <text:p text:style-name="P27"><text:bookmark text:name="LC123"/></text:p>
          </table:table-cell>
          <table:table-cell table:style-name="Table1.A1" office:value-type="string">
            <text:p text:style-name="P29"><text:span text:style-name="T3">case</text:span> <text:span text:style-name="T4">'4'</text:span>:{<text:bookmark text:name="L124"/></text:p>
          </table:table-cell>
        </table:table-row>
        <table:table-row>
          <table:table-cell table:style-name="Table1.A1" office:value-type="string">
            <text:p text:style-name="P27"><text:bookmark text:name="LC124"/></text:p>
          </table:table-cell>
          <table:table-cell table:style-name="Table1.A1" office:value-type="string">
            <text:p text:style-name="P29"><text:span text:style-name="T3">short</text:span> stats=<text:span text:style-name="T7">0</text:span>;<text:bookmark text:name="L125"/></text:p>
          </table:table-cell>
        </table:table-row>
        <table:table-row>
          <table:table-cell table:style-name="Table1.A1" office:value-type="string">
            <text:p text:style-name="P27"><text:bookmark text:name="LC125"/></text:p>
          </table:table-cell>
          <table:table-cell table:style-name="Table1.A1" office:value-type="string">
            <text:p text:style-name="P28">//start a new game<text:bookmark text:name="L126"/></text:p>
          </table:table-cell>
        </table:table-row>
        <table:table-row>
          <table:table-cell table:style-name="Table1.A1" office:value-type="string">
            <text:p text:style-name="P27"><text:bookmark text:name="LC126"/></text:p>
          </table:table-cell>
          <table:table-cell table:style-name="Table1.A1" office:value-type="string">
            <text:p text:style-name="P29">user.ttlG++;<text:bookmark text:name="L127"/></text:p>
          </table:table-cell>
        </table:table-row>
        <table:table-row>
          <table:table-cell table:style-name="Table1.A1" office:value-type="string">
            <text:p text:style-name="P27"><text:bookmark text:name="LC127"/></text:p>
          </table:table-cell>
          <table:table-cell table:style-name="Table1.A1" office:value-type="string">
            <text:p text:style-name="P29">stats=<text:span text:style-name="T7">newGame</text:span>();<text:bookmark text:name="L128"/></text:p>
          </table:table-cell>
        </table:table-row>
        <table:table-row>
          <table:table-cell table:style-name="Table1.A1" office:value-type="string">
            <text:p text:style-name="P27"><text:bookmark text:name="LC128"/></text:p>
          </table:table-cell>
          <table:table-cell table:style-name="Table1.A1" office:value-type="string">
            <text:p text:style-name="P28">//record stats<text:bookmark text:name="L129"/></text:p>
          </table:table-cell>
        </table:table-row>
        <table:table-row>
          <table:table-cell table:style-name="Table1.A1" office:value-type="string">
            <text:p text:style-name="P27"><text:bookmark text:name="LC129"/></text:p>
          </table:table-cell>
          <table:table-cell table:style-name="Table1.A1" office:value-type="string">
            <text:p text:style-name="P29"><text:span text:style-name="T3">if</text:span>(stats==<text:span text:style-name="T7">1</text:span>)user.easyG++;<text:bookmark text:name="L130"/></text:p>
          </table:table-cell>
        </table:table-row>
        <table:table-row>
          <table:table-cell table:style-name="Table1.A1" office:value-type="string">
            <text:p text:style-name="P27"><text:bookmark text:name="LC130"/></text:p>
          </table:table-cell>
          <table:table-cell table:style-name="Table1.A1" office:value-type="string">
            <text:p text:style-name="P29"><text:span text:style-name="T3">if</text:span>(stats==<text:span text:style-name="T7">2</text:span>)user.mediG++;<text:bookmark text:name="L131"/></text:p>
          </table:table-cell>
        </table:table-row>
        <table:table-row>
          <table:table-cell table:style-name="Table1.A1" office:value-type="string">
            <text:p text:style-name="P27"><text:bookmark text:name="LC131"/></text:p>
          </table:table-cell>
          <table:table-cell table:style-name="Table1.A1" office:value-type="string">
            <text:p text:style-name="P29"><text:span text:style-name="T3">if</text:span>(stats==<text:span text:style-name="T7">3</text:span>)user.hardG++;<text:bookmark text:name="L132"/></text:p>
          </table:table-cell>
        </table:table-row>
        <table:table-row>
          <table:table-cell table:style-name="Table1.A1" office:value-type="string">
            <text:p text:style-name="P27"><text:bookmark text:name="LC132"/></text:p>
          </table:table-cell>
          <table:table-cell table:style-name="Table1.A1" office:value-type="string">
            <text:p text:style-name="P28">//write stats to file<text:bookmark text:name="L133"/></text:p>
          </table:table-cell>
        </table:table-row>
        <table:table-row>
          <table:table-cell table:style-name="Table1.A1" office:value-type="string">
            <text:p text:style-name="P27"><text:bookmark text:name="LC133"/></text:p>
          </table:table-cell>
          <table:table-cell table:style-name="Table1.A1" office:value-type="string">
            <text:p text:style-name="P29"><text:span text:style-name="T7">writRec</text:span>(user);<text:bookmark text:name="L134"/></text:p>
          </table:table-cell>
        </table:table-row>
        <table:table-row>
          <table:table-cell table:style-name="Table1.A1" office:value-type="string">
            <text:p text:style-name="P27"><text:bookmark text:name="LC134"/></text:p>
          </table:table-cell>
          <table:table-cell table:style-name="Table1.A1" office:value-type="string">
            <text:p text:style-name="P29"><text:span text:style-name="T3">break</text:span>;<text:bookmark text:name="L135"/></text:p>
          </table:table-cell>
        </table:table-row>
        <table:table-row>
          <table:table-cell table:style-name="Table1.A1" office:value-type="string">
            <text:p text:style-name="P27"><text:bookmark text:name="LC135"/></text:p>
          </table:table-cell>
          <table:table-cell table:style-name="Table1.A1" office:value-type="string">
            <text:p text:style-name="P29">}<text:bookmark text:name="L136"/></text:p>
          </table:table-cell>
        </table:table-row>
        <table:table-row>
          <table:table-cell table:style-name="Table1.A1" office:value-type="string">
            <text:p text:style-name="P27"><text:bookmark text:name="LC136"/></text:p>
          </table:table-cell>
          <table:table-cell table:style-name="Table1.A1" office:value-type="string">
            <text:p text:style-name="P29"><text:span text:style-name="T3">case</text:span> <text:span text:style-name="T4">'5'</text:span>:{<text:bookmark text:name="L137"/></text:p>
          </table:table-cell>
        </table:table-row>
        <table:table-row>
          <table:table-cell table:style-name="Table1.A1" office:value-type="string">
            <text:p text:style-name="P27"><text:bookmark text:name="LC137"/></text:p>
          </table:table-cell>
          <table:table-cell table:style-name="Table1.A1" office:value-type="string">
            <text:p text:style-name="P29">skip=<text:span text:style-name="T7">true</text:span>;<text:span text:style-name="T5">//set to skip to end</text:span><text:bookmark text:name="L138"/></text:p>
          </table:table-cell>
        </table:table-row>
        <table:table-row>
          <table:table-cell table:style-name="Table1.A1" office:value-type="string">
            <text:p text:style-name="P27"><text:bookmark text:name="LC138"/></text:p>
          </table:table-cell>
          <table:table-cell table:style-name="Table1.A1" office:value-type="string">
            <text:p text:style-name="P29">repeat=<text:span text:style-name="T4">'X'</text:span>;<text:bookmark text:name="L139"/></text:p>
          </table:table-cell>
        </table:table-row>
        <table:table-row>
          <table:table-cell table:style-name="Table1.A1" office:value-type="string">
            <text:p text:style-name="P27"><text:bookmark text:name="LC139"/></text:p>
          </table:table-cell>
          <table:table-cell table:style-name="Table1.A1" office:value-type="string">
            <text:p text:style-name="P29"><text:span text:style-name="T3">break</text:span>;<text:bookmark text:name="L140"/></text:p>
          </table:table-cell>
        </table:table-row>
        <table:table-row>
          <table:table-cell table:style-name="Table1.A1" office:value-type="string">
            <text:p text:style-name="P27"><text:bookmark text:name="LC140"/></text:p>
          </table:table-cell>
          <table:table-cell table:style-name="Table1.A1" office:value-type="string">
            <text:p text:style-name="P29">}<text:bookmark text:name="L141"/></text:p>
          </table:table-cell>
        </table:table-row>
        <table:table-row>
          <table:table-cell table:style-name="Table1.A1" office:value-type="string">
            <text:p text:style-name="P27"><text:bookmark text:name="LC141"/></text:p>
          </table:table-cell>
          <table:table-cell table:style-name="Table1.A1" office:value-type="string">
            <text:p text:style-name="P29"><text:span text:style-name="T3">default</text:span>:{<text:span text:style-name="T5">//account for default entry</text:span><text:bookmark text:name="L142"/></text:p>
          </table:table-cell>
        </table:table-row>
        <table:table-row>
          <table:table-cell table:style-name="Table1.A1" office:value-type="string">
            <text:p text:style-name="P27"><text:bookmark text:name="LC142"/></text:p>
          </table:table-cell>
          <table:table-cell table:style-name="Table1.A1" office:value-type="string">
            <text:p text:style-name="P29">cout&lt;&lt;<text:span text:style-name="T4">"Invalid Entry"</text:span>&lt;&lt;endl;<text:bookmark text:name="L143"/></text:p>
          </table:table-cell>
        </table:table-row>
        <table:table-row>
          <table:table-cell table:style-name="Table1.A1" office:value-type="string">
            <text:p text:style-name="P27"><text:bookmark text:name="LC143"/></text:p>
          </table:table-cell>
          <table:table-cell table:style-name="Table1.A1" office:value-type="string">
            <text:p text:style-name="P29">skip=<text:span text:style-name="T7">true</text:span>;<text:bookmark text:name="L144"/></text:p>
          </table:table-cell>
        </table:table-row>
        <table:table-row>
          <table:table-cell table:style-name="Table1.A1" office:value-type="string">
            <text:p text:style-name="P27"><text:bookmark text:name="LC144"/></text:p>
          </table:table-cell>
          <table:table-cell table:style-name="Table1.A1" office:value-type="string">
            <text:p text:style-name="P29">repeat=<text:span text:style-name="T4">'R'</text:span>;<text:bookmark text:name="L145"/></text:p>
          </table:table-cell>
        </table:table-row>
        <table:table-row>
          <table:table-cell table:style-name="Table1.A1" office:value-type="string">
            <text:p text:style-name="P27"><text:bookmark text:name="LC145"/></text:p>
          </table:table-cell>
          <table:table-cell table:style-name="Table1.A1" office:value-type="string">
            <text:p text:style-name="P29"><text:span text:style-name="T3">break</text:span>;<text:bookmark text:name="L146"/></text:p>
          </table:table-cell>
        </table:table-row>
        <table:table-row>
          <table:table-cell table:style-name="Table1.A1" office:value-type="string">
            <text:p text:style-name="P27"><text:bookmark text:name="LC146"/></text:p>
          </table:table-cell>
          <table:table-cell table:style-name="Table1.A1" office:value-type="string">
            <text:p text:style-name="P29">}<text:bookmark text:name="L147"/></text:p>
          </table:table-cell>
        </table:table-row>
        <table:table-row>
          <table:table-cell table:style-name="Table1.A1" office:value-type="string">
            <text:p text:style-name="P27"><text:bookmark text:name="LC147"/></text:p>
          </table:table-cell>
          <table:table-cell table:style-name="Table1.A1" office:value-type="string">
            <text:p text:style-name="P29">}<text:bookmark text:name="L148"/></text:p>
          </table:table-cell>
        </table:table-row>
        <table:table-row>
          <table:table-cell table:style-name="Table1.A1" office:value-type="string">
            <text:p text:style-name="P27"><text:bookmark text:name="LC148"/></text:p>
          </table:table-cell>
          <table:table-cell table:style-name="Table1.A1" office:value-type="string">
            <text:p text:style-name="P28">//prompt for repeat<text:bookmark text:name="L149"/></text:p>
          </table:table-cell>
        </table:table-row>
        <table:table-row>
          <table:table-cell table:style-name="Table1.A1" office:value-type="string">
            <text:p text:style-name="P27"><text:bookmark text:name="LC149"/></text:p>
          </table:table-cell>
          <table:table-cell table:style-name="Table1.A1" office:value-type="string">
            <text:p text:style-name="P29">cout&lt;&lt;<text:span text:style-name="T4">"********************************"</text:span>&lt;&lt;endl;<text:bookmark text:name="L150"/></text:p>
          </table:table-cell>
        </table:table-row>
        <table:table-row>
          <table:table-cell table:style-name="Table1.A1" office:value-type="string">
            <text:p text:style-name="P27"><text:bookmark text:name="LC150"/></text:p>
          </table:table-cell>
          <table:table-cell table:style-name="Table1.A1" office:value-type="string">
            <text:p text:style-name="P29"><text:span text:style-name="T3">if</text:span>(!skip){<text:bookmark text:name="L151"/></text:p>
          </table:table-cell>
        </table:table-row>
        <table:table-row>
          <table:table-cell table:style-name="Table1.A1" office:value-type="string">
            <text:p text:style-name="P27"><text:bookmark text:name="LC151"/></text:p>
          </table:table-cell>
          <table:table-cell table:style-name="Table1.A1" office:value-type="string">
            <text:p text:style-name="P29">cout&lt;&lt;<text:span text:style-name="T4">"Would you like to return to the menu or exit the program?"</text:span>&lt;&lt;endl;<text:bookmark text:name="L152"/></text:p>
          </table:table-cell>
        </table:table-row>
        <table:table-row>
          <table:table-cell table:style-name="Table1.A1" office:value-type="string">
            <text:p text:style-name="P27"><text:bookmark text:name="LC152"/></text:p>
          </table:table-cell>
          <table:table-cell table:style-name="Table1.A1" office:value-type="string">
            <text:p text:style-name="P29">cout&lt;&lt;<text:span text:style-name="T4">"Enter in R to return to the menu or X for exit:"</text:span>&lt;&lt;endl;<text:bookmark text:name="L153"/></text:p>
          </table:table-cell>
        </table:table-row>
        <table:table-row>
          <table:table-cell table:style-name="Table1.A1" office:value-type="string">
            <text:p text:style-name="P27"><text:bookmark text:name="LC153"/></text:p>
          </table:table-cell>
          <table:table-cell table:style-name="Table1.A1" office:value-type="string">
            <text:p text:style-name="P29">cin&gt;&gt;repeat;<text:bookmark text:name="L154"/></text:p>
          </table:table-cell>
        </table:table-row>
        <table:table-row>
          <table:table-cell table:style-name="Table1.A1" office:value-type="string">
            <text:p text:style-name="P27"><text:bookmark text:name="LC154"/></text:p>
          </table:table-cell>
          <table:table-cell table:style-name="Table1.A1" office:value-type="string">
            <text:p text:style-name="P29">cout&lt;&lt;<text:span text:style-name="T4">"********************************"</text:span>&lt;&lt;endl;<text:bookmark text:name="L155"/></text:p>
          </table:table-cell>
        </table:table-row>
        <table:table-row>
          <table:table-cell table:style-name="Table1.A1" office:value-type="string">
            <text:p text:style-name="P27"><text:bookmark text:name="LC155"/></text:p>
          </table:table-cell>
          <table:table-cell table:style-name="Table1.A1" office:value-type="string">
            <text:p text:style-name="P29">}<text:bookmark text:name="L156"/></text:p>
          </table:table-cell>
        </table:table-row>
        <table:table-row>
          <table:table-cell table:style-name="Table1.A1" office:value-type="string">
            <text:p text:style-name="P27"><text:bookmark text:name="LC156"/></text:p>
          </table:table-cell>
          <table:table-cell table:style-name="Table1.A1" office:value-type="string">
            <text:p text:style-name="P29">}<text:span text:style-name="T3">while</text:span>(repeat==<text:span text:style-name="T4">'R'</text:span>||repeat==<text:span text:style-name="T4">'r'</text:span>);<text:bookmark text:name="L157"/></text:p>
          </table:table-cell>
        </table:table-row>
        <table:table-row>
          <table:table-cell table:style-name="Table1.A1" office:value-type="string">
            <text:p text:style-name="P27"><text:bookmark text:name="LC157"/></text:p>
          </table:table-cell>
          <table:table-cell table:style-name="Table1.A1" office:value-type="string">
            <text:p text:style-name="P28">//exit the program<text:bookmark text:name="L158"/></text:p>
          </table:table-cell>
        </table:table-row>
        <table:table-row>
          <table:table-cell table:style-name="Table1.A1" office:value-type="string">
            <text:p text:style-name="P27"><text:bookmark text:name="LC158"/></text:p>
          </table:table-cell>
          <table:table-cell table:style-name="Table1.A1" office:value-type="string">
            <text:p text:style-name="P29">}<text:bookmark text:name="L159"/></text:p>
          </table:table-cell>
        </table:table-row>
        <table:table-row>
          <table:table-cell table:style-name="Table1.A1" office:value-type="string">
            <text:p text:style-name="P27"><text:bookmark text:name="LC159"/></text:p>
          </table:table-cell>
          <table:table-cell table:style-name="Table1.A1" office:value-type="string">
            <text:p text:style-name="P28">//**********how to play***********************//<text:bookmark text:name="L160"/></text:p>
          </table:table-cell>
        </table:table-row>
        <table:table-row>
          <table:table-cell table:style-name="Table1.A1" office:value-type="string">
            <text:p text:style-name="P27"><text:bookmark text:name="LC160"/></text:p>
          </table:table-cell>
          <table:table-cell table:style-name="Table1.A1" office:value-type="string">
            <text:p text:style-name="P29"><text:span text:style-name="T3">void</text:span> <text:span text:style-name="T6">instruc</text:span>(){<text:bookmark text:name="L161"/></text:p>
          </table:table-cell>
        </table:table-row>
        <table:table-row>
          <table:table-cell table:style-name="Table1.A1" office:value-type="string">
            <text:p text:style-name="P27"><text:bookmark text:name="LC161"/></text:p>
          </table:table-cell>
          <table:table-cell table:style-name="Table1.A1" office:value-type="string">
            <text:p text:style-name="P28">//explain the rules<text:bookmark text:name="L162"/></text:p>
          </table:table-cell>
        </table:table-row>
        <table:table-row>
          <table:table-cell table:style-name="Table1.A1" office:value-type="string">
            <text:p text:style-name="P27"><text:bookmark text:name="LC162"/></text:p>
          </table:table-cell>
          <table:table-cell table:style-name="Table1.A1" office:value-type="string">
            <text:p text:style-name="P29">cout&lt;&lt;<text:span text:style-name="T4">"There is only one simple rule:"</text:span>&lt;&lt;endl;<text:bookmark text:name="L163"/></text:p>
          </table:table-cell>
        </table:table-row>
        <table:table-row>
          <table:table-cell table:style-name="Table1.A1" office:value-type="string">
            <text:p text:style-name="P27"><text:bookmark text:name="LC163"/></text:p>
          </table:table-cell>
          <table:table-cell table:style-name="Table1.A1" office:value-type="string">
            <text:p text:style-name="P29">cout&lt;&lt;<text:span text:style-name="T4">"Fill in the spaces so that each of the nine rows,"</text:span>&lt;&lt;endl;<text:bookmark text:name="L164"/></text:p>
          </table:table-cell>
        </table:table-row>
        <table:table-row>
          <table:table-cell table:style-name="Table1.A1" office:value-type="string">
            <text:p text:style-name="P27"><text:bookmark text:name="LC164"/></text:p>
          </table:table-cell>
          <table:table-cell table:style-name="Table1.A1" office:value-type="string">
            <text:p text:style-name="P29">cout&lt;&lt;<text:span text:style-name="T4">"each of the nine columns, and each of the nine"</text:span>&lt;&lt;endl;<text:bookmark text:name="L165"/></text:p>
          </table:table-cell>
        </table:table-row>
        <text:soft-page-break/>
        <table:table-row>
          <table:table-cell table:style-name="Table1.A1" office:value-type="string">
            <text:p text:style-name="P27"><text:bookmark text:name="LC165"/></text:p>
          </table:table-cell>
          <table:table-cell table:style-name="Table1.A1" office:value-type="string">
            <text:p text:style-name="P29">cout&lt;&lt;<text:span text:style-name="T4">"3x3 sections contain all the numbers from 1 to 9."</text:span>&lt;&lt;endl;<text:bookmark text:name="L166"/></text:p>
          </table:table-cell>
        </table:table-row>
        <table:table-row>
          <table:table-cell table:style-name="Table1.A1" office:value-type="string">
            <text:p text:style-name="P27"><text:bookmark text:name="LC166"/></text:p>
          </table:table-cell>
          <table:table-cell table:style-name="Table1.A1" office:value-type="string">
            <text:p text:style-name="P29">cout&lt;&lt;endl;<text:bookmark text:name="L167"/></text:p>
          </table:table-cell>
        </table:table-row>
        <table:table-row>
          <table:table-cell table:style-name="Table1.A1" office:value-type="string">
            <text:p text:style-name="P27"><text:bookmark text:name="LC167"/></text:p>
          </table:table-cell>
          <table:table-cell table:style-name="Table1.A1" office:value-type="string">
            <text:p text:style-name="P29">cout&lt;&lt;<text:span text:style-name="T4">"There are 3 difficulty levels to choose from, and the only way to lose"</text:span>&lt;&lt;endl;<text:bookmark text:name="L168"/></text:p>
          </table:table-cell>
        </table:table-row>
        <table:table-row>
          <table:table-cell table:style-name="Table1.A1" office:value-type="string">
            <text:p text:style-name="P27"><text:bookmark text:name="LC168"/></text:p>
          </table:table-cell>
          <table:table-cell table:style-name="Table1.A1" office:value-type="string">
            <text:p text:style-name="P29">cout&lt;&lt;<text:span text:style-name="T4">"is to reach a total of 5 errors on the table before winning."</text:span>&lt;&lt;endl;<text:bookmark text:name="L169"/></text:p>
          </table:table-cell>
        </table:table-row>
        <table:table-row>
          <table:table-cell table:style-name="Table1.A1" office:value-type="string">
            <text:p text:style-name="P27"><text:bookmark text:name="LC169"/></text:p>
          </table:table-cell>
          <table:table-cell table:style-name="Table1.A1" office:value-type="string">
            <text:p text:style-name="P29">cout&lt;&lt;endl;<text:bookmark text:name="L170"/></text:p>
          </table:table-cell>
        </table:table-row>
        <table:table-row>
          <table:table-cell table:style-name="Table1.A1" office:value-type="string">
            <text:p text:style-name="P27"><text:bookmark text:name="LC170"/></text:p>
          </table:table-cell>
          <table:table-cell table:style-name="Table1.A1" office:value-type="string">
            <text:p text:style-name="P29">cout&lt;&lt;<text:span text:style-name="T4">"During the game you will be prompted for index of the row first,"</text:span>&lt;&lt;endl;<text:bookmark text:name="L171"/></text:p>
          </table:table-cell>
        </table:table-row>
        <table:table-row>
          <table:table-cell table:style-name="Table1.A1" office:value-type="string">
            <text:p text:style-name="P27"><text:bookmark text:name="LC171"/></text:p>
          </table:table-cell>
          <table:table-cell table:style-name="Table1.A1" office:value-type="string">
            <text:p text:style-name="P29">cout&lt;&lt;<text:span text:style-name="T4">"followed by the column, and then you input the number you believe"</text:span>&lt;&lt;endl;<text:bookmark text:name="L172"/></text:p>
          </table:table-cell>
        </table:table-row>
        <table:table-row>
          <table:table-cell table:style-name="Table1.A1" office:value-type="string">
            <text:p text:style-name="P27"><text:bookmark text:name="LC172"/></text:p>
          </table:table-cell>
          <table:table-cell table:style-name="Table1.A1" office:value-type="string">
            <text:p text:style-name="P29">cout&lt;&lt;<text:span text:style-name="T4">"to be correct. Good Luck"</text:span>&lt;&lt;endl;<text:bookmark text:name="L173"/></text:p>
          </table:table-cell>
        </table:table-row>
        <table:table-row>
          <table:table-cell table:style-name="Table1.A1" office:value-type="string">
            <text:p text:style-name="P27"><text:bookmark text:name="LC173"/></text:p>
          </table:table-cell>
          <table:table-cell table:style-name="Table1.A1" office:value-type="string">
            <text:p text:style-name="P29">cout&lt;&lt;endl;<text:bookmark text:name="L174"/></text:p>
          </table:table-cell>
        </table:table-row>
        <table:table-row>
          <table:table-cell table:style-name="Table1.A1" office:value-type="string">
            <text:p text:style-name="P27"><text:bookmark text:name="LC174"/></text:p>
          </table:table-cell>
          <table:table-cell table:style-name="Table1.A1" office:value-type="string">
            <text:p text:style-name="P29">}<text:bookmark text:name="L175"/></text:p>
          </table:table-cell>
        </table:table-row>
        <table:table-row>
          <table:table-cell table:style-name="Table1.A1" office:value-type="string">
            <text:p text:style-name="P27"><text:bookmark text:name="LC175"/></text:p>
          </table:table-cell>
          <table:table-cell table:style-name="Table1.A1" office:value-type="string">
            <text:p text:style-name="P28">//************display the structure*******//<text:bookmark text:name="L176"/></text:p>
          </table:table-cell>
        </table:table-row>
        <table:table-row>
          <table:table-cell table:style-name="Table1.A1" office:value-type="string">
            <text:p text:style-name="P27"><text:bookmark text:name="LC176"/></text:p>
          </table:table-cell>
          <table:table-cell table:style-name="Table1.A1" office:value-type="string">
            <text:p text:style-name="P29"><text:span text:style-name="T3">void</text:span> <text:span text:style-name="T6">showStr</text:span>(Records *a,<text:span text:style-name="T3">int</text:span> s){<text:bookmark text:name="L177"/></text:p>
          </table:table-cell>
        </table:table-row>
        <table:table-row>
          <table:table-cell table:style-name="Table1.A1" office:value-type="string">
            <text:p text:style-name="P27"><text:bookmark text:name="LC177"/></text:p>
          </table:table-cell>
          <table:table-cell table:style-name="Table1.A1" office:value-type="string">
            <text:p text:style-name="P29"><text:span text:style-name="T3">char</text:span> <text:span text:style-name="T7">pause</text:span>;<text:span text:style-name="T5">//pause variable</text:span><text:bookmark text:name="L178"/></text:p>
          </table:table-cell>
        </table:table-row>
        <table:table-row>
          <table:table-cell table:style-name="Table1.A1" office:value-type="string">
            <text:p text:style-name="P27"><text:bookmark text:name="LC178"/></text:p>
          </table:table-cell>
          <table:table-cell table:style-name="Table1.A1" office:value-type="string">
            <text:p text:style-name="P29">cin.<text:span text:style-name="T7">ignore</text:span>();<text:bookmark text:name="L179"/></text:p>
          </table:table-cell>
        </table:table-row>
        <table:table-row>
          <table:table-cell table:style-name="Table1.A1" office:value-type="string">
            <text:p text:style-name="P27"><text:bookmark text:name="LC179"/></text:p>
          </table:table-cell>
          <table:table-cell table:style-name="Table1.A1" office:value-type="string">
            <text:p text:style-name="P29"><text:span text:style-name="T3">for</text:span>(<text:span text:style-name="T3">int</text:span> i=<text:span text:style-name="T7">0</text:span>;i&lt;s;i++){<text:span text:style-name="T5">//loop through array of structures</text:span><text:bookmark text:name="L180"/></text:p>
          </table:table-cell>
        </table:table-row>
        <table:table-row>
          <table:table-cell table:style-name="Table1.A1" office:value-type="string">
            <text:p text:style-name="P27"><text:bookmark text:name="LC180"/></text:p>
          </table:table-cell>
          <table:table-cell table:style-name="Table1.A1" office:value-type="string">
            <text:p text:style-name="P29">cout&lt;&lt;endl;<text:span text:style-name="T5">//display current structure</text:span><text:bookmark text:name="L181"/></text:p>
          </table:table-cell>
        </table:table-row>
        <table:table-row>
          <table:table-cell table:style-name="Table1.A1" office:value-type="string">
            <text:p text:style-name="P27"><text:bookmark text:name="LC181"/></text:p>
          </table:table-cell>
          <table:table-cell table:style-name="Table1.A1" office:value-type="string">
            <text:p text:style-name="P29">cout&lt;&lt;<text:span text:style-name="T4">"RANK "</text:span>&lt;&lt;i+<text:span text:style-name="T7">1</text:span>&lt;&lt;endl;<text:bookmark text:name="L182"/></text:p>
          </table:table-cell>
        </table:table-row>
        <table:table-row>
          <table:table-cell table:style-name="Table1.A1" office:value-type="string">
            <text:p text:style-name="P27"><text:bookmark text:name="LC182"/></text:p>
          </table:table-cell>
          <table:table-cell table:style-name="Table1.A1" office:value-type="string">
            <text:p text:style-name="P29">cout&lt;&lt;<text:span text:style-name="T4">"Name : "</text:span>&lt;&lt;a[i].name&lt;&lt;endl;<text:bookmark text:name="L183"/></text:p>
          </table:table-cell>
        </table:table-row>
        <table:table-row>
          <table:table-cell table:style-name="Table1.A1" office:value-type="string">
            <text:p text:style-name="P27"><text:bookmark text:name="LC183"/></text:p>
          </table:table-cell>
          <table:table-cell table:style-name="Table1.A1" office:value-type="string">
            <text:p text:style-name="P29">cout&lt;&lt;<text:span text:style-name="T4">"Total Games : "</text:span>&lt;&lt;a[i].ttlG&lt;&lt;endl;<text:bookmark text:name="L184"/></text:p>
          </table:table-cell>
        </table:table-row>
        <table:table-row>
          <table:table-cell table:style-name="Table1.A1" office:value-type="string">
            <text:p text:style-name="P27"><text:bookmark text:name="LC184"/></text:p>
          </table:table-cell>
          <table:table-cell table:style-name="Table1.A1" office:value-type="string">
            <text:p text:style-name="P29">cout&lt;&lt;<text:span text:style-name="T4">"Easy Games Won : "</text:span>&lt;&lt;a[i].easyG&lt;&lt;endl;<text:bookmark text:name="L185"/></text:p>
          </table:table-cell>
        </table:table-row>
        <table:table-row>
          <table:table-cell table:style-name="Table1.A1" office:value-type="string">
            <text:p text:style-name="P27"><text:bookmark text:name="LC185"/></text:p>
          </table:table-cell>
          <table:table-cell table:style-name="Table1.A1" office:value-type="string">
            <text:p text:style-name="P29">cout&lt;&lt;<text:span text:style-name="T4">"Medium Games Won : "</text:span>&lt;&lt;a[i].mediG&lt;&lt;endl;<text:bookmark text:name="L186"/></text:p>
          </table:table-cell>
        </table:table-row>
        <table:table-row>
          <table:table-cell table:style-name="Table1.A1" office:value-type="string">
            <text:p text:style-name="P27"><text:bookmark text:name="LC186"/></text:p>
          </table:table-cell>
          <table:table-cell table:style-name="Table1.A1" office:value-type="string">
            <text:p text:style-name="P29">cout&lt;&lt;<text:span text:style-name="T4">"Hard Games Won : "</text:span>&lt;&lt;a[i].hardG&lt;&lt;endl;<text:bookmark text:name="L187"/></text:p>
          </table:table-cell>
        </table:table-row>
        <table:table-row>
          <table:table-cell table:style-name="Table1.A1" office:value-type="string">
            <text:p text:style-name="P27"><text:bookmark text:name="LC187"/></text:p>
          </table:table-cell>
          <table:table-cell table:style-name="Table1.A1" office:value-type="string">
            <text:p text:style-name="P29">cout&lt;&lt;<text:span text:style-name="T4">"Win Rate : "</text:span>&lt;&lt;a[i].winR&lt;&lt;<text:span text:style-name="T4">"</text:span><text:span text:style-name="T8">%</text:span><text:span text:style-name="T4">"</text:span>&lt;&lt;endl;<text:bookmark text:name="L188"/></text:p>
          </table:table-cell>
        </table:table-row>
        <table:table-row>
          <table:table-cell table:style-name="Table1.A1" office:value-type="string">
            <text:p text:style-name="P27"><text:bookmark text:name="LC188"/></text:p>
          </table:table-cell>
          <table:table-cell table:style-name="Table1.A1" office:value-type="string">
            <text:p text:style-name="P28">//pause<text:bookmark text:name="L189"/></text:p>
          </table:table-cell>
        </table:table-row>
        <table:table-row>
          <table:table-cell table:style-name="Table1.A1" office:value-type="string">
            <text:p text:style-name="P27"><text:bookmark text:name="LC189"/></text:p>
          </table:table-cell>
          <table:table-cell table:style-name="Table1.A1" office:value-type="string">
            <text:p text:style-name="P29">cout&lt;&lt;<text:span text:style-name="T4">"Press the Enter key to continue."</text:span>&lt;&lt;endl;<text:bookmark text:name="L190"/></text:p>
          </table:table-cell>
        </table:table-row>
        <table:table-row>
          <table:table-cell table:style-name="Table1.A1" office:value-type="string">
            <text:p text:style-name="P27"><text:bookmark text:name="LC190"/></text:p>
          </table:table-cell>
          <table:table-cell table:style-name="Table1.A1" office:value-type="string">
            <text:p text:style-name="P29">cin.<text:span text:style-name="T7">get</text:span>(<text:span text:style-name="T7">pause</text:span>);<text:bookmark text:name="L191"/></text:p>
          </table:table-cell>
        </table:table-row>
        <table:table-row>
          <table:table-cell table:style-name="Table1.A1" office:value-type="string">
            <text:p text:style-name="P27"><text:bookmark text:name="LC191"/></text:p>
          </table:table-cell>
          <table:table-cell table:style-name="Table1.A1" office:value-type="string">
            <text:p text:style-name="P29">}<text:bookmark text:name="L192"/></text:p>
          </table:table-cell>
        </table:table-row>
        <table:table-row>
          <table:table-cell table:style-name="Table1.A1" office:value-type="string">
            <text:p text:style-name="P27"><text:bookmark text:name="LC192"/></text:p>
          </table:table-cell>
          <table:table-cell table:style-name="Table1.A1" office:value-type="string">
            <text:p text:style-name="P29">cout&lt;&lt;endl;<text:bookmark text:name="L193"/></text:p>
          </table:table-cell>
        </table:table-row>
        <table:table-row>
          <table:table-cell table:style-name="Table1.A1" office:value-type="string">
            <text:p text:style-name="P27"><text:bookmark text:name="LC193"/></text:p>
          </table:table-cell>
          <table:table-cell table:style-name="Table1.A1" office:value-type="string">
            <text:p text:style-name="P29">}<text:bookmark text:name="L194"/></text:p>
          </table:table-cell>
        </table:table-row>
        <table:table-row>
          <table:table-cell table:style-name="Table1.A1" office:value-type="string">
            <text:p text:style-name="P27"><text:bookmark text:name="LC194"/></text:p>
          </table:table-cell>
          <table:table-cell table:style-name="Table1.A1" office:value-type="string">
            <text:p text:style-name="P28">//*******new Game*******//<text:bookmark text:name="L195"/></text:p>
          </table:table-cell>
        </table:table-row>
        <table:table-row>
          <table:table-cell table:style-name="Table1.A1" office:value-type="string">
            <text:p text:style-name="P27"><text:bookmark text:name="LC195"/></text:p>
          </table:table-cell>
          <table:table-cell table:style-name="Table1.A1" office:value-type="string">
            <text:p text:style-name="P29"><text:span text:style-name="T3">short</text:span> <text:span text:style-name="T6">newGame</text:span>(){<text:bookmark text:name="L196"/></text:p>
          </table:table-cell>
        </table:table-row>
        <table:table-row>
          <table:table-cell table:style-name="Table1.A1" office:value-type="string">
            <text:p text:style-name="P27"><text:bookmark text:name="LC196"/></text:p>
          </table:table-cell>
          <table:table-cell table:style-name="Table1.A1" office:value-type="string">
            <text:p text:style-name="P28">//Declare Variables<text:bookmark text:name="L197"/></text:p>
          </table:table-cell>
        </table:table-row>
        <table:table-row>
          <table:table-cell table:style-name="Table1.A1" office:value-type="string">
            <text:p text:style-name="P27"><text:bookmark text:name="LC197"/></text:p>
          </table:table-cell>
          <table:table-cell table:style-name="Table1.A1" office:value-type="string">
            <text:p text:style-name="P29"><text:span text:style-name="T3">const</text:span> <text:span text:style-name="T3">int</text:span> DIMEN=<text:span text:style-name="T7">9</text:span>;<text:span text:style-name="T5">//table dimensions</text:span><text:bookmark text:name="L198"/></text:p>
          </table:table-cell>
        </table:table-row>
        <table:table-row>
          <table:table-cell table:style-name="Table1.A1" office:value-type="string">
            <text:p text:style-name="P27"><text:bookmark text:name="LC198"/></text:p>
          </table:table-cell>
          <table:table-cell table:style-name="Table1.A1" office:value-type="string">
            <text:p text:style-name="P29"><text:span text:style-name="T3">int</text:span> errors=<text:span text:style-name="T7">0</text:span>;<text:span text:style-name="T5">//counter for errors in puzzle</text:span><text:bookmark text:name="L199"/></text:p>
          </table:table-cell>
        </table:table-row>
        <table:table-row>
          <table:table-cell table:style-name="Table1.A1" office:value-type="string">
            <text:p text:style-name="P27"><text:bookmark text:name="LC199"/></text:p>
          </table:table-cell>
          <table:table-cell table:style-name="Table1.A1" office:value-type="string">
            <text:p text:style-name="P29"><text:span text:style-name="T3">bool</text:span> win=<text:span text:style-name="T7">false</text:span>, loss=<text:span text:style-name="T7">false</text:span>;<text:span text:style-name="T5">//win condition to exit loop</text:span><text:bookmark text:name="L200"/></text:p>
          </table:table-cell>
        </table:table-row>
        <table:table-row>
          <table:table-cell table:style-name="Table1.A1" office:value-type="string">
            <text:p text:style-name="P27"><text:bookmark text:name="LC200"/></text:p>
          </table:table-cell>
          <table:table-cell table:style-name="Table1.A1" office:value-type="string">
            <text:p text:style-name="P29"><text:span text:style-name="T3">short</text:span> diff=<text:span text:style-name="T7">0</text:span>;<text:span text:style-name="T5">//difficulty level</text:span><text:bookmark text:name="L201"/></text:p>
          </table:table-cell>
        </table:table-row>
        <table:table-row>
          <table:table-cell table:style-name="Table1.A1" office:value-type="string">
            <text:p text:style-name="P27"><text:bookmark text:name="LC201"/></text:p>
          </table:table-cell>
          <table:table-cell table:style-name="Table1.A1" office:value-type="string">
            <text:p text:style-name="P29"><text:span text:style-name="T3">int</text:span> count=<text:span text:style-name="T7">0</text:span>;<text:span text:style-name="T5">//counter for givens</text:span><text:bookmark text:name="L202"/></text:p>
          </table:table-cell>
        </table:table-row>
        <table:table-row>
          <table:table-cell table:style-name="Table1.A1" office:value-type="string">
            <text:p text:style-name="P27"><text:bookmark text:name="LC202"/></text:p>
          </table:table-cell>
          <table:table-cell table:style-name="Table1.A1" office:value-type="string">
            <text:p text:style-name="P29"><text:span text:style-name="T3">short</text:span> stats=<text:span text:style-name="T7">0</text:span>;<text:span text:style-name="T5">//determined outcome for stats</text:span><text:bookmark text:name="L203"/></text:p>
          </table:table-cell>
        </table:table-row>
        <table:table-row>
          <table:table-cell table:style-name="Table1.A1" office:value-type="string">
            <text:p text:style-name="P27"><text:bookmark text:name="LC203"/></text:p>
          </table:table-cell>
          <table:table-cell table:style-name="Table1.A1" office:value-type="string">
            <text:p text:style-name="P28">//create 2D array for table<text:bookmark text:name="L204"/></text:p>
          </table:table-cell>
        </table:table-row>
        <table:table-row>
          <table:table-cell table:style-name="Table1.A1" office:value-type="string">
            <text:p text:style-name="P27"><text:bookmark text:name="LC204"/></text:p>
          </table:table-cell>
          <table:table-cell table:style-name="Table1.A1" office:value-type="string">
            <text:p text:style-name="P29"><text:span text:style-name="T3">int</text:span> table[DIMEN][DIMEN]={};<text:bookmark text:name="L205"/></text:p>
          </table:table-cell>
        </table:table-row>
        <table:table-row>
          <table:table-cell table:style-name="Table1.A1" office:value-type="string">
            <text:p text:style-name="P27"><text:bookmark text:name="LC205"/></text:p>
          </table:table-cell>
          <table:table-cell table:style-name="Table1.A1" office:value-type="string">
            <text:p text:style-name="P29"><text:span text:style-name="T3">int</text:span> tableK[DIMEN][DIMEN]={};<text:bookmark text:name="L206"/></text:p>
          </table:table-cell>
        </table:table-row>
        <table:table-row>
          <table:table-cell table:style-name="Table1.A1" office:value-type="string">
            <text:p text:style-name="P27"><text:bookmark text:name="LC206"/></text:p>
          </table:table-cell>
          <table:table-cell table:style-name="Table1.A1" office:value-type="string">
            <text:p text:style-name="P28">//find difficulty level<text:bookmark text:name="L207"/></text:p>
          </table:table-cell>
        </table:table-row>
        <table:table-row>
          <table:table-cell table:style-name="Table1.A1" office:value-type="string">
            <text:p text:style-name="P27"><text:bookmark text:name="LC207"/></text:p>
          </table:table-cell>
          <table:table-cell table:style-name="Table1.A1" office:value-type="string">
            <text:p text:style-name="P29">cout&lt;&lt;<text:span text:style-name="T4">"What difficulty would you like?"</text:span>&lt;&lt;endl;<text:bookmark text:name="L208"/></text:p>
          </table:table-cell>
        </table:table-row>
        <table:table-row>
          <table:table-cell table:style-name="Table1.A1" office:value-type="string">
            <text:p text:style-name="P27"><text:bookmark text:name="LC208"/></text:p>
          </table:table-cell>
          <table:table-cell table:style-name="Table1.A1" office:value-type="string">
            <text:p text:style-name="P29">cout&lt;&lt;<text:span text:style-name="T4">"1) Easy 2) Medium 3)Hard"</text:span>&lt;&lt;endl;<text:bookmark text:name="L209"/></text:p>
          </table:table-cell>
        </table:table-row>
        <table:table-row>
          <table:table-cell table:style-name="Table1.A1" office:value-type="string">
            <text:p text:style-name="P27"><text:bookmark text:name="LC209"/></text:p>
          </table:table-cell>
          <table:table-cell table:style-name="Table1.A1" office:value-type="string">
            <text:p text:style-name="P29">cin&gt;&gt;diff;<text:bookmark text:name="L210"/></text:p>
          </table:table-cell>
        </table:table-row>
        <table:table-row>
          <table:table-cell table:style-name="Table1.A1" office:value-type="string">
            <text:p text:style-name="P27"><text:bookmark text:name="LC210"/></text:p>
          </table:table-cell>
          <table:table-cell table:style-name="Table1.A1" office:value-type="string">
            <text:p text:style-name="P29">cout&lt;&lt;<text:span text:style-name="T4">"********************************"</text:span>&lt;&lt;endl;<text:bookmark text:name="L211"/></text:p>
          </table:table-cell>
        </table:table-row>
        <table:table-row>
          <table:table-cell table:style-name="Table1.A1" office:value-type="string">
            <text:p text:style-name="P27"><text:bookmark text:name="LC211"/></text:p>
          </table:table-cell>
          <table:table-cell table:style-name="Table1.A1" office:value-type="string">
            <text:p text:style-name="P28">//Create Table to be solved<text:bookmark text:name="L212"/></text:p>
          </table:table-cell>
        </table:table-row>
        <table:table-row>
          <table:table-cell table:style-name="Table1.A1" office:value-type="string">
            <text:p text:style-name="P27"><text:bookmark text:name="LC212"/></text:p>
          </table:table-cell>
          <table:table-cell table:style-name="Table1.A1" office:value-type="string">
            <text:p text:style-name="P29"><text:span text:style-name="T7">filTbl</text:span>(table,DIMEN,diff);<text:bookmark text:name="L213"/></text:p>
          </table:table-cell>
        </table:table-row>
        <table:table-row>
          <table:table-cell table:style-name="Table1.A1" office:value-type="string">
            <text:p text:style-name="P27"><text:bookmark text:name="LC213"/></text:p>
          </table:table-cell>
          <table:table-cell table:style-name="Table1.A1" office:value-type="string">
            <text:p text:style-name="P28">//create key<text:bookmark text:name="L214"/></text:p>
          </table:table-cell>
        </table:table-row>
        <table:table-row>
          <table:table-cell table:style-name="Table1.A1" office:value-type="string">
            <text:p text:style-name="P27"><text:bookmark text:name="LC214"/></text:p>
          </table:table-cell>
          <table:table-cell table:style-name="Table1.A1" office:value-type="string">
            <text:p text:style-name="P29"><text:span text:style-name="T7">filKey</text:span>(tableK,DIMEN,diff);<text:bookmark text:name="L215"/></text:p>
          </table:table-cell>
        </table:table-row>
        <table:table-row>
          <table:table-cell table:style-name="Table1.A1" office:value-type="string">
            <text:p text:style-name="P27"><text:bookmark text:name="LC215"/></text:p>
          </table:table-cell>
          <table:table-cell table:style-name="Table1.A1" office:value-type="string">
            <text:p text:style-name="P28">//find the givens<text:bookmark text:name="L216"/></text:p>
          </table:table-cell>
        </table:table-row>
        <text:soft-page-break/>
        <table:table-row>
          <table:table-cell table:style-name="Table1.A1" office:value-type="string">
            <text:p text:style-name="P27"><text:bookmark text:name="LC216"/></text:p>
          </table:table-cell>
          <table:table-cell table:style-name="Table1.A1" office:value-type="string">
            <text:p text:style-name="P29"><text:span text:style-name="T3">int</text:span> **arrayG=<text:span text:style-name="T7">findGiv</text:span>(table,count);<text:bookmark text:name="L217"/></text:p>
          </table:table-cell>
        </table:table-row>
        <table:table-row>
          <table:table-cell table:style-name="Table1.A1" office:value-type="string">
            <text:p text:style-name="P27"><text:bookmark text:name="LC217"/></text:p>
          </table:table-cell>
          <table:table-cell table:style-name="Table1.A1" office:value-type="string">
            <text:p text:style-name="P28">//Output<text:bookmark text:name="L218"/></text:p>
          </table:table-cell>
        </table:table-row>
        <table:table-row>
          <table:table-cell table:style-name="Table1.A1" office:value-type="string">
            <text:p text:style-name="P27"><text:bookmark text:name="LC218"/></text:p>
          </table:table-cell>
          <table:table-cell table:style-name="Table1.A1" office:value-type="string">
            <text:p text:style-name="P29"><text:span text:style-name="T3">do</text:span>{<text:bookmark text:name="L219"/></text:p>
          </table:table-cell>
        </table:table-row>
        <table:table-row>
          <table:table-cell table:style-name="Table1.A1" office:value-type="string">
            <text:p text:style-name="P27"><text:bookmark text:name="LC219"/></text:p>
          </table:table-cell>
          <table:table-cell table:style-name="Table1.A1" office:value-type="string">
            <text:p text:style-name="P29"><text:span text:style-name="T7">prntTbl</text:span>(table,DIMEN,errors);<text:bookmark text:name="L220"/></text:p>
          </table:table-cell>
        </table:table-row>
        <table:table-row>
          <table:table-cell table:style-name="Table1.A1" office:value-type="string">
            <text:p text:style-name="P27"><text:bookmark text:name="LC220"/></text:p>
          </table:table-cell>
          <table:table-cell table:style-name="Table1.A1" office:value-type="string">
            <text:p text:style-name="P28">//user enters in number<text:bookmark text:name="L221"/></text:p>
          </table:table-cell>
        </table:table-row>
        <table:table-row>
          <table:table-cell table:style-name="Table1.A1" office:value-type="string">
            <text:p text:style-name="P27"><text:bookmark text:name="LC221"/></text:p>
          </table:table-cell>
          <table:table-cell table:style-name="Table1.A1" office:value-type="string">
            <text:p text:style-name="P29"><text:span text:style-name="T7">entNum</text:span>(table,arrayG,count);<text:bookmark text:name="L222"/></text:p>
          </table:table-cell>
        </table:table-row>
        <table:table-row>
          <table:table-cell table:style-name="Table1.A1" office:value-type="string">
            <text:p text:style-name="P27"><text:bookmark text:name="LC222"/></text:p>
          </table:table-cell>
          <table:table-cell table:style-name="Table1.A1" office:value-type="string">
            <text:p text:style-name="P28">//check for errors or win<text:bookmark text:name="L223"/></text:p>
          </table:table-cell>
        </table:table-row>
        <table:table-row>
          <table:table-cell table:style-name="Table1.A1" office:value-type="string">
            <text:p text:style-name="P27"><text:bookmark text:name="LC223"/></text:p>
          </table:table-cell>
          <table:table-cell table:style-name="Table1.A1" office:value-type="string">
            <text:p text:style-name="P29">win=<text:span text:style-name="T7">check</text:span>(table,tableK,DIMEN,errors);<text:bookmark text:name="L224"/></text:p>
          </table:table-cell>
        </table:table-row>
        <table:table-row>
          <table:table-cell table:style-name="Table1.A1" office:value-type="string">
            <text:p text:style-name="P27"><text:bookmark text:name="LC224"/></text:p>
          </table:table-cell>
          <table:table-cell table:style-name="Table1.A1" office:value-type="string">
            <text:p text:style-name="P29"><text:span text:style-name="T3">if</text:span>(errors&gt;=<text:span text:style-name="T7">5</text:span>) loss=<text:span text:style-name="T7">true</text:span>;<text:bookmark text:name="L225"/></text:p>
          </table:table-cell>
        </table:table-row>
        <table:table-row>
          <table:table-cell table:style-name="Table1.A1" office:value-type="string">
            <text:p text:style-name="P27"><text:bookmark text:name="LC225"/></text:p>
          </table:table-cell>
          <table:table-cell table:style-name="Table1.A1" office:value-type="string">
            <text:p text:style-name="P29">}<text:span text:style-name="T3">while</text:span>(win==<text:span text:style-name="T7">false</text:span> &amp;&amp; loss==<text:span text:style-name="T7">false</text:span>);<text:bookmark text:name="L226"/></text:p>
          </table:table-cell>
        </table:table-row>
        <table:table-row>
          <table:table-cell table:style-name="Table1.A1" office:value-type="string">
            <text:p text:style-name="P27"><text:bookmark text:name="LC226"/></text:p>
          </table:table-cell>
          <table:table-cell table:style-name="Table1.A1" office:value-type="string">
            <text:p text:style-name="P28">//after exiting current game<text:bookmark text:name="L227"/></text:p>
          </table:table-cell>
        </table:table-row>
        <table:table-row>
          <table:table-cell table:style-name="Table1.A1" office:value-type="string">
            <text:p text:style-name="P27"><text:bookmark text:name="LC227"/></text:p>
          </table:table-cell>
          <table:table-cell table:style-name="Table1.A1" office:value-type="string">
            <text:p text:style-name="P29"><text:span text:style-name="T3">if</text:span>(win==<text:span text:style-name="T7">true</text:span>){<text:span text:style-name="T5">//if win</text:span><text:bookmark text:name="L228"/></text:p>
          </table:table-cell>
        </table:table-row>
        <table:table-row>
          <table:table-cell table:style-name="Table1.A1" office:value-type="string">
            <text:p text:style-name="P27"><text:bookmark text:name="LC228"/></text:p>
          </table:table-cell>
          <table:table-cell table:style-name="Table1.A1" office:value-type="string">
            <text:p text:style-name="P29"><text:span text:style-name="T3">if</text:span>(diff==<text:span text:style-name="T7">1</text:span>)stats=<text:span text:style-name="T7">1</text:span>;<text:span text:style-name="T5">//tally which level diff is won</text:span><text:bookmark text:name="L229"/></text:p>
          </table:table-cell>
        </table:table-row>
        <table:table-row>
          <table:table-cell table:style-name="Table1.A1" office:value-type="string">
            <text:p text:style-name="P27"><text:bookmark text:name="LC229"/></text:p>
          </table:table-cell>
          <table:table-cell table:style-name="Table1.A1" office:value-type="string">
            <text:p text:style-name="P29"><text:span text:style-name="T3">if</text:span>(diff==<text:span text:style-name="T7">2</text:span>)stats=<text:span text:style-name="T7">2</text:span>;<text:bookmark text:name="L230"/></text:p>
          </table:table-cell>
        </table:table-row>
        <table:table-row>
          <table:table-cell table:style-name="Table1.A1" office:value-type="string">
            <text:p text:style-name="P27"><text:bookmark text:name="LC230"/></text:p>
          </table:table-cell>
          <table:table-cell table:style-name="Table1.A1" office:value-type="string">
            <text:p text:style-name="P29"><text:span text:style-name="T3">if</text:span>(diff==<text:span text:style-name="T7">3</text:span>)stats=<text:span text:style-name="T7">3</text:span>;<text:bookmark text:name="L231"/></text:p>
          </table:table-cell>
        </table:table-row>
        <table:table-row>
          <table:table-cell table:style-name="Table1.A1" office:value-type="string">
            <text:p text:style-name="P27"><text:bookmark text:name="LC231"/></text:p>
          </table:table-cell>
          <table:table-cell table:style-name="Table1.A1" office:value-type="string">
            <text:p text:style-name="P29">cout&lt;&lt;endl;<text:bookmark text:name="L232"/></text:p>
          </table:table-cell>
        </table:table-row>
        <table:table-row>
          <table:table-cell table:style-name="Table1.A1" office:value-type="string">
            <text:p text:style-name="P27"><text:bookmark text:name="LC232"/></text:p>
          </table:table-cell>
          <table:table-cell table:style-name="Table1.A1" office:value-type="string">
            <text:p text:style-name="P29">cout&lt;&lt;<text:span text:style-name="T4">"****************************"</text:span>&lt;&lt;endl;<text:bookmark text:name="L233"/></text:p>
          </table:table-cell>
        </table:table-row>
        <table:table-row>
          <table:table-cell table:style-name="Table1.A1" office:value-type="string">
            <text:p text:style-name="P27"><text:bookmark text:name="LC233"/></text:p>
          </table:table-cell>
          <table:table-cell table:style-name="Table1.A1" office:value-type="string">
            <text:p text:style-name="P29">cout&lt;&lt;<text:span text:style-name="T4">"*CONGRATS!! YOU HAVE WON!!!*"</text:span>&lt;&lt;endl;<text:span text:style-name="T5">//give congrats message</text:span><text:bookmark text:name="L234"/></text:p>
          </table:table-cell>
        </table:table-row>
        <table:table-row>
          <table:table-cell table:style-name="Table1.A1" office:value-type="string">
            <text:p text:style-name="P27"><text:bookmark text:name="LC234"/></text:p>
          </table:table-cell>
          <table:table-cell table:style-name="Table1.A1" office:value-type="string">
            <text:p text:style-name="P29">cout&lt;&lt;<text:span text:style-name="T4">"****************************"</text:span>&lt;&lt;endl;<text:bookmark text:name="L235"/></text:p>
          </table:table-cell>
        </table:table-row>
        <table:table-row>
          <table:table-cell table:style-name="Table1.A1" office:value-type="string">
            <text:p text:style-name="P27"><text:bookmark text:name="LC235"/></text:p>
          </table:table-cell>
          <table:table-cell table:style-name="Table1.A1" office:value-type="string">
            <text:p text:style-name="P29">cout&lt;&lt;endl;<text:bookmark text:name="L236"/></text:p>
          </table:table-cell>
        </table:table-row>
        <table:table-row>
          <table:table-cell table:style-name="Table1.A1" office:value-type="string">
            <text:p text:style-name="P27"><text:bookmark text:name="LC236"/></text:p>
          </table:table-cell>
          <table:table-cell table:style-name="Table1.A1" office:value-type="string">
            <text:p text:style-name="P29">}<text:span text:style-name="T3">else</text:span>{<text:bookmark text:name="L237"/></text:p>
          </table:table-cell>
        </table:table-row>
        <table:table-row>
          <table:table-cell table:style-name="Table1.A1" office:value-type="string">
            <text:p text:style-name="P27"><text:bookmark text:name="LC237"/></text:p>
          </table:table-cell>
          <table:table-cell table:style-name="Table1.A1" office:value-type="string">
            <text:p text:style-name="P29">cout&lt;&lt;<text:span text:style-name="T4">"Too many errors. YOU LOSE"</text:span>&lt;&lt;endl;<text:bookmark text:name="L238"/></text:p>
          </table:table-cell>
        </table:table-row>
        <table:table-row>
          <table:table-cell table:style-name="Table1.A1" office:value-type="string">
            <text:p text:style-name="P27"><text:bookmark text:name="LC238"/></text:p>
          </table:table-cell>
          <table:table-cell table:style-name="Table1.A1" office:value-type="string">
            <text:p text:style-name="P29">stats=<text:span text:style-name="T7">4</text:span>;<text:span text:style-name="T5">//if loss, record loss</text:span><text:bookmark text:name="L239"/></text:p>
          </table:table-cell>
        </table:table-row>
        <table:table-row>
          <table:table-cell table:style-name="Table1.A1" office:value-type="string">
            <text:p text:style-name="P27"><text:bookmark text:name="LC239"/></text:p>
          </table:table-cell>
          <table:table-cell table:style-name="Table1.A1" office:value-type="string">
            <text:p text:style-name="P29">}<text:bookmark text:name="L240"/></text:p>
          </table:table-cell>
        </table:table-row>
        <table:table-row>
          <table:table-cell table:style-name="Table1.A1" office:value-type="string">
            <text:p text:style-name="P27"><text:bookmark text:name="LC240"/></text:p>
          </table:table-cell>
          <table:table-cell table:style-name="Table1.A1" office:value-type="string">
            <text:p text:style-name="P28">//de-allocate the givens array<text:bookmark text:name="L241"/></text:p>
          </table:table-cell>
        </table:table-row>
        <table:table-row>
          <table:table-cell table:style-name="Table1.A1" office:value-type="string">
            <text:p text:style-name="P27"><text:bookmark text:name="LC241"/></text:p>
          </table:table-cell>
          <table:table-cell table:style-name="Table1.A1" office:value-type="string">
            <text:p text:style-name="P29"><text:span text:style-name="T7">destGiv</text:span>(arrayG,<text:span text:style-name="T7">2</text:span>);<text:bookmark text:name="L242"/></text:p>
          </table:table-cell>
        </table:table-row>
        <table:table-row>
          <table:table-cell table:style-name="Table1.A1" office:value-type="string">
            <text:p text:style-name="P27"><text:bookmark text:name="LC242"/></text:p>
          </table:table-cell>
          <table:table-cell table:style-name="Table1.A1" office:value-type="string">
            <text:p text:style-name="P28">//Exit stage right<text:bookmark text:name="L243"/></text:p>
          </table:table-cell>
        </table:table-row>
        <table:table-row>
          <table:table-cell table:style-name="Table1.A1" office:value-type="string">
            <text:p text:style-name="P27"><text:bookmark text:name="LC243"/></text:p>
          </table:table-cell>
          <table:table-cell table:style-name="Table1.A1" office:value-type="string">
            <text:p text:style-name="P29"><text:span text:style-name="T3">return</text:span> stats;<text:bookmark text:name="L244"/></text:p>
          </table:table-cell>
        </table:table-row>
        <table:table-row>
          <table:table-cell table:style-name="Table1.A1" office:value-type="string">
            <text:p text:style-name="P27"><text:bookmark text:name="LC244"/></text:p>
          </table:table-cell>
          <table:table-cell table:style-name="Table1.A1" office:value-type="string">
            <text:p text:style-name="P29">}<text:bookmark text:name="L245"/></text:p>
          </table:table-cell>
        </table:table-row>
        <table:table-row>
          <table:table-cell table:style-name="Table1.A1" office:value-type="string">
            <text:p text:style-name="P27"><text:bookmark text:name="LC245"/></text:p>
          </table:table-cell>
          <table:table-cell table:style-name="Table1.A1" office:value-type="string">
            <text:p text:style-name="P28">//*******fill the table*******//<text:bookmark text:name="L246"/></text:p>
          </table:table-cell>
        </table:table-row>
        <table:table-row>
          <table:table-cell table:style-name="Table1.A1" office:value-type="string">
            <text:p text:style-name="P27"><text:bookmark text:name="LC246"/></text:p>
          </table:table-cell>
          <table:table-cell table:style-name="Table1.A1" office:value-type="string">
            <text:p text:style-name="P29"><text:span text:style-name="T3">void</text:span> <text:span text:style-name="T6">filTbl</text:span>(<text:span text:style-name="T3">int</text:span> a[][<text:span text:style-name="T7">9</text:span>],<text:span text:style-name="T3">int</text:span> rC, <text:span text:style-name="T3">short</text:span> fNum){<text:bookmark text:name="L247"/></text:p>
          </table:table-cell>
        </table:table-row>
        <table:table-row>
          <table:table-cell table:style-name="Table1.A1" office:value-type="string">
            <text:p text:style-name="P27"><text:bookmark text:name="LC247"/></text:p>
          </table:table-cell>
          <table:table-cell table:style-name="Table1.A1" office:value-type="string">
            <text:p text:style-name="P28">//declare variables<text:bookmark text:name="L248"/></text:p>
          </table:table-cell>
        </table:table-row>
        <table:table-row>
          <table:table-cell table:style-name="Table1.A1" office:value-type="string">
            <text:p text:style-name="P27"><text:bookmark text:name="LC248"/></text:p>
          </table:table-cell>
          <table:table-cell table:style-name="Table1.A1" office:value-type="string">
            <text:p text:style-name="P29">ifstream fin;<text:bookmark text:name="L249"/></text:p>
          </table:table-cell>
        </table:table-row>
        <table:table-row>
          <table:table-cell table:style-name="Table1.A1" office:value-type="string">
            <text:p text:style-name="P27"><text:bookmark text:name="LC249"/></text:p>
          </table:table-cell>
          <table:table-cell table:style-name="Table1.A1" office:value-type="string">
            <text:p text:style-name="P28">//open file according to difficulty level<text:bookmark text:name="L250"/></text:p>
          </table:table-cell>
        </table:table-row>
        <table:table-row>
          <table:table-cell table:style-name="Table1.A1" office:value-type="string">
            <text:p text:style-name="P27"><text:bookmark text:name="LC250"/></text:p>
          </table:table-cell>
          <table:table-cell table:style-name="Table1.A1" office:value-type="string">
            <text:p text:style-name="P29"><text:span text:style-name="T3">if</text:span>(fNum==<text:span text:style-name="T7">1</text:span>) fin.<text:span text:style-name="T7">open</text:span>(<text:span text:style-name="T4">"puzzle1.txt"</text:span>);<text:bookmark text:name="L251"/></text:p>
          </table:table-cell>
        </table:table-row>
        <table:table-row>
          <table:table-cell table:style-name="Table1.A1" office:value-type="string">
            <text:p text:style-name="P27"><text:bookmark text:name="LC251"/></text:p>
          </table:table-cell>
          <table:table-cell table:style-name="Table1.A1" office:value-type="string">
            <text:p text:style-name="P29"><text:span text:style-name="T3">else</text:span> <text:span text:style-name="T3">if</text:span>(fNum==<text:span text:style-name="T7">2</text:span>) fin.<text:span text:style-name="T7">open</text:span>(<text:span text:style-name="T4">"puzzle2.txt"</text:span>);<text:bookmark text:name="L252"/></text:p>
          </table:table-cell>
        </table:table-row>
        <table:table-row>
          <table:table-cell table:style-name="Table1.A1" office:value-type="string">
            <text:p text:style-name="P27"><text:bookmark text:name="LC252"/></text:p>
          </table:table-cell>
          <table:table-cell table:style-name="Table1.A1" office:value-type="string">
            <text:p text:style-name="P29"><text:span text:style-name="T3">else</text:span> fin.<text:span text:style-name="T7">open</text:span>(<text:span text:style-name="T4">"puzzle3.txt"</text:span>);<text:bookmark text:name="L253"/></text:p>
          </table:table-cell>
        </table:table-row>
        <table:table-row>
          <table:table-cell table:style-name="Table1.A1" office:value-type="string">
            <text:p text:style-name="P27"><text:bookmark text:name="LC253"/></text:p>
          </table:table-cell>
          <table:table-cell table:style-name="Table1.A1" office:value-type="string">
            <text:p text:style-name="P28">//fill table with files contents<text:bookmark text:name="L254"/></text:p>
          </table:table-cell>
        </table:table-row>
        <table:table-row>
          <table:table-cell table:style-name="Table1.A1" office:value-type="string">
            <text:p text:style-name="P27"><text:bookmark text:name="LC254"/></text:p>
          </table:table-cell>
          <table:table-cell table:style-name="Table1.A1" office:value-type="string">
            <text:p text:style-name="P29"><text:span text:style-name="T3">for</text:span>(<text:span text:style-name="T3">int</text:span> x=<text:span text:style-name="T7">0</text:span>;x&lt;rC;x++){<text:bookmark text:name="L255"/></text:p>
          </table:table-cell>
        </table:table-row>
        <table:table-row>
          <table:table-cell table:style-name="Table1.A1" office:value-type="string">
            <text:p text:style-name="P27"><text:bookmark text:name="LC255"/></text:p>
          </table:table-cell>
          <table:table-cell table:style-name="Table1.A1" office:value-type="string">
            <text:p text:style-name="P29"><text:span text:style-name="T3">for</text:span>(<text:span text:style-name="T3">int</text:span> y=<text:span text:style-name="T7">0</text:span>;y&lt;rC;y++){<text:bookmark text:name="L256"/></text:p>
          </table:table-cell>
        </table:table-row>
        <table:table-row>
          <table:table-cell table:style-name="Table1.A1" office:value-type="string">
            <text:p text:style-name="P27"><text:bookmark text:name="LC256"/></text:p>
          </table:table-cell>
          <table:table-cell table:style-name="Table1.A1" office:value-type="string">
            <text:p text:style-name="P29">fin&gt;&gt;a[x][y];<text:bookmark text:name="L257"/></text:p>
          </table:table-cell>
        </table:table-row>
        <table:table-row>
          <table:table-cell table:style-name="Table1.A1" office:value-type="string">
            <text:p text:style-name="P27"><text:bookmark text:name="LC257"/></text:p>
          </table:table-cell>
          <table:table-cell table:style-name="Table1.A1" office:value-type="string">
            <text:p text:style-name="P29">}<text:bookmark text:name="L258"/></text:p>
          </table:table-cell>
        </table:table-row>
        <table:table-row>
          <table:table-cell table:style-name="Table1.A1" office:value-type="string">
            <text:p text:style-name="P27"><text:bookmark text:name="LC258"/></text:p>
          </table:table-cell>
          <table:table-cell table:style-name="Table1.A1" office:value-type="string">
            <text:p text:style-name="P29">}<text:bookmark text:name="L259"/></text:p>
          </table:table-cell>
        </table:table-row>
        <table:table-row>
          <table:table-cell table:style-name="Table1.A1" office:value-type="string">
            <text:p text:style-name="P27"><text:bookmark text:name="LC259"/></text:p>
          </table:table-cell>
          <table:table-cell table:style-name="Table1.A1" office:value-type="string">
            <text:p text:style-name="P28">//close file<text:bookmark text:name="L260"/></text:p>
          </table:table-cell>
        </table:table-row>
        <table:table-row>
          <table:table-cell table:style-name="Table1.A1" office:value-type="string">
            <text:p text:style-name="P27"><text:bookmark text:name="LC260"/></text:p>
          </table:table-cell>
          <table:table-cell table:style-name="Table1.A1" office:value-type="string">
            <text:p text:style-name="P29">fin.<text:span text:style-name="T7">close</text:span>();<text:bookmark text:name="L261"/></text:p>
          </table:table-cell>
        </table:table-row>
        <table:table-row>
          <table:table-cell table:style-name="Table1.A1" office:value-type="string">
            <text:p text:style-name="P27"><text:bookmark text:name="LC261"/></text:p>
          </table:table-cell>
          <table:table-cell table:style-name="Table1.A1" office:value-type="string">
            <text:p text:style-name="P29">}<text:bookmark text:name="L262"/></text:p>
          </table:table-cell>
        </table:table-row>
        <table:table-row>
          <table:table-cell table:style-name="Table1.A1" office:value-type="string">
            <text:p text:style-name="P27"><text:bookmark text:name="LC262"/></text:p>
          </table:table-cell>
          <table:table-cell table:style-name="Table1.A1" office:value-type="string">
            <text:p text:style-name="P28">//*******fill the key*******//<text:bookmark text:name="L263"/></text:p>
          </table:table-cell>
        </table:table-row>
        <table:table-row>
          <table:table-cell table:style-name="Table1.A1" office:value-type="string">
            <text:p text:style-name="P27"><text:bookmark text:name="LC263"/></text:p>
          </table:table-cell>
          <table:table-cell table:style-name="Table1.A1" office:value-type="string">
            <text:p text:style-name="P29"><text:span text:style-name="T3">void</text:span> <text:span text:style-name="T6">filKey</text:span>(<text:span text:style-name="T3">int</text:span> a[][<text:span text:style-name="T7">9</text:span>], <text:span text:style-name="T3">int</text:span> rC, <text:span text:style-name="T3">short</text:span> fNum){<text:bookmark text:name="L264"/></text:p>
          </table:table-cell>
        </table:table-row>
        <table:table-row>
          <table:table-cell table:style-name="Table1.A1" office:value-type="string">
            <text:p text:style-name="P27"><text:bookmark text:name="LC264"/></text:p>
          </table:table-cell>
          <table:table-cell table:style-name="Table1.A1" office:value-type="string">
            <text:p text:style-name="P28">//declare variables<text:bookmark text:name="L265"/></text:p>
          </table:table-cell>
        </table:table-row>
        <table:table-row>
          <table:table-cell table:style-name="Table1.A1" office:value-type="string">
            <text:p text:style-name="P27"><text:bookmark text:name="LC265"/></text:p>
          </table:table-cell>
          <table:table-cell table:style-name="Table1.A1" office:value-type="string">
            <text:p text:style-name="P29">ifstream fin;<text:span text:style-name="T5">//file input</text:span><text:bookmark text:name="L266"/></text:p>
          </table:table-cell>
        </table:table-row>
        <table:table-row>
          <table:table-cell table:style-name="Table1.A1" office:value-type="string">
            <text:p text:style-name="P27"><text:bookmark text:name="LC266"/></text:p>
          </table:table-cell>
          <table:table-cell table:style-name="Table1.A1" office:value-type="string">
            <text:p text:style-name="P28">//open file according to difficulty level<text:bookmark text:name="L267"/></text:p>
          </table:table-cell>
        </table:table-row>
        <text:soft-page-break/>
        <table:table-row>
          <table:table-cell table:style-name="Table1.A1" office:value-type="string">
            <text:p text:style-name="P27"><text:bookmark text:name="LC267"/></text:p>
          </table:table-cell>
          <table:table-cell table:style-name="Table1.A1" office:value-type="string">
            <text:p text:style-name="P29"><text:span text:style-name="T3">if</text:span>(fNum==<text:span text:style-name="T7">1</text:span>) fin.<text:span text:style-name="T7">open</text:span>(<text:span text:style-name="T4">"key1.txt"</text:span>);<text:bookmark text:name="L268"/></text:p>
          </table:table-cell>
        </table:table-row>
        <table:table-row>
          <table:table-cell table:style-name="Table1.A1" office:value-type="string">
            <text:p text:style-name="P27"><text:bookmark text:name="LC268"/></text:p>
          </table:table-cell>
          <table:table-cell table:style-name="Table1.A1" office:value-type="string">
            <text:p text:style-name="P29"><text:span text:style-name="T3">else</text:span> <text:span text:style-name="T3">if</text:span>(fNum==<text:span text:style-name="T7">2</text:span>) fin.<text:span text:style-name="T7">open</text:span>(<text:span text:style-name="T4">"key2.txt"</text:span>);<text:bookmark text:name="L269"/></text:p>
          </table:table-cell>
        </table:table-row>
        <table:table-row>
          <table:table-cell table:style-name="Table1.A1" office:value-type="string">
            <text:p text:style-name="P27"><text:bookmark text:name="LC269"/></text:p>
          </table:table-cell>
          <table:table-cell table:style-name="Table1.A1" office:value-type="string">
            <text:p text:style-name="P29"><text:span text:style-name="T3">else</text:span> fin.<text:span text:style-name="T7">open</text:span>(<text:span text:style-name="T4">"key3.txt"</text:span>);<text:bookmark text:name="L270"/></text:p>
          </table:table-cell>
        </table:table-row>
        <table:table-row>
          <table:table-cell table:style-name="Table1.A1" office:value-type="string">
            <text:p text:style-name="P27"><text:bookmark text:name="LC270"/></text:p>
          </table:table-cell>
          <table:table-cell table:style-name="Table1.A1" office:value-type="string">
            <text:p text:style-name="P28">//fill table with files contents<text:bookmark text:name="L271"/></text:p>
          </table:table-cell>
        </table:table-row>
        <table:table-row>
          <table:table-cell table:style-name="Table1.A1" office:value-type="string">
            <text:p text:style-name="P27"><text:bookmark text:name="LC271"/></text:p>
          </table:table-cell>
          <table:table-cell table:style-name="Table1.A1" office:value-type="string">
            <text:p text:style-name="P29"><text:span text:style-name="T3">for</text:span>(<text:span text:style-name="T3">int</text:span> x=<text:span text:style-name="T7">0</text:span>;x&lt;rC;x++){<text:bookmark text:name="L272"/></text:p>
          </table:table-cell>
        </table:table-row>
        <table:table-row>
          <table:table-cell table:style-name="Table1.A1" office:value-type="string">
            <text:p text:style-name="P27"><text:bookmark text:name="LC272"/></text:p>
          </table:table-cell>
          <table:table-cell table:style-name="Table1.A1" office:value-type="string">
            <text:p text:style-name="P29"><text:span text:style-name="T3">for</text:span>(<text:span text:style-name="T3">int</text:span> y=<text:span text:style-name="T7">0</text:span>;y&lt;rC;y++){<text:bookmark text:name="L273"/></text:p>
          </table:table-cell>
        </table:table-row>
        <table:table-row>
          <table:table-cell table:style-name="Table1.A1" office:value-type="string">
            <text:p text:style-name="P27"><text:bookmark text:name="LC273"/></text:p>
          </table:table-cell>
          <table:table-cell table:style-name="Table1.A1" office:value-type="string">
            <text:p text:style-name="P29">fin&gt;&gt;a[x][y];<text:bookmark text:name="L274"/></text:p>
          </table:table-cell>
        </table:table-row>
        <table:table-row>
          <table:table-cell table:style-name="Table1.A1" office:value-type="string">
            <text:p text:style-name="P27"><text:bookmark text:name="LC274"/></text:p>
          </table:table-cell>
          <table:table-cell table:style-name="Table1.A1" office:value-type="string">
            <text:p text:style-name="P29">}<text:bookmark text:name="L275"/></text:p>
          </table:table-cell>
        </table:table-row>
        <table:table-row>
          <table:table-cell table:style-name="Table1.A1" office:value-type="string">
            <text:p text:style-name="P27"><text:bookmark text:name="LC275"/></text:p>
          </table:table-cell>
          <table:table-cell table:style-name="Table1.A1" office:value-type="string">
            <text:p text:style-name="P29">}<text:bookmark text:name="L276"/></text:p>
          </table:table-cell>
        </table:table-row>
        <table:table-row>
          <table:table-cell table:style-name="Table1.A1" office:value-type="string">
            <text:p text:style-name="P27"><text:bookmark text:name="LC276"/></text:p>
          </table:table-cell>
          <table:table-cell table:style-name="Table1.A1" office:value-type="string">
            <text:p text:style-name="P28">//close file<text:bookmark text:name="L277"/></text:p>
          </table:table-cell>
        </table:table-row>
        <table:table-row>
          <table:table-cell table:style-name="Table1.A1" office:value-type="string">
            <text:p text:style-name="P27"><text:bookmark text:name="LC277"/></text:p>
          </table:table-cell>
          <table:table-cell table:style-name="Table1.A1" office:value-type="string">
            <text:p text:style-name="P29">fin.<text:span text:style-name="T7">close</text:span>();<text:bookmark text:name="L278"/></text:p>
          </table:table-cell>
        </table:table-row>
        <table:table-row>
          <table:table-cell table:style-name="Table1.A1" office:value-type="string">
            <text:p text:style-name="P27"><text:bookmark text:name="LC278"/></text:p>
          </table:table-cell>
          <table:table-cell table:style-name="Table1.A1" office:value-type="string">
            <text:p text:style-name="P29">}<text:bookmark text:name="L279"/></text:p>
          </table:table-cell>
        </table:table-row>
        <table:table-row>
          <table:table-cell table:style-name="Table1.A1" office:value-type="string">
            <text:p text:style-name="P27"><text:bookmark text:name="LC279"/></text:p>
          </table:table-cell>
          <table:table-cell table:style-name="Table1.A1" office:value-type="string">
            <text:p text:style-name="P28">//*******print the table*******//<text:bookmark text:name="L280"/></text:p>
          </table:table-cell>
        </table:table-row>
        <table:table-row>
          <table:table-cell table:style-name="Table1.A1" office:value-type="string">
            <text:p text:style-name="P27"><text:bookmark text:name="LC280"/></text:p>
          </table:table-cell>
          <table:table-cell table:style-name="Table1.A1" office:value-type="string">
            <text:p text:style-name="P29"><text:span text:style-name="T3">void</text:span> <text:span text:style-name="T6">prntTbl</text:span>(<text:span text:style-name="T3">int</text:span> a[][<text:span text:style-name="T7">9</text:span>], <text:span text:style-name="T3">int</text:span> rC,<text:span text:style-name="T3">int</text:span> &amp;err){<text:bookmark text:name="L281"/></text:p>
          </table:table-cell>
        </table:table-row>
        <table:table-row>
          <table:table-cell table:style-name="Table1.A1" office:value-type="string">
            <text:p text:style-name="P27"><text:bookmark text:name="LC281"/></text:p>
          </table:table-cell>
          <table:table-cell table:style-name="Table1.A1" office:value-type="string">
            <text:p text:style-name="P29">cout&lt;&lt;<text:span text:style-name="T4">" A B C D E F G H I"</text:span>&lt;&lt;endl;<text:span text:style-name="T5">//format </text:span><text:bookmark text:name="L282"/></text:p>
          </table:table-cell>
        </table:table-row>
        <table:table-row>
          <table:table-cell table:style-name="Table1.A1" office:value-type="string">
            <text:p text:style-name="P27"><text:bookmark text:name="LC282"/></text:p>
          </table:table-cell>
          <table:table-cell table:style-name="Table1.A1" office:value-type="string">
            <text:p text:style-name="P29">cout&lt;&lt;endl;<text:bookmark text:name="L283"/></text:p>
          </table:table-cell>
        </table:table-row>
        <table:table-row>
          <table:table-cell table:style-name="Table1.A1" office:value-type="string">
            <text:p text:style-name="P27"><text:bookmark text:name="LC283"/></text:p>
          </table:table-cell>
          <table:table-cell table:style-name="Table1.A1" office:value-type="string">
            <text:p text:style-name="P28">//cout&lt;&lt;" _____________________"&lt;&lt;endl;<text:bookmark text:name="L284"/></text:p>
          </table:table-cell>
        </table:table-row>
        <table:table-row>
          <table:table-cell table:style-name="Table1.A1" office:value-type="string">
            <text:p text:style-name="P27"><text:bookmark text:name="LC284"/></text:p>
          </table:table-cell>
          <table:table-cell table:style-name="Table1.A1" office:value-type="string">
            <text:p text:style-name="P29"><text:span text:style-name="T3">for</text:span> (<text:span text:style-name="T3">int</text:span> x=<text:span text:style-name="T7">0</text:span>;x&lt;rC;x++){<text:bookmark text:name="L285"/></text:p>
          </table:table-cell>
        </table:table-row>
        <table:table-row>
          <table:table-cell table:style-name="Table1.A1" office:value-type="string">
            <text:p text:style-name="P27"><text:bookmark text:name="LC285"/></text:p>
          </table:table-cell>
          <table:table-cell table:style-name="Table1.A1" office:value-type="string">
            <text:p text:style-name="P29">cout&lt;&lt;<text:span text:style-name="T4">" "</text:span>;<text:bookmark text:name="L286"/></text:p>
          </table:table-cell>
        </table:table-row>
        <table:table-row>
          <table:table-cell table:style-name="Table1.A1" office:value-type="string">
            <text:p text:style-name="P27"><text:bookmark text:name="LC286"/></text:p>
          </table:table-cell>
          <table:table-cell table:style-name="Table1.A1" office:value-type="string">
            <text:p text:style-name="P29"><text:span text:style-name="T3">for</text:span> (<text:span text:style-name="T3">int</text:span> y=<text:span text:style-name="T7">0</text:span>;y&lt;rC;y++){<text:span text:style-name="T5">//loop for format and display table</text:span><text:bookmark text:name="L287"/></text:p>
          </table:table-cell>
        </table:table-row>
        <table:table-row>
          <table:table-cell table:style-name="Table1.A1" office:value-type="string">
            <text:p text:style-name="P27"><text:bookmark text:name="LC287"/></text:p>
          </table:table-cell>
          <table:table-cell table:style-name="Table1.A1" office:value-type="string">
            <text:p text:style-name="P29"><text:span text:style-name="T3">if</text:span>(y==<text:span text:style-name="T7">0</text:span>){<text:bookmark text:name="L288"/></text:p>
          </table:table-cell>
        </table:table-row>
        <table:table-row>
          <table:table-cell table:style-name="Table1.A1" office:value-type="string">
            <text:p text:style-name="P27"><text:bookmark text:name="LC288"/></text:p>
          </table:table-cell>
          <table:table-cell table:style-name="Table1.A1" office:value-type="string">
            <text:p text:style-name="P29"><text:span text:style-name="T3">if</text:span>(x==<text:span text:style-name="T7">0</text:span>)cout&lt;&lt;<text:span text:style-name="T4">"a "</text:span>;<text:bookmark text:name="L289"/></text:p>
          </table:table-cell>
        </table:table-row>
        <table:table-row>
          <table:table-cell table:style-name="Table1.A1" office:value-type="string">
            <text:p text:style-name="P27"><text:bookmark text:name="LC289"/></text:p>
          </table:table-cell>
          <table:table-cell table:style-name="Table1.A1" office:value-type="string">
            <text:p text:style-name="P29"><text:span text:style-name="T3">if</text:span>(x==<text:span text:style-name="T7">1</text:span>)cout&lt;&lt;<text:span text:style-name="T4">"b "</text:span>;<text:bookmark text:name="L290"/></text:p>
          </table:table-cell>
        </table:table-row>
        <table:table-row>
          <table:table-cell table:style-name="Table1.A1" office:value-type="string">
            <text:p text:style-name="P27"><text:bookmark text:name="LC290"/></text:p>
          </table:table-cell>
          <table:table-cell table:style-name="Table1.A1" office:value-type="string">
            <text:p text:style-name="P29"><text:span text:style-name="T3">if</text:span>(x==<text:span text:style-name="T7">2</text:span>)cout&lt;&lt;<text:span text:style-name="T4">"c "</text:span>;<text:bookmark text:name="L291"/></text:p>
          </table:table-cell>
        </table:table-row>
        <table:table-row>
          <table:table-cell table:style-name="Table1.A1" office:value-type="string">
            <text:p text:style-name="P27"><text:bookmark text:name="LC291"/></text:p>
          </table:table-cell>
          <table:table-cell table:style-name="Table1.A1" office:value-type="string">
            <text:p text:style-name="P29"><text:span text:style-name="T3">if</text:span>(x==<text:span text:style-name="T7">3</text:span>)cout&lt;&lt;<text:span text:style-name="T4">"d "</text:span>;<text:bookmark text:name="L292"/></text:p>
          </table:table-cell>
        </table:table-row>
        <table:table-row>
          <table:table-cell table:style-name="Table1.A1" office:value-type="string">
            <text:p text:style-name="P27"><text:bookmark text:name="LC292"/></text:p>
          </table:table-cell>
          <table:table-cell table:style-name="Table1.A1" office:value-type="string">
            <text:p text:style-name="P29"><text:span text:style-name="T3">if</text:span>(x==<text:span text:style-name="T7">4</text:span>)cout&lt;&lt;<text:span text:style-name="T4">"e "</text:span>;<text:bookmark text:name="L293"/></text:p>
          </table:table-cell>
        </table:table-row>
        <table:table-row>
          <table:table-cell table:style-name="Table1.A1" office:value-type="string">
            <text:p text:style-name="P27"><text:bookmark text:name="LC293"/></text:p>
          </table:table-cell>
          <table:table-cell table:style-name="Table1.A1" office:value-type="string">
            <text:p text:style-name="P29"><text:span text:style-name="T3">if</text:span>(x==<text:span text:style-name="T7">5</text:span>)cout&lt;&lt;<text:span text:style-name="T4">"f "</text:span>;<text:bookmark text:name="L294"/></text:p>
          </table:table-cell>
        </table:table-row>
        <table:table-row>
          <table:table-cell table:style-name="Table1.A1" office:value-type="string">
            <text:p text:style-name="P27"><text:bookmark text:name="LC294"/></text:p>
          </table:table-cell>
          <table:table-cell table:style-name="Table1.A1" office:value-type="string">
            <text:p text:style-name="P29"><text:span text:style-name="T3">if</text:span>(x==<text:span text:style-name="T7">6</text:span>)cout&lt;&lt;<text:span text:style-name="T4">"g "</text:span>;<text:bookmark text:name="L295"/></text:p>
          </table:table-cell>
        </table:table-row>
        <table:table-row>
          <table:table-cell table:style-name="Table1.A1" office:value-type="string">
            <text:p text:style-name="P27"><text:bookmark text:name="LC295"/></text:p>
          </table:table-cell>
          <table:table-cell table:style-name="Table1.A1" office:value-type="string">
            <text:p text:style-name="P29"><text:span text:style-name="T3">if</text:span>(x==<text:span text:style-name="T7">7</text:span>)cout&lt;&lt;<text:span text:style-name="T4">"h "</text:span>;<text:bookmark text:name="L296"/></text:p>
          </table:table-cell>
        </table:table-row>
        <table:table-row>
          <table:table-cell table:style-name="Table1.A1" office:value-type="string">
            <text:p text:style-name="P27"><text:bookmark text:name="LC296"/></text:p>
          </table:table-cell>
          <table:table-cell table:style-name="Table1.A1" office:value-type="string">
            <text:p text:style-name="P29"><text:span text:style-name="T3">if</text:span>(x==<text:span text:style-name="T7">8</text:span>)cout&lt;&lt;<text:span text:style-name="T4">"i "</text:span>;<text:bookmark text:name="L297"/></text:p>
          </table:table-cell>
        </table:table-row>
        <table:table-row>
          <table:table-cell table:style-name="Table1.A1" office:value-type="string">
            <text:p text:style-name="P27"><text:bookmark text:name="LC297"/></text:p>
          </table:table-cell>
          <table:table-cell table:style-name="Table1.A1" office:value-type="string">
            <text:p text:style-name="P29">}<text:bookmark text:name="L298"/></text:p>
          </table:table-cell>
        </table:table-row>
        <table:table-row>
          <table:table-cell table:style-name="Table1.A1" office:value-type="string">
            <text:p text:style-name="P27"><text:bookmark text:name="LC298"/></text:p>
          </table:table-cell>
          <table:table-cell table:style-name="Table1.A1" office:value-type="string">
            <text:p text:style-name="P29"><text:span text:style-name="T3">if</text:span>(a[x][y]==<text:span text:style-name="T7">0</text:span>) cout&lt;&lt;<text:span text:style-name="T4">"_ "</text:span>;<text:bookmark text:name="L299"/></text:p>
          </table:table-cell>
        </table:table-row>
        <table:table-row>
          <table:table-cell table:style-name="Table1.A1" office:value-type="string">
            <text:p text:style-name="P27"><text:bookmark text:name="LC299"/></text:p>
          </table:table-cell>
          <table:table-cell table:style-name="Table1.A1" office:value-type="string">
            <text:p text:style-name="P29"><text:span text:style-name="T3">else</text:span> cout&lt;&lt;a[x][y] &lt;&lt; <text:span text:style-name="T4">" "</text:span>;<text:bookmark text:name="L300"/></text:p>
          </table:table-cell>
        </table:table-row>
        <table:table-row>
          <table:table-cell table:style-name="Table1.A1" office:value-type="string">
            <text:p text:style-name="P27"><text:bookmark text:name="LC300"/></text:p>
          </table:table-cell>
          <table:table-cell table:style-name="Table1.A1" office:value-type="string">
            <text:p text:style-name="P29"><text:span text:style-name="T3">if</text:span>(y==<text:span text:style-name="T7">2</text:span>||y==<text:span text:style-name="T7">5</text:span>)cout&lt;&lt;<text:span text:style-name="T4">" "</text:span>;<text:bookmark text:name="L301"/></text:p>
          </table:table-cell>
        </table:table-row>
        <table:table-row>
          <table:table-cell table:style-name="Table1.A1" office:value-type="string">
            <text:p text:style-name="P27"><text:bookmark text:name="LC301"/></text:p>
          </table:table-cell>
          <table:table-cell table:style-name="Table1.A1" office:value-type="string">
            <text:p text:style-name="P29"><text:span text:style-name="T3">if</text:span>((x==<text:span text:style-name="T7">2</text:span>&amp;&amp;y==<text:span text:style-name="T7">8</text:span>)||(x==<text:span text:style-name="T7">5</text:span>&amp;&amp;y==<text:span text:style-name="T7">8</text:span>))cout&lt;&lt;endl;<text:bookmark text:name="L302"/></text:p>
          </table:table-cell>
        </table:table-row>
        <table:table-row>
          <table:table-cell table:style-name="Table1.A1" office:value-type="string">
            <text:p text:style-name="P27"><text:bookmark text:name="LC302"/></text:p>
          </table:table-cell>
          <table:table-cell table:style-name="Table1.A1" office:value-type="string">
            <text:p text:style-name="P28">//if(((y+1)==3)||((y+1)==6))cout&lt;&lt;"| ";<text:bookmark text:name="L303"/></text:p>
          </table:table-cell>
        </table:table-row>
        <table:table-row>
          <table:table-cell table:style-name="Table1.A1" office:value-type="string">
            <text:p text:style-name="P27"><text:bookmark text:name="LC303"/></text:p>
          </table:table-cell>
          <table:table-cell table:style-name="Table1.A1" office:value-type="string">
            <text:p text:style-name="P29">}<text:bookmark text:name="L304"/></text:p>
          </table:table-cell>
        </table:table-row>
        <table:table-row>
          <table:table-cell table:style-name="Table1.A1" office:value-type="string">
            <text:p text:style-name="P27"><text:bookmark text:name="LC304"/></text:p>
          </table:table-cell>
          <table:table-cell table:style-name="Table1.A1" office:value-type="string">
            <text:p text:style-name="P29">cout&lt;&lt;endl;<text:bookmark text:name="L305"/></text:p>
          </table:table-cell>
        </table:table-row>
        <table:table-row>
          <table:table-cell table:style-name="Table1.A1" office:value-type="string">
            <text:p text:style-name="P27"><text:bookmark text:name="LC305"/></text:p>
          </table:table-cell>
          <table:table-cell table:style-name="Table1.A1" office:value-type="string">
            <text:p text:style-name="P29">}<text:bookmark text:name="L306"/></text:p>
          </table:table-cell>
        </table:table-row>
        <table:table-row>
          <table:table-cell table:style-name="Table1.A1" office:value-type="string">
            <text:p text:style-name="P27"><text:bookmark text:name="LC306"/></text:p>
          </table:table-cell>
          <table:table-cell table:style-name="Table1.A1" office:value-type="string">
            <text:p text:style-name="P29">cout&lt;&lt;<text:span text:style-name="T4">"Total Errors: ("</text:span>&lt;&lt;err&lt;&lt;<text:span text:style-name="T4">")"</text:span>&lt;&lt;endl;<text:span text:style-name="T5">//keep track of errors on table</text:span><text:bookmark text:name="L307"/></text:p>
          </table:table-cell>
        </table:table-row>
        <table:table-row>
          <table:table-cell table:style-name="Table1.A1" office:value-type="string">
            <text:p text:style-name="P27"><text:bookmark text:name="LC307"/></text:p>
          </table:table-cell>
          <table:table-cell table:style-name="Table1.A1" office:value-type="string">
            <text:p text:style-name="P29">}<text:bookmark text:name="L308"/></text:p>
          </table:table-cell>
        </table:table-row>
        <table:table-row>
          <table:table-cell table:style-name="Table1.A1" office:value-type="string">
            <text:p text:style-name="P27"><text:bookmark text:name="LC308"/></text:p>
          </table:table-cell>
          <table:table-cell table:style-name="Table1.A1" office:value-type="string">
            <text:p text:style-name="P28">//*******enter a number into a table*******//<text:bookmark text:name="L309"/></text:p>
          </table:table-cell>
        </table:table-row>
        <table:table-row>
          <table:table-cell table:style-name="Table1.A1" office:value-type="string">
            <text:p text:style-name="P27"><text:bookmark text:name="LC309"/></text:p>
          </table:table-cell>
          <table:table-cell table:style-name="Table1.A1" office:value-type="string">
            <text:p text:style-name="P29"><text:span text:style-name="T3">void</text:span> <text:span text:style-name="T6">entNum</text:span>(<text:span text:style-name="T3">int</text:span> a[][<text:span text:style-name="T7">9</text:span>],<text:span text:style-name="T3">int</text:span> **b,<text:span text:style-name="T3">int</text:span> count){<text:bookmark text:name="L310"/></text:p>
          </table:table-cell>
        </table:table-row>
        <table:table-row>
          <table:table-cell table:style-name="Table1.A1" office:value-type="string">
            <text:p text:style-name="P27"><text:bookmark text:name="LC310"/></text:p>
          </table:table-cell>
          <table:table-cell table:style-name="Table1.A1" office:value-type="string">
            <text:p text:style-name="P28">//declare variables<text:bookmark text:name="L311"/></text:p>
          </table:table-cell>
        </table:table-row>
        <table:table-row>
          <table:table-cell table:style-name="Table1.A1" office:value-type="string">
            <text:p text:style-name="P27"><text:bookmark text:name="LC311"/></text:p>
          </table:table-cell>
          <table:table-cell table:style-name="Table1.A1" office:value-type="string">
            <text:p text:style-name="P29"><text:span text:style-name="T3">char</text:span> rowIn=<text:span text:style-name="T4">'0'</text:span>,colIn=<text:span text:style-name="T4">'0'</text:span>;<text:span text:style-name="T5">//variables to hold selection</text:span><text:bookmark text:name="L312"/></text:p>
          </table:table-cell>
        </table:table-row>
        <table:table-row>
          <table:table-cell table:style-name="Table1.A1" office:value-type="string">
            <text:p text:style-name="P27"><text:bookmark text:name="LC312"/></text:p>
          </table:table-cell>
          <table:table-cell table:style-name="Table1.A1" office:value-type="string">
            <text:p text:style-name="P29"><text:span text:style-name="T3">short</text:span> row=<text:span text:style-name="T7">10</text:span>,col=<text:span text:style-name="T7">10</text:span>,guess=<text:span text:style-name="T7">10</text:span>;<text:span text:style-name="T5">//variables to hold translated selection</text:span><text:bookmark text:name="L313"/></text:p>
          </table:table-cell>
        </table:table-row>
        <table:table-row>
          <table:table-cell table:style-name="Table1.A1" office:value-type="string">
            <text:p text:style-name="P27"><text:bookmark text:name="LC313"/></text:p>
          </table:table-cell>
          <table:table-cell table:style-name="Table1.A1" office:value-type="string">
            <text:p text:style-name="P29"><text:span text:style-name="T3">bool</text:span> gChk=<text:span text:style-name="T7">false</text:span>;<text:span text:style-name="T5">//boolean for isGiven</text:span><text:bookmark text:name="L314"/></text:p>
          </table:table-cell>
        </table:table-row>
        <table:table-row>
          <table:table-cell table:style-name="Table1.A1" office:value-type="string">
            <text:p text:style-name="P27"><text:bookmark text:name="LC314"/></text:p>
          </table:table-cell>
          <table:table-cell table:style-name="Table1.A1" office:value-type="string">
            <text:p text:style-name="P29"><text:span text:style-name="T3">do</text:span>{<text:bookmark text:name="L315"/></text:p>
          </table:table-cell>
        </table:table-row>
        <table:table-row>
          <table:table-cell table:style-name="Table1.A1" office:value-type="string">
            <text:p text:style-name="P27"><text:bookmark text:name="LC315"/></text:p>
          </table:table-cell>
          <table:table-cell table:style-name="Table1.A1" office:value-type="string">
            <text:p text:style-name="P28">//input row<text:bookmark text:name="L316"/></text:p>
          </table:table-cell>
        </table:table-row>
        <table:table-row>
          <table:table-cell table:style-name="Table1.A1" office:value-type="string">
            <text:p text:style-name="P27"><text:bookmark text:name="LC316"/></text:p>
          </table:table-cell>
          <table:table-cell table:style-name="Table1.A1" office:value-type="string">
            <text:p text:style-name="P29"><text:span text:style-name="T3">do</text:span>{<text:bookmark text:name="L317"/></text:p>
          </table:table-cell>
        </table:table-row>
        <table:table-row>
          <table:table-cell table:style-name="Table1.A1" office:value-type="string">
            <text:p text:style-name="P27"><text:bookmark text:name="LC317"/></text:p>
          </table:table-cell>
          <table:table-cell table:style-name="Table1.A1" office:value-type="string">
            <text:p text:style-name="P29">cout&lt;&lt;<text:span text:style-name="T4">"What is the letter of the row (ex: a)"</text:span>&lt;&lt;endl;<text:bookmark text:name="L318"/></text:p>
          </table:table-cell>
        </table:table-row>
        <text:soft-page-break/>
        <table:table-row>
          <table:table-cell table:style-name="Table1.A1" office:value-type="string">
            <text:p text:style-name="P27"><text:bookmark text:name="LC318"/></text:p>
          </table:table-cell>
          <table:table-cell table:style-name="Table1.A1" office:value-type="string">
            <text:p text:style-name="P29">cin&gt;&gt;rowIn;<text:span text:style-name="T5">//select row (ex: a)</text:span><text:bookmark text:name="L319"/></text:p>
          </table:table-cell>
        </table:table-row>
        <table:table-row>
          <table:table-cell table:style-name="Table1.A1" office:value-type="string">
            <text:p text:style-name="P27"><text:bookmark text:name="LC319"/></text:p>
          </table:table-cell>
          <table:table-cell table:style-name="Table1.A1" office:value-type="string">
            <text:p text:style-name="P29"><text:span text:style-name="T3">if</text:span>(!(<text:span text:style-name="T7">isalpha</text:span>(rowIn)))cout&lt;&lt;<text:span text:style-name="T4">"Input needs to be a letter from a-i."</text:span>&lt;&lt;endl;<text:span text:style-name="T5">//input validation</text:span><text:bookmark text:name="L320"/></text:p>
          </table:table-cell>
        </table:table-row>
        <table:table-row>
          <table:table-cell table:style-name="Table1.A1" office:value-type="string">
            <text:p text:style-name="P27"><text:bookmark text:name="LC320"/></text:p>
          </table:table-cell>
          <table:table-cell table:style-name="Table1.A1" office:value-type="string">
            <text:p text:style-name="P29">row=<text:span text:style-name="T7">assign</text:span>(rowIn);<text:span text:style-name="T5">//assign number to choice (ex: a=0)</text:span><text:bookmark text:name="L321"/></text:p>
          </table:table-cell>
        </table:table-row>
        <table:table-row>
          <table:table-cell table:style-name="Table1.A1" office:value-type="string">
            <text:p text:style-name="P27"><text:bookmark text:name="LC321"/></text:p>
          </table:table-cell>
          <table:table-cell table:style-name="Table1.A1" office:value-type="string">
            <text:p text:style-name="P29"><text:span text:style-name="T3">if</text:span>(!(row&gt;=<text:span text:style-name="T7">0</text:span>&amp;&amp;row&lt;=<text:span text:style-name="T7">9</text:span>))cout&lt;&lt;<text:span text:style-name="T4">"Invalid Entry"</text:span>&lt;&lt;endl;<text:bookmark text:name="L322"/></text:p>
          </table:table-cell>
        </table:table-row>
        <table:table-row>
          <table:table-cell table:style-name="Table1.A1" office:value-type="string">
            <text:p text:style-name="P27"><text:bookmark text:name="LC322"/></text:p>
          </table:table-cell>
          <table:table-cell table:style-name="Table1.A1" office:value-type="string">
            <text:p text:style-name="P29">}<text:span text:style-name="T3">while</text:span>(row&lt;<text:span text:style-name="T7">0</text:span>||row&gt;<text:span text:style-name="T7">9</text:span>);<text:bookmark text:name="L323"/></text:p>
          </table:table-cell>
        </table:table-row>
        <table:table-row>
          <table:table-cell table:style-name="Table1.A1" office:value-type="string">
            <text:p text:style-name="P27"><text:bookmark text:name="LC323"/></text:p>
          </table:table-cell>
          <table:table-cell table:style-name="Table1.A1" office:value-type="string">
            <text:p text:style-name="P28">//input col<text:bookmark text:name="L324"/></text:p>
          </table:table-cell>
        </table:table-row>
        <table:table-row>
          <table:table-cell table:style-name="Table1.A1" office:value-type="string">
            <text:p text:style-name="P27"><text:bookmark text:name="LC324"/></text:p>
          </table:table-cell>
          <table:table-cell table:style-name="Table1.A1" office:value-type="string">
            <text:p text:style-name="P29"><text:span text:style-name="T3">do</text:span>{<text:bookmark text:name="L325"/></text:p>
          </table:table-cell>
        </table:table-row>
        <table:table-row>
          <table:table-cell table:style-name="Table1.A1" office:value-type="string">
            <text:p text:style-name="P27"><text:bookmark text:name="LC325"/></text:p>
          </table:table-cell>
          <table:table-cell table:style-name="Table1.A1" office:value-type="string">
            <text:p text:style-name="P29">cout&lt;&lt;<text:span text:style-name="T4">"What is the letter of the column (ex: A)"</text:span>&lt;&lt;endl;<text:bookmark text:name="L326"/></text:p>
          </table:table-cell>
        </table:table-row>
        <table:table-row>
          <table:table-cell table:style-name="Table1.A1" office:value-type="string">
            <text:p text:style-name="P27"><text:bookmark text:name="LC326"/></text:p>
          </table:table-cell>
          <table:table-cell table:style-name="Table1.A1" office:value-type="string">
            <text:p text:style-name="P29">cin&gt;&gt;colIn;<text:span text:style-name="T5">//select col (ex: A)</text:span><text:bookmark text:name="L327"/></text:p>
          </table:table-cell>
        </table:table-row>
        <table:table-row>
          <table:table-cell table:style-name="Table1.A1" office:value-type="string">
            <text:p text:style-name="P27"><text:bookmark text:name="LC327"/></text:p>
          </table:table-cell>
          <table:table-cell table:style-name="Table1.A1" office:value-type="string">
            <text:p text:style-name="P29"><text:span text:style-name="T3">if</text:span>(!(<text:span text:style-name="T7">isalpha</text:span>(colIn)))cout&lt;&lt;<text:span text:style-name="T4">"Input needs to be a letter from A-I."</text:span>&lt;&lt;endl;<text:span text:style-name="T5">//input validation</text:span><text:bookmark text:name="L328"/></text:p>
          </table:table-cell>
        </table:table-row>
        <table:table-row>
          <table:table-cell table:style-name="Table1.A1" office:value-type="string">
            <text:p text:style-name="P27"><text:bookmark text:name="LC328"/></text:p>
          </table:table-cell>
          <table:table-cell table:style-name="Table1.A1" office:value-type="string">
            <text:p text:style-name="P29">col=<text:span text:style-name="T7">assign</text:span>(colIn);<text:span text:style-name="T5">//assign a number to choice (ex: A=0)</text:span><text:bookmark text:name="L329"/></text:p>
          </table:table-cell>
        </table:table-row>
        <table:table-row>
          <table:table-cell table:style-name="Table1.A1" office:value-type="string">
            <text:p text:style-name="P27"><text:bookmark text:name="LC329"/></text:p>
          </table:table-cell>
          <table:table-cell table:style-name="Table1.A1" office:value-type="string">
            <text:p text:style-name="P29"><text:span text:style-name="T3">if</text:span>(!(col&gt;=<text:span text:style-name="T7">0</text:span>&amp;&amp;col&lt;=<text:span text:style-name="T7">9</text:span>))cout&lt;&lt;<text:span text:style-name="T4">"Invalid Entry"</text:span>&lt;&lt;endl;<text:bookmark text:name="L330"/></text:p>
          </table:table-cell>
        </table:table-row>
        <table:table-row>
          <table:table-cell table:style-name="Table1.A1" office:value-type="string">
            <text:p text:style-name="P27"><text:bookmark text:name="LC330"/></text:p>
          </table:table-cell>
          <table:table-cell table:style-name="Table1.A1" office:value-type="string">
            <text:p text:style-name="P29">}<text:span text:style-name="T3">while</text:span>(col&lt;<text:span text:style-name="T7">0</text:span>||col&gt;<text:span text:style-name="T7">9</text:span>);<text:bookmark text:name="L331"/></text:p>
          </table:table-cell>
        </table:table-row>
        <table:table-row>
          <table:table-cell table:style-name="Table1.A1" office:value-type="string">
            <text:p text:style-name="P27"><text:bookmark text:name="LC331"/></text:p>
          </table:table-cell>
          <table:table-cell table:style-name="Table1.A1" office:value-type="string">
            <text:p text:style-name="P29">gChk=<text:span text:style-name="T7">isGiven</text:span>(b,count,row,col);<text:span text:style-name="T5">//check to make sure its not a given</text:span><text:bookmark text:name="L332"/></text:p>
          </table:table-cell>
        </table:table-row>
        <table:table-row>
          <table:table-cell table:style-name="Table1.A1" office:value-type="string">
            <text:p text:style-name="P27"><text:bookmark text:name="LC332"/></text:p>
          </table:table-cell>
          <table:table-cell table:style-name="Table1.A1" office:value-type="string">
            <text:p text:style-name="P29"><text:span text:style-name="T3">if</text:span>(gChk==<text:span text:style-name="T7">true</text:span>){<text:bookmark text:name="L333"/></text:p>
          </table:table-cell>
        </table:table-row>
        <table:table-row>
          <table:table-cell table:style-name="Table1.A1" office:value-type="string">
            <text:p text:style-name="P27"><text:bookmark text:name="LC333"/></text:p>
          </table:table-cell>
          <table:table-cell table:style-name="Table1.A1" office:value-type="string">
            <text:p text:style-name="P29">cout&lt;&lt;<text:span text:style-name="T4">"Cannot edit a Given"</text:span>&lt;&lt;endl;<text:bookmark text:name="L334"/></text:p>
          </table:table-cell>
        </table:table-row>
        <table:table-row>
          <table:table-cell table:style-name="Table1.A1" office:value-type="string">
            <text:p text:style-name="P27"><text:bookmark text:name="LC334"/></text:p>
          </table:table-cell>
          <table:table-cell table:style-name="Table1.A1" office:value-type="string">
            <text:p text:style-name="P29">cout&lt;&lt;endl;<text:bookmark text:name="L335"/></text:p>
          </table:table-cell>
        </table:table-row>
        <table:table-row>
          <table:table-cell table:style-name="Table1.A1" office:value-type="string">
            <text:p text:style-name="P27"><text:bookmark text:name="LC335"/></text:p>
          </table:table-cell>
          <table:table-cell table:style-name="Table1.A1" office:value-type="string">
            <text:p text:style-name="P29">}<text:bookmark text:name="L336"/></text:p>
          </table:table-cell>
        </table:table-row>
        <table:table-row>
          <table:table-cell table:style-name="Table1.A1" office:value-type="string">
            <text:p text:style-name="P27"><text:bookmark text:name="LC336"/></text:p>
          </table:table-cell>
          <table:table-cell table:style-name="Table1.A1" office:value-type="string">
            <text:p text:style-name="P29">}<text:span text:style-name="T3">while</text:span>(gChk==<text:span text:style-name="T7">true</text:span>);<text:bookmark text:name="L337"/></text:p>
          </table:table-cell>
        </table:table-row>
        <table:table-row>
          <table:table-cell table:style-name="Table1.A1" office:value-type="string">
            <text:p text:style-name="P27"><text:bookmark text:name="LC337"/></text:p>
          </table:table-cell>
          <table:table-cell table:style-name="Table1.A1" office:value-type="string">
            <text:p text:style-name="P28">//enter in the number to table<text:bookmark text:name="L338"/></text:p>
          </table:table-cell>
        </table:table-row>
        <table:table-row>
          <table:table-cell table:style-name="Table1.A1" office:value-type="string">
            <text:p text:style-name="P27"><text:bookmark text:name="LC338"/></text:p>
          </table:table-cell>
          <table:table-cell table:style-name="Table1.A1" office:value-type="string">
            <text:p text:style-name="P29"><text:span text:style-name="T3">do</text:span>{<text:bookmark text:name="L339"/></text:p>
          </table:table-cell>
        </table:table-row>
        <table:table-row>
          <table:table-cell table:style-name="Table1.A1" office:value-type="string">
            <text:p text:style-name="P27"><text:bookmark text:name="LC339"/></text:p>
          </table:table-cell>
          <table:table-cell table:style-name="Table1.A1" office:value-type="string">
            <text:p text:style-name="P29">cout&lt;&lt;<text:span text:style-name="T4">"What is the number you wish to input (1-9)"</text:span>&lt;&lt;endl;<text:bookmark text:name="L340"/></text:p>
          </table:table-cell>
        </table:table-row>
        <table:table-row>
          <table:table-cell table:style-name="Table1.A1" office:value-type="string">
            <text:p text:style-name="P27"><text:bookmark text:name="LC340"/></text:p>
          </table:table-cell>
          <table:table-cell table:style-name="Table1.A1" office:value-type="string">
            <text:p text:style-name="P29">cin&gt;&gt;guess;<text:span text:style-name="T5">//enter in guess</text:span><text:bookmark text:name="L341"/></text:p>
          </table:table-cell>
        </table:table-row>
        <table:table-row>
          <table:table-cell table:style-name="Table1.A1" office:value-type="string">
            <text:p text:style-name="P27"><text:bookmark text:name="LC341"/></text:p>
          </table:table-cell>
          <table:table-cell table:style-name="Table1.A1" office:value-type="string">
            <text:p text:style-name="P29"><text:span text:style-name="T3">if</text:span>(guess&lt;<text:span text:style-name="T7">1</text:span>||guess&gt;<text:span text:style-name="T7">9</text:span>)cout&lt;&lt;<text:span text:style-name="T4">"Invalid Entry"</text:span>&lt;&lt;endl;<text:span text:style-name="T5">//input validation</text:span><text:bookmark text:name="L342"/></text:p>
          </table:table-cell>
        </table:table-row>
        <table:table-row>
          <table:table-cell table:style-name="Table1.A1" office:value-type="string">
            <text:p text:style-name="P27"><text:bookmark text:name="LC342"/></text:p>
          </table:table-cell>
          <table:table-cell table:style-name="Table1.A1" office:value-type="string">
            <text:p text:style-name="P29">}<text:span text:style-name="T3">while</text:span>(guess&lt;<text:span text:style-name="T7">1</text:span>||guess&gt;<text:span text:style-name="T7">9</text:span>);<text:bookmark text:name="L343"/></text:p>
          </table:table-cell>
        </table:table-row>
        <table:table-row>
          <table:table-cell table:style-name="Table1.A1" office:value-type="string">
            <text:p text:style-name="P27"><text:bookmark text:name="LC343"/></text:p>
          </table:table-cell>
          <table:table-cell table:style-name="Table1.A1" office:value-type="string">
            <text:p text:style-name="P29">a[row][col]=guess;<text:span text:style-name="T5">//enter in guess into table</text:span><text:bookmark text:name="L344"/></text:p>
          </table:table-cell>
        </table:table-row>
        <table:table-row>
          <table:table-cell table:style-name="Table1.A1" office:value-type="string">
            <text:p text:style-name="P27"><text:bookmark text:name="LC344"/></text:p>
          </table:table-cell>
          <table:table-cell table:style-name="Table1.A1" office:value-type="string">
            <text:p text:style-name="P29">}<text:bookmark text:name="L345"/></text:p>
          </table:table-cell>
        </table:table-row>
        <table:table-row>
          <table:table-cell table:style-name="Table1.A1" office:value-type="string">
            <text:p text:style-name="P27"><text:bookmark text:name="LC345"/></text:p>
          </table:table-cell>
          <table:table-cell table:style-name="Table1.A1" office:value-type="string">
            <text:p text:style-name="P28">//*******assign a number to a char*******//<text:bookmark text:name="L346"/></text:p>
          </table:table-cell>
        </table:table-row>
        <table:table-row>
          <table:table-cell table:style-name="Table1.A1" office:value-type="string">
            <text:p text:style-name="P27"><text:bookmark text:name="LC346"/></text:p>
          </table:table-cell>
          <table:table-cell table:style-name="Table1.A1" office:value-type="string">
            <text:p text:style-name="P29"><text:span text:style-name="T3">short</text:span> <text:span text:style-name="T6">assign</text:span>(<text:span text:style-name="T3">char</text:span> c){<text:bookmark text:name="L347"/></text:p>
          </table:table-cell>
        </table:table-row>
        <table:table-row>
          <table:table-cell table:style-name="Table1.A1" office:value-type="string">
            <text:p text:style-name="P27"><text:bookmark text:name="LC347"/></text:p>
          </table:table-cell>
          <table:table-cell table:style-name="Table1.A1" office:value-type="string">
            <text:p text:style-name="P29"><text:span text:style-name="T3">if</text:span>(c==<text:span text:style-name="T4">'A'</text:span>||c==<text:span text:style-name="T4">'a'</text:span>)<text:span text:style-name="T3">return</text:span> <text:span text:style-name="T7">0</text:span>;<text:span text:style-name="T5">//'A' returns 0 and so on...</text:span><text:bookmark text:name="L348"/></text:p>
          </table:table-cell>
        </table:table-row>
        <table:table-row>
          <table:table-cell table:style-name="Table1.A1" office:value-type="string">
            <text:p text:style-name="P27"><text:bookmark text:name="LC348"/></text:p>
          </table:table-cell>
          <table:table-cell table:style-name="Table1.A1" office:value-type="string">
            <text:p text:style-name="P29"><text:span text:style-name="T3">else</text:span> <text:span text:style-name="T3">if</text:span>(c==<text:span text:style-name="T4">'B'</text:span>||c==<text:span text:style-name="T4">'b'</text:span>)<text:span text:style-name="T3">return</text:span> <text:span text:style-name="T7">1</text:span>;<text:bookmark text:name="L349"/></text:p>
          </table:table-cell>
        </table:table-row>
        <table:table-row>
          <table:table-cell table:style-name="Table1.A1" office:value-type="string">
            <text:p text:style-name="P27"><text:bookmark text:name="LC349"/></text:p>
          </table:table-cell>
          <table:table-cell table:style-name="Table1.A1" office:value-type="string">
            <text:p text:style-name="P29"><text:span text:style-name="T3">else</text:span> <text:span text:style-name="T3">if</text:span>(c==<text:span text:style-name="T4">'C'</text:span>||c==<text:span text:style-name="T4">'c'</text:span>)<text:span text:style-name="T3">return</text:span> <text:span text:style-name="T7">2</text:span>;<text:bookmark text:name="L350"/></text:p>
          </table:table-cell>
        </table:table-row>
        <table:table-row>
          <table:table-cell table:style-name="Table1.A1" office:value-type="string">
            <text:p text:style-name="P27"><text:bookmark text:name="LC350"/></text:p>
          </table:table-cell>
          <table:table-cell table:style-name="Table1.A1" office:value-type="string">
            <text:p text:style-name="P29"><text:span text:style-name="T3">else</text:span> <text:span text:style-name="T3">if</text:span>(c==<text:span text:style-name="T4">'D'</text:span>||c==<text:span text:style-name="T4">'d'</text:span>)<text:span text:style-name="T3">return</text:span> <text:span text:style-name="T7">3</text:span>;<text:bookmark text:name="L351"/></text:p>
          </table:table-cell>
        </table:table-row>
        <table:table-row>
          <table:table-cell table:style-name="Table1.A1" office:value-type="string">
            <text:p text:style-name="P27"><text:bookmark text:name="LC351"/></text:p>
          </table:table-cell>
          <table:table-cell table:style-name="Table1.A1" office:value-type="string">
            <text:p text:style-name="P29"><text:span text:style-name="T3">else</text:span> <text:span text:style-name="T3">if</text:span>(c==<text:span text:style-name="T4">'E'</text:span>||c==<text:span text:style-name="T4">'e'</text:span>)<text:span text:style-name="T3">return</text:span> <text:span text:style-name="T7">4</text:span>;<text:bookmark text:name="L352"/></text:p>
          </table:table-cell>
        </table:table-row>
        <table:table-row>
          <table:table-cell table:style-name="Table1.A1" office:value-type="string">
            <text:p text:style-name="P27"><text:bookmark text:name="LC352"/></text:p>
          </table:table-cell>
          <table:table-cell table:style-name="Table1.A1" office:value-type="string">
            <text:p text:style-name="P29"><text:span text:style-name="T3">else</text:span> <text:span text:style-name="T3">if</text:span>(c==<text:span text:style-name="T4">'F'</text:span>||c==<text:span text:style-name="T4">'f'</text:span>)<text:span text:style-name="T3">return</text:span> <text:span text:style-name="T7">5</text:span>;<text:bookmark text:name="L353"/></text:p>
          </table:table-cell>
        </table:table-row>
        <table:table-row>
          <table:table-cell table:style-name="Table1.A1" office:value-type="string">
            <text:p text:style-name="P27"><text:bookmark text:name="LC353"/></text:p>
          </table:table-cell>
          <table:table-cell table:style-name="Table1.A1" office:value-type="string">
            <text:p text:style-name="P29"><text:span text:style-name="T3">else</text:span> <text:span text:style-name="T3">if</text:span>(c==<text:span text:style-name="T4">'G'</text:span>||c==<text:span text:style-name="T4">'g'</text:span>)<text:span text:style-name="T3">return</text:span> <text:span text:style-name="T7">6</text:span>;<text:bookmark text:name="L354"/></text:p>
          </table:table-cell>
        </table:table-row>
        <table:table-row>
          <table:table-cell table:style-name="Table1.A1" office:value-type="string">
            <text:p text:style-name="P27"><text:bookmark text:name="LC354"/></text:p>
          </table:table-cell>
          <table:table-cell table:style-name="Table1.A1" office:value-type="string">
            <text:p text:style-name="P29"><text:span text:style-name="T3">else</text:span> <text:span text:style-name="T3">if</text:span>(c==<text:span text:style-name="T4">'H'</text:span>||c==<text:span text:style-name="T4">'h'</text:span>)<text:span text:style-name="T3">return</text:span> <text:span text:style-name="T7">7</text:span>;<text:bookmark text:name="L355"/></text:p>
          </table:table-cell>
        </table:table-row>
        <table:table-row>
          <table:table-cell table:style-name="Table1.A1" office:value-type="string">
            <text:p text:style-name="P27"><text:bookmark text:name="LC355"/></text:p>
          </table:table-cell>
          <table:table-cell table:style-name="Table1.A1" office:value-type="string">
            <text:p text:style-name="P29"><text:span text:style-name="T3">else</text:span> <text:span text:style-name="T3">if</text:span>(c==<text:span text:style-name="T4">'I'</text:span>||c==<text:span text:style-name="T4">'i'</text:span>)<text:span text:style-name="T3">return</text:span> <text:span text:style-name="T7">8</text:span>;<text:bookmark text:name="L356"/></text:p>
          </table:table-cell>
        </table:table-row>
        <table:table-row>
          <table:table-cell table:style-name="Table1.A1" office:value-type="string">
            <text:p text:style-name="P27"><text:bookmark text:name="LC356"/></text:p>
          </table:table-cell>
          <table:table-cell table:style-name="Table1.A1" office:value-type="string">
            <text:p text:style-name="P29"><text:span text:style-name="T3">else</text:span> <text:span text:style-name="T3">return</text:span> <text:span text:style-name="T7">10</text:span>;<text:span text:style-name="T5">//default case for incorrect input</text:span><text:bookmark text:name="L357"/></text:p>
          </table:table-cell>
        </table:table-row>
        <table:table-row>
          <table:table-cell table:style-name="Table1.A1" office:value-type="string">
            <text:p text:style-name="P27"><text:bookmark text:name="LC357"/></text:p>
          </table:table-cell>
          <table:table-cell table:style-name="Table1.A1" office:value-type="string">
            <text:p text:style-name="P29">}<text:bookmark text:name="L358"/></text:p>
          </table:table-cell>
        </table:table-row>
        <table:table-row>
          <table:table-cell table:style-name="Table1.A1" office:value-type="string">
            <text:p text:style-name="P27"><text:bookmark text:name="LC358"/></text:p>
          </table:table-cell>
          <table:table-cell table:style-name="Table1.A1" office:value-type="string">
            <text:p text:style-name="P28">//*******check the table for win or errors*******//<text:bookmark text:name="L359"/></text:p>
          </table:table-cell>
        </table:table-row>
        <table:table-row>
          <table:table-cell table:style-name="Table1.A1" office:value-type="string">
            <text:p text:style-name="P27"><text:bookmark text:name="LC359"/></text:p>
          </table:table-cell>
          <table:table-cell table:style-name="Table1.A1" office:value-type="string">
            <text:p text:style-name="P29"><text:span text:style-name="T3">bool</text:span> <text:span text:style-name="T6">check</text:span>(<text:span text:style-name="T3">int</text:span> a[][<text:span text:style-name="T7">9</text:span>],<text:span text:style-name="T3">int</text:span> b[][<text:span text:style-name="T7">9</text:span>],<text:span text:style-name="T3">int</text:span> rC,<text:span text:style-name="T3">int</text:span> &amp;e){<text:bookmark text:name="L360"/></text:p>
          </table:table-cell>
        </table:table-row>
        <table:table-row>
          <table:table-cell table:style-name="Table1.A1" office:value-type="string">
            <text:p text:style-name="P27"><text:bookmark text:name="LC360"/></text:p>
          </table:table-cell>
          <table:table-cell table:style-name="Table1.A1" office:value-type="string">
            <text:p text:style-name="P29"><text:span text:style-name="T3">int</text:span> ttlE=<text:span text:style-name="T7">0</text:span>;<text:span text:style-name="T5">//total errors counter</text:span><text:bookmark text:name="L361"/></text:p>
          </table:table-cell>
        </table:table-row>
        <table:table-row>
          <table:table-cell table:style-name="Table1.A1" office:value-type="string">
            <text:p text:style-name="P27"><text:bookmark text:name="LC361"/></text:p>
          </table:table-cell>
          <table:table-cell table:style-name="Table1.A1" office:value-type="string">
            <text:p text:style-name="P29"><text:span text:style-name="T3">int</text:span> winC=<text:span text:style-name="T7">0</text:span>;<text:span text:style-name="T5">//win counter</text:span><text:bookmark text:name="L362"/></text:p>
          </table:table-cell>
        </table:table-row>
        <table:table-row>
          <table:table-cell table:style-name="Table1.A1" office:value-type="string">
            <text:p text:style-name="P27"><text:bookmark text:name="LC362"/></text:p>
          </table:table-cell>
          <table:table-cell table:style-name="Table1.A1" office:value-type="string">
            <text:p text:style-name="P28">//loop to find errors<text:bookmark text:name="L363"/></text:p>
          </table:table-cell>
        </table:table-row>
        <table:table-row>
          <table:table-cell table:style-name="Table1.A1" office:value-type="string">
            <text:p text:style-name="P27"><text:bookmark text:name="LC363"/></text:p>
          </table:table-cell>
          <table:table-cell table:style-name="Table1.A1" office:value-type="string">
            <text:p text:style-name="P29"><text:span text:style-name="T3">for</text:span>(<text:span text:style-name="T3">int</text:span> x=<text:span text:style-name="T7">0</text:span>;x&lt;rC;x++){<text:bookmark text:name="L364"/></text:p>
          </table:table-cell>
        </table:table-row>
        <table:table-row>
          <table:table-cell table:style-name="Table1.A1" office:value-type="string">
            <text:p text:style-name="P27"><text:bookmark text:name="LC364"/></text:p>
          </table:table-cell>
          <table:table-cell table:style-name="Table1.A1" office:value-type="string">
            <text:p text:style-name="P29"><text:span text:style-name="T3">for</text:span>(<text:span text:style-name="T3">int</text:span> y=<text:span text:style-name="T7">0</text:span>;y&lt;rC;y++){<text:bookmark text:name="L365"/></text:p>
          </table:table-cell>
        </table:table-row>
        <table:table-row>
          <table:table-cell table:style-name="Table1.A1" office:value-type="string">
            <text:p text:style-name="P27"><text:bookmark text:name="LC365"/></text:p>
          </table:table-cell>
          <table:table-cell table:style-name="Table1.A1" office:value-type="string">
            <text:p text:style-name="P29"><text:span text:style-name="T3">if</text:span>(a[x][y]!=b[x][y]){<text:bookmark text:name="L366"/></text:p>
          </table:table-cell>
        </table:table-row>
        <table:table-row>
          <table:table-cell table:style-name="Table1.A1" office:value-type="string">
            <text:p text:style-name="P27"><text:bookmark text:name="LC366"/></text:p>
          </table:table-cell>
          <table:table-cell table:style-name="Table1.A1" office:value-type="string">
            <text:p text:style-name="P29"><text:span text:style-name="T3">if</text:span>(a[x][y]!=<text:span text:style-name="T7">0</text:span>) ttlE++;<text:span text:style-name="T5">//if error is found, incriment error</text:span><text:bookmark text:name="L367"/></text:p>
          </table:table-cell>
        </table:table-row>
        <table:table-row>
          <table:table-cell table:style-name="Table1.A1" office:value-type="string">
            <text:p text:style-name="P27"><text:bookmark text:name="LC367"/></text:p>
          </table:table-cell>
          <table:table-cell table:style-name="Table1.A1" office:value-type="string">
            <text:p text:style-name="P29">}<text:bookmark text:name="L368"/></text:p>
          </table:table-cell>
        </table:table-row>
        <table:table-row>
          <table:table-cell table:style-name="Table1.A1" office:value-type="string">
            <text:p text:style-name="P27"><text:bookmark text:name="LC368"/></text:p>
          </table:table-cell>
          <table:table-cell table:style-name="Table1.A1" office:value-type="string">
            <text:p text:style-name="P29">}<text:bookmark text:name="L369"/></text:p>
          </table:table-cell>
        </table:table-row>
        <text:soft-page-break/>
        <table:table-row>
          <table:table-cell table:style-name="Table1.A1" office:value-type="string">
            <text:p text:style-name="P27"><text:bookmark text:name="LC369"/></text:p>
          </table:table-cell>
          <table:table-cell table:style-name="Table1.A1" office:value-type="string">
            <text:p text:style-name="P29">}<text:bookmark text:name="L370"/></text:p>
          </table:table-cell>
        </table:table-row>
        <table:table-row>
          <table:table-cell table:style-name="Table1.A1" office:value-type="string">
            <text:p text:style-name="P27"><text:bookmark text:name="LC370"/></text:p>
          </table:table-cell>
          <table:table-cell table:style-name="Table1.A1" office:value-type="string">
            <text:p text:style-name="P29">e=ttlE;<text:span text:style-name="T5">//set reference variable = current errors</text:span><text:bookmark text:name="L371"/></text:p>
          </table:table-cell>
        </table:table-row>
        <table:table-row>
          <table:table-cell table:style-name="Table1.A1" office:value-type="string">
            <text:p text:style-name="P27"><text:bookmark text:name="LC371"/></text:p>
          </table:table-cell>
          <table:table-cell table:style-name="Table1.A1" office:value-type="string">
            <text:p text:style-name="P29"><text:span text:style-name="T3">if</text:span>(ttlE==<text:span text:style-name="T7">0</text:span>){<text:span text:style-name="T5">//if no errors</text:span><text:bookmark text:name="L372"/></text:p>
          </table:table-cell>
        </table:table-row>
        <table:table-row>
          <table:table-cell table:style-name="Table1.A1" office:value-type="string">
            <text:p text:style-name="P27"><text:bookmark text:name="LC372"/></text:p>
          </table:table-cell>
          <table:table-cell table:style-name="Table1.A1" office:value-type="string">
            <text:p text:style-name="P28">//loop and check for win<text:bookmark text:name="L373"/></text:p>
          </table:table-cell>
        </table:table-row>
        <table:table-row>
          <table:table-cell table:style-name="Table1.A1" office:value-type="string">
            <text:p text:style-name="P27"><text:bookmark text:name="LC373"/></text:p>
          </table:table-cell>
          <table:table-cell table:style-name="Table1.A1" office:value-type="string">
            <text:p text:style-name="P29"><text:span text:style-name="T3">for</text:span>(<text:span text:style-name="T3">int</text:span> x=<text:span text:style-name="T7">0</text:span>;x&lt;rC;x++){<text:bookmark text:name="L374"/></text:p>
          </table:table-cell>
        </table:table-row>
        <table:table-row>
          <table:table-cell table:style-name="Table1.A1" office:value-type="string">
            <text:p text:style-name="P27"><text:bookmark text:name="LC374"/></text:p>
          </table:table-cell>
          <table:table-cell table:style-name="Table1.A1" office:value-type="string">
            <text:p text:style-name="P29"><text:span text:style-name="T3">for</text:span>(<text:span text:style-name="T3">int</text:span> y=<text:span text:style-name="T7">0</text:span>;y&lt;rC;y++){<text:bookmark text:name="L375"/></text:p>
          </table:table-cell>
        </table:table-row>
        <table:table-row>
          <table:table-cell table:style-name="Table1.A1" office:value-type="string">
            <text:p text:style-name="P27"><text:bookmark text:name="LC375"/></text:p>
          </table:table-cell>
          <table:table-cell table:style-name="Table1.A1" office:value-type="string">
            <text:p text:style-name="P29"><text:span text:style-name="T3">if</text:span>(a[x][y]==b[x][y]) winC++;<text:span text:style-name="T5">//counter for correct answers</text:span><text:bookmark text:name="L376"/></text:p>
          </table:table-cell>
        </table:table-row>
        <table:table-row>
          <table:table-cell table:style-name="Table1.A1" office:value-type="string">
            <text:p text:style-name="P27"><text:bookmark text:name="LC376"/></text:p>
          </table:table-cell>
          <table:table-cell table:style-name="Table1.A1" office:value-type="string">
            <text:p text:style-name="P29">}<text:bookmark text:name="L377"/></text:p>
          </table:table-cell>
        </table:table-row>
        <table:table-row>
          <table:table-cell table:style-name="Table1.A1" office:value-type="string">
            <text:p text:style-name="P27"><text:bookmark text:name="LC377"/></text:p>
          </table:table-cell>
          <table:table-cell table:style-name="Table1.A1" office:value-type="string">
            <text:p text:style-name="P29">}<text:bookmark text:name="L378"/></text:p>
          </table:table-cell>
        </table:table-row>
        <table:table-row>
          <table:table-cell table:style-name="Table1.A1" office:value-type="string">
            <text:p text:style-name="P27"><text:bookmark text:name="LC378"/></text:p>
          </table:table-cell>
          <table:table-cell table:style-name="Table1.A1" office:value-type="string">
            <text:p text:style-name="P29"><text:span text:style-name="T3">if</text:span>(winC==<text:span text:style-name="T7">81</text:span>)<text:span text:style-name="T3">return</text:span> <text:span text:style-name="T7">true</text:span>;<text:span text:style-name="T5">//if all correct, return true</text:span><text:bookmark text:name="L379"/></text:p>
          </table:table-cell>
        </table:table-row>
        <table:table-row>
          <table:table-cell table:style-name="Table1.A1" office:value-type="string">
            <text:p text:style-name="P27"><text:bookmark text:name="LC379"/></text:p>
          </table:table-cell>
          <table:table-cell table:style-name="Table1.A1" office:value-type="string">
            <text:p text:style-name="P29">} <text:bookmark text:name="L380"/></text:p>
          </table:table-cell>
        </table:table-row>
        <table:table-row>
          <table:table-cell table:style-name="Table1.A1" office:value-type="string">
            <text:p text:style-name="P27"><text:bookmark text:name="LC380"/></text:p>
          </table:table-cell>
          <table:table-cell table:style-name="Table1.A1" office:value-type="string">
            <text:p text:style-name="P29"><text:span text:style-name="T3">return</text:span> <text:span text:style-name="T7">false</text:span>;<text:span text:style-name="T5">//if not finished, return false</text:span><text:bookmark text:name="L381"/></text:p>
          </table:table-cell>
        </table:table-row>
        <table:table-row>
          <table:table-cell table:style-name="Table1.A1" office:value-type="string">
            <text:p text:style-name="P27"><text:bookmark text:name="LC381"/></text:p>
          </table:table-cell>
          <table:table-cell table:style-name="Table1.A1" office:value-type="string">
            <text:p text:style-name="P29">}<text:bookmark text:name="L382"/></text:p>
          </table:table-cell>
        </table:table-row>
        <table:table-row>
          <table:table-cell table:style-name="Table1.A1" office:value-type="string">
            <text:p text:style-name="P27"><text:bookmark text:name="LC382"/></text:p>
          </table:table-cell>
          <table:table-cell table:style-name="Table1.A1" office:value-type="string">
            <text:p text:style-name="P28">//*******greeting's editor*******//<text:bookmark text:name="L383"/></text:p>
          </table:table-cell>
        </table:table-row>
        <table:table-row>
          <table:table-cell table:style-name="Table1.A1" office:value-type="string">
            <text:p text:style-name="P27"><text:bookmark text:name="LC383"/></text:p>
          </table:table-cell>
          <table:table-cell table:style-name="Table1.A1" office:value-type="string">
            <text:p text:style-name="P29"><text:span text:style-name="T3">void</text:span> <text:span text:style-name="T6">gEdit</text:span>(<text:span text:style-name="T3">char</text:span> a[],<text:span text:style-name="T3">char</text:span> b[],<text:span text:style-name="T3">int</text:span> c){<text:bookmark text:name="L384"/></text:p>
          </table:table-cell>
        </table:table-row>
        <table:table-row>
          <table:table-cell table:style-name="Table1.A1" office:value-type="string">
            <text:p text:style-name="P27"><text:bookmark text:name="LC384"/></text:p>
          </table:table-cell>
          <table:table-cell table:style-name="Table1.A1" office:value-type="string">
            <text:p text:style-name="P28">//put both strings together<text:bookmark text:name="L385"/></text:p>
          </table:table-cell>
        </table:table-row>
        <table:table-row>
          <table:table-cell table:style-name="Table1.A1" office:value-type="string">
            <text:p text:style-name="P27"><text:bookmark text:name="LC385"/></text:p>
          </table:table-cell>
          <table:table-cell table:style-name="Table1.A1" office:value-type="string">
            <text:p text:style-name="P29"><text:span text:style-name="T3">if</text:span>( c &gt;=(<text:span text:style-name="T7">strlen</text:span>(a)+<text:span text:style-name="T7">strlen</text:span>(b)+<text:span text:style-name="T7">1</text:span>)){<text:bookmark text:name="L386"/></text:p>
          </table:table-cell>
        </table:table-row>
        <table:table-row>
          <table:table-cell table:style-name="Table1.A1" office:value-type="string">
            <text:p text:style-name="P27"><text:bookmark text:name="LC386"/></text:p>
          </table:table-cell>
          <table:table-cell table:style-name="Table1.A1" office:value-type="string">
            <text:p text:style-name="P29"><text:span text:style-name="T7">strcat</text:span>(a,b);<text:bookmark text:name="L387"/></text:p>
          </table:table-cell>
        </table:table-row>
        <table:table-row>
          <table:table-cell table:style-name="Table1.A1" office:value-type="string">
            <text:p text:style-name="P27"><text:bookmark text:name="LC387"/></text:p>
          </table:table-cell>
          <table:table-cell table:style-name="Table1.A1" office:value-type="string">
            <text:p text:style-name="P29">}<text:span text:style-name="T3">else</text:span>{<text:bookmark text:name="L388"/></text:p>
          </table:table-cell>
        </table:table-row>
        <table:table-row>
          <table:table-cell table:style-name="Table1.A1" office:value-type="string">
            <text:p text:style-name="P27"><text:bookmark text:name="LC388"/></text:p>
          </table:table-cell>
          <table:table-cell table:style-name="Table1.A1" office:value-type="string">
            <text:p text:style-name="P29">cout&lt;&lt;<text:span text:style-name="T4">"Greetings array is not large enough for both strings."</text:span>&lt;&lt;endl;<text:bookmark text:name="L389"/></text:p>
          </table:table-cell>
        </table:table-row>
        <table:table-row>
          <table:table-cell table:style-name="Table1.A1" office:value-type="string">
            <text:p text:style-name="P27"><text:bookmark text:name="LC389"/></text:p>
          </table:table-cell>
          <table:table-cell table:style-name="Table1.A1" office:value-type="string">
            <text:p text:style-name="P29">}<text:bookmark text:name="L390"/></text:p>
          </table:table-cell>
        </table:table-row>
        <table:table-row>
          <table:table-cell table:style-name="Table1.A1" office:value-type="string">
            <text:p text:style-name="P27"><text:bookmark text:name="LC390"/></text:p>
          </table:table-cell>
          <table:table-cell table:style-name="Table1.A1" office:value-type="string">
            <text:p text:style-name="P28">//set the first letter to uppercase<text:bookmark text:name="L391"/></text:p>
          </table:table-cell>
        </table:table-row>
        <table:table-row>
          <table:table-cell table:style-name="Table1.A1" office:value-type="string">
            <text:p text:style-name="P27"><text:bookmark text:name="LC391"/></text:p>
          </table:table-cell>
          <table:table-cell table:style-name="Table1.A1" office:value-type="string">
            <text:p text:style-name="P29"><text:span text:style-name="T3">if</text:span>(<text:span text:style-name="T7">islower</text:span>(a[<text:span text:style-name="T7">0</text:span>])){<text:bookmark text:name="L392"/></text:p>
          </table:table-cell>
        </table:table-row>
        <table:table-row>
          <table:table-cell table:style-name="Table1.A1" office:value-type="string">
            <text:p text:style-name="P27"><text:bookmark text:name="LC392"/></text:p>
          </table:table-cell>
          <table:table-cell table:style-name="Table1.A1" office:value-type="string">
            <text:p text:style-name="P29">a[<text:span text:style-name="T7">0</text:span>]=<text:span text:style-name="T7">toupper</text:span>(a[<text:span text:style-name="T7">0</text:span>]);<text:bookmark text:name="L393"/></text:p>
          </table:table-cell>
        </table:table-row>
        <table:table-row>
          <table:table-cell table:style-name="Table1.A1" office:value-type="string">
            <text:p text:style-name="P27"><text:bookmark text:name="LC393"/></text:p>
          </table:table-cell>
          <table:table-cell table:style-name="Table1.A1" office:value-type="string">
            <text:p text:style-name="P29">}<text:span text:style-name="T3">else</text:span> <text:span text:style-name="T3">if</text:span>(<text:span text:style-name="T7">isupper</text:span>(a[<text:span text:style-name="T7">0</text:span>])){<text:bookmark text:name="L394"/></text:p>
          </table:table-cell>
        </table:table-row>
        <table:table-row>
          <table:table-cell table:style-name="Table1.A1" office:value-type="string">
            <text:p text:style-name="P27"><text:bookmark text:name="LC394"/></text:p>
          </table:table-cell>
          <table:table-cell table:style-name="Table1.A1" office:value-type="string">
            <text:p text:style-name="P28">//do nothing<text:bookmark text:name="L395"/></text:p>
          </table:table-cell>
        </table:table-row>
        <table:table-row>
          <table:table-cell table:style-name="Table1.A1" office:value-type="string">
            <text:p text:style-name="P27"><text:bookmark text:name="LC395"/></text:p>
          </table:table-cell>
          <table:table-cell table:style-name="Table1.A1" office:value-type="string">
            <text:p text:style-name="P29">}<text:span text:style-name="T3">else</text:span>{<text:bookmark text:name="L396"/></text:p>
          </table:table-cell>
        </table:table-row>
        <table:table-row>
          <table:table-cell table:style-name="Table1.A1" office:value-type="string">
            <text:p text:style-name="P27"><text:bookmark text:name="LC396"/></text:p>
          </table:table-cell>
          <table:table-cell table:style-name="Table1.A1" office:value-type="string">
            <text:p text:style-name="P29">cout&lt;&lt;<text:span text:style-name="T4">"error"</text:span>&lt;&lt;endl;<text:bookmark text:name="L397"/></text:p>
          </table:table-cell>
        </table:table-row>
        <table:table-row>
          <table:table-cell table:style-name="Table1.A1" office:value-type="string">
            <text:p text:style-name="P27"><text:bookmark text:name="LC397"/></text:p>
          </table:table-cell>
          <table:table-cell table:style-name="Table1.A1" office:value-type="string">
            <text:p text:style-name="P29">}<text:bookmark text:name="L398"/></text:p>
          </table:table-cell>
        </table:table-row>
        <table:table-row>
          <table:table-cell table:style-name="Table1.A1" office:value-type="string">
            <text:p text:style-name="P27"><text:bookmark text:name="LC398"/></text:p>
          </table:table-cell>
          <table:table-cell table:style-name="Table1.A1" office:value-type="string">
            <text:p text:style-name="P29">}<text:bookmark text:name="L399"/></text:p>
          </table:table-cell>
        </table:table-row>
        <table:table-row>
          <table:table-cell table:style-name="Table1.A1" office:value-type="string">
            <text:p text:style-name="P27"><text:bookmark text:name="LC399"/></text:p>
          </table:table-cell>
          <table:table-cell table:style-name="Table1.A1" office:value-type="string">
            <text:p text:style-name="P28">//*******find the givens of the current puzzle*******//<text:bookmark text:name="L400"/></text:p>
          </table:table-cell>
        </table:table-row>
        <table:table-row>
          <table:table-cell table:style-name="Table1.A1" office:value-type="string">
            <text:p text:style-name="P27"><text:bookmark text:name="LC400"/></text:p>
          </table:table-cell>
          <table:table-cell table:style-name="Table1.A1" office:value-type="string">
            <text:p text:style-name="P29"><text:span text:style-name="T3">int</text:span> **<text:span text:style-name="T6">findGiv</text:span>(<text:span text:style-name="T3">int</text:span> p[][<text:span text:style-name="T7">9</text:span>],<text:span text:style-name="T3">int</text:span> &amp;row){<text:bookmark text:name="L401"/></text:p>
          </table:table-cell>
        </table:table-row>
        <table:table-row>
          <table:table-cell table:style-name="Table1.A1" office:value-type="string">
            <text:p text:style-name="P27"><text:bookmark text:name="LC401"/></text:p>
          </table:table-cell>
          <table:table-cell table:style-name="Table1.A1" office:value-type="string">
            <text:p text:style-name="P28">//declare variables<text:bookmark text:name="L402"/></text:p>
          </table:table-cell>
        </table:table-row>
        <table:table-row>
          <table:table-cell table:style-name="Table1.A1" office:value-type="string">
            <text:p text:style-name="P27"><text:bookmark text:name="LC402"/></text:p>
          </table:table-cell>
          <table:table-cell table:style-name="Table1.A1" office:value-type="string">
            <text:p text:style-name="P29"><text:span text:style-name="T3">int</text:span> fill=<text:span text:style-name="T7">0</text:span>,col=<text:span text:style-name="T7">2</text:span>;<text:bookmark text:name="L403"/></text:p>
          </table:table-cell>
        </table:table-row>
        <table:table-row>
          <table:table-cell table:style-name="Table1.A1" office:value-type="string">
            <text:p text:style-name="P27"><text:bookmark text:name="LC403"/></text:p>
          </table:table-cell>
          <table:table-cell table:style-name="Table1.A1" office:value-type="string">
            <text:p text:style-name="P28">//find how many givens<text:bookmark text:name="L404"/></text:p>
          </table:table-cell>
        </table:table-row>
        <table:table-row>
          <table:table-cell table:style-name="Table1.A1" office:value-type="string">
            <text:p text:style-name="P27"><text:bookmark text:name="LC404"/></text:p>
          </table:table-cell>
          <table:table-cell table:style-name="Table1.A1" office:value-type="string">
            <text:p text:style-name="P29"><text:span text:style-name="T3">for</text:span>(<text:span text:style-name="T3">int</text:span> x=<text:span text:style-name="T7">0</text:span>;x&lt;<text:span text:style-name="T7">9</text:span>;x++){<text:bookmark text:name="L405"/></text:p>
          </table:table-cell>
        </table:table-row>
        <table:table-row>
          <table:table-cell table:style-name="Table1.A1" office:value-type="string">
            <text:p text:style-name="P27"><text:bookmark text:name="LC405"/></text:p>
          </table:table-cell>
          <table:table-cell table:style-name="Table1.A1" office:value-type="string">
            <text:p text:style-name="P29"><text:span text:style-name="T3">for</text:span>(<text:span text:style-name="T3">int</text:span> y=<text:span text:style-name="T7">0</text:span>;y&lt;<text:span text:style-name="T7">9</text:span>;y++){<text:bookmark text:name="L406"/></text:p>
          </table:table-cell>
        </table:table-row>
        <table:table-row>
          <table:table-cell table:style-name="Table1.A1" office:value-type="string">
            <text:p text:style-name="P27"><text:bookmark text:name="LC406"/></text:p>
          </table:table-cell>
          <table:table-cell table:style-name="Table1.A1" office:value-type="string">
            <text:p text:style-name="P29"><text:span text:style-name="T3">if</text:span>(p[x][y]!=<text:span text:style-name="T7">0</text:span>)row++;<text:span text:style-name="T5">//rows = number of givens</text:span><text:bookmark text:name="L407"/></text:p>
          </table:table-cell>
        </table:table-row>
        <table:table-row>
          <table:table-cell table:style-name="Table1.A1" office:value-type="string">
            <text:p text:style-name="P27"><text:bookmark text:name="LC407"/></text:p>
          </table:table-cell>
          <table:table-cell table:style-name="Table1.A1" office:value-type="string">
            <text:p text:style-name="P29">}<text:bookmark text:name="L408"/></text:p>
          </table:table-cell>
        </table:table-row>
        <table:table-row>
          <table:table-cell table:style-name="Table1.A1" office:value-type="string">
            <text:p text:style-name="P27"><text:bookmark text:name="LC408"/></text:p>
          </table:table-cell>
          <table:table-cell table:style-name="Table1.A1" office:value-type="string">
            <text:p text:style-name="P29">}<text:bookmark text:name="L409"/></text:p>
          </table:table-cell>
        </table:table-row>
        <table:table-row>
          <table:table-cell table:style-name="Table1.A1" office:value-type="string">
            <text:p text:style-name="P27"><text:bookmark text:name="LC409"/></text:p>
          </table:table-cell>
          <table:table-cell table:style-name="Table1.A1" office:value-type="string">
            <text:p text:style-name="P28">//cout&lt;&lt;"count : "&lt;&lt;row; &lt;-- test purposes<text:bookmark text:name="L410"/></text:p>
          </table:table-cell>
        </table:table-row>
        <table:table-row>
          <table:table-cell table:style-name="Table1.A1" office:value-type="string">
            <text:p text:style-name="P27"><text:bookmark text:name="LC410"/></text:p>
          </table:table-cell>
          <table:table-cell table:style-name="Table1.A1" office:value-type="string">
            <text:p text:style-name="P29"><text:span text:style-name="T3">if</text:span>(row&gt;<text:span text:style-name="T7">0</text:span>){<text:bookmark text:name="L411"/></text:p>
          </table:table-cell>
        </table:table-row>
        <table:table-row>
          <table:table-cell table:style-name="Table1.A1" office:value-type="string">
            <text:p text:style-name="P27"><text:bookmark text:name="LC411"/></text:p>
          </table:table-cell>
          <table:table-cell table:style-name="Table1.A1" office:value-type="string">
            <text:p text:style-name="P28">//create the number of rows<text:bookmark text:name="L412"/></text:p>
          </table:table-cell>
        </table:table-row>
        <table:table-row>
          <table:table-cell table:style-name="Table1.A1" office:value-type="string">
            <text:p text:style-name="P27"><text:bookmark text:name="LC412"/></text:p>
          </table:table-cell>
          <table:table-cell table:style-name="Table1.A1" office:value-type="string">
            <text:p text:style-name="P29"><text:span text:style-name="T3">int</text:span> **array=<text:span text:style-name="T3">new</text:span> <text:span text:style-name="T3">int</text:span>*[row];<text:bookmark text:name="L413"/></text:p>
          </table:table-cell>
        </table:table-row>
        <table:table-row>
          <table:table-cell table:style-name="Table1.A1" office:value-type="string">
            <text:p text:style-name="P27"><text:bookmark text:name="LC413"/></text:p>
          </table:table-cell>
          <table:table-cell table:style-name="Table1.A1" office:value-type="string">
            <text:p text:style-name="P28">//loop and create the columns<text:bookmark text:name="L414"/></text:p>
          </table:table-cell>
        </table:table-row>
        <table:table-row>
          <table:table-cell table:style-name="Table1.A1" office:value-type="string">
            <text:p text:style-name="P27"><text:bookmark text:name="LC414"/></text:p>
          </table:table-cell>
          <table:table-cell table:style-name="Table1.A1" office:value-type="string">
            <text:p text:style-name="P29"><text:span text:style-name="T3">for</text:span>(<text:span text:style-name="T3">int</text:span> i=<text:span text:style-name="T7">0</text:span>;i&lt;row;i++){<text:bookmark text:name="L415"/></text:p>
          </table:table-cell>
        </table:table-row>
        <table:table-row>
          <table:table-cell table:style-name="Table1.A1" office:value-type="string">
            <text:p text:style-name="P27"><text:bookmark text:name="LC415"/></text:p>
          </table:table-cell>
          <table:table-cell table:style-name="Table1.A1" office:value-type="string">
            <text:p text:style-name="P29">array[i]=<text:span text:style-name="T3">new</text:span> <text:span text:style-name="T3">int</text:span>[col];<text:bookmark text:name="L416"/></text:p>
          </table:table-cell>
        </table:table-row>
        <table:table-row>
          <table:table-cell table:style-name="Table1.A1" office:value-type="string">
            <text:p text:style-name="P27"><text:bookmark text:name="LC416"/></text:p>
          </table:table-cell>
          <table:table-cell table:style-name="Table1.A1" office:value-type="string">
            <text:p text:style-name="P29">}<text:bookmark text:name="L417"/></text:p>
          </table:table-cell>
        </table:table-row>
        <table:table-row>
          <table:table-cell table:style-name="Table1.A1" office:value-type="string">
            <text:p text:style-name="P27"><text:bookmark text:name="LC417"/></text:p>
          </table:table-cell>
          <table:table-cell table:style-name="Table1.A1" office:value-type="string">
            <text:p text:style-name="P28">//fill the array with givens positions<text:bookmark text:name="L418"/></text:p>
          </table:table-cell>
        </table:table-row>
        <table:table-row>
          <table:table-cell table:style-name="Table1.A1" office:value-type="string">
            <text:p text:style-name="P27"><text:bookmark text:name="LC418"/></text:p>
          </table:table-cell>
          <table:table-cell table:style-name="Table1.A1" office:value-type="string">
            <text:p text:style-name="P29"><text:span text:style-name="T3">for</text:span>(<text:span text:style-name="T3">int</text:span> x=<text:span text:style-name="T7">0</text:span>;x&lt;<text:span text:style-name="T7">9</text:span>;x++){<text:bookmark text:name="L419"/></text:p>
          </table:table-cell>
        </table:table-row>
        <table:table-row>
          <table:table-cell table:style-name="Table1.A1" office:value-type="string">
            <text:p text:style-name="P27"><text:bookmark text:name="LC419"/></text:p>
          </table:table-cell>
          <table:table-cell table:style-name="Table1.A1" office:value-type="string">
            <text:p text:style-name="P29"><text:span text:style-name="T3">for</text:span>(<text:span text:style-name="T3">int</text:span> y=<text:span text:style-name="T7">0</text:span>;y&lt;<text:span text:style-name="T7">9</text:span>;y++){<text:bookmark text:name="L420"/></text:p>
          </table:table-cell>
        </table:table-row>
        <text:soft-page-break/>
        <table:table-row>
          <table:table-cell table:style-name="Table1.A1" office:value-type="string">
            <text:p text:style-name="P27"><text:bookmark text:name="LC420"/></text:p>
          </table:table-cell>
          <table:table-cell table:style-name="Table1.A1" office:value-type="string">
            <text:p text:style-name="P29"><text:span text:style-name="T3">if</text:span>(p[x][y]!=<text:span text:style-name="T7">0</text:span>){<text:bookmark text:name="L421"/></text:p>
          </table:table-cell>
        </table:table-row>
        <table:table-row>
          <table:table-cell table:style-name="Table1.A1" office:value-type="string">
            <text:p text:style-name="P27"><text:bookmark text:name="LC421"/></text:p>
          </table:table-cell>
          <table:table-cell table:style-name="Table1.A1" office:value-type="string">
            <text:p text:style-name="P28">//cout&lt;&lt;"x: "&lt;&lt;x&lt;&lt;" y: "&lt;&lt;y&lt;&lt;endl; &lt;-- test purposes<text:bookmark text:name="L422"/></text:p>
          </table:table-cell>
        </table:table-row>
        <table:table-row>
          <table:table-cell table:style-name="Table1.A1" office:value-type="string">
            <text:p text:style-name="P27"><text:bookmark text:name="LC422"/></text:p>
          </table:table-cell>
          <table:table-cell table:style-name="Table1.A1" office:value-type="string">
            <text:p text:style-name="P29">array[fill][<text:span text:style-name="T7">0</text:span>]=x;<text:bookmark text:name="L423"/></text:p>
          </table:table-cell>
        </table:table-row>
        <table:table-row>
          <table:table-cell table:style-name="Table1.A1" office:value-type="string">
            <text:p text:style-name="P27"><text:bookmark text:name="LC423"/></text:p>
          </table:table-cell>
          <table:table-cell table:style-name="Table1.A1" office:value-type="string">
            <text:p text:style-name="P29">array[fill][<text:span text:style-name="T7">1</text:span>]=y;<text:bookmark text:name="L424"/></text:p>
          </table:table-cell>
        </table:table-row>
        <table:table-row>
          <table:table-cell table:style-name="Table1.A1" office:value-type="string">
            <text:p text:style-name="P27"><text:bookmark text:name="LC424"/></text:p>
          </table:table-cell>
          <table:table-cell table:style-name="Table1.A1" office:value-type="string">
            <text:p text:style-name="P29">fill++;<text:bookmark text:name="L425"/></text:p>
          </table:table-cell>
        </table:table-row>
        <table:table-row>
          <table:table-cell table:style-name="Table1.A1" office:value-type="string">
            <text:p text:style-name="P27"><text:bookmark text:name="LC425"/></text:p>
          </table:table-cell>
          <table:table-cell table:style-name="Table1.A1" office:value-type="string">
            <text:p text:style-name="P28">//cout&lt;&lt;"fill: "&lt;&lt;fill&lt;&lt;endl; &lt;-- test purposes<text:bookmark text:name="L426"/></text:p>
          </table:table-cell>
        </table:table-row>
        <table:table-row>
          <table:table-cell table:style-name="Table1.A1" office:value-type="string">
            <text:p text:style-name="P27"><text:bookmark text:name="LC426"/></text:p>
          </table:table-cell>
          <table:table-cell table:style-name="Table1.A1" office:value-type="string">
            <text:p text:style-name="P29">} <text:bookmark text:name="L427"/></text:p>
          </table:table-cell>
        </table:table-row>
        <table:table-row>
          <table:table-cell table:style-name="Table1.A1" office:value-type="string">
            <text:p text:style-name="P27"><text:bookmark text:name="LC427"/></text:p>
          </table:table-cell>
          <table:table-cell table:style-name="Table1.A1" office:value-type="string">
            <text:p text:style-name="P29">}<text:bookmark text:name="L428"/></text:p>
          </table:table-cell>
        </table:table-row>
        <table:table-row>
          <table:table-cell table:style-name="Table1.A1" office:value-type="string">
            <text:p text:style-name="P27"><text:bookmark text:name="LC428"/></text:p>
          </table:table-cell>
          <table:table-cell table:style-name="Table1.A1" office:value-type="string">
            <text:p text:style-name="P29">}<text:bookmark text:name="L429"/></text:p>
          </table:table-cell>
        </table:table-row>
        <table:table-row>
          <table:table-cell table:style-name="Table1.A1" office:value-type="string">
            <text:p text:style-name="P27"><text:bookmark text:name="LC429"/></text:p>
          </table:table-cell>
          <table:table-cell table:style-name="Table1.A1" office:value-type="string">
            <text:p text:style-name="P28">//return the array<text:bookmark text:name="L430"/></text:p>
          </table:table-cell>
        </table:table-row>
        <table:table-row>
          <table:table-cell table:style-name="Table1.A1" office:value-type="string">
            <text:p text:style-name="P27"><text:bookmark text:name="LC430"/></text:p>
          </table:table-cell>
          <table:table-cell table:style-name="Table1.A1" office:value-type="string">
            <text:p text:style-name="P29"><text:span text:style-name="T3">return</text:span> array;<text:bookmark text:name="L431"/></text:p>
          </table:table-cell>
        </table:table-row>
        <table:table-row>
          <table:table-cell table:style-name="Table1.A1" office:value-type="string">
            <text:p text:style-name="P27"><text:bookmark text:name="LC431"/></text:p>
          </table:table-cell>
          <table:table-cell table:style-name="Table1.A1" office:value-type="string">
            <text:p text:style-name="P29">}<text:span text:style-name="T3">else</text:span>{<text:bookmark text:name="L432"/></text:p>
          </table:table-cell>
        </table:table-row>
        <table:table-row>
          <table:table-cell table:style-name="Table1.A1" office:value-type="string">
            <text:p text:style-name="P27"><text:bookmark text:name="LC432"/></text:p>
          </table:table-cell>
          <table:table-cell table:style-name="Table1.A1" office:value-type="string">
            <text:p text:style-name="P28">//do nothing - no givens<text:bookmark text:name="L433"/></text:p>
          </table:table-cell>
        </table:table-row>
        <table:table-row>
          <table:table-cell table:style-name="Table1.A1" office:value-type="string">
            <text:p text:style-name="P27"><text:bookmark text:name="LC433"/></text:p>
          </table:table-cell>
          <table:table-cell table:style-name="Table1.A1" office:value-type="string">
            <text:p text:style-name="P29">cout&lt;&lt;<text:span text:style-name="T4">"No Givens in puzzle"</text:span>&lt;&lt;endl;<text:span text:style-name="T5">//error case</text:span><text:bookmark text:name="L434"/></text:p>
          </table:table-cell>
        </table:table-row>
        <table:table-row>
          <table:table-cell table:style-name="Table1.A1" office:value-type="string">
            <text:p text:style-name="P27"><text:bookmark text:name="LC434"/></text:p>
          </table:table-cell>
          <table:table-cell table:style-name="Table1.A1" office:value-type="string">
            <text:p text:style-name="P29">}<text:bookmark text:name="L435"/></text:p>
          </table:table-cell>
        </table:table-row>
        <table:table-row>
          <table:table-cell table:style-name="Table1.A1" office:value-type="string">
            <text:p text:style-name="P27"><text:bookmark text:name="LC435"/></text:p>
          </table:table-cell>
          <table:table-cell table:style-name="Table1.A1" office:value-type="string">
            <text:p text:style-name="P29">}<text:bookmark text:name="L436"/></text:p>
          </table:table-cell>
        </table:table-row>
        <table:table-row>
          <table:table-cell table:style-name="Table1.A1" office:value-type="string">
            <text:p text:style-name="P27"><text:bookmark text:name="LC436"/></text:p>
          </table:table-cell>
          <table:table-cell table:style-name="Table1.A1" office:value-type="string">
            <text:p text:style-name="P28">//*******check to make sure player isn't editing givens*******//<text:bookmark text:name="L437"/></text:p>
          </table:table-cell>
        </table:table-row>
        <table:table-row>
          <table:table-cell table:style-name="Table1.A1" office:value-type="string">
            <text:p text:style-name="P27"><text:bookmark text:name="LC437"/></text:p>
          </table:table-cell>
          <table:table-cell table:style-name="Table1.A1" office:value-type="string">
            <text:p text:style-name="P29"><text:span text:style-name="T3">bool</text:span> <text:span text:style-name="T6">isGiven</text:span>(<text:span text:style-name="T3">int</text:span> **b, <text:span text:style-name="T3">int</text:span> count, <text:span text:style-name="T3">int</text:span> row, <text:span text:style-name="T3">int</text:span> col){<text:bookmark text:name="L438"/></text:p>
          </table:table-cell>
        </table:table-row>
        <table:table-row>
          <table:table-cell table:style-name="Table1.A1" office:value-type="string">
            <text:p text:style-name="P27"><text:bookmark text:name="LC438"/></text:p>
          </table:table-cell>
          <table:table-cell table:style-name="Table1.A1" office:value-type="string">
            <text:p text:style-name="P28">//declare variables<text:bookmark text:name="L439"/></text:p>
          </table:table-cell>
        </table:table-row>
        <table:table-row>
          <table:table-cell table:style-name="Table1.A1" office:value-type="string">
            <text:p text:style-name="P27"><text:bookmark text:name="LC439"/></text:p>
          </table:table-cell>
          <table:table-cell table:style-name="Table1.A1" office:value-type="string">
            <text:p text:style-name="P29"><text:span text:style-name="T3">bool</text:span> stop=<text:span text:style-name="T7">false</text:span>;<text:bookmark text:name="L440"/></text:p>
          </table:table-cell>
        </table:table-row>
        <table:table-row>
          <table:table-cell table:style-name="Table1.A1" office:value-type="string">
            <text:p text:style-name="P27"><text:bookmark text:name="LC440"/></text:p>
          </table:table-cell>
          <table:table-cell table:style-name="Table1.A1" office:value-type="string">
            <text:p text:style-name="P28">//loop to check givens<text:bookmark text:name="L441"/></text:p>
          </table:table-cell>
        </table:table-row>
        <table:table-row>
          <table:table-cell table:style-name="Table1.A1" office:value-type="string">
            <text:p text:style-name="P27"><text:bookmark text:name="LC441"/></text:p>
          </table:table-cell>
          <table:table-cell table:style-name="Table1.A1" office:value-type="string">
            <text:p text:style-name="P29"><text:span text:style-name="T3">for</text:span>(<text:span text:style-name="T3">int</text:span> x=<text:span text:style-name="T7">0</text:span>;x&lt;count;x++){<text:bookmark text:name="L442"/></text:p>
          </table:table-cell>
        </table:table-row>
        <table:table-row>
          <table:table-cell table:style-name="Table1.A1" office:value-type="string">
            <text:p text:style-name="P27"><text:bookmark text:name="LC442"/></text:p>
          </table:table-cell>
          <table:table-cell table:style-name="Table1.A1" office:value-type="string">
            <text:p text:style-name="P29"><text:span text:style-name="T3">if</text:span>((row==b[x][<text:span text:style-name="T7">0</text:span>])&amp;&amp;(col==b[x][<text:span text:style-name="T7">1</text:span>])) stop=<text:span text:style-name="T7">true</text:span>;<text:bookmark text:name="L443"/></text:p>
          </table:table-cell>
        </table:table-row>
        <table:table-row>
          <table:table-cell table:style-name="Table1.A1" office:value-type="string">
            <text:p text:style-name="P27"><text:bookmark text:name="LC443"/></text:p>
          </table:table-cell>
          <table:table-cell table:style-name="Table1.A1" office:value-type="string">
            <text:p text:style-name="P29">}<text:bookmark text:name="L444"/></text:p>
          </table:table-cell>
        </table:table-row>
        <table:table-row>
          <table:table-cell table:style-name="Table1.A1" office:value-type="string">
            <text:p text:style-name="P27"><text:bookmark text:name="LC444"/></text:p>
          </table:table-cell>
          <table:table-cell table:style-name="Table1.A1" office:value-type="string">
            <text:p text:style-name="P28">//return the boolean<text:bookmark text:name="L445"/></text:p>
          </table:table-cell>
        </table:table-row>
        <table:table-row>
          <table:table-cell table:style-name="Table1.A1" office:value-type="string">
            <text:p text:style-name="P27"><text:bookmark text:name="LC445"/></text:p>
          </table:table-cell>
          <table:table-cell table:style-name="Table1.A1" office:value-type="string">
            <text:p text:style-name="P29"><text:span text:style-name="T3">return</text:span> stop;<text:bookmark text:name="L446"/></text:p>
          </table:table-cell>
        </table:table-row>
        <table:table-row>
          <table:table-cell table:style-name="Table1.A1" office:value-type="string">
            <text:p text:style-name="P27"><text:bookmark text:name="LC446"/></text:p>
          </table:table-cell>
          <table:table-cell table:style-name="Table1.A1" office:value-type="string">
            <text:p text:style-name="P29">}<text:bookmark text:name="L447"/></text:p>
          </table:table-cell>
        </table:table-row>
        <table:table-row>
          <table:table-cell table:style-name="Table1.A1" office:value-type="string">
            <text:p text:style-name="P27"><text:bookmark text:name="LC447"/></text:p>
          </table:table-cell>
          <table:table-cell table:style-name="Table1.A1" office:value-type="string">
            <text:p text:style-name="P28">//*******de-allocate the array for givens*******//<text:bookmark text:name="L448"/></text:p>
          </table:table-cell>
        </table:table-row>
        <table:table-row>
          <table:table-cell table:style-name="Table1.A1" office:value-type="string">
            <text:p text:style-name="P27"><text:bookmark text:name="LC448"/></text:p>
          </table:table-cell>
          <table:table-cell table:style-name="Table1.A1" office:value-type="string">
            <text:p text:style-name="P29"><text:span text:style-name="T3">void</text:span> <text:span text:style-name="T6">destGiv</text:span>(<text:span text:style-name="T3">int</text:span> **a,<text:span text:style-name="T3">int</text:span> c){<text:bookmark text:name="L449"/></text:p>
          </table:table-cell>
        </table:table-row>
        <table:table-row>
          <table:table-cell table:style-name="Table1.A1" office:value-type="string">
            <text:p text:style-name="P27"><text:bookmark text:name="LC449"/></text:p>
          </table:table-cell>
          <table:table-cell table:style-name="Table1.A1" office:value-type="string">
            <text:p text:style-name="P28">//Loop and destroy the columns<text:bookmark text:name="L450"/></text:p>
          </table:table-cell>
        </table:table-row>
        <table:table-row>
          <table:table-cell table:style-name="Table1.A1" office:value-type="string">
            <text:p text:style-name="P27"><text:bookmark text:name="LC450"/></text:p>
          </table:table-cell>
          <table:table-cell table:style-name="Table1.A1" office:value-type="string">
            <text:p text:style-name="P29"><text:span text:style-name="T3">for</text:span>(<text:span text:style-name="T3">int</text:span> i=<text:span text:style-name="T7">0</text:span>;i&lt;c;i++){<text:bookmark text:name="L451"/></text:p>
          </table:table-cell>
        </table:table-row>
        <table:table-row>
          <table:table-cell table:style-name="Table1.A1" office:value-type="string">
            <text:p text:style-name="P27"><text:bookmark text:name="LC451"/></text:p>
          </table:table-cell>
          <table:table-cell table:style-name="Table1.A1" office:value-type="string">
            <text:p text:style-name="P29"><text:span text:style-name="T3">delete []</text:span> a[i];<text:bookmark text:name="L452"/></text:p>
          </table:table-cell>
        </table:table-row>
        <table:table-row>
          <table:table-cell table:style-name="Table1.A1" office:value-type="string">
            <text:p text:style-name="P27"><text:bookmark text:name="LC452"/></text:p>
          </table:table-cell>
          <table:table-cell table:style-name="Table1.A1" office:value-type="string">
            <text:p text:style-name="P29">}<text:bookmark text:name="L453"/></text:p>
          </table:table-cell>
        </table:table-row>
        <table:table-row>
          <table:table-cell table:style-name="Table1.A1" office:value-type="string">
            <text:p text:style-name="P27"><text:bookmark text:name="LC453"/></text:p>
          </table:table-cell>
          <table:table-cell table:style-name="Table1.A1" office:value-type="string">
            <text:p text:style-name="P28">//Destroy the rows<text:bookmark text:name="L454"/></text:p>
          </table:table-cell>
        </table:table-row>
        <table:table-row>
          <table:table-cell table:style-name="Table1.A1" office:value-type="string">
            <text:p text:style-name="P27"><text:bookmark text:name="LC454"/></text:p>
          </table:table-cell>
          <table:table-cell table:style-name="Table1.A1" office:value-type="string">
            <text:p text:style-name="P29"><text:span text:style-name="T3">delete []</text:span>a;<text:bookmark text:name="L455"/></text:p>
          </table:table-cell>
        </table:table-row>
        <table:table-row>
          <table:table-cell table:style-name="Table1.A1" office:value-type="string">
            <text:p text:style-name="P27"><text:bookmark text:name="LC455"/></text:p>
          </table:table-cell>
          <table:table-cell table:style-name="Table1.A1" office:value-type="string">
            <text:p text:style-name="P29">}<text:bookmark text:name="L456"/></text:p>
          </table:table-cell>
        </table:table-row>
        <table:table-row>
          <table:table-cell table:style-name="Table1.A1" office:value-type="string">
            <text:p text:style-name="P27"><text:bookmark text:name="LC456"/></text:p>
          </table:table-cell>
          <table:table-cell table:style-name="Table1.A1" office:value-type="string">
            <text:p text:style-name="P28">//******enter player record*********//<text:bookmark text:name="L457"/></text:p>
          </table:table-cell>
        </table:table-row>
        <table:table-row>
          <table:table-cell table:style-name="Table1.A1" office:value-type="string">
            <text:p text:style-name="P27"><text:bookmark text:name="LC457"/></text:p>
          </table:table-cell>
          <table:table-cell table:style-name="Table1.A1" office:value-type="string">
            <text:p text:style-name="P29">Records <text:span text:style-name="T6">entRec</text:span>(string p){<text:bookmark text:name="L458"/></text:p>
          </table:table-cell>
        </table:table-row>
        <table:table-row>
          <table:table-cell table:style-name="Table1.A1" office:value-type="string">
            <text:p text:style-name="P27"><text:bookmark text:name="LC458"/></text:p>
          </table:table-cell>
          <table:table-cell table:style-name="Table1.A1" office:value-type="string">
            <text:p text:style-name="P28">//declare struct<text:bookmark text:name="L459"/></text:p>
          </table:table-cell>
        </table:table-row>
        <table:table-row>
          <table:table-cell table:style-name="Table1.A1" office:value-type="string">
            <text:p text:style-name="P27"><text:bookmark text:name="LC459"/></text:p>
          </table:table-cell>
          <table:table-cell table:style-name="Table1.A1" office:value-type="string">
            <text:p text:style-name="P29">Records temp;<text:bookmark text:name="L460"/></text:p>
          </table:table-cell>
        </table:table-row>
        <table:table-row>
          <table:table-cell table:style-name="Table1.A1" office:value-type="string">
            <text:p text:style-name="P27"><text:bookmark text:name="LC460"/></text:p>
          </table:table-cell>
          <table:table-cell table:style-name="Table1.A1" office:value-type="string">
            <text:p text:style-name="P29">cout&lt;&lt;p&lt;&lt;endl;<text:span text:style-name="T5">//prompt for name in record</text:span><text:bookmark text:name="L461"/></text:p>
          </table:table-cell>
        </table:table-row>
        <table:table-row>
          <table:table-cell table:style-name="Table1.A1" office:value-type="string">
            <text:p text:style-name="P27"><text:bookmark text:name="LC461"/></text:p>
          </table:table-cell>
          <table:table-cell table:style-name="Table1.A1" office:value-type="string">
            <text:p text:style-name="P29">cin.<text:span text:style-name="T7">ignore</text:span>();<text:bookmark text:name="L462"/></text:p>
          </table:table-cell>
        </table:table-row>
        <table:table-row>
          <table:table-cell table:style-name="Table1.A1" office:value-type="string">
            <text:p text:style-name="P27"><text:bookmark text:name="LC462"/></text:p>
          </table:table-cell>
          <table:table-cell table:style-name="Table1.A1" office:value-type="string">
            <text:p text:style-name="P29">cin.<text:span text:style-name="T7">getline</text:span>(temp.name,<text:span text:style-name="T7">30</text:span>);<text:bookmark text:name="L463"/></text:p>
          </table:table-cell>
        </table:table-row>
        <table:table-row>
          <table:table-cell table:style-name="Table1.A1" office:value-type="string">
            <text:p text:style-name="P27"><text:bookmark text:name="LC463"/></text:p>
          </table:table-cell>
          <table:table-cell table:style-name="Table1.A1" office:value-type="string">
            <text:p text:style-name="P29">temp.ttlG=<text:span text:style-name="T7">0</text:span>;<text:span text:style-name="T5">//set all other values to zer0</text:span><text:bookmark text:name="L464"/></text:p>
          </table:table-cell>
        </table:table-row>
        <table:table-row>
          <table:table-cell table:style-name="Table1.A1" office:value-type="string">
            <text:p text:style-name="P27"><text:bookmark text:name="LC464"/></text:p>
          </table:table-cell>
          <table:table-cell table:style-name="Table1.A1" office:value-type="string">
            <text:p text:style-name="P29">temp.easyG=<text:span text:style-name="T7">0</text:span>;<text:bookmark text:name="L465"/></text:p>
          </table:table-cell>
        </table:table-row>
        <table:table-row>
          <table:table-cell table:style-name="Table1.A1" office:value-type="string">
            <text:p text:style-name="P27"><text:bookmark text:name="LC465"/></text:p>
          </table:table-cell>
          <table:table-cell table:style-name="Table1.A1" office:value-type="string">
            <text:p text:style-name="P29">temp.mediG=<text:span text:style-name="T7">0</text:span>;<text:bookmark text:name="L466"/></text:p>
          </table:table-cell>
        </table:table-row>
        <table:table-row>
          <table:table-cell table:style-name="Table1.A1" office:value-type="string">
            <text:p text:style-name="P27"><text:bookmark text:name="LC466"/></text:p>
          </table:table-cell>
          <table:table-cell table:style-name="Table1.A1" office:value-type="string">
            <text:p text:style-name="P29">temp.hardG=<text:span text:style-name="T7">0</text:span>;<text:bookmark text:name="L467"/></text:p>
          </table:table-cell>
        </table:table-row>
        <table:table-row>
          <table:table-cell table:style-name="Table1.A1" office:value-type="string">
            <text:p text:style-name="P27"><text:bookmark text:name="LC467"/></text:p>
          </table:table-cell>
          <table:table-cell table:style-name="Table1.A1" office:value-type="string">
            <text:p text:style-name="P29">temp.winR=<text:span text:style-name="T7">0.00</text:span>;<text:bookmark text:name="L468"/></text:p>
          </table:table-cell>
        </table:table-row>
        <table:table-row>
          <table:table-cell table:style-name="Table1.A1" office:value-type="string">
            <text:p text:style-name="P27"><text:bookmark text:name="LC468"/></text:p>
          </table:table-cell>
          <table:table-cell table:style-name="Table1.A1" office:value-type="string">
            <text:p text:style-name="P28">//return struct<text:bookmark text:name="L469"/></text:p>
          </table:table-cell>
        </table:table-row>
        <table:table-row>
          <table:table-cell table:style-name="Table1.A1" office:value-type="string">
            <text:p text:style-name="P27"><text:bookmark text:name="LC469"/></text:p>
          </table:table-cell>
          <table:table-cell table:style-name="Table1.A1" office:value-type="string">
            <text:p text:style-name="P29"><text:span text:style-name="T3">return</text:span> temp;<text:bookmark text:name="L470"/></text:p>
          </table:table-cell>
        </table:table-row>
        <table:table-row>
          <table:table-cell table:style-name="Table1.A1" office:value-type="string">
            <text:p text:style-name="P27"><text:bookmark text:name="LC470"/></text:p>
          </table:table-cell>
          <table:table-cell table:style-name="Table1.A1" office:value-type="string">
            <text:p text:style-name="P29">}<text:bookmark text:name="L471"/></text:p>
          </table:table-cell>
        </table:table-row>
        <text:soft-page-break/>
        <table:table-row>
          <table:table-cell table:style-name="Table1.A1" office:value-type="string">
            <text:p text:style-name="P27"><text:bookmark text:name="LC471"/></text:p>
          </table:table-cell>
          <table:table-cell table:style-name="Table1.A1" office:value-type="string">
            <text:p text:style-name="P28">//******write player record to a file******//<text:bookmark text:name="L472"/></text:p>
          </table:table-cell>
        </table:table-row>
        <table:table-row>
          <table:table-cell table:style-name="Table1.A1" office:value-type="string">
            <text:p text:style-name="P27"><text:bookmark text:name="LC472"/></text:p>
          </table:table-cell>
          <table:table-cell table:style-name="Table1.A1" office:value-type="string">
            <text:p text:style-name="P29"><text:span text:style-name="T3">void</text:span> <text:span text:style-name="T6">writRec</text:span>(Records p){<text:bookmark text:name="L473"/></text:p>
          </table:table-cell>
        </table:table-row>
        <table:table-row>
          <table:table-cell table:style-name="Table1.A1" office:value-type="string">
            <text:p text:style-name="P27"><text:bookmark text:name="LC473"/></text:p>
          </table:table-cell>
          <table:table-cell table:style-name="Table1.A1" office:value-type="string">
            <text:p text:style-name="P28">//open file<text:bookmark text:name="L474"/></text:p>
          </table:table-cell>
        </table:table-row>
        <table:table-row>
          <table:table-cell table:style-name="Table1.A1" office:value-type="string">
            <text:p text:style-name="P27"><text:bookmark text:name="LC474"/></text:p>
          </table:table-cell>
          <table:table-cell table:style-name="Table1.A1" office:value-type="string">
            <text:p text:style-name="P29">fstream fout;<text:bookmark text:name="L475"/></text:p>
          </table:table-cell>
        </table:table-row>
        <table:table-row>
          <table:table-cell table:style-name="Table1.A1" office:value-type="string">
            <text:p text:style-name="P27"><text:bookmark text:name="LC475"/></text:p>
          </table:table-cell>
          <table:table-cell table:style-name="Table1.A1" office:value-type="string">
            <text:p text:style-name="P29">fout.<text:span text:style-name="T7">open</text:span>(<text:span text:style-name="T4">"user.dat"</text:span>, ios::out | ios::binary);<text:bookmark text:name="L476"/></text:p>
          </table:table-cell>
        </table:table-row>
        <table:table-row>
          <table:table-cell table:style-name="Table1.A1" office:value-type="string">
            <text:p text:style-name="P27"><text:bookmark text:name="LC476"/></text:p>
          </table:table-cell>
          <table:table-cell table:style-name="Table1.A1" office:value-type="string">
            <text:p text:style-name="P28">//write to file<text:bookmark text:name="L477"/></text:p>
          </table:table-cell>
        </table:table-row>
        <table:table-row>
          <table:table-cell table:style-name="Table1.A1" office:value-type="string">
            <text:p text:style-name="P27"><text:bookmark text:name="LC477"/></text:p>
          </table:table-cell>
          <table:table-cell table:style-name="Table1.A1" office:value-type="string">
            <text:p text:style-name="P29">fout.<text:span text:style-name="T7">write</text:span>(<text:span text:style-name="T3">reinterpret_cast</text:span>&lt;<text:span text:style-name="T3">char</text:span> *&gt;(&amp;p),<text:span text:style-name="T3">sizeof</text:span>(p));<text:bookmark text:name="L478"/></text:p>
          </table:table-cell>
        </table:table-row>
        <table:table-row>
          <table:table-cell table:style-name="Table1.A1" office:value-type="string">
            <text:p text:style-name="P27"><text:bookmark text:name="LC478"/></text:p>
          </table:table-cell>
          <table:table-cell table:style-name="Table1.A1" office:value-type="string">
            <text:p text:style-name="P28">//close file<text:bookmark text:name="L479"/></text:p>
          </table:table-cell>
        </table:table-row>
        <table:table-row>
          <table:table-cell table:style-name="Table1.A1" office:value-type="string">
            <text:p text:style-name="P27"><text:bookmark text:name="LC479"/></text:p>
          </table:table-cell>
          <table:table-cell table:style-name="Table1.A1" office:value-type="string">
            <text:p text:style-name="P29">fout.<text:span text:style-name="T7">close</text:span>();<text:bookmark text:name="L480"/></text:p>
          </table:table-cell>
        </table:table-row>
        <table:table-row>
          <table:table-cell table:style-name="Table1.A1" office:value-type="string">
            <text:p text:style-name="P27"><text:bookmark text:name="LC480"/></text:p>
          </table:table-cell>
          <table:table-cell table:style-name="Table1.A1" office:value-type="string">
            <text:p text:style-name="P29">}<text:bookmark text:name="L481"/></text:p>
          </table:table-cell>
        </table:table-row>
        <table:table-row>
          <table:table-cell table:style-name="Table1.A1" office:value-type="string">
            <text:p text:style-name="P27"><text:bookmark text:name="LC481"/></text:p>
          </table:table-cell>
          <table:table-cell table:style-name="Table1.A1" office:value-type="string">
            <text:p text:style-name="P28">//*******read player record from file*******//<text:bookmark text:name="L482"/></text:p>
          </table:table-cell>
        </table:table-row>
        <table:table-row>
          <table:table-cell table:style-name="Table1.A1" office:value-type="string">
            <text:p text:style-name="P27"><text:bookmark text:name="LC482"/></text:p>
          </table:table-cell>
          <table:table-cell table:style-name="Table1.A1" office:value-type="string">
            <text:p text:style-name="P29">Records <text:span text:style-name="T6">readRec</text:span>(){<text:bookmark text:name="L483"/></text:p>
          </table:table-cell>
        </table:table-row>
        <table:table-row>
          <table:table-cell table:style-name="Table1.A1" office:value-type="string">
            <text:p text:style-name="P27"><text:bookmark text:name="LC483"/></text:p>
          </table:table-cell>
          <table:table-cell table:style-name="Table1.A1" office:value-type="string">
            <text:p text:style-name="P28">//create structure<text:bookmark text:name="L484"/></text:p>
          </table:table-cell>
        </table:table-row>
        <table:table-row>
          <table:table-cell table:style-name="Table1.A1" office:value-type="string">
            <text:p text:style-name="P27"><text:bookmark text:name="LC484"/></text:p>
          </table:table-cell>
          <table:table-cell table:style-name="Table1.A1" office:value-type="string">
            <text:p text:style-name="P29">Records temp;<text:bookmark text:name="L485"/></text:p>
          </table:table-cell>
        </table:table-row>
        <table:table-row>
          <table:table-cell table:style-name="Table1.A1" office:value-type="string">
            <text:p text:style-name="P27"><text:bookmark text:name="LC485"/></text:p>
          </table:table-cell>
          <table:table-cell table:style-name="Table1.A1" office:value-type="string">
            <text:p text:style-name="P28">//open file<text:bookmark text:name="L486"/></text:p>
          </table:table-cell>
        </table:table-row>
        <table:table-row>
          <table:table-cell table:style-name="Table1.A1" office:value-type="string">
            <text:p text:style-name="P27"><text:bookmark text:name="LC486"/></text:p>
          </table:table-cell>
          <table:table-cell table:style-name="Table1.A1" office:value-type="string">
            <text:p text:style-name="P29">fstream fin;<text:bookmark text:name="L487"/></text:p>
          </table:table-cell>
        </table:table-row>
        <table:table-row>
          <table:table-cell table:style-name="Table1.A1" office:value-type="string">
            <text:p text:style-name="P27"><text:bookmark text:name="LC487"/></text:p>
          </table:table-cell>
          <table:table-cell table:style-name="Table1.A1" office:value-type="string">
            <text:p text:style-name="P29">fin.<text:span text:style-name="T7">open</text:span>(<text:span text:style-name="T4">"user.dat"</text:span>, ios::in | ios::binary);<text:bookmark text:name="L488"/></text:p>
          </table:table-cell>
        </table:table-row>
        <table:table-row>
          <table:table-cell table:style-name="Table1.A1" office:value-type="string">
            <text:p text:style-name="P27"><text:bookmark text:name="LC488"/></text:p>
          </table:table-cell>
          <table:table-cell table:style-name="Table1.A1" office:value-type="string">
            <text:p text:style-name="P28">//read file into structure<text:bookmark text:name="L489"/></text:p>
          </table:table-cell>
        </table:table-row>
        <table:table-row>
          <table:table-cell table:style-name="Table1.A1" office:value-type="string">
            <text:p text:style-name="P27"><text:bookmark text:name="LC489"/></text:p>
          </table:table-cell>
          <table:table-cell table:style-name="Table1.A1" office:value-type="string">
            <text:p text:style-name="P29">fin.<text:span text:style-name="T7">read</text:span>(<text:span text:style-name="T3">reinterpret_cast</text:span>&lt;<text:span text:style-name="T3">char</text:span> *&gt;(&amp;temp),<text:span text:style-name="T3">sizeof</text:span>(temp));<text:bookmark text:name="L490"/></text:p>
          </table:table-cell>
        </table:table-row>
        <table:table-row>
          <table:table-cell table:style-name="Table1.A1" office:value-type="string">
            <text:p text:style-name="P27"><text:bookmark text:name="LC490"/></text:p>
          </table:table-cell>
          <table:table-cell table:style-name="Table1.A1" office:value-type="string">
            <text:p text:style-name="P28">//close file<text:bookmark text:name="L491"/></text:p>
          </table:table-cell>
        </table:table-row>
        <table:table-row>
          <table:table-cell table:style-name="Table1.A1" office:value-type="string">
            <text:p text:style-name="P27"><text:bookmark text:name="LC491"/></text:p>
          </table:table-cell>
          <table:table-cell table:style-name="Table1.A1" office:value-type="string">
            <text:p text:style-name="P29">fin.<text:span text:style-name="T7">close</text:span>();<text:bookmark text:name="L492"/></text:p>
          </table:table-cell>
        </table:table-row>
        <table:table-row>
          <table:table-cell table:style-name="Table1.A1" office:value-type="string">
            <text:p text:style-name="P27"><text:bookmark text:name="LC492"/></text:p>
          </table:table-cell>
          <table:table-cell table:style-name="Table1.A1" office:value-type="string">
            <text:p text:style-name="P28">//return struct<text:bookmark text:name="L493"/></text:p>
          </table:table-cell>
        </table:table-row>
        <table:table-row>
          <table:table-cell table:style-name="Table1.A1" office:value-type="string">
            <text:p text:style-name="P27"><text:bookmark text:name="LC493"/></text:p>
          </table:table-cell>
          <table:table-cell table:style-name="Table1.A1" office:value-type="string">
            <text:p text:style-name="P29"><text:span text:style-name="T3">return</text:span> temp;<text:bookmark text:name="L494"/></text:p>
          </table:table-cell>
        </table:table-row>
        <table:table-row>
          <table:table-cell table:style-name="Table1.A1" office:value-type="string">
            <text:p text:style-name="P27"><text:bookmark text:name="LC494"/></text:p>
          </table:table-cell>
          <table:table-cell table:style-name="Table1.A1" office:value-type="string">
            <text:p text:style-name="P29">}<text:bookmark text:name="L495"/></text:p>
          </table:table-cell>
        </table:table-row>
        <table:table-row>
          <table:table-cell table:style-name="Table1.A1" office:value-type="string">
            <text:p text:style-name="P27"><text:bookmark text:name="LC495"/></text:p>
          </table:table-cell>
          <table:table-cell table:style-name="Table1.A1" office:value-type="string">
            <text:p text:style-name="P28">//*********show player record*********//<text:bookmark text:name="L496"/></text:p>
          </table:table-cell>
        </table:table-row>
        <table:table-row>
          <table:table-cell table:style-name="Table1.A1" office:value-type="string">
            <text:p text:style-name="P27"><text:bookmark text:name="LC496"/></text:p>
          </table:table-cell>
          <table:table-cell table:style-name="Table1.A1" office:value-type="string">
            <text:p text:style-name="P29"><text:span text:style-name="T3">void</text:span> <text:span text:style-name="T6">showRec</text:span>(Records p){<text:bookmark text:name="L497"/></text:p>
          </table:table-cell>
        </table:table-row>
        <table:table-row>
          <table:table-cell table:style-name="Table1.A1" office:value-type="string">
            <text:p text:style-name="P27"><text:bookmark text:name="LC497"/></text:p>
          </table:table-cell>
          <table:table-cell table:style-name="Table1.A1" office:value-type="string">
            <text:p text:style-name="P28">//calculate win rate<text:bookmark text:name="L498"/></text:p>
          </table:table-cell>
        </table:table-row>
        <table:table-row>
          <table:table-cell table:style-name="Table1.A1" office:value-type="string">
            <text:p text:style-name="P27"><text:bookmark text:name="LC498"/></text:p>
          </table:table-cell>
          <table:table-cell table:style-name="Table1.A1" office:value-type="string">
            <text:p text:style-name="P29"><text:span text:style-name="T3">float</text:span> winRate;<text:bookmark text:name="L499"/></text:p>
          </table:table-cell>
        </table:table-row>
        <table:table-row>
          <table:table-cell table:style-name="Table1.A1" office:value-type="string">
            <text:p text:style-name="P27"><text:bookmark text:name="LC499"/></text:p>
          </table:table-cell>
          <table:table-cell table:style-name="Table1.A1" office:value-type="string">
            <text:p text:style-name="P29"><text:span text:style-name="T3">if</text:span>(p.ttlG&gt;<text:span text:style-name="T7">0</text:span>)winRate = ((p.easyG)+(p.mediG)+(p.hardG))*<text:span text:style-name="T7">100</text:span>.<text:span text:style-name="T7">0f</text:span>/ p.ttlG;<text:bookmark text:name="L500"/></text:p>
          </table:table-cell>
        </table:table-row>
        <table:table-row>
          <table:table-cell table:style-name="Table1.A1" office:value-type="string">
            <text:p text:style-name="P27"><text:bookmark text:name="LC500"/></text:p>
          </table:table-cell>
          <table:table-cell table:style-name="Table1.A1" office:value-type="string">
            <text:p text:style-name="P29"><text:span text:style-name="T3">else</text:span> winRate=<text:span text:style-name="T7">0</text:span>;<text:bookmark text:name="L501"/></text:p>
          </table:table-cell>
        </table:table-row>
        <table:table-row>
          <table:table-cell table:style-name="Table1.A1" office:value-type="string">
            <text:p text:style-name="P27"><text:bookmark text:name="LC501"/></text:p>
          </table:table-cell>
          <table:table-cell table:style-name="Table1.A1" office:value-type="string">
            <text:p text:style-name="P28">//output all of structure<text:bookmark text:name="L502"/></text:p>
          </table:table-cell>
        </table:table-row>
        <table:table-row>
          <table:table-cell table:style-name="Table1.A1" office:value-type="string">
            <text:p text:style-name="P27"><text:bookmark text:name="LC502"/></text:p>
          </table:table-cell>
          <table:table-cell table:style-name="Table1.A1" office:value-type="string">
            <text:p text:style-name="P29">cout&lt;&lt;<text:span text:style-name="T4">"Name : "</text:span>&lt;&lt;p.name&lt;&lt;endl;<text:bookmark text:name="L503"/></text:p>
          </table:table-cell>
        </table:table-row>
        <table:table-row>
          <table:table-cell table:style-name="Table1.A1" office:value-type="string">
            <text:p text:style-name="P27"><text:bookmark text:name="LC503"/></text:p>
          </table:table-cell>
          <table:table-cell table:style-name="Table1.A1" office:value-type="string">
            <text:p text:style-name="P29">cout&lt;&lt;<text:span text:style-name="T4">"Total Games Played : "</text:span>&lt;&lt;p.ttlG&lt;&lt;endl;<text:bookmark text:name="L504"/></text:p>
          </table:table-cell>
        </table:table-row>
        <table:table-row>
          <table:table-cell table:style-name="Table1.A1" office:value-type="string">
            <text:p text:style-name="P27"><text:bookmark text:name="LC504"/></text:p>
          </table:table-cell>
          <table:table-cell table:style-name="Table1.A1" office:value-type="string">
            <text:p text:style-name="P29">cout&lt;&lt;<text:span text:style-name="T4">"Easy Games Won : "</text:span>&lt;&lt;p.easyG&lt;&lt;endl;<text:bookmark text:name="L505"/></text:p>
          </table:table-cell>
        </table:table-row>
        <table:table-row>
          <table:table-cell table:style-name="Table1.A1" office:value-type="string">
            <text:p text:style-name="P27"><text:bookmark text:name="LC505"/></text:p>
          </table:table-cell>
          <table:table-cell table:style-name="Table1.A1" office:value-type="string">
            <text:p text:style-name="P29">cout&lt;&lt;<text:span text:style-name="T4">"Medium Games Won : "</text:span>&lt;&lt;p.mediG&lt;&lt;endl;<text:bookmark text:name="L506"/></text:p>
          </table:table-cell>
        </table:table-row>
        <table:table-row>
          <table:table-cell table:style-name="Table1.A1" office:value-type="string">
            <text:p text:style-name="P27"><text:bookmark text:name="LC506"/></text:p>
          </table:table-cell>
          <table:table-cell table:style-name="Table1.A1" office:value-type="string">
            <text:p text:style-name="P29">cout&lt;&lt;<text:span text:style-name="T4">"Hard Games Won : "</text:span>&lt;&lt;p.hardG&lt;&lt;endl;<text:bookmark text:name="L507"/></text:p>
          </table:table-cell>
        </table:table-row>
        <table:table-row>
          <table:table-cell table:style-name="Table1.A1" office:value-type="string">
            <text:p text:style-name="P27"><text:bookmark text:name="LC507"/></text:p>
          </table:table-cell>
          <table:table-cell table:style-name="Table1.A1" office:value-type="string">
            <text:p text:style-name="P29">cout&lt;&lt;<text:span text:style-name="T4">"Win Rate : "</text:span>&lt;&lt;winRate&lt;&lt;<text:span text:style-name="T4">"</text:span><text:span text:style-name="T8">%</text:span><text:span text:style-name="T4">"</text:span>&lt;&lt;endl;<text:bookmark text:name="L508"/></text:p>
          </table:table-cell>
        </table:table-row>
        <table:table-row>
          <table:table-cell table:style-name="Table1.A1" office:value-type="string">
            <text:p text:style-name="P27"><text:bookmark text:name="LC508"/></text:p>
          </table:table-cell>
          <table:table-cell table:style-name="Table1.A1" office:value-type="string">
            <text:p text:style-name="P27"><text:bookmark text:name="L509"/></text:p>
          </table:table-cell>
        </table:table-row>
        <table:table-row>
          <table:table-cell table:style-name="Table1.A1" office:value-type="string">
            <text:p text:style-name="P27"><text:bookmark text:name="LC509"/></text:p>
          </table:table-cell>
          <table:table-cell table:style-name="Table1.A1" office:value-type="string">
            <text:p text:style-name="P29">}</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Hitt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5T14:44:07.47</meta:creation-date>
    <dc:date>2015-10-25T22:25:03.55</dc:date>
    <meta:editing-duration>PT17H52M29S</meta:editing-duration>
    <meta:editing-cycles>14</meta:editing-cycles>
    <meta:generator>OpenOffice/4.1.1$Win32 OpenOffice.org_project/411m6$Build-9775</meta:generator>
    <meta:document-statistic meta:table-count="3" meta:image-count="0" meta:object-count="0" meta:page-count="25" meta:paragraph-count="923" meta:word-count="4820" meta:character-count="32674"/>
  </office:meta>
</office:document-meta>
</file>